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C00000038A49529223251AF7B.png" manifest:media-type="image/png"/>
  <manifest:file-entry manifest:full-path="Pictures/10000201000000C7000000B4C195CE6CA9813398.png" manifest:media-type="image/png"/>
  <manifest:file-entry manifest:full-path="Pictures/10000201000000C7000000CDDADDBA285DA9D9BD.png" manifest:media-type="image/png"/>
  <manifest:file-entry manifest:full-path="Pictures/10000201000000E9000000C154F1277FDF50F964.png" manifest:media-type="image/png"/>
  <manifest:file-entry manifest:full-path="Pictures/10000201000000BD0000001D44768EB67765F29E.png" manifest:media-type="image/png"/>
  <manifest:file-entry manifest:full-path="Pictures/10000201000000C1000001083F5FAB987395FD58.png" manifest:media-type="image/png"/>
  <manifest:file-entry manifest:full-path="Pictures/10000201000001AE000000A0C48062B9C7D40AC8.png" manifest:media-type="image/png"/>
  <manifest:file-entry manifest:full-path="Pictures/10000201000000C70000001A32823C28CC061AB1.png" manifest:media-type="image/png"/>
  <manifest:file-entry manifest:full-path="Pictures/10000201000000C9000000EE947641FE177D73DA.png" manifest:media-type="image/png"/>
  <manifest:file-entry manifest:full-path="Pictures/100002010000009C00000015ED97C4735A9232E7.png" manifest:media-type="image/png"/>
  <manifest:file-entry manifest:full-path="Pictures/10000201000000C700000019E615D8103475AC46.png" manifest:media-type="image/png"/>
  <manifest:file-entry manifest:full-path="Pictures/10000201000000C8000001726241965EDDBEC2AC.png" manifest:media-type="image/png"/>
  <manifest:file-entry manifest:full-path="Pictures/10000201000000C9000000F6836775DB7CE24FA0.png" manifest:media-type="image/png"/>
  <manifest:file-entry manifest:full-path="Pictures/10000201000000C800000039B8CFF0655E30B4B6.png" manifest:media-type="image/png"/>
  <manifest:file-entry manifest:full-path="Pictures/10000201000000C20000010B2FB734A8FCFDB923.png" manifest:media-type="image/png"/>
  <manifest:file-entry manifest:full-path="Pictures/10000201000000C800000023637C60542AEEDBC4.png" manifest:media-type="image/png"/>
  <manifest:file-entry manifest:full-path="Pictures/10000201000000C8000001AFDAD9951E32898065.png" manifest:media-type="image/png"/>
  <manifest:file-entry manifest:full-path="Pictures/10000000000000C70000001C92456CD2220828E9.jpg" manifest:media-type="image/jpeg"/>
  <manifest:file-entry manifest:full-path="Pictures/10000201000000C50000005593F627E03961F467.png" manifest:media-type="image/png"/>
  <manifest:file-entry manifest:full-path="Pictures/10000201000000C7000000182B5A5ED2936E8708.png" manifest:media-type="image/png"/>
  <manifest:file-entry manifest:full-path="Pictures/10000201000000C700000019A7C38A3B145E4831.png" manifest:media-type="image/png"/>
  <manifest:file-entry manifest:full-path="Pictures/10000201000001370000001F8E1E85E354E5F37A.png" manifest:media-type="image/png"/>
  <manifest:file-entry manifest:full-path="Pictures/10000201000000C7000000183B1B09DAA017BADA.png" manifest:media-type="image/png"/>
  <manifest:file-entry manifest:full-path="Pictures/10000201000000C8000000368E4FF3D26F7618CE.png" manifest:media-type="image/png"/>
  <manifest:file-entry manifest:full-path="Pictures/10000201000000C80000001AB1896188CC0F7F30.png" manifest:media-type="image/png"/>
  <manifest:file-entry manifest:full-path="Pictures/10000201000000BE0000001DE745CB7BE64A88A0.png" manifest:media-type="image/png"/>
  <manifest:file-entry manifest:full-path="Pictures/100002010000011700000063F5F110BC0D3934A7.png" manifest:media-type="image/png"/>
  <manifest:file-entry manifest:full-path="Pictures/10000201000000BD000000F591AADFCD00A030B5.png" manifest:media-type="image/png"/>
  <manifest:file-entry manifest:full-path="Pictures/10000201000000F200000017A773A74E69C3F36B.png" manifest:media-type="image/png"/>
  <manifest:file-entry manifest:full-path="Pictures/10000201000000C700000036CAA98091E9E2AA78.png" manifest:media-type="image/png"/>
  <manifest:file-entry manifest:full-path="Pictures/10000201000000BD00000149C2DA09C63E55917E.png" manifest:media-type="image/png"/>
  <manifest:file-entry manifest:full-path="Pictures/10000201000000C800000132522E9FC759779920.png" manifest:media-type="image/png"/>
  <manifest:file-entry manifest:full-path="Pictures/1000020100000075000000527750C8FBEB3264B1.png" manifest:media-type="image/png"/>
  <manifest:file-entry manifest:full-path="Pictures/10000201000000C700000021BE34D91952021204.png" manifest:media-type="image/png"/>
  <manifest:file-entry manifest:full-path="Pictures/10000201000000C800000128FC68C8EADD864162.png" manifest:media-type="image/png"/>
  <manifest:file-entry manifest:full-path="Pictures/10000201000000BF0000010FEADAF80E806304A2.png" manifest:media-type="image/png"/>
  <manifest:file-entry manifest:full-path="Pictures/100002010000011900000088F5634A1463F31020.png" manifest:media-type="image/png"/>
  <manifest:file-entry manifest:full-path="Pictures/10000201000000BF0000014292AA7EB64EBC3DBC.png" manifest:media-type="image/png"/>
  <manifest:file-entry manifest:full-path="Pictures/10000201000000C70000001A84E6961121D8EB41.png" manifest:media-type="image/png"/>
  <manifest:file-entry manifest:full-path="Pictures/10000201000000C70000003B4574C73B0EBAD722.png" manifest:media-type="image/png"/>
  <manifest:file-entry manifest:full-path="Pictures/10000201000000C800000036D950C5958FAA837D.png" manifest:media-type="image/png"/>
  <manifest:file-entry manifest:full-path="Pictures/10000201000000C700000017FA56BE452A420701.png" manifest:media-type="image/png"/>
  <manifest:file-entry manifest:full-path="Pictures/10000201000000C50000001C56BE8147132D4436.png" manifest:media-type="image/png"/>
  <manifest:file-entry manifest:full-path="Pictures/10000201000000BF000000F5BF095B15673A9994.png" manifest:media-type="image/png"/>
  <manifest:file-entry manifest:full-path="Pictures/10000201000000C20000012FE9CDAA9F538CAE05.png" manifest:media-type="image/png"/>
  <manifest:file-entry manifest:full-path="Pictures/10000201000000C800000036FAE72B980A286AB5.png" manifest:media-type="image/png"/>
  <manifest:file-entry manifest:full-path="Pictures/10000201000000C90000015A9EA94AAE64A7DA79.png" manifest:media-type="image/png"/>
  <manifest:file-entry manifest:full-path="Pictures/10000201000000C50000003553F7452C84AB771F.png" manifest:media-type="image/png"/>
  <manifest:file-entry manifest:full-path="Pictures/10000201000000C7000001337AD222D793CBBF2B.png" manifest:media-type="image/png"/>
  <manifest:file-entry manifest:full-path="Pictures/10000201000000C70000001CCFC26C707F962908.png" manifest:media-type="image/png"/>
  <manifest:file-entry manifest:full-path="Pictures/10000201000000920000001B0E55245708F72566.png" manifest:media-type="image/png"/>
  <manifest:file-entry manifest:full-path="Pictures/10000201000000C70000001746B78836CE7F88F6.png" manifest:media-type="image/png"/>
  <manifest:file-entry manifest:full-path="Pictures/10000201000000C600000035B575EE64C27884B1.png" manifest:media-type="image/png"/>
  <manifest:file-entry manifest:full-path="Pictures/10000201000000C900000158CCB03623901EAD5B.png" manifest:media-type="image/png"/>
  <manifest:file-entry manifest:full-path="Pictures/10000201000000C700000017704FE7BDAAD3169E.png" manifest:media-type="image/png"/>
  <manifest:file-entry manifest:full-path="Pictures/10000201000000C70000001B2B638501B24CEBE8.png" manifest:media-type="image/png"/>
  <manifest:file-entry manifest:full-path="Pictures/10000201000000C80000011C7A54633945B6317B.png" manifest:media-type="image/png"/>
  <manifest:file-entry manifest:full-path="Pictures/10000201000000C700000017D15C0E8A0D42BF45.png" manifest:media-type="image/png"/>
  <manifest:file-entry manifest:full-path="Pictures/10000201000000C7000000FA728B71D4D45973F5.png" manifest:media-type="image/png"/>
  <manifest:file-entry manifest:full-path="Pictures/100002010000008B0000002396DB5A0BA06CA786.png" manifest:media-type="image/png"/>
  <manifest:file-entry manifest:full-path="Pictures/10000201000000C70000011E6898BB01EA99FC7E.png" manifest:media-type="image/png"/>
  <manifest:file-entry manifest:full-path="Pictures/10000201000000C70000001ABE8F19759786DD46.png" manifest:media-type="image/png"/>
  <manifest:file-entry manifest:full-path="Pictures/10000201000001330000007434B91F40F2A8F26C.png" manifest:media-type="image/png"/>
  <manifest:file-entry manifest:full-path="Pictures/10000201000000D2000000A722E2FE94D609DD98.png" manifest:media-type="image/png"/>
  <manifest:file-entry manifest:full-path="Pictures/10000201000000C800000076563B2C715C71D4A5.png" manifest:media-type="image/png"/>
  <manifest:file-entry manifest:full-path="Pictures/10000201000000C60000001906E27C8F2A915634.png" manifest:media-type="image/png"/>
  <manifest:file-entry manifest:full-path="Pictures/1000020100000138000000CD45D40F406F2032E2.png" manifest:media-type="image/png"/>
  <manifest:file-entry manifest:full-path="Pictures/100002010000007D0000005281050B17EF2A4897.png" manifest:media-type="image/png"/>
  <manifest:file-entry manifest:full-path="Pictures/10000201000001A70000012261FCF06451207963.png" manifest:media-type="image/png"/>
  <manifest:file-entry manifest:full-path="Pictures/10000201000000C7000000D7B9789BCCFAEB5596.png" manifest:media-type="image/png"/>
  <manifest:file-entry manifest:full-path="Pictures/100002010000011C0000007E8D905DB4DBCF19D3.png" manifest:media-type="image/png"/>
  <manifest:file-entry manifest:full-path="Pictures/10000201000000C800000092137AF50B0F976199.png" manifest:media-type="image/png"/>
  <manifest:file-entry manifest:full-path="Pictures/10000201000000CF0000007CE3B978AF4F2F4D18.png" manifest:media-type="image/png"/>
  <manifest:file-entry manifest:full-path="Pictures/10000201000000C70000013925BC63236D8E57DE.png" manifest:media-type="image/png"/>
  <manifest:file-entry manifest:full-path="Pictures/10000201000000ED0000006775CD5A06FE5484BA.png" manifest:media-type="image/png"/>
  <manifest:file-entry manifest:full-path="Pictures/100002010000012C000000B1F886E3D17FA36AF5.png" manifest:media-type="image/png"/>
  <manifest:file-entry manifest:full-path="Pictures/10000201000000E600000090928F4DE561C8A430.png" manifest:media-type="image/png"/>
  <manifest:file-entry manifest:full-path="Pictures/10000201000000DE0000001A1CE94C690B63B1E1.png" manifest:media-type="image/png"/>
  <manifest:file-entry manifest:full-path="Pictures/10000201000000C900000215B20068783B2DD5D9.png" manifest:media-type="image/png"/>
  <manifest:file-entry manifest:full-path="Pictures/10000201000000A900000051C39A70911A343729.png" manifest:media-type="image/png"/>
  <manifest:file-entry manifest:full-path="Pictures/10000201000000C70000005EA8C2DB214E972927.png" manifest:media-type="image/png"/>
  <manifest:file-entry manifest:full-path="Pictures/100002010000009E000000C1F322E4ACC574373B.png" manifest:media-type="image/png"/>
  <manifest:file-entry manifest:full-path="Pictures/10000201000000C700000049AF2A46453F704B18.png" manifest:media-type="image/png"/>
  <manifest:file-entry manifest:full-path="Pictures/10000201000000C7000000DF5717424737155F2A.png" manifest:media-type="image/png"/>
  <manifest:file-entry manifest:full-path="Pictures/10000201000000C8000000F66BE8A8FC9D1CC0D1.png" manifest:media-type="image/png"/>
  <manifest:file-entry manifest:full-path="Pictures/100002010000006A000000507CCA1C1282685FCD.png" manifest:media-type="image/png"/>
  <manifest:file-entry manifest:full-path="Pictures/10000201000000C7000000EE0DE8F3FAC3582963.png" manifest:media-type="image/png"/>
  <manifest:file-entry manifest:full-path="Pictures/100002010000007C00000068523302BCBFAFA981.png" manifest:media-type="image/png"/>
  <manifest:file-entry manifest:full-path="Pictures/100002010000026A00000199FAB01A3099667D08.png" manifest:media-type="image/png"/>
  <manifest:file-entry manifest:full-path="Pictures/10000201000000C8000000B439D4CE1FC270C417.png" manifest:media-type="image/png"/>
  <manifest:file-entry manifest:full-path="Pictures/10000201000000C70000001731EEA8D68B357F04.png" manifest:media-type="image/png"/>
  <manifest:file-entry manifest:full-path="Pictures/10000201000000C800000019CA2337958D6F9C96.png" manifest:media-type="image/png"/>
  <manifest:file-entry manifest:full-path="Pictures/10000201000000C7000000186F3A9D159F5A4C2E.png" manifest:media-type="image/png"/>
  <manifest:file-entry manifest:full-path="Pictures/100002010000007900000092BD00A7E3313B6277.png" manifest:media-type="image/png"/>
  <manifest:file-entry manifest:full-path="Pictures/10000201000000C8000000195FDF541C9D795DCC.png" manifest:media-type="image/png"/>
  <manifest:file-entry manifest:full-path="Pictures/10000201000000C8000000193CEDE0B93ECD7B70.png" manifest:media-type="image/png"/>
  <manifest:file-entry manifest:full-path="Pictures/10000201000000C700000031389E31300341858D.png" manifest:media-type="image/png"/>
  <manifest:file-entry manifest:full-path="Pictures/100002010000020B0000024B3669427CDF10A33E.png" manifest:media-type="image/png"/>
  <manifest:file-entry manifest:full-path="Pictures/10000000000000C80000017C33102FB22FD62A88.jpg" manifest:media-type="image/jpeg"/>
  <manifest:file-entry manifest:full-path="Pictures/10000201000000C900000141835E0B1404B6DC69.png" manifest:media-type="image/png"/>
  <manifest:file-entry manifest:full-path="Pictures/10000201000000C700000097C3D3C62D88C0C3FE.png" manifest:media-type="image/png"/>
  <manifest:file-entry manifest:full-path="Pictures/10000201000000C7000000981AA1E1608BB5FB0F.png" manifest:media-type="image/png"/>
  <manifest:file-entry manifest:full-path="Pictures/100002010000015A000001D7906F33DD3A82F80A.png" manifest:media-type="image/png"/>
  <manifest:file-entry manifest:full-path="Pictures/1000020100000154000000DEFF73031A157BBE27.png" manifest:media-type="image/png"/>
  <manifest:file-entry manifest:full-path="Pictures/100002010000015A000001E8AC31C0AE499A7705.png" manifest:media-type="image/png"/>
  <manifest:file-entry manifest:full-path="Pictures/1000020100000165000001DDFB008B43697FFE75.png" manifest:media-type="image/png"/>
  <manifest:file-entry manifest:full-path="Pictures/10000201000000C9000000CB3BBC3E6D85A07E20.png" manifest:media-type="image/png"/>
  <manifest:file-entry manifest:full-path="Pictures/10000201000000C1000000185D8C9727D01910C5.png" manifest:media-type="image/png"/>
  <manifest:file-entry manifest:full-path="Pictures/10000201000000C6000000F86BAF350ED5278162.png" manifest:media-type="image/png"/>
  <manifest:file-entry manifest:full-path="Pictures/1000020100000320000001F565C821A00EB4051C.png" manifest:media-type="image/png"/>
  <manifest:file-entry manifest:full-path="Pictures/10000201000001D10000019734E12729A4000576.png" manifest:media-type="image/png"/>
  <manifest:file-entry manifest:full-path="Pictures/1000020100000138000000B6F3D0C8AEAC94CEB1.png" manifest:media-type="image/png"/>
  <manifest:file-entry manifest:full-path="Pictures/10000201000000DD00000151CF2160C48A949BBE.png" manifest:media-type="image/png"/>
  <manifest:file-entry manifest:full-path="Pictures/10000201000001C90000017E5C80983115B9C382.png" manifest:media-type="image/png"/>
  <manifest:file-entry manifest:full-path="Pictures/1000020100000136000000F93113DD64AE6CDA82.png" manifest:media-type="image/png"/>
  <manifest:file-entry manifest:full-path="Pictures/100002010000026B0000012252A4D83BF18C1D56.png" manifest:media-type="image/png"/>
  <manifest:file-entry manifest:full-path="Pictures/1000020100000139000000F910709C3C5CD7462D.png" manifest:media-type="image/png"/>
  <manifest:file-entry manifest:full-path="Pictures/1000020100000105000000D6217227BFE8D7A6A5.png" manifest:media-type="image/png"/>
  <manifest:file-entry manifest:full-path="Pictures/10000201000000C70000012749E78290579301FD.png" manifest:media-type="image/png"/>
  <manifest:file-entry manifest:full-path="Pictures/100002010000027F00000166C17B45DFE9A9DD20.png" manifest:media-type="image/png"/>
  <manifest:file-entry manifest:full-path="Pictures/10000201000000C70000003435A8EF8434DBD393.png" manifest:media-type="image/png"/>
  <manifest:file-entry manifest:full-path="Pictures/1000020100000155000000E5C4711F501FA15887.png" manifest:media-type="image/png"/>
  <manifest:file-entry manifest:full-path="Pictures/10000201000000C700000018407776E499D34455.png" manifest:media-type="image/png"/>
  <manifest:file-entry manifest:full-path="Pictures/10000201000000C600000035D64A8624342F4104.png" manifest:media-type="image/png"/>
  <manifest:file-entry manifest:full-path="Pictures/10000201000001390000005159FF17EE08A53167.png" manifest:media-type="image/png"/>
  <manifest:file-entry manifest:full-path="Pictures/1000020100000139000000539159E313DC69C493.png" manifest:media-type="image/png"/>
  <manifest:file-entry manifest:full-path="Pictures/10000201000000C800000115B3FBFBE9B195A1BA.png" manifest:media-type="image/png"/>
  <manifest:file-entry manifest:full-path="Pictures/10000201000003D0000002102763E2A0B549F9EC.png" manifest:media-type="image/png"/>
  <manifest:file-entry manifest:full-path="Pictures/10000201000000C80000004B2CC443B6644C8183.png" manifest:media-type="image/png"/>
  <manifest:file-entry manifest:full-path="Pictures/100002010000013900000050ECB57EECA10EE485.png" manifest:media-type="image/png"/>
  <manifest:file-entry manifest:full-path="Pictures/100002010000013A00000019F074CB7588D869F1.png" manifest:media-type="image/png"/>
  <manifest:file-entry manifest:full-path="Pictures/10000201000000C7000000C083F8B79AB053A246.png" manifest:media-type="image/png"/>
  <manifest:file-entry manifest:full-path="Pictures/10000201000003D0000000F0847446DB5B1CE9BA.png" manifest:media-type="image/png"/>
  <manifest:file-entry manifest:full-path="Pictures/10000201000000C6000000C117CE41953F15D603.png" manifest:media-type="image/png"/>
  <manifest:file-entry manifest:full-path="Pictures/100002010000025B0000017CA66C721D18399869.png" manifest:media-type="image/png"/>
  <manifest:file-entry manifest:full-path="Pictures/10000201000000C800000052E54BAC5B4F2402D8.png" manifest:media-type="image/png"/>
  <manifest:file-entry manifest:full-path="Pictures/100002010000024F00000179CF0EDF3867B22EBF.png" manifest:media-type="image/png"/>
  <manifest:file-entry manifest:full-path="Pictures/10000201000000C6000000610FD1EAB41BE4737C.png" manifest:media-type="image/png"/>
  <manifest:file-entry manifest:full-path="Pictures/100002010000024800000174CA011BC6434DF637.png" manifest:media-type="image/png"/>
  <manifest:file-entry manifest:full-path="Pictures/10000201000000C8000000E8CA1FB3DAB50F2DCC.png" manifest:media-type="image/png"/>
  <manifest:file-entry manifest:full-path="Pictures/10000201000000C8000000530F4A33C89AF5D2B4.png" manifest:media-type="image/png"/>
  <manifest:file-entry manifest:full-path="Pictures/10000201000000C80000012C6739B79099CFCA2C.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790000001CE2B6A34334250466.png" manifest:media-type="image/png"/>
  <manifest:file-entry manifest:full-path="Pictures/10000201000000A90000007C3644B04072AB3D74.png" manifest:media-type="image/png"/>
  <manifest:file-entry manifest:full-path="Pictures/10000201000000C0000000818F8E1B1AE2E25B07.png" manifest:media-type="image/png"/>
  <manifest:file-entry manifest:full-path="Pictures/100002010000008B00000021F19E0D11F0149F51.png" manifest:media-type="image/png"/>
  <manifest:file-entry manifest:full-path="Pictures/10000201000000C80000002166E153C9271CCF9D.png" manifest:media-type="image/png"/>
  <manifest:file-entry manifest:full-path="Pictures/10000201000001F3000000B361BB60012F144D08.png" manifest:media-type="image/png"/>
  <manifest:file-entry manifest:full-path="Pictures/10000201000001580000009F7A3021845E534B6A.png" manifest:media-type="image/png"/>
  <manifest:file-entry manifest:full-path="Pictures/10000201000000C7000000A782AF82A1328904BD.png" manifest:media-type="image/png"/>
  <manifest:file-entry manifest:full-path="Pictures/10000201000001B2000000EEAD57F0830D96D02C.png" manifest:media-type="image/png"/>
  <manifest:file-entry manifest:full-path="Pictures/10000201000000A40000007B99555716C061E83E.png" manifest:media-type="image/png"/>
  <manifest:file-entry manifest:full-path="Pictures/100002010000009A0000007D15E0BB1884029B14.png" manifest:media-type="image/png"/>
  <manifest:file-entry manifest:full-path="Pictures/100002010000014A0000009750685D94DF483D10.png" manifest:media-type="image/png"/>
  <manifest:file-entry manifest:full-path="Pictures/10000201000000C90000014863EFC7DB835986AF.png" manifest:media-type="image/png"/>
  <manifest:file-entry manifest:full-path="Pictures/100002010000020700000126D7FF7B1DC3AF257C.png" manifest:media-type="image/png"/>
  <manifest:file-entry manifest:full-path="Pictures/10000201000001E80000011AEFB762CAA0ECAA8A.png" manifest:media-type="image/png"/>
  <manifest:file-entry manifest:full-path="Pictures/10000201000000C80000010AA54591DD2D748E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9839e2"/>
    </style:style>
    <style:style style:name="P10" style:family="paragraph" style:parent-style-name="Standard">
      <style:text-properties officeooo:rsid="01a9a021" officeooo:paragraph-rsid="00818c01"/>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102e16b"/>
    </style:style>
    <style:style style:name="P17" style:family="paragraph" style:parent-style-name="Standard">
      <style:text-properties officeooo:rsid="01a85bf6" officeooo:paragraph-rsid="0104b132"/>
    </style:style>
    <style:style style:name="P18" style:family="paragraph" style:parent-style-name="Standard">
      <style:text-properties officeooo:rsid="01a85bf6" officeooo:paragraph-rsid="0105bcc5"/>
    </style:style>
    <style:style style:name="P19" style:family="paragraph" style:parent-style-name="Standard">
      <style:text-properties officeooo:rsid="01a85bf6" officeooo:paragraph-rsid="01080437"/>
    </style:style>
    <style:style style:name="P20" style:family="paragraph" style:parent-style-name="Standard">
      <style:text-properties officeooo:rsid="01a85bf6" officeooo:paragraph-rsid="01097922"/>
    </style:style>
    <style:style style:name="P21" style:family="paragraph" style:parent-style-name="Standard">
      <style:text-properties officeooo:rsid="01a85bf6" officeooo:paragraph-rsid="010ee51e"/>
    </style:style>
    <style:style style:name="P22" style:family="paragraph" style:parent-style-name="Standard">
      <style:text-properties officeooo:rsid="01a85bf6" officeooo:paragraph-rsid="011b5934"/>
    </style:style>
    <style:style style:name="P23" style:family="paragraph" style:parent-style-name="Standard">
      <style:text-properties officeooo:paragraph-rsid="0050386b"/>
    </style:style>
    <style:style style:name="P24" style:family="paragraph" style:parent-style-name="Standard">
      <style:text-properties officeooo:paragraph-rsid="00a7279d"/>
    </style:style>
    <style:style style:name="P25" style:family="paragraph" style:parent-style-name="Standard">
      <style:text-properties officeooo:rsid="01bc3b8c" officeooo:paragraph-rsid="00c85916"/>
    </style:style>
    <style:style style:name="P26" style:family="paragraph" style:parent-style-name="Standard">
      <style:text-properties officeooo:rsid="00c85916" officeooo:paragraph-rsid="00ca31c0"/>
    </style:style>
    <style:style style:name="P27" style:family="paragraph" style:parent-style-name="Standard">
      <style:text-properties officeooo:rsid="00ca5497" officeooo:paragraph-rsid="00ca5497"/>
    </style:style>
    <style:style style:name="P28" style:family="paragraph" style:parent-style-name="Standard">
      <style:text-properties officeooo:paragraph-rsid="00d0e797"/>
    </style:style>
    <style:style style:name="P29" style:family="paragraph" style:parent-style-name="Standard">
      <style:text-properties officeooo:paragraph-rsid="0102e16b"/>
    </style:style>
    <style:style style:name="P30" style:family="paragraph" style:parent-style-name="Standard">
      <style:text-properties officeooo:rsid="00e933d1" officeooo:paragraph-rsid="010b00ba"/>
    </style:style>
    <style:style style:name="P31" style:family="paragraph" style:parent-style-name="Standard">
      <style:text-properties officeooo:paragraph-rsid="0104b132"/>
    </style:style>
    <style:style style:name="P32" style:family="paragraph" style:parent-style-name="Standard">
      <style:text-properties officeooo:paragraph-rsid="0105bcc5"/>
    </style:style>
    <style:style style:name="P33" style:family="paragraph" style:parent-style-name="Standard">
      <style:text-properties officeooo:paragraph-rsid="01080437"/>
    </style:style>
    <style:style style:name="P34" style:family="paragraph" style:parent-style-name="Standard">
      <style:text-properties officeooo:paragraph-rsid="01097922"/>
    </style:style>
    <style:style style:name="P35" style:family="paragraph" style:parent-style-name="Standard">
      <style:text-properties officeooo:rsid="00e4528d" officeooo:paragraph-rsid="010b00ba"/>
    </style:style>
    <style:style style:name="P36" style:family="paragraph" style:parent-style-name="Standard">
      <style:text-properties officeooo:rsid="00e4528d" officeooo:paragraph-rsid="01097922"/>
    </style:style>
    <style:style style:name="P37" style:family="paragraph" style:parent-style-name="Standard">
      <style:text-properties officeooo:paragraph-rsid="010b00ba"/>
    </style:style>
    <style:style style:name="P38" style:family="paragraph" style:parent-style-name="Standard">
      <style:text-properties officeooo:paragraph-rsid="010b3f08"/>
    </style:style>
    <style:style style:name="P39" style:family="paragraph" style:parent-style-name="Standard">
      <style:text-properties officeooo:paragraph-rsid="010e59e7"/>
    </style:style>
    <style:style style:name="P40" style:family="paragraph" style:parent-style-name="Standard">
      <style:text-properties officeooo:rsid="01a5ef2f" officeooo:paragraph-rsid="01097922"/>
    </style:style>
    <style:style style:name="P41" style:family="paragraph" style:parent-style-name="Standard">
      <style:text-properties officeooo:rsid="01a5ef2f" officeooo:paragraph-rsid="010b3f08"/>
    </style:style>
    <style:style style:name="P42" style:family="paragraph" style:parent-style-name="Standard">
      <style:text-properties officeooo:rsid="01a5ef2f" officeooo:paragraph-rsid="010e59e7"/>
    </style:style>
    <style:style style:name="P43" style:family="paragraph" style:parent-style-name="Standard">
      <style:text-properties officeooo:paragraph-rsid="010ecad7"/>
    </style:style>
    <style:style style:name="P44" style:family="paragraph" style:parent-style-name="Standard">
      <style:text-properties officeooo:rsid="010fc0d4" officeooo:paragraph-rsid="010fc0d4"/>
    </style:style>
    <style:style style:name="P45" style:family="paragraph" style:parent-style-name="Standard">
      <style:text-properties officeooo:rsid="010fc0d4" officeooo:paragraph-rsid="01105856"/>
    </style:style>
    <style:style style:name="P46" style:family="paragraph" style:parent-style-name="Standard">
      <style:text-properties officeooo:rsid="010fc0d4" officeooo:paragraph-rsid="01165320"/>
    </style:style>
    <style:style style:name="P47" style:family="paragraph" style:parent-style-name="Standard">
      <style:text-properties officeooo:paragraph-rsid="010fc0d4"/>
    </style:style>
    <style:style style:name="P48" style:family="paragraph" style:parent-style-name="Standard">
      <style:text-properties officeooo:paragraph-rsid="01105856"/>
    </style:style>
    <style:style style:name="P49" style:family="paragraph" style:parent-style-name="Standard">
      <style:text-properties officeooo:rsid="011b5934" officeooo:paragraph-rsid="011b5934"/>
    </style:style>
    <style:style style:name="P50" style:family="paragraph" style:parent-style-name="Standard">
      <style:text-properties officeooo:rsid="0105bcc5" officeooo:paragraph-rsid="01097922"/>
    </style:style>
    <style:style style:name="P51" style:family="paragraph" style:parent-style-name="Standard">
      <style:text-properties officeooo:rsid="0105bcc5" officeooo:paragraph-rsid="01080437"/>
    </style:style>
    <style:style style:name="P52" style:family="paragraph" style:parent-style-name="Footer">
      <style:paragraph-properties fo:text-align="center" style:justify-single-word="false"/>
    </style:style>
    <style:style style:name="P53" style:family="paragraph" style:parent-style-name="Text_20_body">
      <style:text-properties officeooo:rsid="01c09dc5" officeooo:paragraph-rsid="008de6fd"/>
    </style:style>
    <style:style style:name="P54" style:family="paragraph" style:parent-style-name="Text_20_body">
      <style:text-properties officeooo:rsid="01c09dc5" officeooo:paragraph-rsid="0032c789"/>
    </style:style>
    <style:style style:name="P55" style:family="paragraph" style:parent-style-name="Text_20_body">
      <style:text-properties officeooo:rsid="01aad848" officeooo:paragraph-rsid="002fffad"/>
    </style:style>
    <style:style style:name="P56" style:family="paragraph" style:parent-style-name="Text_20_body">
      <style:text-properties officeooo:rsid="01aace8f" officeooo:paragraph-rsid="002fffad"/>
    </style:style>
    <style:style style:name="P57" style:family="paragraph" style:parent-style-name="Text_20_body">
      <style:text-properties officeooo:paragraph-rsid="002fffad"/>
    </style:style>
    <style:style style:name="P58" style:family="paragraph" style:parent-style-name="Text_20_body">
      <style:text-properties officeooo:rsid="01b540ee" officeooo:paragraph-rsid="002fffad"/>
    </style:style>
    <style:style style:name="P59" style:family="paragraph" style:parent-style-name="Text_20_body">
      <style:text-properties officeooo:rsid="01b540ee" officeooo:paragraph-rsid="00c538cb"/>
    </style:style>
    <style:style style:name="P60" style:family="paragraph" style:parent-style-name="Text_20_body">
      <style:text-properties officeooo:rsid="01b540ee" officeooo:paragraph-rsid="00c7dacc"/>
    </style:style>
    <style:style style:name="P61" style:family="paragraph" style:parent-style-name="Text_20_body">
      <style:text-properties officeooo:rsid="01b540ee" officeooo:paragraph-rsid="00d2d7e3"/>
    </style:style>
    <style:style style:name="P62" style:family="paragraph" style:parent-style-name="Text_20_body">
      <style:text-properties officeooo:rsid="01b540ee" officeooo:paragraph-rsid="00d3630f"/>
    </style:style>
    <style:style style:name="P63" style:family="paragraph" style:parent-style-name="Text_20_body">
      <style:text-properties officeooo:rsid="01b64448" officeooo:paragraph-rsid="002fffad"/>
    </style:style>
    <style:style style:name="P64" style:family="paragraph" style:parent-style-name="Text_20_body">
      <style:text-properties officeooo:rsid="01b64448" officeooo:paragraph-rsid="0030ddf2"/>
    </style:style>
    <style:style style:name="P65" style:family="paragraph" style:parent-style-name="Text_20_body">
      <style:text-properties officeooo:rsid="01b64448" officeooo:paragraph-rsid="0083b946"/>
    </style:style>
    <style:style style:name="P66" style:family="paragraph" style:parent-style-name="Text_20_body">
      <style:text-properties officeooo:rsid="01a5ef2f" officeooo:paragraph-rsid="002fffad"/>
    </style:style>
    <style:style style:name="P67" style:family="paragraph" style:parent-style-name="Text_20_body">
      <style:text-properties officeooo:rsid="01a5ef2f" officeooo:paragraph-rsid="00b5ef6e"/>
    </style:style>
    <style:style style:name="P68" style:family="paragraph" style:parent-style-name="Text_20_body">
      <style:text-properties officeooo:rsid="01a5ef2f" officeooo:paragraph-rsid="0102e16b"/>
    </style:style>
    <style:style style:name="P69" style:family="paragraph" style:parent-style-name="Text_20_body">
      <style:text-properties officeooo:rsid="01a5ef2f" officeooo:paragraph-rsid="0104b132"/>
    </style:style>
    <style:style style:name="P70" style:family="paragraph" style:parent-style-name="Text_20_body">
      <style:text-properties officeooo:rsid="01a5ef2f" officeooo:paragraph-rsid="0105bcc5"/>
    </style:style>
    <style:style style:name="P71" style:family="paragraph" style:parent-style-name="Text_20_body">
      <style:text-properties officeooo:rsid="01a5ef2f" officeooo:paragraph-rsid="01080437"/>
    </style:style>
    <style:style style:name="P72" style:family="paragraph" style:parent-style-name="Text_20_body">
      <style:text-properties officeooo:rsid="01a5ef2f" officeooo:paragraph-rsid="01097922"/>
    </style:style>
    <style:style style:name="P73" style:family="paragraph" style:parent-style-name="Text_20_body">
      <style:text-properties officeooo:rsid="01a5ef2f" officeooo:paragraph-rsid="010b00ba"/>
    </style:style>
    <style:style style:name="P74" style:family="paragraph" style:parent-style-name="Text_20_body">
      <style:text-properties officeooo:rsid="01a5ef2f" officeooo:paragraph-rsid="010b3f08"/>
    </style:style>
    <style:style style:name="P75" style:family="paragraph" style:parent-style-name="Text_20_body">
      <style:text-properties officeooo:rsid="01a5ef2f" officeooo:paragraph-rsid="010e59e7"/>
    </style:style>
    <style:style style:name="P76" style:family="paragraph" style:parent-style-name="Text_20_body">
      <style:text-properties officeooo:rsid="01a5ef2f" officeooo:paragraph-rsid="0050386b"/>
    </style:style>
    <style:style style:name="P77" style:family="paragraph" style:parent-style-name="Text_20_body">
      <style:text-properties officeooo:rsid="01a5ef2f" officeooo:paragraph-rsid="007fd6f1"/>
    </style:style>
    <style:style style:name="P78" style:family="paragraph" style:parent-style-name="Text_20_body">
      <style:text-properties officeooo:rsid="01a5ef2f" officeooo:paragraph-rsid="010ecad7"/>
    </style:style>
    <style:style style:name="P79" style:family="paragraph" style:parent-style-name="Text_20_body">
      <style:text-properties officeooo:rsid="01a5ef2f" officeooo:paragraph-rsid="010d0b86"/>
    </style:style>
    <style:style style:name="P80" style:family="paragraph" style:parent-style-name="Text_20_body">
      <style:text-properties officeooo:rsid="01a5ef2f" officeooo:paragraph-rsid="010fc0d4"/>
    </style:style>
    <style:style style:name="P81" style:family="paragraph" style:parent-style-name="Text_20_body">
      <style:text-properties officeooo:rsid="01a5ef2f" officeooo:paragraph-rsid="011b5934"/>
    </style:style>
    <style:style style:name="P82" style:family="paragraph" style:parent-style-name="Text_20_body">
      <style:text-properties officeooo:rsid="01b8b5af" officeooo:paragraph-rsid="002fffad"/>
    </style:style>
    <style:style style:name="P83" style:family="paragraph" style:parent-style-name="Text_20_body">
      <style:text-properties officeooo:rsid="01ba3c41" officeooo:paragraph-rsid="002fffad"/>
    </style:style>
    <style:style style:name="P84" style:family="paragraph" style:parent-style-name="Text_20_body">
      <style:text-properties officeooo:rsid="01bc3b8c" officeooo:paragraph-rsid="002fffad"/>
    </style:style>
    <style:style style:name="P85" style:family="paragraph" style:parent-style-name="Text_20_body">
      <style:text-properties officeooo:rsid="01bdcf02" officeooo:paragraph-rsid="002fffad"/>
    </style:style>
    <style:style style:name="P86" style:family="paragraph" style:parent-style-name="Text_20_body">
      <style:text-properties officeooo:rsid="01bdcf02" officeooo:paragraph-rsid="008de6fd"/>
    </style:style>
    <style:style style:name="P87" style:family="paragraph" style:parent-style-name="Text_20_body">
      <style:text-properties officeooo:rsid="01bdb904" officeooo:paragraph-rsid="002fffad"/>
    </style:style>
    <style:style style:name="P88" style:family="paragraph" style:parent-style-name="Text_20_body">
      <style:text-properties officeooo:rsid="01bf88ef" officeooo:paragraph-rsid="002fffad"/>
    </style:style>
    <style:style style:name="P89" style:family="paragraph" style:parent-style-name="Text_20_body">
      <style:text-properties officeooo:rsid="01bf88ef" officeooo:paragraph-rsid="0032fb57"/>
    </style:style>
    <style:style style:name="P90" style:family="paragraph" style:parent-style-name="Text_20_body">
      <style:text-properties officeooo:rsid="01bf88ef" officeooo:paragraph-rsid="00ecab14"/>
    </style:style>
    <style:style style:name="P91" style:family="paragraph" style:parent-style-name="Text_20_body">
      <style:text-properties officeooo:rsid="01a85bf6" officeooo:paragraph-rsid="0050386b"/>
    </style:style>
    <style:style style:name="P92" style:family="paragraph" style:parent-style-name="Text_20_body">
      <style:text-properties officeooo:rsid="01a85bf6" officeooo:paragraph-rsid="010ecad7"/>
    </style:style>
    <style:style style:name="P93" style:family="paragraph" style:parent-style-name="Text_20_body">
      <style:text-properties officeooo:rsid="01a85bf6" officeooo:paragraph-rsid="01145b59"/>
    </style:style>
    <style:style style:name="P94" style:family="paragraph" style:parent-style-name="Text_20_body">
      <style:text-properties officeooo:rsid="01a85bf6" officeooo:paragraph-rsid="0102e16b"/>
    </style:style>
    <style:style style:name="P95" style:family="paragraph" style:parent-style-name="Text_20_body">
      <style:text-properties officeooo:rsid="0057dac8" officeooo:paragraph-rsid="0057dac8"/>
    </style:style>
    <style:style style:name="P96" style:family="paragraph" style:parent-style-name="Text_20_body">
      <style:text-properties officeooo:rsid="007fd6f1" officeooo:paragraph-rsid="007fd6f1"/>
    </style:style>
    <style:style style:name="P97" style:family="paragraph" style:parent-style-name="Text_20_body">
      <style:text-properties officeooo:rsid="0083626a" officeooo:paragraph-rsid="0083626a"/>
    </style:style>
    <style:style style:name="P98" style:family="paragraph" style:parent-style-name="Text_20_body">
      <style:text-properties officeooo:rsid="0083b946" officeooo:paragraph-rsid="0083b946"/>
    </style:style>
    <style:style style:name="P99" style:family="paragraph" style:parent-style-name="Text_20_body">
      <style:text-properties officeooo:rsid="00887e91" officeooo:paragraph-rsid="00887e91"/>
    </style:style>
    <style:style style:name="P100" style:family="paragraph" style:parent-style-name="Text_20_body">
      <style:text-properties officeooo:rsid="0089c0b9" officeooo:paragraph-rsid="0089c0b9"/>
    </style:style>
    <style:style style:name="P101" style:family="paragraph" style:parent-style-name="Text_20_body">
      <style:text-properties officeooo:rsid="008de6fd" officeooo:paragraph-rsid="008de6fd"/>
    </style:style>
    <style:style style:name="P102" style:family="paragraph" style:parent-style-name="Text_20_body">
      <style:text-properties fo:font-weight="normal" officeooo:rsid="0049364f" officeooo:paragraph-rsid="008de6fd" style:font-weight-asian="normal" style:font-weight-complex="normal"/>
    </style:style>
    <style:style style:name="P103" style:family="paragraph" style:parent-style-name="Text_20_body">
      <style:text-properties officeooo:rsid="00a29a62" officeooo:paragraph-rsid="0102e16b"/>
    </style:style>
    <style:style style:name="P104" style:family="paragraph" style:parent-style-name="Text_20_body">
      <style:text-properties officeooo:rsid="00a29a62" officeooo:paragraph-rsid="0104b132"/>
    </style:style>
    <style:style style:name="P105" style:family="paragraph" style:parent-style-name="Text_20_body">
      <style:text-properties officeooo:rsid="00a29a62" officeooo:paragraph-rsid="0105bcc5"/>
    </style:style>
    <style:style style:name="P106" style:family="paragraph" style:parent-style-name="Text_20_body">
      <style:text-properties officeooo:rsid="00a29a62" officeooo:paragraph-rsid="01080437"/>
    </style:style>
    <style:style style:name="P107" style:family="paragraph" style:parent-style-name="Text_20_body">
      <style:text-properties officeooo:rsid="00a29a62" officeooo:paragraph-rsid="010b00ba"/>
    </style:style>
    <style:style style:name="P108" style:family="paragraph" style:parent-style-name="Text_20_body">
      <style:text-properties officeooo:rsid="00a29a62" officeooo:paragraph-rsid="011fa128"/>
    </style:style>
    <style:style style:name="P109" style:family="paragraph" style:parent-style-name="Text_20_body">
      <style:text-properties officeooo:rsid="00a6325e" officeooo:paragraph-rsid="01097922"/>
    </style:style>
    <style:style style:name="P110" style:family="paragraph" style:parent-style-name="Text_20_body">
      <style:text-properties officeooo:rsid="00a6325e" officeooo:paragraph-rsid="010b00ba"/>
    </style:style>
    <style:style style:name="P111" style:family="paragraph" style:parent-style-name="Text_20_body">
      <style:text-properties officeooo:rsid="00a670b7" officeooo:paragraph-rsid="010b00ba"/>
    </style:style>
    <style:style style:name="P112" style:family="paragraph" style:parent-style-name="Text_20_body">
      <style:text-properties officeooo:rsid="00a670b7" officeooo:paragraph-rsid="010fc0d4"/>
    </style:style>
    <style:style style:name="P113" style:family="paragraph" style:parent-style-name="Text_20_body">
      <style:text-properties officeooo:rsid="00ffbfe0" officeooo:paragraph-rsid="001857e0"/>
    </style:style>
    <style:style style:name="P114" style:family="paragraph" style:parent-style-name="Text_20_body">
      <style:text-properties officeooo:rsid="00a8c204" officeooo:paragraph-rsid="00a8c204"/>
    </style:style>
    <style:style style:name="P115" style:family="paragraph" style:parent-style-name="Text_20_body">
      <style:text-properties officeooo:rsid="009fc502" officeooo:paragraph-rsid="00b28c1b"/>
    </style:style>
    <style:style style:name="P116" style:family="paragraph" style:parent-style-name="Text_20_body">
      <style:text-properties officeooo:paragraph-rsid="00b5ef6e"/>
    </style:style>
    <style:style style:name="P117" style:family="paragraph" style:parent-style-name="Text_20_body">
      <style:text-properties officeooo:rsid="00b5ef6e" officeooo:paragraph-rsid="00b5ef6e"/>
    </style:style>
    <style:style style:name="P118" style:family="paragraph" style:parent-style-name="Text_20_body">
      <style:text-properties officeooo:rsid="00ba32a5" officeooo:paragraph-rsid="010ecad7"/>
    </style:style>
    <style:style style:name="P119" style:family="paragraph" style:parent-style-name="Text_20_body">
      <style:text-properties officeooo:rsid="01b4fdbb" officeooo:paragraph-rsid="002fffad"/>
    </style:style>
    <style:style style:name="P120" style:family="paragraph" style:parent-style-name="Text_20_body">
      <style:text-properties officeooo:rsid="00c290e2" officeooo:paragraph-rsid="00c290e2"/>
    </style:style>
    <style:style style:name="P121" style:family="paragraph" style:parent-style-name="Text_20_body">
      <style:text-properties officeooo:rsid="00c290e2" officeooo:paragraph-rsid="00c3ada2"/>
    </style:style>
    <style:style style:name="P122" style:family="paragraph" style:parent-style-name="Text_20_body">
      <style:text-properties officeooo:rsid="00c290e2" officeooo:paragraph-rsid="00c538cb"/>
    </style:style>
    <style:style style:name="P123" style:family="paragraph" style:parent-style-name="Text_20_body">
      <style:text-properties officeooo:rsid="00c290e2" officeooo:paragraph-rsid="00c75532"/>
    </style:style>
    <style:style style:name="P124" style:family="paragraph" style:parent-style-name="Text_20_body">
      <style:text-properties officeooo:rsid="00c290e2" officeooo:paragraph-rsid="00c7dacc"/>
    </style:style>
    <style:style style:name="P125" style:family="paragraph" style:parent-style-name="Text_20_body">
      <style:text-properties style:use-window-font-color="true" loext:opacity="0%" officeooo:rsid="01b540ee" officeooo:paragraph-rsid="002fffad"/>
    </style:style>
    <style:style style:name="P126" style:family="paragraph" style:parent-style-name="Text_20_body">
      <style:text-properties style:use-window-font-color="true" loext:opacity="0%" officeooo:rsid="01b540ee" officeooo:paragraph-rsid="00c538cb"/>
    </style:style>
    <style:style style:name="P127" style:family="paragraph" style:parent-style-name="Text_20_body">
      <style:text-properties style:use-window-font-color="true" loext:opacity="0%" officeooo:rsid="0083b946" officeooo:paragraph-rsid="00c3ada2"/>
    </style:style>
    <style:style style:name="P128" style:family="paragraph" style:parent-style-name="Text_20_body">
      <style:text-properties style:use-window-font-color="true" loext:opacity="0%" officeooo:rsid="0083b946" officeooo:paragraph-rsid="00c538cb"/>
    </style:style>
    <style:style style:name="P129" style:family="paragraph" style:parent-style-name="Text_20_body">
      <style:text-properties officeooo:rsid="00c3ada2" officeooo:paragraph-rsid="00c7dacc"/>
    </style:style>
    <style:style style:name="P130" style:family="paragraph" style:parent-style-name="Text_20_body">
      <style:text-properties officeooo:rsid="01b9e947" officeooo:paragraph-rsid="002fffad"/>
    </style:style>
    <style:style style:name="P131" style:family="paragraph" style:parent-style-name="Text_20_body">
      <style:text-properties officeooo:rsid="00c7dacc" officeooo:paragraph-rsid="00c7dacc"/>
    </style:style>
    <style:style style:name="P132" style:family="paragraph" style:parent-style-name="Text_20_body">
      <style:text-properties style:font-name="Liberation Serif"/>
    </style:style>
    <style:style style:name="P133" style:family="paragraph" style:parent-style-name="Text_20_body">
      <style:text-properties officeooo:rsid="00cbad03" officeooo:paragraph-rsid="00cbad03"/>
    </style:style>
    <style:style style:name="P134" style:family="paragraph" style:parent-style-name="Text_20_body">
      <style:text-properties officeooo:paragraph-rsid="00cbad03"/>
    </style:style>
    <style:style style:name="P135" style:family="paragraph" style:parent-style-name="Text_20_body">
      <style:text-properties officeooo:rsid="00d0e797" officeooo:paragraph-rsid="00d0e797"/>
    </style:style>
    <style:style style:name="P136" style:family="paragraph" style:parent-style-name="Text_20_body">
      <style:text-properties officeooo:rsid="00d1ff2b" officeooo:paragraph-rsid="00d1ff2b"/>
    </style:style>
    <style:style style:name="P137" style:family="paragraph" style:parent-style-name="Text_20_body">
      <style:text-properties officeooo:rsid="00b216c3" officeooo:paragraph-rsid="00d2d7e3"/>
    </style:style>
    <style:style style:name="P138" style:family="paragraph" style:parent-style-name="Text_20_body">
      <style:text-properties officeooo:rsid="00b216c3" officeooo:paragraph-rsid="00d3630f"/>
    </style:style>
    <style:style style:name="P139" style:family="paragraph" style:parent-style-name="Text_20_body">
      <style:text-properties officeooo:rsid="00d6c774" officeooo:paragraph-rsid="0105bcc5"/>
    </style:style>
    <style:style style:name="P140" style:family="paragraph" style:parent-style-name="Text_20_body">
      <style:text-properties officeooo:rsid="00d6c774" officeooo:paragraph-rsid="010ecad7"/>
    </style:style>
    <style:style style:name="P141" style:family="paragraph" style:parent-style-name="Text_20_body">
      <style:text-properties officeooo:rsid="00d6c774" officeooo:paragraph-rsid="007fd6f1"/>
    </style:style>
    <style:style style:name="P142" style:family="paragraph" style:parent-style-name="Text_20_body">
      <style:text-properties officeooo:rsid="00d6c774" officeooo:paragraph-rsid="0102e16b"/>
    </style:style>
    <style:style style:name="P143" style:family="paragraph" style:parent-style-name="Text_20_body">
      <style:text-properties officeooo:rsid="00d6c774" officeooo:paragraph-rsid="0104b132"/>
    </style:style>
    <style:style style:name="P144" style:family="paragraph" style:parent-style-name="Text_20_body">
      <style:text-properties officeooo:rsid="00d6c774" officeooo:paragraph-rsid="010ee51e"/>
    </style:style>
    <style:style style:name="P145" style:family="paragraph" style:parent-style-name="Text_20_body">
      <style:text-properties officeooo:rsid="00e35769" officeooo:paragraph-rsid="01080437"/>
    </style:style>
    <style:style style:name="P146" style:family="paragraph" style:parent-style-name="Text_20_body">
      <style:text-properties officeooo:rsid="00e35769" officeooo:paragraph-rsid="01145b59"/>
    </style:style>
    <style:style style:name="P147" style:family="paragraph" style:parent-style-name="Text_20_body">
      <style:text-properties officeooo:rsid="00e4528d" officeooo:paragraph-rsid="01097922"/>
    </style:style>
    <style:style style:name="P148" style:family="paragraph" style:parent-style-name="Text_20_body">
      <style:text-properties officeooo:rsid="00e4528d" officeooo:paragraph-rsid="01080437"/>
    </style:style>
    <style:style style:name="P149" style:family="paragraph" style:parent-style-name="Text_20_body">
      <style:text-properties officeooo:rsid="00e454d6" officeooo:paragraph-rsid="010e59e7"/>
    </style:style>
    <style:style style:name="P150" style:family="paragraph" style:parent-style-name="Text_20_body">
      <style:text-properties officeooo:rsid="00e62017" officeooo:paragraph-rsid="00e62017"/>
    </style:style>
    <style:style style:name="P151" style:family="paragraph" style:parent-style-name="Text_20_body">
      <style:text-properties officeooo:rsid="00e86dfa" officeooo:paragraph-rsid="00e86dfa"/>
    </style:style>
    <style:style style:name="P152" style:family="paragraph" style:parent-style-name="Text_20_body">
      <style:text-properties officeooo:rsid="00eafc50" officeooo:paragraph-rsid="00eafc50"/>
    </style:style>
    <style:style style:name="P153" style:family="paragraph" style:parent-style-name="Text_20_body">
      <style:text-properties officeooo:rsid="00eb1e3d" officeooo:paragraph-rsid="010b00ba"/>
    </style:style>
    <style:style style:name="P154" style:family="paragraph" style:parent-style-name="Text_20_body">
      <style:text-properties officeooo:rsid="00bfd9ce" officeooo:paragraph-rsid="007fd6f1"/>
    </style:style>
    <style:style style:name="P155" style:family="paragraph" style:parent-style-name="Text_20_body">
      <style:text-properties officeooo:rsid="00f14ba9" officeooo:paragraph-rsid="0104b132"/>
    </style:style>
    <style:style style:name="P156" style:family="paragraph" style:parent-style-name="Text_20_body">
      <style:text-properties officeooo:rsid="00f33479" officeooo:paragraph-rsid="010b00ba"/>
    </style:style>
    <style:style style:name="P157" style:family="paragraph" style:parent-style-name="Text_20_body">
      <style:text-properties officeooo:rsid="00f639b2" officeooo:paragraph-rsid="00f639b2"/>
    </style:style>
    <style:style style:name="P158" style:family="paragraph" style:parent-style-name="Text_20_body">
      <style:text-properties officeooo:paragraph-rsid="00d0e797"/>
    </style:style>
    <style:style style:name="P159" style:family="paragraph" style:parent-style-name="Text_20_body">
      <style:text-properties officeooo:rsid="00f6ee7a" officeooo:paragraph-rsid="010e59e7"/>
    </style:style>
    <style:style style:name="P160" style:family="paragraph" style:parent-style-name="Text_20_body">
      <style:text-properties officeooo:rsid="00e933d1" officeooo:paragraph-rsid="010b3f08"/>
    </style:style>
    <style:style style:name="P161" style:family="paragraph" style:parent-style-name="Text_20_body">
      <style:text-properties officeooo:rsid="00e933d1" officeooo:paragraph-rsid="010ecad7"/>
    </style:style>
    <style:style style:name="P162" style:family="paragraph" style:parent-style-name="Text_20_body">
      <style:text-properties officeooo:rsid="00e933d1" officeooo:paragraph-rsid="01105856"/>
    </style:style>
    <style:style style:name="P163" style:family="paragraph" style:parent-style-name="Text_20_body">
      <style:text-properties officeooo:rsid="00f769e0" officeooo:paragraph-rsid="010ecad7"/>
    </style:style>
    <style:style style:name="P164" style:family="paragraph" style:parent-style-name="Text_20_body">
      <style:text-properties officeooo:rsid="00f769e0" officeooo:paragraph-rsid="010ee51e"/>
    </style:style>
    <style:style style:name="P165" style:family="paragraph" style:parent-style-name="Text_20_body">
      <style:text-properties officeooo:rsid="00f769e0" officeooo:paragraph-rsid="010fc0d4"/>
    </style:style>
    <style:style style:name="P166" style:family="paragraph" style:parent-style-name="Text_20_body">
      <style:text-properties officeooo:rsid="00fc0627" officeooo:paragraph-rsid="010d0b86"/>
    </style:style>
    <style:style style:name="P167" style:family="paragraph" style:parent-style-name="Text_20_body">
      <style:text-properties officeooo:rsid="01015cd5" officeooo:paragraph-rsid="010e59e7"/>
    </style:style>
    <style:style style:name="P168" style:family="paragraph" style:parent-style-name="Text_20_body">
      <style:text-properties officeooo:paragraph-rsid="0102e16b"/>
    </style:style>
    <style:style style:name="P169" style:family="paragraph" style:parent-style-name="Text_20_body">
      <style:text-properties officeooo:paragraph-rsid="0104b132"/>
    </style:style>
    <style:style style:name="P170" style:family="paragraph" style:parent-style-name="Text_20_body">
      <style:text-properties officeooo:rsid="01097922" officeooo:paragraph-rsid="01097922"/>
    </style:style>
    <style:style style:name="P171" style:family="paragraph" style:parent-style-name="Text_20_body">
      <style:text-properties officeooo:paragraph-rsid="010b3f08"/>
    </style:style>
    <style:style style:name="P172" style:family="paragraph" style:parent-style-name="Text_20_body">
      <style:text-properties officeooo:rsid="010b3f08" officeooo:paragraph-rsid="010b3f08"/>
    </style:style>
    <style:style style:name="P173" style:family="paragraph" style:parent-style-name="Text_20_body">
      <style:text-properties officeooo:paragraph-rsid="010d0b86"/>
    </style:style>
    <style:style style:name="P174" style:family="paragraph" style:parent-style-name="Text_20_body">
      <style:text-properties officeooo:rsid="006d277f" officeooo:paragraph-rsid="01097922"/>
    </style:style>
    <style:style style:name="P175" style:family="paragraph" style:parent-style-name="Text_20_body">
      <style:text-properties officeooo:rsid="006d277f" officeooo:paragraph-rsid="010b00ba"/>
    </style:style>
    <style:style style:name="P176" style:family="paragraph" style:parent-style-name="Text_20_body">
      <style:text-properties officeooo:paragraph-rsid="010e59e7"/>
    </style:style>
    <style:style style:name="P177" style:family="paragraph" style:parent-style-name="Text_20_body">
      <style:text-properties officeooo:rsid="00fdc5cb" officeooo:paragraph-rsid="010e59e7"/>
    </style:style>
    <style:style style:name="P178" style:family="paragraph" style:parent-style-name="Text_20_body">
      <style:text-properties officeooo:rsid="010ecad7" officeooo:paragraph-rsid="010ecad7"/>
    </style:style>
    <style:style style:name="P179" style:family="paragraph" style:parent-style-name="Text_20_body">
      <style:text-properties officeooo:rsid="0105bcc5" officeooo:paragraph-rsid="0105bcc5"/>
    </style:style>
    <style:style style:name="P180" style:family="paragraph" style:parent-style-name="Text_20_body">
      <style:text-properties officeooo:rsid="0105bcc5" officeooo:paragraph-rsid="01080437"/>
    </style:style>
    <style:style style:name="P181" style:family="paragraph" style:parent-style-name="Text_20_body">
      <style:text-properties officeooo:rsid="0105bcc5" officeooo:paragraph-rsid="01097922"/>
    </style:style>
    <style:style style:name="P182" style:family="paragraph" style:parent-style-name="Text_20_body">
      <style:text-properties officeooo:rsid="01006f66" officeooo:paragraph-rsid="010b00ba"/>
    </style:style>
    <style:style style:name="P183" style:family="paragraph" style:parent-style-name="Text_20_body">
      <style:text-properties officeooo:rsid="01145b59" officeooo:paragraph-rsid="01145b59"/>
    </style:style>
    <style:style style:name="P184" style:family="paragraph" style:parent-style-name="Text_20_body">
      <style:text-properties officeooo:rsid="011c3699" officeooo:paragraph-rsid="011c3699"/>
    </style:style>
    <style:style style:name="P185" style:family="paragraph" style:parent-style-name="Text_20_body">
      <style:text-properties officeooo:paragraph-rsid="01097922"/>
    </style:style>
    <style:style style:name="P186" style:family="paragraph" style:parent-style-name="Text_20_body">
      <style:text-properties officeooo:rsid="012b878d" officeooo:paragraph-rsid="012b878d"/>
    </style:style>
    <style:style style:name="P187" style:family="paragraph" style:parent-style-name="Horizontal_20_Line">
      <style:text-properties officeooo:paragraph-rsid="002fffad"/>
    </style:style>
    <style:style style:name="P188" style:family="paragraph" style:parent-style-name="Horizontal_20_Line">
      <style:text-properties officeooo:rsid="01a9a021" officeooo:paragraph-rsid="002fffad"/>
    </style:style>
    <style:style style:name="P189" style:family="paragraph" style:parent-style-name="Horizontal_20_Line">
      <style:text-properties officeooo:rsid="01b540ee" officeooo:paragraph-rsid="0030ddf2"/>
    </style:style>
    <style:style style:name="P190" style:family="paragraph" style:parent-style-name="Horizontal_20_Line">
      <style:text-properties officeooo:rsid="01b540ee" officeooo:paragraph-rsid="002fffad"/>
    </style:style>
    <style:style style:name="P191" style:family="paragraph" style:parent-style-name="Horizontal_20_Line">
      <style:text-properties officeooo:rsid="01b540ee" officeooo:paragraph-rsid="0083b946"/>
    </style:style>
    <style:style style:name="P192" style:family="paragraph" style:parent-style-name="Horizontal_20_Line">
      <style:text-properties officeooo:rsid="01a85bf6" officeooo:paragraph-rsid="0050386b"/>
    </style:style>
    <style:style style:name="P193" style:family="paragraph" style:parent-style-name="Horizontal_20_Line">
      <style:text-properties officeooo:paragraph-rsid="00a8c204"/>
    </style:style>
    <style:style style:name="P194" style:family="paragraph" style:parent-style-name="Horizontal_20_Line">
      <style:text-properties officeooo:paragraph-rsid="00b5ef6e"/>
    </style:style>
    <style:style style:name="P195" style:family="paragraph" style:parent-style-name="Horizontal_20_Line">
      <style:text-properties officeooo:paragraph-rsid="00e86dfa"/>
    </style:style>
    <style:style style:name="P196" style:family="paragraph" style:parent-style-name="Horizontal_20_Line">
      <style:text-properties officeooo:paragraph-rsid="010e59e7"/>
    </style:style>
    <style:style style:name="P197" style:family="paragraph" style:parent-style-name="Heading_20_4">
      <style:text-properties officeooo:paragraph-rsid="002fffad"/>
    </style:style>
    <style:style style:name="P198" style:family="paragraph" style:parent-style-name="Heading_20_4">
      <style:text-properties officeooo:paragraph-rsid="0083b946"/>
    </style:style>
    <style:style style:name="P199" style:family="paragraph" style:parent-style-name="Heading_20_4">
      <style:text-properties officeooo:paragraph-rsid="008de6fd"/>
    </style:style>
    <style:style style:name="P200" style:family="paragraph" style:parent-style-name="Heading_20_4">
      <style:text-properties officeooo:paragraph-rsid="00c3ada2"/>
    </style:style>
    <style:style style:name="P201" style:family="paragraph" style:parent-style-name="Heading_20_4">
      <style:text-properties officeooo:paragraph-rsid="00c538cb"/>
    </style:style>
    <style:style style:name="P202" style:family="paragraph" style:parent-style-name="Heading_20_4">
      <style:text-properties officeooo:paragraph-rsid="00c75532"/>
    </style:style>
    <style:style style:name="P203" style:family="paragraph" style:parent-style-name="Heading_20_4">
      <style:text-properties officeooo:paragraph-rsid="00c7dacc"/>
    </style:style>
    <style:style style:name="P204" style:family="paragraph" style:parent-style-name="Heading_20_4">
      <style:text-properties officeooo:paragraph-rsid="00d2d7e3"/>
    </style:style>
    <style:style style:name="P205" style:family="paragraph" style:parent-style-name="Heading_20_4">
      <style:text-properties officeooo:paragraph-rsid="00d3630f"/>
    </style:style>
    <style:style style:name="P206" style:family="paragraph" style:parent-style-name="Contents_20_1">
      <style:paragraph-properties>
        <style:tab-stops>
          <style:tab-stop style:position="19.001cm" style:type="right" style:leader-style="dotted" style:leader-text="."/>
        </style:tab-stops>
      </style:paragraph-properties>
    </style:style>
    <style:style style:name="P207" style:family="paragraph" style:parent-style-name="Contents_20_2">
      <style:paragraph-properties>
        <style:tab-stops>
          <style:tab-stop style:position="18.501cm" style:type="right" style:leader-style="dotted" style:leader-text="."/>
        </style:tab-stops>
      </style:paragraph-properties>
    </style:style>
    <style:style style:name="P208" style:family="paragraph" style:parent-style-name="Contents_20_3">
      <style:paragraph-properties>
        <style:tab-stops>
          <style:tab-stop style:position="18.002cm" style:type="right" style:leader-style="dotted" style:leader-text="."/>
        </style:tab-stops>
      </style:paragraph-properties>
    </style:style>
    <style:style style:name="P209" style:family="paragraph" style:parent-style-name="Contents_20_4">
      <style:paragraph-properties>
        <style:tab-stops>
          <style:tab-stop style:position="17.503cm" style:type="right" style:leader-style="dotted" style:leader-text="."/>
        </style:tab-stops>
      </style:paragraph-properties>
    </style:style>
    <style:style style:name="P210" style:family="paragraph" style:parent-style-name="Contents_20_5">
      <style:paragraph-properties>
        <style:tab-stops>
          <style:tab-stop style:position="17.004cm" style:type="right" style:leader-style="dotted" style:leader-text="."/>
        </style:tab-stops>
      </style:paragraph-properties>
    </style:style>
    <style:style style:name="P211" style:family="paragraph" style:parent-style-name="Contents_20_1">
      <style:paragraph-properties>
        <style:tab-stops>
          <style:tab-stop style:position="19.001cm" style:type="right" style:leader-style="dotted" style:leader-text="."/>
        </style:tab-stops>
      </style:paragraph-properties>
    </style:style>
    <style:style style:name="P212" style:family="paragraph" style:parent-style-name="Contents_20_2">
      <style:paragraph-properties>
        <style:tab-stops>
          <style:tab-stop style:position="18.501cm" style:type="right" style:leader-style="dotted" style:leader-text="."/>
        </style:tab-stops>
      </style:paragraph-properties>
    </style:style>
    <style:style style:name="P213" style:family="paragraph" style:parent-style-name="Contents_20_3">
      <style:paragraph-properties>
        <style:tab-stops>
          <style:tab-stop style:position="18.002cm" style:type="right" style:leader-style="dotted" style:leader-text="."/>
        </style:tab-stops>
      </style:paragraph-properties>
    </style:style>
    <style:style style:name="P214" style:family="paragraph" style:parent-style-name="Contents_20_4">
      <style:paragraph-properties>
        <style:tab-stops>
          <style:tab-stop style:position="17.503cm" style:type="right" style:leader-style="dotted" style:leader-text="."/>
        </style:tab-stops>
      </style:paragraph-properties>
    </style:style>
    <style:style style:name="P215" style:family="paragraph" style:parent-style-name="Contents_20_5">
      <style:paragraph-properties>
        <style:tab-stops>
          <style:tab-stop style:position="17.004cm" style:type="right" style:leader-style="dotted" style:leader-text="."/>
        </style:tab-stops>
      </style:paragraph-properties>
    </style:style>
    <style:style style:name="P216"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17" style:family="paragraph" style:parent-style-name="Heading_20_1">
      <style:paragraph-properties fo:margin-top="0cm" fo:margin-bottom="0cm" style:contextual-spacing="false"/>
      <style:text-properties officeooo:rsid="002b881a" officeooo:paragraph-rsid="002c0958"/>
    </style:style>
    <style:style style:name="P218" style:family="paragraph" style:parent-style-name="Heading_20_1">
      <style:paragraph-properties fo:margin-top="0cm" fo:margin-bottom="0cm" style:contextual-spacing="false"/>
      <style:text-properties officeooo:rsid="002b881a" officeooo:paragraph-rsid="00b5ef6e"/>
    </style:style>
    <style:style style:name="P219" style:family="paragraph" style:parent-style-name="Heading_20_1">
      <style:paragraph-properties fo:margin-top="0cm" fo:margin-bottom="0cm" style:contextual-spacing="false"/>
      <style:text-properties officeooo:rsid="002b881a" officeooo:paragraph-rsid="0050386b"/>
    </style:style>
    <style:style style:name="P220" style:family="paragraph" style:parent-style-name="Heading_20_1">
      <style:paragraph-properties fo:margin-top="0cm" fo:margin-bottom="0cm" style:contextual-spacing="false"/>
      <style:text-properties officeooo:rsid="002b881a" officeooo:paragraph-rsid="010ecad7"/>
    </style:style>
    <style:style style:name="P221" style:family="paragraph" style:parent-style-name="Heading_20_1">
      <style:paragraph-properties fo:margin-top="0cm" fo:margin-bottom="0cm" style:contextual-spacing="false"/>
      <style:text-properties officeooo:rsid="002b881a" officeooo:paragraph-rsid="0102e16b"/>
    </style:style>
    <style:style style:name="P222" style:family="paragraph" style:parent-style-name="Heading_20_1">
      <style:paragraph-properties fo:margin-top="0cm" fo:margin-bottom="0cm" style:contextual-spacing="false"/>
      <style:text-properties officeooo:rsid="002b881a" officeooo:paragraph-rsid="00c0b86c"/>
    </style:style>
    <style:style style:name="P223" style:family="paragraph" style:parent-style-name="Heading_20_1">
      <style:paragraph-properties fo:margin-top="0cm" fo:margin-bottom="0cm" style:contextual-spacing="false"/>
      <style:text-properties officeooo:paragraph-rsid="0102e16b"/>
    </style:style>
    <style:style style:name="P224" style:family="paragraph" style:parent-style-name="Heading_20_1">
      <style:paragraph-properties fo:margin-top="0cm" fo:margin-bottom="0cm" style:contextual-spacing="false"/>
      <style:text-properties officeooo:paragraph-rsid="0104b132"/>
    </style:style>
    <style:style style:name="P225" style:family="paragraph" style:parent-style-name="Heading_20_1">
      <style:paragraph-properties fo:margin-top="0cm" fo:margin-bottom="0cm" style:contextual-spacing="false"/>
      <style:text-properties officeooo:paragraph-rsid="0105bcc5"/>
    </style:style>
    <style:style style:name="P226" style:family="paragraph" style:parent-style-name="Heading_20_1">
      <style:paragraph-properties fo:margin-top="0cm" fo:margin-bottom="0cm" style:contextual-spacing="false"/>
      <style:text-properties officeooo:paragraph-rsid="01080437"/>
    </style:style>
    <style:style style:name="P227" style:family="paragraph" style:parent-style-name="Heading_20_1">
      <style:paragraph-properties fo:margin-top="0cm" fo:margin-bottom="0cm" style:contextual-spacing="false"/>
      <style:text-properties officeooo:paragraph-rsid="01097922"/>
    </style:style>
    <style:style style:name="P228" style:family="paragraph" style:parent-style-name="Heading_20_1">
      <style:paragraph-properties fo:margin-top="0cm" fo:margin-bottom="0cm" style:contextual-spacing="false"/>
      <style:text-properties officeooo:paragraph-rsid="010b00ba"/>
    </style:style>
    <style:style style:name="P229" style:family="paragraph" style:parent-style-name="Heading_20_1">
      <style:paragraph-properties fo:margin-top="0cm" fo:margin-bottom="0cm" style:contextual-spacing="false"/>
      <style:text-properties officeooo:paragraph-rsid="010b3f08"/>
    </style:style>
    <style:style style:name="P230" style:family="paragraph" style:parent-style-name="Heading_20_1">
      <style:paragraph-properties fo:margin-top="0cm" fo:margin-bottom="0cm" style:contextual-spacing="false"/>
      <style:text-properties officeooo:paragraph-rsid="010e59e7"/>
    </style:style>
    <style:style style:name="P231" style:family="paragraph" style:parent-style-name="Heading_20_1">
      <style:paragraph-properties fo:margin-top="0cm" fo:margin-bottom="0cm" style:contextual-spacing="false"/>
      <style:text-properties officeooo:paragraph-rsid="010fc0d4"/>
    </style:style>
    <style:style style:name="P232" style:family="paragraph" style:parent-style-name="Heading_20_1">
      <style:paragraph-properties fo:margin-top="0cm" fo:margin-bottom="0cm" style:contextual-spacing="false"/>
      <style:text-properties officeooo:paragraph-rsid="01105856"/>
    </style:style>
    <style:style style:name="P233" style:family="paragraph" style:parent-style-name="Heading_20_1">
      <style:paragraph-properties fo:margin-top="0cm" fo:margin-bottom="0cm" style:contextual-spacing="false"/>
      <style:text-properties officeooo:paragraph-rsid="00bfd9ce"/>
    </style:style>
    <style:style style:name="P234" style:family="paragraph" style:parent-style-name="Heading_20_1">
      <style:paragraph-properties fo:margin-top="0cm" fo:margin-bottom="0cm" style:contextual-spacing="false"/>
      <style:text-properties officeooo:rsid="002fffad" officeooo:paragraph-rsid="00c290e2"/>
    </style:style>
    <style:style style:name="P235" style:family="paragraph" style:parent-style-name="Heading_20_1">
      <style:paragraph-properties fo:margin-top="0cm" fo:margin-bottom="0cm" style:contextual-spacing="false"/>
      <style:text-properties officeooo:rsid="002fffad" officeooo:paragraph-rsid="00c7dacc"/>
    </style:style>
    <style:style style:name="P236" style:family="paragraph" style:parent-style-name="Heading_20_1">
      <style:paragraph-properties fo:margin-top="0cm" fo:margin-bottom="0cm" style:contextual-spacing="false"/>
      <style:text-properties officeooo:rsid="002fffad" officeooo:paragraph-rsid="00357781"/>
    </style:style>
    <style:style style:name="P237" style:family="paragraph" style:parent-style-name="Heading_20_1">
      <style:paragraph-properties fo:margin-top="0cm" fo:margin-bottom="0cm" style:contextual-spacing="false"/>
      <style:text-properties officeooo:rsid="002fffad" officeooo:paragraph-rsid="008de6fd"/>
    </style:style>
    <style:style style:name="P238" style:family="paragraph" style:parent-style-name="Heading_20_1">
      <style:paragraph-properties fo:margin-top="0cm" fo:margin-bottom="0cm" style:contextual-spacing="false"/>
      <style:text-properties officeooo:paragraph-rsid="00c85916"/>
    </style:style>
    <style:style style:name="P239" style:family="paragraph" style:parent-style-name="Heading_20_1">
      <style:paragraph-properties fo:margin-top="0cm" fo:margin-bottom="0cm" style:contextual-spacing="false"/>
      <style:text-properties officeooo:paragraph-rsid="00d0e797"/>
    </style:style>
    <style:style style:name="P240" style:family="paragraph" style:parent-style-name="Heading_20_1">
      <style:paragraph-properties fo:margin-top="0cm" fo:margin-bottom="0cm" style:contextual-spacing="false"/>
      <style:text-properties officeooo:paragraph-rsid="012efa8c"/>
    </style:style>
    <style:style style:name="P241" style:family="paragraph" style:parent-style-name="Heading_20_2">
      <style:text-properties officeooo:paragraph-rsid="010ecad7"/>
    </style:style>
    <style:style style:name="P242" style:family="paragraph" style:parent-style-name="Heading_20_2">
      <style:text-properties officeooo:paragraph-rsid="011b5934"/>
    </style:style>
    <style:style style:name="P243" style:family="paragraph" style:parent-style-name="Heading_20_2">
      <style:text-properties officeooo:paragraph-rsid="010ee51e"/>
    </style:style>
    <style:style style:name="P244" style:family="paragraph" style:parent-style-name="Heading_20_2">
      <style:text-properties officeooo:rsid="01a85bf6" officeooo:paragraph-rsid="0102e16b"/>
    </style:style>
    <style:style style:name="P245" style:family="paragraph" style:parent-style-name="Heading_20_2">
      <style:text-properties officeooo:rsid="01a85bf6" officeooo:paragraph-rsid="0104b132"/>
    </style:style>
    <style:style style:name="P246" style:family="paragraph" style:parent-style-name="Heading_20_2">
      <style:text-properties officeooo:paragraph-rsid="011fa128"/>
    </style:style>
    <style:style style:name="P247" style:family="paragraph" style:parent-style-name="Heading_20_2">
      <style:text-properties officeooo:paragraph-rsid="0102e16b"/>
    </style:style>
    <style:style style:name="P248" style:family="paragraph" style:parent-style-name="Heading_20_2">
      <style:text-properties officeooo:paragraph-rsid="0104b132"/>
    </style:style>
    <style:style style:name="P249" style:family="paragraph" style:parent-style-name="Heading_20_2">
      <style:text-properties officeooo:rsid="00d6c774"/>
    </style:style>
    <style:style style:name="P250"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51" style:family="paragraph" style:parent-style-name="Heading_20_2">
      <style:text-properties officeooo:paragraph-rsid="0105bcc5"/>
    </style:style>
    <style:style style:name="P252" style:family="paragraph" style:parent-style-name="Heading_20_2">
      <style:text-properties officeooo:paragraph-rsid="01080437"/>
    </style:style>
    <style:style style:name="P253" style:family="paragraph" style:parent-style-name="Heading_20_2">
      <style:text-properties officeooo:paragraph-rsid="01145b59"/>
    </style:style>
    <style:style style:name="P254" style:family="paragraph" style:parent-style-name="Heading_20_2">
      <style:text-properties officeooo:paragraph-rsid="01097922"/>
    </style:style>
    <style:style style:name="P255" style:family="paragraph" style:parent-style-name="Heading_20_2">
      <style:text-properties officeooo:paragraph-rsid="010b00ba"/>
    </style:style>
    <style:style style:name="P256" style:family="paragraph" style:parent-style-name="Heading_20_2">
      <style:text-properties officeooo:paragraph-rsid="010b3f08"/>
    </style:style>
    <style:style style:name="P257" style:family="paragraph" style:parent-style-name="Heading_20_2">
      <style:text-properties officeooo:paragraph-rsid="010d0b86"/>
    </style:style>
    <style:style style:name="P258" style:family="paragraph" style:parent-style-name="Heading_20_2">
      <style:text-properties officeooo:paragraph-rsid="010e59e7"/>
    </style:style>
    <style:style style:name="P259" style:family="paragraph" style:parent-style-name="Heading_20_2">
      <style:text-properties officeooo:paragraph-rsid="010fc0d4"/>
    </style:style>
    <style:style style:name="P260" style:family="paragraph" style:parent-style-name="Heading_20_2">
      <style:text-properties officeooo:paragraph-rsid="00e86dfa"/>
    </style:style>
    <style:style style:name="P261" style:family="paragraph" style:parent-style-name="Heading_20_2">
      <style:text-properties officeooo:rsid="01b64448" officeooo:paragraph-rsid="0030ddf2"/>
    </style:style>
    <style:style style:name="P262" style:family="paragraph" style:parent-style-name="Heading_20_2">
      <style:text-properties officeooo:paragraph-rsid="002fffad"/>
    </style:style>
    <style:style style:name="P263" style:family="paragraph" style:parent-style-name="Heading_20_2">
      <style:text-properties officeooo:paragraph-rsid="00ecab14"/>
    </style:style>
    <style:style style:name="P264" style:family="paragraph" style:parent-style-name="Heading_20_2">
      <style:text-properties officeooo:rsid="01c09dc5" officeooo:paragraph-rsid="00ecab14"/>
    </style:style>
    <style:style style:name="P265" style:family="paragraph" style:parent-style-name="Heading_20_2">
      <style:text-properties officeooo:paragraph-rsid="008de6fd"/>
    </style:style>
    <style:style style:name="P266" style:family="paragraph" style:parent-style-name="Heading_20_3">
      <style:text-properties officeooo:paragraph-rsid="00b5ef6e"/>
    </style:style>
    <style:style style:name="P267" style:family="paragraph" style:parent-style-name="Heading_20_3">
      <style:text-properties officeooo:paragraph-rsid="010ecad7"/>
    </style:style>
    <style:style style:name="P268"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269"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270"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271"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272" style:family="paragraph" style:parent-style-name="Heading_20_3">
      <style:text-properties officeooo:paragraph-rsid="0102e16b"/>
    </style:style>
    <style:style style:name="P273" style:family="paragraph" style:parent-style-name="Heading_20_3">
      <style:text-properties officeooo:paragraph-rsid="0104b132"/>
    </style:style>
    <style:style style:name="P274" style:family="paragraph" style:parent-style-name="Heading_20_3">
      <style:text-properties officeooo:paragraph-rsid="01145b59"/>
    </style:style>
    <style:style style:name="P275" style:family="paragraph" style:parent-style-name="Heading_20_3">
      <style:text-properties officeooo:paragraph-rsid="010b00ba"/>
    </style:style>
    <style:style style:name="P276" style:family="paragraph" style:parent-style-name="Heading_20_3">
      <style:text-properties officeooo:paragraph-rsid="010e59e7"/>
    </style:style>
    <style:style style:name="P277" style:family="paragraph" style:parent-style-name="Heading_20_3">
      <style:text-properties officeooo:paragraph-rsid="002fffad"/>
    </style:style>
    <style:style style:name="P278" style:family="paragraph" style:parent-style-name="Heading_20_3">
      <style:text-properties officeooo:rsid="01aad848" officeooo:paragraph-rsid="002fffad"/>
    </style:style>
    <style:style style:name="P279" style:family="paragraph" style:parent-style-name="Heading_20_3">
      <style:text-properties officeooo:paragraph-rsid="00d2d7e3"/>
    </style:style>
    <style:style style:name="P280" style:family="paragraph" style:parent-style-name="Heading_20_3">
      <style:text-properties officeooo:paragraph-rsid="00c538cb"/>
    </style:style>
    <style:style style:name="P281" style:family="paragraph" style:parent-style-name="Heading_20_3">
      <style:text-properties officeooo:paragraph-rsid="00d3630f"/>
    </style:style>
    <style:style style:name="P282" style:family="paragraph" style:parent-style-name="Heading_20_3">
      <style:text-properties officeooo:paragraph-rsid="0083b946"/>
    </style:style>
    <style:style style:name="P283" style:family="paragraph" style:parent-style-name="Heading_20_3">
      <style:text-properties officeooo:paragraph-rsid="00c7dacc"/>
    </style:style>
    <style:style style:name="P284" style:family="paragraph" style:parent-style-name="Heading_20_3">
      <style:text-properties officeooo:paragraph-rsid="0030ddf2"/>
    </style:style>
    <style:style style:name="P285" style:family="paragraph" style:parent-style-name="Heading_20_3">
      <style:text-properties officeooo:paragraph-rsid="0057dac8"/>
    </style:style>
    <style:style style:name="P286" style:family="paragraph" style:parent-style-name="Heading_20_3">
      <style:text-properties officeooo:paragraph-rsid="00cbad03"/>
    </style:style>
    <style:style style:name="P287" style:family="paragraph" style:parent-style-name="Heading_20_3">
      <style:text-properties officeooo:rsid="008de6fd" officeooo:paragraph-rsid="008de6fd"/>
    </style:style>
    <style:style style:name="P288" style:family="paragraph" style:parent-style-name="Heading_20_3">
      <style:text-properties officeooo:rsid="01bf88ef" officeooo:paragraph-rsid="002fffad"/>
    </style:style>
    <style:style style:name="P289" style:family="paragraph" style:parent-style-name="Heading_20_3">
      <style:text-properties officeooo:paragraph-rsid="008de6fd"/>
    </style:style>
    <style:style style:name="P290" style:family="paragraph" style:parent-style-name="Standard">
      <style:text-properties officeooo:rsid="010fc0d4" officeooo:paragraph-rsid="012efa8c"/>
    </style:style>
    <style:style style:name="P291" style:family="paragraph" style:parent-style-name="Standard">
      <style:text-properties officeooo:paragraph-rsid="012efa8c"/>
    </style:style>
    <style:style style:name="P292" style:family="paragraph" style:parent-style-name="Standard">
      <style:text-properties officeooo:rsid="01a5ef2f" officeooo:paragraph-rsid="012efa8c"/>
    </style:style>
    <style:style style:name="P293" style:family="paragraph" style:parent-style-name="Text_20_body">
      <style:text-properties officeooo:rsid="01a5ef2f" officeooo:paragraph-rsid="012efa8c"/>
    </style:style>
    <style:style style:name="P294" style:family="paragraph" style:parent-style-name="Text_20_body">
      <style:text-properties officeooo:rsid="012efa8c" officeooo:paragraph-rsid="012efa8c"/>
    </style:style>
    <style:style style:name="P295" style:family="paragraph" style:parent-style-name="Text_20_body">
      <style:text-properties officeooo:rsid="00f6ee7a" officeooo:paragraph-rsid="0102e16b"/>
    </style:style>
    <style:style style:name="P296" style:family="paragraph" style:parent-style-name="Text_20_body">
      <style:text-properties officeooo:paragraph-rsid="00a8c204"/>
    </style:style>
    <style:style style:name="P297" style:family="paragraph" style:parent-style-name="Text_20_body">
      <style:text-properties officeooo:rsid="01bf88ef" officeooo:paragraph-rsid="002fffad"/>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0"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2"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3"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4"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5"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77" style:family="text">
      <style:text-properties officeooo:rsid="00c0b86c"/>
    </style:style>
    <style:style style:name="T78" style:family="text">
      <style:text-properties officeooo:rsid="00ca31c0"/>
    </style:style>
    <style:style style:name="T79" style:family="text">
      <style:text-properties officeooo:rsid="00cbad03"/>
    </style:style>
    <style:style style:name="T80" style:family="text">
      <style:text-properties officeooo:rsid="00d0e797"/>
    </style:style>
    <style:style style:name="T81" style:family="text">
      <style:text-properties officeooo:rsid="00d1ff2b"/>
    </style:style>
    <style:style style:name="T82" style:family="text">
      <style:text-properties officeooo:rsid="00d9a782"/>
    </style:style>
    <style:style style:name="T83" style:family="text">
      <style:text-properties officeooo:rsid="00e35769"/>
    </style:style>
    <style:style style:name="T84" style:family="text">
      <style:text-properties officeooo:rsid="00e4528d"/>
    </style:style>
    <style:style style:name="T85" style:family="text">
      <style:text-properties officeooo:rsid="00e454d6"/>
    </style:style>
    <style:style style:name="T86" style:family="text">
      <style:text-properties officeooo:rsid="00e4d9e5"/>
    </style:style>
    <style:style style:name="T87" style:family="text">
      <style:text-properties officeooo:rsid="00eafc50"/>
    </style:style>
    <style:style style:name="T88" style:family="text">
      <style:text-properties officeooo:rsid="00f955e4"/>
    </style:style>
    <style:style style:name="T89" style:family="text">
      <style:text-properties officeooo:rsid="00fd1251"/>
    </style:style>
    <style:style style:name="T90" style:family="text">
      <style:text-properties officeooo:rsid="0102e16b"/>
    </style:style>
    <style:style style:name="T91" style:family="text">
      <style:text-properties officeooo:rsid="0104b132"/>
    </style:style>
    <style:style style:name="T92" style:family="text">
      <style:text-properties officeooo:rsid="0105bcc5"/>
    </style:style>
    <style:style style:name="T93" style:family="text">
      <style:text-properties officeooo:rsid="01080437"/>
    </style:style>
    <style:style style:name="T94" style:family="text">
      <style:text-properties officeooo:rsid="010b3f08"/>
    </style:style>
    <style:style style:name="T95" style:family="text">
      <style:text-properties officeooo:rsid="010ecad7"/>
    </style:style>
    <style:style style:name="T96" style:family="text">
      <style:text-properties officeooo:rsid="011219b4"/>
    </style:style>
    <style:style style:name="T97" style:family="text">
      <style:text-properties officeooo:rsid="01145b5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206"><text:a xlink:type="simple" xlink:href="#__RefHeading___Toc2142_2045047666" text:style-name="Index_20_Link" text:visited-style-name="Index_20_Link">Detailed table of content<text:tab/>4</text:a></text:p>
          <text:p text:style-name="P206"><text:a xlink:type="simple" xlink:href="#__RefHeading___Toc3142_1352627483" text:style-name="Index_20_Link" text:visited-style-name="Index_20_Link">Tools Tab in Sculpt Mode<text:tab/>11</text:a></text:p>
          <text:p text:style-name="P206"><text:a xlink:type="simple" xlink:href="#__RefHeading___Toc2977_3160775060" text:style-name="Index_20_Link" text:visited-style-name="Index_20_Link">Brushes Panel<text:tab/>11</text:a></text:p>
          <text:p text:style-name="P207"><text:a xlink:type="simple" xlink:href="#__RefHeading___Toc2979_3160775060" text:style-name="Index_20_Link" text:visited-style-name="Index_20_Link">Custom Icon<text:tab/>11</text:a></text:p>
          <text:p text:style-name="P206"><text:a xlink:type="simple" xlink:href="#__RefHeading___Toc36988_1464326807" text:style-name="Index_20_Link" text:visited-style-name="Index_20_Link">Brush Settings Panel<text:tab/>12</text:a></text:p>
          <text:p text:style-name="P206"><text:a xlink:type="simple" xlink:href="#__RefHeading___Toc9839_3266742963" text:style-name="Index_20_Link" text:visited-style-name="Index_20_Link">Brush Settings Panel - Common Settings<text:tab/>12</text:a></text:p>
          <text:p text:style-name="P207"><text:a xlink:type="simple" xlink:href="#__RefHeading___Toc9841_3266742963" text:style-name="Index_20_Link" text:visited-style-name="Index_20_Link">Radius<text:tab/>12</text:a></text:p>
          <text:p text:style-name="P207"><text:a xlink:type="simple" xlink:href="#__RefHeading___Toc2988_3160775060" text:style-name="Index_20_Link" text:visited-style-name="Index_20_Link">Radius Unit<text:tab/>13</text:a></text:p>
          <text:p text:style-name="P207"><text:a xlink:type="simple" xlink:href="#__RefHeading___Toc9387_2173746045" text:style-name="Index_20_Link" text:visited-style-name="Index_20_Link">Strength<text:tab/>13</text:a></text:p>
          <text:p text:style-name="P207"><text:a xlink:type="simple" xlink:href="#__RefHeading___Toc6215_2153126505" text:style-name="Index_20_Link" text:visited-style-name="Index_20_Link">Front Faces Only<text:tab/>13</text:a></text:p>
          <text:p text:style-name="P207"><text:a xlink:type="simple" xlink:href="#__RefHeading___Toc2146_2045047666" text:style-name="Index_20_Link" text:visited-style-name="Index_20_Link">Normal Radius<text:tab/>13</text:a></text:p>
          <text:p text:style-name="P207"><text:a xlink:type="simple" xlink:href="#__RefHeading___Toc9695_1824433352" text:style-name="Index_20_Link" text:visited-style-name="Index_20_Link">Hardness<text:tab/>13</text:a></text:p>
          <text:p text:style-name="P207"><text:a xlink:type="simple" xlink:href="#__RefHeading___Toc16599_209165582721111111111111111" text:style-name="Index_20_Link" text:visited-style-name="Index_20_Link">Autosmooth<text:tab/>13</text:a></text:p>
          <text:p text:style-name="P206"><text:a xlink:type="simple" xlink:href="#__RefHeading___Toc4880_995938886" text:style-name="Index_20_Link" text:visited-style-name="Index_20_Link">Brush Settings Panel - Draw brush<text:tab/>14</text:a></text:p>
          <text:p text:style-name="P207"><text:a xlink:type="simple" xlink:href="#__RefHeading___Toc2144_2045047666" text:style-name="Index_20_Link" text:visited-style-name="Index_20_Link">Direction Add / Subtract<text:tab/>14</text:a></text:p>
          <text:p text:style-name="P206"><text:a xlink:type="simple" xlink:href="#__RefHeading___Toc4882_995938886" text:style-name="Index_20_Link" text:visited-style-name="Index_20_Link">Brush Settings Panel - Draw Sharp brush<text:tab/>14</text:a></text:p>
          <text:p text:style-name="P207"><text:a xlink:type="simple" xlink:href="#__RefHeading___Toc2144_20450476661" text:style-name="Index_20_Link" text:visited-style-name="Index_20_Link">Direction Add / Subtract<text:tab/>14</text:a></text:p>
          <text:p text:style-name="P206"><text:a xlink:type="simple" xlink:href="#__RefHeading___Toc4884_995938886" text:style-name="Index_20_Link" text:visited-style-name="Index_20_Link">Brush Settings Panel - Clay brush<text:tab/>15</text:a></text:p>
          <text:p text:style-name="P207"><text:a xlink:type="simple" xlink:href="#__RefHeading___Toc2144_204504766611" text:style-name="Index_20_Link" text:visited-style-name="Index_20_Link">Direction Add / Subtract<text:tab/>15</text:a></text:p>
          <text:p text:style-name="P207"><text:a xlink:type="simple" xlink:href="#__RefHeading___Toc4886_995938886" text:style-name="Index_20_Link" text:visited-style-name="Index_20_Link">Plane Offset<text:tab/>15</text:a></text:p>
          <text:p text:style-name="P207"><text:a xlink:type="simple" xlink:href="#__RefHeading___Toc7418_2624688737" text:style-name="Index_20_Link" text:visited-style-name="Index_20_Link">Plane Trim<text:tab/>15</text:a></text:p>
          <text:p text:style-name="P206"><text:a xlink:type="simple" xlink:href="#__RefHeading___Toc4888_995938886" text:style-name="Index_20_Link" text:visited-style-name="Index_20_Link">Brush Settings Panel - Clay Strip brush<text:tab/>15</text:a></text:p>
          <text:p text:style-name="P207"><text:a xlink:type="simple" xlink:href="#__RefHeading___Toc2144_2045047666111" text:style-name="Index_20_Link" text:visited-style-name="Index_20_Link">Direction Add / Subtract<text:tab/>16</text:a></text:p>
          <text:p text:style-name="P207"><text:a xlink:type="simple" xlink:href="#__RefHeading___Toc4890_995938886" text:style-name="Index_20_Link" text:visited-style-name="Index_20_Link">Plane Offset<text:tab/>16</text:a></text:p>
          <text:p text:style-name="P207"><text:a xlink:type="simple" xlink:href="#__RefHeading___Toc2150_2045047666" text:style-name="Index_20_Link" text:visited-style-name="Index_20_Link">Plane Trim<text:tab/>16</text:a></text:p>
          <text:p text:style-name="P207"><text:a xlink:type="simple" xlink:href="#__RefHeading___Toc4892_995938886" text:style-name="Index_20_Link" text:visited-style-name="Index_20_Link">Tip roundness<text:tab/>16</text:a></text:p>
          <text:p text:style-name="P206"><text:a xlink:type="simple" xlink:href="#__RefHeading___Toc4894_995938886" text:style-name="Index_20_Link" text:visited-style-name="Index_20_Link">Brush Settings Panel - Clay Thumb brush<text:tab/>16</text:a></text:p>
          <text:p text:style-name="P207"><text:a xlink:type="simple" xlink:href="#__RefHeading___Toc4896_995938886" text:style-name="Index_20_Link" text:visited-style-name="Index_20_Link">Plane Offset<text:tab/>16</text:a></text:p>
          <text:p text:style-name="P207"><text:a xlink:type="simple" xlink:href="#__RefHeading___Toc2150_20450476661" text:style-name="Index_20_Link" text:visited-style-name="Index_20_Link">Plane Trim<text:tab/>17</text:a></text:p>
          <text:p text:style-name="P206"><text:a xlink:type="simple" xlink:href="#__RefHeading___Toc4898_995938886" text:style-name="Index_20_Link" text:visited-style-name="Index_20_Link">Brush Settings Panel - Layer brush<text:tab/>17</text:a></text:p>
          <text:p text:style-name="P207"><text:a xlink:type="simple" xlink:href="#__RefHeading___Toc2144_204504766611111" text:style-name="Index_20_Link" text:visited-style-name="Index_20_Link">Direction Add / Subtract<text:tab/>17</text:a></text:p>
          <text:p text:style-name="P207"><text:a xlink:type="simple" xlink:href="#__RefHeading___Toc2154_2045047666" text:style-name="Index_20_Link" text:visited-style-name="Index_20_Link">Height<text:tab/>17</text:a></text:p>
          <text:p text:style-name="P207"><text:a xlink:type="simple" xlink:href="#__RefHeading___Toc2156_2045047666" text:style-name="Index_20_Link" text:visited-style-name="Index_20_Link">Persistent<text:tab/>17</text:a></text:p>
          <text:p text:style-name="P206"><text:a xlink:type="simple" xlink:href="#__RefHeading___Toc4900_995938886" text:style-name="Index_20_Link" text:visited-style-name="Index_20_Link">Brush Settings Panel - Inflate brush<text:tab/>18</text:a></text:p>
          <text:p text:style-name="P207"><text:a xlink:type="simple" xlink:href="#__RefHeading___Toc2144_2045047666111111" text:style-name="Index_20_Link" text:visited-style-name="Index_20_Link">Direction Inflate / Deflate<text:tab/>18</text:a></text:p>
          <text:p text:style-name="P206"><text:a xlink:type="simple" xlink:href="#__RefHeading___Toc4902_995938886" text:style-name="Index_20_Link" text:visited-style-name="Index_20_Link">Brush Settings Panel - Blob brush<text:tab/>18</text:a></text:p>
          <text:p text:style-name="P207"><text:a xlink:type="simple" xlink:href="#__RefHeading___Toc2144_2045047666111112" text:style-name="Index_20_Link" text:visited-style-name="Index_20_Link">Direction Add / Subtract<text:tab/>18</text:a></text:p>
          <text:p text:style-name="P207"><text:a xlink:type="simple" xlink:href="#__RefHeading___Toc2160_2045047666" text:style-name="Index_20_Link" text:visited-style-name="Index_20_Link">Magnify<text:tab/>18</text:a></text:p>
          <text:p text:style-name="P206"><text:a xlink:type="simple" xlink:href="#__RefHeading___Toc4904_995938886" text:style-name="Index_20_Link" text:visited-style-name="Index_20_Link">Brush Settings Panel - Crease brush<text:tab/>18</text:a></text:p>
          <text:p text:style-name="P207"><text:a xlink:type="simple" xlink:href="#__RefHeading___Toc2144_20450476661111121" text:style-name="Index_20_Link" text:visited-style-name="Index_20_Link">Direction Add / Subtract<text:tab/>19</text:a></text:p>
          <text:p text:style-name="P207"><text:a xlink:type="simple" xlink:href="#__RefHeading___Toc2160_20450476661" text:style-name="Index_20_Link" text:visited-style-name="Index_20_Link">Pinch<text:tab/>19</text:a></text:p>
          <text:p text:style-name="P206"><text:a xlink:type="simple" xlink:href="#__RefHeading___Toc4906_995938886" text:style-name="Index_20_Link" text:visited-style-name="Index_20_Link">Brush Settings Panel - Smooth brush<text:tab/>19</text:a></text:p>
          <text:p text:style-name="P207"><text:a xlink:type="simple" xlink:href="#__RefHeading___Toc2144_204504766611111211" text:style-name="Index_20_Link" text:visited-style-name="Index_20_Link">Direction Smooth / Enhance<text:tab/>19</text:a></text:p>
          <text:p text:style-name="P206"><text:a xlink:type="simple" xlink:href="#__RefHeading___Toc4906_9959388861" text:style-name="Index_20_Link" text:visited-style-name="Index_20_Link">Brush Settings Panel - Flatten brush<text:tab/>19</text:a></text:p>
          <text:p text:style-name="P207"><text:a xlink:type="simple" xlink:href="#__RefHeading___Toc2144_2045047666111112111" text:style-name="Index_20_Link" text:visited-style-name="Index_20_Link">Direction Contrast / Flatten<text:tab/>19</text:a></text:p>
          <text:p text:style-name="P207"><text:a xlink:type="simple" xlink:href="#__RefHeading___Toc4953_995938886" text:style-name="Index_20_Link" text:visited-style-name="Index_20_Link">Plane Offset<text:tab/>19</text:a></text:p>
          <text:p text:style-name="P207"><text:a xlink:type="simple" xlink:href="#__RefHeading___Toc2150_20450476662" text:style-name="Index_20_Link" text:visited-style-name="Index_20_Link">Plane Trim<text:tab/>20</text:a></text:p>
          <text:p text:style-name="P206"><text:a xlink:type="simple" xlink:href="#__RefHeading___Toc4906_99593888611" text:style-name="Index_20_Link" text:visited-style-name="Index_20_Link">Brush Settings Panel - Fill brush<text:tab/>20</text:a></text:p>
          <text:p text:style-name="P207"><text:a xlink:type="simple" xlink:href="#__RefHeading___Toc2144_20450476661111121111" text:style-name="Index_20_Link" text:visited-style-name="Index_20_Link">Direction Fill / Deepen<text:tab/>20</text:a></text:p>
          <text:p text:style-name="P207"><text:soft-page-break/><text:a xlink:type="simple" xlink:href="#__RefHeading___Toc4953_9959388861" text:style-name="Index_20_Link" text:visited-style-name="Index_20_Link">Plane Offset<text:tab/>20</text:a></text:p>
          <text:p text:style-name="P207"><text:a xlink:type="simple" xlink:href="#__RefHeading___Toc2150_204504766621" text:style-name="Index_20_Link" text:visited-style-name="Index_20_Link">Plane Trim<text:tab/>20</text:a></text:p>
          <text:p text:style-name="P207"><text:a xlink:type="simple" xlink:href="#__RefHeading___Toc3716_2584586819" text:style-name="Index_20_Link" text:visited-style-name="Index_20_Link">Area Radius<text:tab/>20</text:a></text:p>
          <text:p text:style-name="P207"><text:a xlink:type="simple" xlink:href="#__RefHeading___Toc3718_2584586819" text:style-name="Index_20_Link" text:visited-style-name="Index_20_Link">Invert to Scrape<text:tab/>20</text:a></text:p>
          <text:p text:style-name="P206"><text:a xlink:type="simple" xlink:href="#__RefHeading___Toc4906_995938886111" text:style-name="Index_20_Link" text:visited-style-name="Index_20_Link">Brush Settings Panel - Scrape brush<text:tab/>21</text:a></text:p>
          <text:p text:style-name="P207"><text:a xlink:type="simple" xlink:href="#__RefHeading___Toc2144_204504766611111211111" text:style-name="Index_20_Link" text:visited-style-name="Index_20_Link">Direction Fill / Deepen<text:tab/>21</text:a></text:p>
          <text:p text:style-name="P207"><text:a xlink:type="simple" xlink:href="#__RefHeading___Toc4953_99593888611" text:style-name="Index_20_Link" text:visited-style-name="Index_20_Link">Plane Offset<text:tab/>21</text:a></text:p>
          <text:p text:style-name="P207"><text:a xlink:type="simple" xlink:href="#__RefHeading___Toc2150_2045047666211" text:style-name="Index_20_Link" text:visited-style-name="Index_20_Link">Plane Trim<text:tab/>21</text:a></text:p>
          <text:p text:style-name="P207"><text:a xlink:type="simple" xlink:href="#__RefHeading___Toc6183_1688839976" text:style-name="Index_20_Link" text:visited-style-name="Index_20_Link">Area Radius<text:tab/>21</text:a></text:p>
          <text:p text:style-name="P207"><text:a xlink:type="simple" xlink:href="#__RefHeading___Toc3718_25845868191" text:style-name="Index_20_Link" text:visited-style-name="Index_20_Link">Invert to Fill<text:tab/>21</text:a></text:p>
          <text:p text:style-name="P206"><text:a xlink:type="simple" xlink:href="#__RefHeading___Toc4906_9959388861111" text:style-name="Index_20_Link" text:visited-style-name="Index_20_Link">Brush Settings Panel - Multi-plane Scrape brush<text:tab/>22</text:a></text:p>
          <text:p text:style-name="P207"><text:a xlink:type="simple" xlink:href="#__RefHeading___Toc3722_2584586819" text:style-name="Index_20_Link" text:visited-style-name="Index_20_Link">Plane Angle<text:tab/>22</text:a></text:p>
          <text:p text:style-name="P207"><text:a xlink:type="simple" xlink:href="#__RefHeading___Toc3724_2584586819" text:style-name="Index_20_Link" text:visited-style-name="Index_20_Link">Dynamic Mode<text:tab/>22</text:a></text:p>
          <text:p text:style-name="P207"><text:a xlink:type="simple" xlink:href="#__RefHeading___Toc3726_2584586819" text:style-name="Index_20_Link" text:visited-style-name="Index_20_Link">Show Cursor Preview<text:tab/>22</text:a></text:p>
          <text:p text:style-name="P206"><text:a xlink:type="simple" xlink:href="#__RefHeading___Toc4906_99593888611111" text:style-name="Index_20_Link" text:visited-style-name="Index_20_Link">Brush Settings Panel - Pinch brush<text:tab/>22</text:a></text:p>
          <text:p text:style-name="P207"><text:a xlink:type="simple" xlink:href="#__RefHeading___Toc2144_20450476661111121111111" text:style-name="Index_20_Link" text:visited-style-name="Index_20_Link">Direction Magnify / Pinch<text:tab/>22</text:a></text:p>
          <text:p text:style-name="P207"><text:a xlink:type="simple" xlink:href="#__RefHeading___Toc16599_209165582721111" text:style-name="Index_20_Link" text:visited-style-name="Index_20_Link">Autosmooth<text:tab/>22</text:a></text:p>
          <text:p text:style-name="P206"><text:a xlink:type="simple" xlink:href="#__RefHeading___Toc4906_995938886111111" text:style-name="Index_20_Link" text:visited-style-name="Index_20_Link">Brush Settings Panel - Grab brush<text:tab/>23</text:a></text:p>
          <text:p text:style-name="P207"><text:a xlink:type="simple" xlink:href="#__RefHeading___Toc2146_20450476661" text:style-name="Index_20_Link" text:visited-style-name="Index_20_Link">Normal Weight<text:tab/>23</text:a></text:p>
          <text:p text:style-name="P207"><text:a xlink:type="simple" xlink:href="#__RefHeading___Toc2164_2045047666" text:style-name="Index_20_Link" text:visited-style-name="Index_20_Link">Grab active Vertex<text:tab/>23</text:a></text:p>
          <text:p text:style-name="P207"><text:a xlink:type="simple" xlink:href="#__RefHeading___Toc7374_2624688737" text:style-name="Index_20_Link" text:visited-style-name="Index_20_Link">Grab Silhouette<text:tab/>23</text:a></text:p>
          <text:p text:style-name="P206"><text:a xlink:type="simple" xlink:href="#__RefHeading___Toc4906_9959388861111111" text:style-name="Index_20_Link" text:visited-style-name="Index_20_Link">Brush Settings Panel - Elastic Deform brush<text:tab/>23</text:a></text:p>
          <text:p text:style-name="P207"><text:a xlink:type="simple" xlink:href="#__RefHeading___Toc2146_204504766611" text:style-name="Index_20_Link" text:visited-style-name="Index_20_Link">Normal Weight<text:tab/>23</text:a></text:p>
          <text:p text:style-name="P207"><text:a xlink:type="simple" xlink:href="#__RefHeading___Toc7312_2571451966" text:style-name="Index_20_Link" text:visited-style-name="Index_20_Link">Deformation<text:tab/>23</text:a></text:p>
          <text:p text:style-name="P207"><text:a xlink:type="simple" xlink:href="#__RefHeading___Toc2168_2045047666" text:style-name="Index_20_Link" text:visited-style-name="Index_20_Link">Volume Preservation<text:tab/>24</text:a></text:p>
          <text:p text:style-name="P206"><text:a xlink:type="simple" xlink:href="#__RefHeading___Toc4906_99593888611111111" text:style-name="Index_20_Link" text:visited-style-name="Index_20_Link">Brush Settings Panel - Snake Hook brush<text:tab/>24</text:a></text:p>
          <text:p text:style-name="P207"><text:a xlink:type="simple" xlink:href="#__RefHeading___Toc2146_2045047666111" text:style-name="Index_20_Link" text:visited-style-name="Index_20_Link">Normal Weight<text:tab/>24</text:a></text:p>
          <text:p text:style-name="P207"><text:a xlink:type="simple" xlink:href="#__RefHeading___Toc2160_20450476662" text:style-name="Index_20_Link" text:visited-style-name="Index_20_Link">Magnify<text:tab/>24</text:a></text:p>
          <text:p text:style-name="P207"><text:a xlink:type="simple" xlink:href="#__RefHeading___Toc2170_2045047666" text:style-name="Index_20_Link" text:visited-style-name="Index_20_Link">Rake<text:tab/>24</text:a></text:p>
          <text:p text:style-name="P207"><text:a xlink:type="simple" xlink:href="#__RefHeading___Toc6235_4205276986" text:style-name="Index_20_Link" text:visited-style-name="Index_20_Link">Deformation<text:tab/>24</text:a></text:p>
          <text:p text:style-name="P206"><text:a xlink:type="simple" xlink:href="#__RefHeading___Toc4906_995938886111111111" text:style-name="Index_20_Link" text:visited-style-name="Index_20_Link">Brush Settings Panel - Thumb brush<text:tab/>24</text:a></text:p>
          <text:p text:style-name="P206"><text:a xlink:type="simple" xlink:href="#__RefHeading___Toc4906_9959388861111111111" text:style-name="Index_20_Link" text:visited-style-name="Index_20_Link">Brush Settings Panel - Pose brush<text:tab/>25</text:a></text:p>
          <text:p text:style-name="P207"><text:a xlink:type="simple" xlink:href="#__RefHeading___Toc4402_2072553401" text:style-name="Index_20_Link" text:visited-style-name="Index_20_Link">Deformation Target<text:tab/>25</text:a></text:p>
          <text:p text:style-name="P207"><text:a xlink:type="simple" xlink:href="#__RefHeading___Toc4405_2072553401" text:style-name="Index_20_Link" text:visited-style-name="Index_20_Link">Deformation<text:tab/>25</text:a></text:p>
          <text:p text:style-name="P207"><text:a xlink:type="simple" xlink:href="#__RefHeading___Toc47383_7226649331" text:style-name="Index_20_Link" text:visited-style-name="Index_20_Link">Rotation Origins<text:tab/>25</text:a></text:p>
          <text:p text:style-name="P207"><text:a xlink:type="simple" xlink:href="#__RefHeading___Toc2172_2045047666" text:style-name="Index_20_Link" text:visited-style-name="Index_20_Link">Pose Origin Offset<text:tab/>25</text:a></text:p>
          <text:p text:style-name="P207"><text:a xlink:type="simple" xlink:href="#__RefHeading___Toc3649_425130296" text:style-name="Index_20_Link" text:visited-style-name="Index_20_Link">Smooth Iterations<text:tab/>25</text:a></text:p>
          <text:p text:style-name="P207"><text:a xlink:type="simple" xlink:href="#__RefHeading___Toc3651_425130296" text:style-name="Index_20_Link" text:visited-style-name="Index_20_Link">Pose IK Segments<text:tab/>26</text:a></text:p>
          <text:p text:style-name="P207"><text:a xlink:type="simple" xlink:href="#__RefHeading___Toc3653_425130296" text:style-name="Index_20_Link" text:visited-style-name="Index_20_Link">Keep Anchor Point<text:tab/>26</text:a></text:p>
          <text:p text:style-name="P207"><text:a xlink:type="simple" xlink:href="#__RefHeading___Toc4344_2752109572" text:style-name="Index_20_Link" text:visited-style-name="Index_20_Link">Connected only<text:tab/>26</text:a></text:p>
          <text:p text:style-name="P207"><text:a xlink:type="simple" xlink:href="#__RefHeading___Toc4346_2752109572" text:style-name="Index_20_Link" text:visited-style-name="Index_20_Link">Max Element Distance<text:tab/>26</text:a></text:p>
          <text:p text:style-name="P206"><text:a xlink:type="simple" xlink:href="#__RefHeading___Toc4906_99593888611111111111" text:style-name="Index_20_Link" text:visited-style-name="Index_20_Link">Brush Settings Panel - Nudge brush<text:tab/>26</text:a></text:p>
          <text:p text:style-name="P206"><text:a xlink:type="simple" xlink:href="#__RefHeading___Toc4906_995938886111111111111" text:style-name="Index_20_Link" text:visited-style-name="Index_20_Link">Brush Settings Panel - Rotate brush<text:tab/>26</text:a></text:p>
          <text:p text:style-name="P206"><text:a xlink:type="simple" xlink:href="#__RefHeading___Toc4906_9959388861111111111111" text:style-name="Index_20_Link" text:visited-style-name="Index_20_Link">Brush Settings Panel - Slide Relax brush<text:tab/>26</text:a></text:p>
          <text:p text:style-name="P207"><text:a xlink:type="simple" xlink:href="#__RefHeading___Toc7314_2571451966" text:style-name="Index_20_Link" text:visited-style-name="Index_20_Link">Deformation<text:tab/>27</text:a></text:p>
          <text:p text:style-name="P206"><text:a xlink:type="simple" xlink:href="#__RefHeading___Toc4906_99593888611111111111111" text:style-name="Index_20_Link" text:visited-style-name="Index_20_Link">Brush Settings Panel - Boundary brush<text:tab/>27</text:a></text:p>
          <text:p text:style-name="P207"><text:a xlink:type="simple" xlink:href="#__RefHeading___Toc7316_2571451966" text:style-name="Index_20_Link" text:visited-style-name="Index_20_Link">Deformation Target<text:tab/>27</text:a></text:p>
          <text:p text:style-name="P207"><text:a xlink:type="simple" xlink:href="#__RefHeading___Toc7328_2571451966" text:style-name="Index_20_Link" text:visited-style-name="Index_20_Link">Deformation<text:tab/>27</text:a></text:p>
          <text:p text:style-name="P207"><text:a xlink:type="simple" xlink:href="#__RefHeading___Toc4447_2280101440" text:style-name="Index_20_Link" text:visited-style-name="Index_20_Link">Boundary Falloff<text:tab/>27</text:a></text:p>
          <text:p text:style-name="P207"><text:a xlink:type="simple" xlink:href="#__RefHeading___Toc4449_2280101440" text:style-name="Index_20_Link" text:visited-style-name="Index_20_Link">Boundary Origin Offset<text:tab/>27</text:a></text:p>
          <text:p text:style-name="P206"><text:a xlink:type="simple" xlink:href="#__RefHeading___Toc4906_995938886111111111111111" text:style-name="Index_20_Link" text:visited-style-name="Index_20_Link">Brush Settings Panel - Cloth brush<text:tab/>28</text:a></text:p>
          <text:p text:style-name="P207"><text:a xlink:type="simple" xlink:href="#__RefHeading___Toc2156_20450476661" text:style-name="Index_20_Link" text:visited-style-name="Index_20_Link">Persistent<text:tab/>28</text:a></text:p>
          <text:p text:style-name="P207"><text:soft-page-break/><text:a xlink:type="simple" xlink:href="#__RefHeading___Toc5638_2521591675" text:style-name="Index_20_Link" text:visited-style-name="Index_20_Link">Simulation Area<text:tab/>28</text:a></text:p>
          <text:p text:style-name="P207"><text:a xlink:type="simple" xlink:href="#__RefHeading___Toc3732_2584586819" text:style-name="Index_20_Link" text:visited-style-name="Index_20_Link">Deformation<text:tab/>29</text:a></text:p>
          <text:p text:style-name="P207"><text:a xlink:type="simple" xlink:href="#__RefHeading___Toc3734_2584586819" text:style-name="Index_20_Link" text:visited-style-name="Index_20_Link">Force Falloff<text:tab/>29</text:a></text:p>
          <text:p text:style-name="P207"><text:a xlink:type="simple" xlink:href="#__RefHeading___Toc3736_2584586819" text:style-name="Index_20_Link" text:visited-style-name="Index_20_Link">Cloth Mass<text:tab/>29</text:a></text:p>
          <text:p text:style-name="P207"><text:a xlink:type="simple" xlink:href="#__RefHeading___Toc3738_2584586819" text:style-name="Index_20_Link" text:visited-style-name="Index_20_Link">Cloth Damping<text:tab/>29</text:a></text:p>
          <text:p text:style-name="P207"><text:a xlink:type="simple" xlink:href="#__RefHeading___Toc4323_1589190179" text:style-name="Index_20_Link" text:visited-style-name="Index_20_Link">Soft Body Influence<text:tab/>29</text:a></text:p>
          <text:p text:style-name="P207"><text:a xlink:type="simple" xlink:href="#__RefHeading___Toc5647_2521591675" text:style-name="Index_20_Link" text:visited-style-name="Index_20_Link">Enable Collision<text:tab/>29</text:a></text:p>
          <text:p text:style-name="P206"><text:a xlink:type="simple" xlink:href="#__RefHeading___Toc4906_9959388861111111111111111" text:style-name="Index_20_Link" text:visited-style-name="Index_20_Link">Brush Settings Panel - Simplify brush<text:tab/>29</text:a></text:p>
          <text:p text:style-name="P206"><text:a xlink:type="simple" xlink:href="#__RefHeading___Toc4906_99593888611111111111111111" text:style-name="Index_20_Link" text:visited-style-name="Index_20_Link">Brush Settings Panel - Mask brush<text:tab/>30</text:a></text:p>
          <text:p text:style-name="P207"><text:a xlink:type="simple" xlink:href="#__RefHeading___Toc2144_20450476662" text:style-name="Index_20_Link" text:visited-style-name="Index_20_Link">Direction Add / Subtract<text:tab/>30</text:a></text:p>
          <text:p text:style-name="P207"><text:a xlink:type="simple" xlink:href="#__RefHeading___Toc2174_2045047666" text:style-name="Index_20_Link" text:visited-style-name="Index_20_Link">Mask Tool<text:tab/>30</text:a></text:p>
          <text:p text:style-name="P206"><text:a xlink:type="simple" xlink:href="#__RefHeading___Toc4906_99593888611111111111111112" text:style-name="Index_20_Link" text:visited-style-name="Index_20_Link">Brush Settings Panel - Multires Displacement Eraser brush<text:tab/>30</text:a></text:p>
          <text:p text:style-name="P206"><text:a xlink:type="simple" xlink:href="#__RefHeading___Toc4906_995938886111111111111111122" text:style-name="Index_20_Link" text:visited-style-name="Index_20_Link">Brush Settings Panel - Multires Displacement Smear brush<text:tab/>30</text:a></text:p>
          <text:p text:style-name="P207"><text:a xlink:type="simple" xlink:href="#__RefHeading___Toc7822_4232467557" text:style-name="Index_20_Link" text:visited-style-name="Index_20_Link">Deformation<text:tab/>30</text:a></text:p>
          <text:p text:style-name="P206"><text:a xlink:type="simple" xlink:href="#__RefHeading___Toc4906_995938886111111111111111121" text:style-name="Index_20_Link" text:visited-style-name="Index_20_Link">Brush Settings Panel - Draw Face Sets brush<text:tab/>31</text:a></text:p>
          <text:p text:style-name="P206"><text:a xlink:type="simple" xlink:href="#__RefHeading___Toc3089_2573843734" text:style-name="Index_20_Link" text:visited-style-name="Index_20_Link">Brush Settings Panel - Advanced Sub panel<text:tab/>31</text:a></text:p>
          <text:p text:style-name="P207"><text:a xlink:type="simple" xlink:href="#__RefHeading___Toc2881_3813164869" text:style-name="Index_20_Link" text:visited-style-name="Index_20_Link">Topology Automasking<text:tab/>31</text:a></text:p>
          <text:p text:style-name="P207"><text:a xlink:type="simple" xlink:href="#__RefHeading___Toc9697_1824433352" text:style-name="Index_20_Link" text:visited-style-name="Index_20_Link">Face Sets Auto-masking<text:tab/>31</text:a></text:p>
          <text:p text:style-name="P207"><text:a xlink:type="simple" xlink:href="#__RefHeading___Toc2883_3813164869" text:style-name="Index_20_Link" text:visited-style-name="Index_20_Link">Accumulate<text:tab/>31</text:a></text:p>
          <text:p text:style-name="P207"><text:a xlink:type="simple" xlink:href="#__RefHeading___Toc16601_2091655827" text:style-name="Index_20_Link" text:visited-style-name="Index_20_Link">Sculpt Plane<text:tab/>31</text:a></text:p>
          <text:p text:style-name="P207"><text:a xlink:type="simple" xlink:href="#__RefHeading___Toc2182_2045047666" text:style-name="Index_20_Link" text:visited-style-name="Index_20_Link">Original Normal<text:tab/>31</text:a></text:p>
          <text:p text:style-name="P207"><text:a xlink:type="simple" xlink:href="#__RefHeading___Toc2182_20450476661" text:style-name="Index_20_Link" text:visited-style-name="Index_20_Link">Original Plane<text:tab/>32</text:a></text:p>
          <text:p text:style-name="P206"><text:a xlink:type="simple" xlink:href="#__RefHeading___Toc35616_1352627483" text:style-name="Index_20_Link" text:visited-style-name="Index_20_Link">Brush Settings Panel - Texture Subpanel<text:tab/>32</text:a></text:p>
          <text:p text:style-name="P206"><text:a xlink:type="simple" xlink:href="#__RefHeading___Toc35628_1352627483" text:style-name="Index_20_Link" text:visited-style-name="Index_20_Link">Brush Settings Panel - Stroke Sub panel<text:tab/>38</text:a></text:p>
          <text:p text:style-name="P207"><text:a xlink:type="simple" xlink:href="#__RefHeading___Toc17411_2210550682" text:style-name="Index_20_Link" text:visited-style-name="Index_20_Link">Stroke Panel with Stroke method Space<text:tab/>38</text:a></text:p>
          <text:p text:style-name="P207"><text:a xlink:type="simple" xlink:href="#__RefHeading___Toc17425_2210550682" text:style-name="Index_20_Link" text:visited-style-name="Index_20_Link">Stroke Panel with Stroke method Curve<text:tab/>40</text:a></text:p>
          <text:p text:style-name="P207"><text:a xlink:type="simple" xlink:href="#__RefHeading___Toc17846_4257855860" text:style-name="Index_20_Link" text:visited-style-name="Index_20_Link">Stroke Panel with Stroke method Line<text:tab/>42</text:a></text:p>
          <text:p text:style-name="P207"><text:a xlink:type="simple" xlink:href="#__RefHeading___Toc17852_4257855860" text:style-name="Index_20_Link" text:visited-style-name="Index_20_Link">Stroke Panel with Stroke method Airbrush<text:tab/>43</text:a></text:p>
          <text:p text:style-name="P207"><text:a xlink:type="simple" xlink:href="#__RefHeading___Toc17854_4257855860" text:style-name="Index_20_Link" text:visited-style-name="Index_20_Link">Stroke Panel with Stroke method Anchored<text:tab/>44</text:a></text:p>
          <text:p text:style-name="P207"><text:a xlink:type="simple" xlink:href="#__RefHeading___Toc17858_4257855860" text:style-name="Index_20_Link" text:visited-style-name="Index_20_Link">Stroke Panel with Stroke method Drag dot<text:tab/>45</text:a></text:p>
          <text:p text:style-name="P207"><text:a xlink:type="simple" xlink:href="#__RefHeading___Toc5222_3705283680" text:style-name="Index_20_Link" text:visited-style-name="Index_20_Link">Stroke Panel with Stroke method dot<text:tab/>46</text:a></text:p>
          <text:p text:style-name="P206"><text:a xlink:type="simple" xlink:href="#__RefHeading___Toc35636_1352627483" text:style-name="Index_20_Link" text:visited-style-name="Index_20_Link">Brush Settings Panel - Falloff Sub panel<text:tab/>47</text:a></text:p>
          <text:p text:style-name="P207"><text:a xlink:type="simple" xlink:href="#__RefHeading___Toc36956_542475814" text:style-name="Index_20_Link" text:visited-style-name="Index_20_Link">Selecting Points<text:tab/>47</text:a></text:p>
          <text:p text:style-name="P207"><text:a xlink:type="simple" xlink:href="#__RefHeading___Toc36958_542475814" text:style-name="Index_20_Link" text:visited-style-name="Index_20_Link">Adding Points<text:tab/>47</text:a></text:p>
          <text:p text:style-name="P207"><text:a xlink:type="simple" xlink:href="#__RefHeading___Toc17864_4257855860" text:style-name="Index_20_Link" text:visited-style-name="Index_20_Link">Navigation elements<text:tab/>47</text:a></text:p>
          <text:p text:style-name="P206"><text:a xlink:type="simple" xlink:href="#__RefHeading___Toc8811_3389447698" text:style-name="Index_20_Link" text:visited-style-name="Index_20_Link">Brush Settings Panel - Cursor Sub panel<text:tab/>48</text:a></text:p>
          <text:p text:style-name="P207"><text:a xlink:type="simple" xlink:href="#__RefHeading___Toc8813_3389447698" text:style-name="Index_20_Link" text:visited-style-name="Index_20_Link">Cursor checkbox in header<text:tab/>48</text:a></text:p>
          <text:p text:style-name="P207"><text:a xlink:type="simple" xlink:href="#__RefHeading___Toc8815_3389447698" text:style-name="Index_20_Link" text:visited-style-name="Index_20_Link">Cursor Color<text:tab/>48</text:a></text:p>
          <text:p text:style-name="P207"><text:a xlink:type="simple" xlink:href="#__RefHeading___Toc8817_3389447698" text:style-name="Index_20_Link" text:visited-style-name="Index_20_Link">Inverse Color<text:tab/>49</text:a></text:p>
          <text:p text:style-name="P207"><text:a xlink:type="simple" xlink:href="#__RefHeading___Toc8819_3389447698" text:style-name="Index_20_Link" text:visited-style-name="Index_20_Link">Falloff Opacity<text:tab/>49</text:a></text:p>
          <text:p text:style-name="P207"><text:a xlink:type="simple" xlink:href="#__RefHeading___Toc8821_3389447698" text:style-name="Index_20_Link" text:visited-style-name="Index_20_Link">Texture Opacity<text:tab/>49</text:a></text:p>
          <text:p text:style-name="P206"><text:a xlink:type="simple" xlink:href="#__RefHeading___Toc35640_1352627483" text:style-name="Index_20_Link" text:visited-style-name="Index_20_Link">Dyntopo Panel<text:tab/>49</text:a></text:p>
          <text:p text:style-name="P207"><text:a xlink:type="simple" xlink:href="#__RefHeading___Toc35642_1352627483" text:style-name="Index_20_Link" text:visited-style-name="Index_20_Link">Dyntopo Panel<text:tab/>49</text:a></text:p>
          <text:p text:style-name="P206"><text:a xlink:type="simple" xlink:href="#__RefHeading___Toc8848_3389447698" text:style-name="Index_20_Link" text:visited-style-name="Index_20_Link">Remesh Panel<text:tab/>51</text:a></text:p>
          <text:p text:style-name="P207"><text:a xlink:type="simple" xlink:href="#__RefHeading___Toc8850_3389447698" text:style-name="Index_20_Link" text:visited-style-name="Index_20_Link">Voxel Size<text:tab/>51</text:a></text:p>
          <text:p text:style-name="P207"><text:a xlink:type="simple" xlink:href="#__RefHeading___Toc8852_3389447698" text:style-name="Index_20_Link" text:visited-style-name="Index_20_Link">Adaptivity<text:tab/>51</text:a></text:p>
          <text:p text:style-name="P207"><text:a xlink:type="simple" xlink:href="#__RefHeading___Toc8854_3389447698" text:style-name="Index_20_Link" text:visited-style-name="Index_20_Link">Fix Poles<text:tab/>51</text:a></text:p>
          <text:p text:style-name="P207"><text:a xlink:type="simple" xlink:href="#__RefHeading___Toc8856_3389447698" text:style-name="Index_20_Link" text:visited-style-name="Index_20_Link">Smooth Normals<text:tab/>51</text:a></text:p>
          <text:p text:style-name="P207"><text:a xlink:type="simple" xlink:href="#__RefHeading___Toc47387_722664933" text:style-name="Index_20_Link" text:visited-style-name="Index_20_Link">Preserve<text:tab/>51</text:a></text:p>
          <text:p text:style-name="P207"><text:a xlink:type="simple" xlink:href="#__RefHeading___Toc8862_3389447698" text:style-name="Index_20_Link" text:visited-style-name="Index_20_Link">Remesh<text:tab/>52</text:a></text:p>
          <text:p text:style-name="P206"><text:a xlink:type="simple" xlink:href="#__RefHeading___Toc5303_3705283680" text:style-name="Index_20_Link" text:visited-style-name="Index_20_Link">Symmetry Panel<text:tab/>52</text:a></text:p>
          <text:p text:style-name="P207"><text:a xlink:type="simple" xlink:href="#__RefHeading___Toc18150_1853030663" text:style-name="Index_20_Link" text:visited-style-name="Index_20_Link">Mirror<text:tab/>52</text:a></text:p>
          <text:p text:style-name="P207"><text:soft-page-break/><text:a xlink:type="simple" xlink:href="#__RefHeading___Toc5305_3705283680" text:style-name="Index_20_Link" text:visited-style-name="Index_20_Link">Lock<text:tab/>52</text:a></text:p>
          <text:p text:style-name="P207"><text:a xlink:type="simple" xlink:href="#__RefHeading___Toc18158_1853030663" text:style-name="Index_20_Link" text:visited-style-name="Index_20_Link">Tiling<text:tab/>52</text:a></text:p>
          <text:p text:style-name="P207"><text:a xlink:type="simple" xlink:href="#__RefHeading___Toc47389_722664933" text:style-name="Index_20_Link" text:visited-style-name="Index_20_Link">Feather<text:tab/>52</text:a></text:p>
          <text:p text:style-name="P207"><text:a xlink:type="simple" xlink:href="#__RefHeading___Toc18152_1853030663" text:style-name="Index_20_Link" text:visited-style-name="Index_20_Link">Radial<text:tab/>53</text:a></text:p>
          <text:p text:style-name="P207"><text:a xlink:type="simple" xlink:href="#__RefHeading___Toc18160_1853030663" text:style-name="Index_20_Link" text:visited-style-name="Index_20_Link">Tile Offset<text:tab/>53</text:a></text:p>
          <text:p text:style-name="P207"><text:a xlink:type="simple" xlink:href="#__RefHeading___Toc8864_3389447698" text:style-name="Index_20_Link" text:visited-style-name="Index_20_Link">Direction<text:tab/>53</text:a></text:p>
          <text:p text:style-name="P207"><text:a xlink:type="simple" xlink:href="#__RefHeading___Toc8866_3389447698" text:style-name="Index_20_Link" text:visited-style-name="Index_20_Link">Symmetrize<text:tab/>53</text:a></text:p>
          <text:p text:style-name="P206"><text:a xlink:type="simple" xlink:href="#__RefHeading___Toc5299_3705283680" text:style-name="Index_20_Link" text:visited-style-name="Index_20_Link">Sculpt Mode - Options Panel<text:tab/>53</text:a></text:p>
          <text:p text:style-name="P207"><text:a xlink:type="simple" xlink:href="#__RefHeading___Toc47391_722664933" text:style-name="Index_20_Link" text:visited-style-name="Index_20_Link">Display<text:tab/>53</text:a></text:p>
          <text:p text:style-name="P207"><text:a xlink:type="simple" xlink:href="#__RefHeading___Toc47393_722664933" text:style-name="Index_20_Link" text:visited-style-name="Index_20_Link"><text:s/>Auto Masking<text:tab/>54</text:a></text:p>
          <text:p text:style-name="P207"><text:a xlink:type="simple" xlink:href="#__RefHeading___Toc36962_542475814" text:style-name="Index_20_Link" text:visited-style-name="Index_20_Link">Gravity sub panel<text:tab/>54</text:a></text:p>
        </text:index-body>
      </text:table-of-content>
      <text:p text:style-name="P24"/>
      <table:table table:name="Tabelle1" table:style-name="Tabelle1">
        <table:table-column table:style-name="Tabelle1.A"/>
        <table:table-row table:style-name="TableLine1798080175152">
          <table:table-cell table:style-name="Tabelle1.A1" office:value-type="string">
            <text:h text:style-name="P216" text:outline-level="1"><text:bookmark-start text:name="__RefHeading___Toc2142_2045047666"/>D<text:span text:style-name="T43">etailed table of content</text:span><text:bookmark-end text:name="__RefHeading___Toc2142_2045047666"/></text:h>
          </table:table-cell>
        </table:table-row>
      </table:table>
      <text:p text:style-name="P2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6"><text:a xlink:type="simple" xlink:href="#__RefHeading___Toc2142_2045047666" text:style-name="Index_20_Link" text:visited-style-name="Index_20_Link">Detailed table of content<text:tab/>4</text:a></text:p>
          <text:p text:style-name="P206"><text:a xlink:type="simple" xlink:href="#__RefHeading___Toc3142_1352627483" text:style-name="Index_20_Link" text:visited-style-name="Index_20_Link">Tools Tab in Sculpt Mode<text:tab/>11</text:a></text:p>
          <text:p text:style-name="P206"><text:a xlink:type="simple" xlink:href="#__RefHeading___Toc2977_3160775060" text:style-name="Index_20_Link" text:visited-style-name="Index_20_Link">Brushes Panel<text:tab/>11</text:a></text:p>
          <text:p text:style-name="P208"><text:a xlink:type="simple" xlink:href="#__RefHeading___Toc2982_3160775060" text:style-name="Index_20_Link" text:visited-style-name="Index_20_Link">Browse Brush<text:tab/>11</text:a></text:p>
          <text:p text:style-name="P207"><text:a xlink:type="simple" xlink:href="#__RefHeading___Toc2979_3160775060" text:style-name="Index_20_Link" text:visited-style-name="Index_20_Link">Custom Icon<text:tab/>11</text:a></text:p>
          <text:p text:style-name="P206"><text:a xlink:type="simple" xlink:href="#__RefHeading___Toc36988_1464326807" text:style-name="Index_20_Link" text:visited-style-name="Index_20_Link">Brush Settings Panel<text:tab/>12</text:a></text:p>
          <text:p text:style-name="P206"><text:a xlink:type="simple" xlink:href="#__RefHeading___Toc9839_3266742963" text:style-name="Index_20_Link" text:visited-style-name="Index_20_Link">Brush Settings Panel - Common Settings<text:tab/>12</text:a></text:p>
          <text:p text:style-name="P207"><text:a xlink:type="simple" xlink:href="#__RefHeading___Toc9841_3266742963" text:style-name="Index_20_Link" text:visited-style-name="Index_20_Link">Radius<text:tab/>12</text:a></text:p>
          <text:p text:style-name="P208"><text:a xlink:type="simple" xlink:href="#__RefHeading___Toc2984_3160775060" text:style-name="Index_20_Link" text:visited-style-name="Index_20_Link">Size Pressure<text:tab/>12</text:a></text:p>
          <text:p text:style-name="P208"><text:a xlink:type="simple" xlink:href="#__RefHeading___Toc2986_3160775060" text:style-name="Index_20_Link" text:visited-style-name="Index_20_Link">Use Unified Radius<text:tab/>13</text:a></text:p>
          <text:p text:style-name="P207"><text:a xlink:type="simple" xlink:href="#__RefHeading___Toc2988_3160775060" text:style-name="Index_20_Link" text:visited-style-name="Index_20_Link">Radius Unit<text:tab/>13</text:a></text:p>
          <text:p text:style-name="P207"><text:a xlink:type="simple" xlink:href="#__RefHeading___Toc9387_2173746045" text:style-name="Index_20_Link" text:visited-style-name="Index_20_Link">Strength<text:tab/>13</text:a></text:p>
          <text:p text:style-name="P208"><text:a xlink:type="simple" xlink:href="#__RefHeading___Toc3091_2573843734" text:style-name="Index_20_Link" text:visited-style-name="Index_20_Link">Size Pressure<text:tab/>13</text:a></text:p>
          <text:p text:style-name="P208"><text:a xlink:type="simple" xlink:href="#__RefHeading___Toc2986_31607750601" text:style-name="Index_20_Link" text:visited-style-name="Index_20_Link">Use Unified Radius<text:tab/>13</text:a></text:p>
          <text:p text:style-name="P207"><text:a xlink:type="simple" xlink:href="#__RefHeading___Toc6215_2153126505" text:style-name="Index_20_Link" text:visited-style-name="Index_20_Link">Front Faces Only<text:tab/>13</text:a></text:p>
          <text:p text:style-name="P207"><text:a xlink:type="simple" xlink:href="#__RefHeading___Toc2146_2045047666" text:style-name="Index_20_Link" text:visited-style-name="Index_20_Link">Normal Radius<text:tab/>13</text:a></text:p>
          <text:p text:style-name="P207"><text:a xlink:type="simple" xlink:href="#__RefHeading___Toc9695_1824433352" text:style-name="Index_20_Link" text:visited-style-name="Index_20_Link">Hardness<text:tab/>13</text:a></text:p>
          <text:p text:style-name="P208"><text:a xlink:type="simple" xlink:href="#__RefHeading___Toc4338_1813411384" text:style-name="Index_20_Link" text:visited-style-name="Index_20_Link">Invert Pressure for Hardness<text:tab/>13</text:a></text:p>
          <text:p text:style-name="P208"><text:a xlink:type="simple" xlink:href="#__RefHeading___Toc4340_1813411384" text:style-name="Index_20_Link" text:visited-style-name="Index_20_Link">Use pressure for hardness<text:tab/>13</text:a></text:p>
          <text:p text:style-name="P207"><text:a xlink:type="simple" xlink:href="#__RefHeading___Toc16599_209165582721111111111111111" text:style-name="Index_20_Link" text:visited-style-name="Index_20_Link">Autosmooth<text:tab/>13</text:a></text:p>
          <text:p text:style-name="P208"><text:a xlink:type="simple" xlink:href="#__RefHeading___Toc9866_3266742963" text:style-name="Index_20_Link" text:visited-style-name="Index_20_Link">Use pressure for hardness<text:tab/>14</text:a></text:p>
          <text:p text:style-name="P206"><text:a xlink:type="simple" xlink:href="#__RefHeading___Toc4880_995938886" text:style-name="Index_20_Link" text:visited-style-name="Index_20_Link">Brush Settings Panel - Draw brush<text:tab/>14</text:a></text:p>
          <text:p text:style-name="P207"><text:a xlink:type="simple" xlink:href="#__RefHeading___Toc2144_2045047666" text:style-name="Index_20_Link" text:visited-style-name="Index_20_Link">Direction Add / Subtract<text:tab/>14</text:a></text:p>
          <text:p text:style-name="P206"><text:a xlink:type="simple" xlink:href="#__RefHeading___Toc4882_995938886" text:style-name="Index_20_Link" text:visited-style-name="Index_20_Link">Brush Settings Panel - Draw Sharp brush<text:tab/>14</text:a></text:p>
          <text:p text:style-name="P207"><text:a xlink:type="simple" xlink:href="#__RefHeading___Toc2144_20450476661" text:style-name="Index_20_Link" text:visited-style-name="Index_20_Link">Direction Add / Subtract<text:tab/>14</text:a></text:p>
          <text:p text:style-name="P206"><text:a xlink:type="simple" xlink:href="#__RefHeading___Toc4884_995938886" text:style-name="Index_20_Link" text:visited-style-name="Index_20_Link">Brush Settings Panel - Clay brush<text:tab/>15</text:a></text:p>
          <text:p text:style-name="P207"><text:a xlink:type="simple" xlink:href="#__RefHeading___Toc2144_204504766611" text:style-name="Index_20_Link" text:visited-style-name="Index_20_Link">Direction Add / Subtract<text:tab/>15</text:a></text:p>
          <text:p text:style-name="P207"><text:a xlink:type="simple" xlink:href="#__RefHeading___Toc4886_995938886" text:style-name="Index_20_Link" text:visited-style-name="Index_20_Link">Plane Offset<text:tab/>15</text:a></text:p>
          <text:p text:style-name="P207"><text:a xlink:type="simple" xlink:href="#__RefHeading___Toc7418_2624688737" text:style-name="Index_20_Link" text:visited-style-name="Index_20_Link">Plane Trim<text:tab/>15</text:a></text:p>
          <text:p text:style-name="P206"><text:a xlink:type="simple" xlink:href="#__RefHeading___Toc4888_995938886" text:style-name="Index_20_Link" text:visited-style-name="Index_20_Link">Brush Settings Panel - Clay Strip brush<text:tab/>15</text:a></text:p>
          <text:p text:style-name="P207"><text:a xlink:type="simple" xlink:href="#__RefHeading___Toc2144_2045047666111" text:style-name="Index_20_Link" text:visited-style-name="Index_20_Link">Direction Add / Subtract<text:tab/>16</text:a></text:p>
          <text:p text:style-name="P207"><text:a xlink:type="simple" xlink:href="#__RefHeading___Toc4890_995938886" text:style-name="Index_20_Link" text:visited-style-name="Index_20_Link">Plane Offset<text:tab/>16</text:a></text:p>
          <text:p text:style-name="P207"><text:a xlink:type="simple" xlink:href="#__RefHeading___Toc2150_2045047666" text:style-name="Index_20_Link" text:visited-style-name="Index_20_Link">Plane Trim<text:tab/>16</text:a></text:p>
          <text:p text:style-name="P208"><text:a xlink:type="simple" xlink:href="#__RefHeading___Toc2152_2045047666" text:style-name="Index_20_Link" text:visited-style-name="Index_20_Link">Distance<text:tab/>16</text:a></text:p>
          <text:p text:style-name="P207"><text:soft-page-break/><text:a xlink:type="simple" xlink:href="#__RefHeading___Toc4892_995938886" text:style-name="Index_20_Link" text:visited-style-name="Index_20_Link">Tip roundness<text:tab/>16</text:a></text:p>
          <text:p text:style-name="P206"><text:a xlink:type="simple" xlink:href="#__RefHeading___Toc4894_995938886" text:style-name="Index_20_Link" text:visited-style-name="Index_20_Link">Brush Settings Panel - Clay Thumb brush<text:tab/>16</text:a></text:p>
          <text:p text:style-name="P207"><text:a xlink:type="simple" xlink:href="#__RefHeading___Toc4896_995938886" text:style-name="Index_20_Link" text:visited-style-name="Index_20_Link">Plane Offset<text:tab/>16</text:a></text:p>
          <text:p text:style-name="P207"><text:a xlink:type="simple" xlink:href="#__RefHeading___Toc2150_20450476661" text:style-name="Index_20_Link" text:visited-style-name="Index_20_Link">Plane Trim<text:tab/>17</text:a></text:p>
          <text:p text:style-name="P208"><text:a xlink:type="simple" xlink:href="#__RefHeading___Toc2152_20450476661" text:style-name="Index_20_Link" text:visited-style-name="Index_20_Link">Distance<text:tab/>17</text:a></text:p>
          <text:p text:style-name="P206"><text:a xlink:type="simple" xlink:href="#__RefHeading___Toc4898_995938886" text:style-name="Index_20_Link" text:visited-style-name="Index_20_Link">Brush Settings Panel - Layer brush<text:tab/>17</text:a></text:p>
          <text:p text:style-name="P207"><text:a xlink:type="simple" xlink:href="#__RefHeading___Toc2144_204504766611111" text:style-name="Index_20_Link" text:visited-style-name="Index_20_Link">Direction Add / Subtract<text:tab/>17</text:a></text:p>
          <text:p text:style-name="P207"><text:a xlink:type="simple" xlink:href="#__RefHeading___Toc2154_2045047666" text:style-name="Index_20_Link" text:visited-style-name="Index_20_Link">Height<text:tab/>17</text:a></text:p>
          <text:p text:style-name="P207"><text:a xlink:type="simple" xlink:href="#__RefHeading___Toc2156_2045047666" text:style-name="Index_20_Link" text:visited-style-name="Index_20_Link">Persistent<text:tab/>17</text:a></text:p>
          <text:p text:style-name="P208"><text:a xlink:type="simple" xlink:href="#__RefHeading___Toc2158_2045047666" text:style-name="Index_20_Link" text:visited-style-name="Index_20_Link">Set Persistent Base<text:tab/>17</text:a></text:p>
          <text:p text:style-name="P206"><text:a xlink:type="simple" xlink:href="#__RefHeading___Toc4900_995938886" text:style-name="Index_20_Link" text:visited-style-name="Index_20_Link">Brush Settings Panel - Inflate brush<text:tab/>18</text:a></text:p>
          <text:p text:style-name="P207"><text:a xlink:type="simple" xlink:href="#__RefHeading___Toc2144_2045047666111111" text:style-name="Index_20_Link" text:visited-style-name="Index_20_Link">Direction Inflate / Deflate<text:tab/>18</text:a></text:p>
          <text:p text:style-name="P206"><text:a xlink:type="simple" xlink:href="#__RefHeading___Toc4902_995938886" text:style-name="Index_20_Link" text:visited-style-name="Index_20_Link">Brush Settings Panel - Blob brush<text:tab/>18</text:a></text:p>
          <text:p text:style-name="P207"><text:a xlink:type="simple" xlink:href="#__RefHeading___Toc2144_2045047666111112" text:style-name="Index_20_Link" text:visited-style-name="Index_20_Link">Direction Add / Subtract<text:tab/>18</text:a></text:p>
          <text:p text:style-name="P207"><text:a xlink:type="simple" xlink:href="#__RefHeading___Toc2160_2045047666" text:style-name="Index_20_Link" text:visited-style-name="Index_20_Link">Magnify<text:tab/>18</text:a></text:p>
          <text:p text:style-name="P206"><text:a xlink:type="simple" xlink:href="#__RefHeading___Toc4904_995938886" text:style-name="Index_20_Link" text:visited-style-name="Index_20_Link">Brush Settings Panel - Crease brush<text:tab/>18</text:a></text:p>
          <text:p text:style-name="P207"><text:a xlink:type="simple" xlink:href="#__RefHeading___Toc2144_20450476661111121" text:style-name="Index_20_Link" text:visited-style-name="Index_20_Link">Direction Add / Subtract<text:tab/>19</text:a></text:p>
          <text:p text:style-name="P207"><text:a xlink:type="simple" xlink:href="#__RefHeading___Toc2160_20450476661" text:style-name="Index_20_Link" text:visited-style-name="Index_20_Link">Pinch<text:tab/>19</text:a></text:p>
          <text:p text:style-name="P206"><text:a xlink:type="simple" xlink:href="#__RefHeading___Toc4906_995938886" text:style-name="Index_20_Link" text:visited-style-name="Index_20_Link">Brush Settings Panel - Smooth brush<text:tab/>19</text:a></text:p>
          <text:p text:style-name="P207"><text:a xlink:type="simple" xlink:href="#__RefHeading___Toc2144_204504766611111211" text:style-name="Index_20_Link" text:visited-style-name="Index_20_Link">Direction Smooth / Enhance<text:tab/>19</text:a></text:p>
          <text:p text:style-name="P206"><text:a xlink:type="simple" xlink:href="#__RefHeading___Toc4906_9959388861" text:style-name="Index_20_Link" text:visited-style-name="Index_20_Link">Brush Settings Panel - Flatten brush<text:tab/>19</text:a></text:p>
          <text:p text:style-name="P207"><text:a xlink:type="simple" xlink:href="#__RefHeading___Toc2144_2045047666111112111" text:style-name="Index_20_Link" text:visited-style-name="Index_20_Link">Direction Contrast / Flatten<text:tab/>19</text:a></text:p>
          <text:p text:style-name="P207"><text:a xlink:type="simple" xlink:href="#__RefHeading___Toc4953_995938886" text:style-name="Index_20_Link" text:visited-style-name="Index_20_Link">Plane Offset<text:tab/>19</text:a></text:p>
          <text:p text:style-name="P207"><text:a xlink:type="simple" xlink:href="#__RefHeading___Toc2150_20450476662" text:style-name="Index_20_Link" text:visited-style-name="Index_20_Link">Plane Trim<text:tab/>20</text:a></text:p>
          <text:p text:style-name="P206"><text:a xlink:type="simple" xlink:href="#__RefHeading___Toc4906_99593888611" text:style-name="Index_20_Link" text:visited-style-name="Index_20_Link">Brush Settings Panel - Fill brush<text:tab/>20</text:a></text:p>
          <text:p text:style-name="P207"><text:a xlink:type="simple" xlink:href="#__RefHeading___Toc2144_20450476661111121111" text:style-name="Index_20_Link" text:visited-style-name="Index_20_Link">Direction Fill / Deepen<text:tab/>20</text:a></text:p>
          <text:p text:style-name="P207"><text:a xlink:type="simple" xlink:href="#__RefHeading___Toc4953_9959388861" text:style-name="Index_20_Link" text:visited-style-name="Index_20_Link">Plane Offset<text:tab/>20</text:a></text:p>
          <text:p text:style-name="P207"><text:a xlink:type="simple" xlink:href="#__RefHeading___Toc2150_204504766621" text:style-name="Index_20_Link" text:visited-style-name="Index_20_Link">Plane Trim<text:tab/>20</text:a></text:p>
          <text:p text:style-name="P207"><text:a xlink:type="simple" xlink:href="#__RefHeading___Toc3716_2584586819" text:style-name="Index_20_Link" text:visited-style-name="Index_20_Link">Area Radius<text:tab/>20</text:a></text:p>
          <text:p text:style-name="P208"><text:a xlink:type="simple" xlink:href="#__RefHeading___Toc6185_1688839976" text:style-name="Index_20_Link" text:visited-style-name="Index_20_Link">Size Pressure<text:tab/>20</text:a></text:p>
          <text:p text:style-name="P207"><text:a xlink:type="simple" xlink:href="#__RefHeading___Toc3718_2584586819" text:style-name="Index_20_Link" text:visited-style-name="Index_20_Link">Invert to Scrape<text:tab/>20</text:a></text:p>
          <text:p text:style-name="P206"><text:a xlink:type="simple" xlink:href="#__RefHeading___Toc4906_995938886111" text:style-name="Index_20_Link" text:visited-style-name="Index_20_Link">Brush Settings Panel - Scrape brush<text:tab/>21</text:a></text:p>
          <text:p text:style-name="P207"><text:a xlink:type="simple" xlink:href="#__RefHeading___Toc2144_204504766611111211111" text:style-name="Index_20_Link" text:visited-style-name="Index_20_Link">Direction Fill / Deepen<text:tab/>21</text:a></text:p>
          <text:p text:style-name="P207"><text:a xlink:type="simple" xlink:href="#__RefHeading___Toc4953_99593888611" text:style-name="Index_20_Link" text:visited-style-name="Index_20_Link">Plane Offset<text:tab/>21</text:a></text:p>
          <text:p text:style-name="P207"><text:a xlink:type="simple" xlink:href="#__RefHeading___Toc2150_2045047666211" text:style-name="Index_20_Link" text:visited-style-name="Index_20_Link">Plane Trim<text:tab/>21</text:a></text:p>
          <text:p text:style-name="P207"><text:a xlink:type="simple" xlink:href="#__RefHeading___Toc6183_1688839976" text:style-name="Index_20_Link" text:visited-style-name="Index_20_Link">Area Radius<text:tab/>21</text:a></text:p>
          <text:p text:style-name="P208"><text:a xlink:type="simple" xlink:href="#__RefHeading___Toc6187_1688839976" text:style-name="Index_20_Link" text:visited-style-name="Index_20_Link">Size Pressure<text:tab/>21</text:a></text:p>
          <text:p text:style-name="P207"><text:a xlink:type="simple" xlink:href="#__RefHeading___Toc3718_25845868191" text:style-name="Index_20_Link" text:visited-style-name="Index_20_Link">Invert to Fill<text:tab/>21</text:a></text:p>
          <text:p text:style-name="P206"><text:a xlink:type="simple" xlink:href="#__RefHeading___Toc4906_9959388861111" text:style-name="Index_20_Link" text:visited-style-name="Index_20_Link">Brush Settings Panel - Multi-plane Scrape brush<text:tab/>22</text:a></text:p>
          <text:p text:style-name="P207"><text:a xlink:type="simple" xlink:href="#__RefHeading___Toc3722_2584586819" text:style-name="Index_20_Link" text:visited-style-name="Index_20_Link">Plane Angle<text:tab/>22</text:a></text:p>
          <text:p text:style-name="P207"><text:a xlink:type="simple" xlink:href="#__RefHeading___Toc3724_2584586819" text:style-name="Index_20_Link" text:visited-style-name="Index_20_Link">Dynamic Mode<text:tab/>22</text:a></text:p>
          <text:p text:style-name="P207"><text:a xlink:type="simple" xlink:href="#__RefHeading___Toc3726_2584586819" text:style-name="Index_20_Link" text:visited-style-name="Index_20_Link">Show Cursor Preview<text:tab/>22</text:a></text:p>
          <text:p text:style-name="P206"><text:a xlink:type="simple" xlink:href="#__RefHeading___Toc4906_99593888611111" text:style-name="Index_20_Link" text:visited-style-name="Index_20_Link">Brush Settings Panel - Pinch brush<text:tab/>22</text:a></text:p>
          <text:p text:style-name="P207"><text:a xlink:type="simple" xlink:href="#__RefHeading___Toc2144_20450476661111121111111" text:style-name="Index_20_Link" text:visited-style-name="Index_20_Link">Direction Magnify / Pinch<text:tab/>22</text:a></text:p>
          <text:p text:style-name="P207"><text:a xlink:type="simple" xlink:href="#__RefHeading___Toc16599_209165582721111" text:style-name="Index_20_Link" text:visited-style-name="Index_20_Link">Autosmooth<text:tab/>22</text:a></text:p>
          <text:p text:style-name="P206"><text:a xlink:type="simple" xlink:href="#__RefHeading___Toc4906_995938886111111" text:style-name="Index_20_Link" text:visited-style-name="Index_20_Link">Brush Settings Panel - Grab brush<text:tab/>23</text:a></text:p>
          <text:p text:style-name="P207"><text:a xlink:type="simple" xlink:href="#__RefHeading___Toc2146_20450476661" text:style-name="Index_20_Link" text:visited-style-name="Index_20_Link">Normal Weight<text:tab/>23</text:a></text:p>
          <text:p text:style-name="P207"><text:a xlink:type="simple" xlink:href="#__RefHeading___Toc2164_2045047666" text:style-name="Index_20_Link" text:visited-style-name="Index_20_Link">Grab active Vertex<text:tab/>23</text:a></text:p>
          <text:p text:style-name="P207"><text:a xlink:type="simple" xlink:href="#__RefHeading___Toc7374_2624688737" text:style-name="Index_20_Link" text:visited-style-name="Index_20_Link">Grab Silhouette<text:tab/>23</text:a></text:p>
          <text:p text:style-name="P206"><text:a xlink:type="simple" xlink:href="#__RefHeading___Toc4906_9959388861111111" text:style-name="Index_20_Link" text:visited-style-name="Index_20_Link">Brush Settings Panel - Elastic Deform brush<text:tab/>23</text:a></text:p>
          <text:p text:style-name="P207"><text:a xlink:type="simple" xlink:href="#__RefHeading___Toc2146_204504766611" text:style-name="Index_20_Link" text:visited-style-name="Index_20_Link">Normal Weight<text:tab/>23</text:a></text:p>
          <text:p text:style-name="P207"><text:a xlink:type="simple" xlink:href="#__RefHeading___Toc7312_2571451966" text:style-name="Index_20_Link" text:visited-style-name="Index_20_Link">Deformation<text:tab/>23</text:a></text:p>
          <text:p text:style-name="P207"><text:soft-page-break/><text:a xlink:type="simple" xlink:href="#__RefHeading___Toc2168_2045047666" text:style-name="Index_20_Link" text:visited-style-name="Index_20_Link">Volume Preservation<text:tab/>24</text:a></text:p>
          <text:p text:style-name="P206"><text:a xlink:type="simple" xlink:href="#__RefHeading___Toc4906_99593888611111111" text:style-name="Index_20_Link" text:visited-style-name="Index_20_Link">Brush Settings Panel - Snake Hook brush<text:tab/>24</text:a></text:p>
          <text:p text:style-name="P207"><text:a xlink:type="simple" xlink:href="#__RefHeading___Toc2146_2045047666111" text:style-name="Index_20_Link" text:visited-style-name="Index_20_Link">Normal Weight<text:tab/>24</text:a></text:p>
          <text:p text:style-name="P207"><text:a xlink:type="simple" xlink:href="#__RefHeading___Toc2160_20450476662" text:style-name="Index_20_Link" text:visited-style-name="Index_20_Link">Magnify<text:tab/>24</text:a></text:p>
          <text:p text:style-name="P207"><text:a xlink:type="simple" xlink:href="#__RefHeading___Toc2170_2045047666" text:style-name="Index_20_Link" text:visited-style-name="Index_20_Link">Rake<text:tab/>24</text:a></text:p>
          <text:p text:style-name="P207"><text:a xlink:type="simple" xlink:href="#__RefHeading___Toc6235_4205276986" text:style-name="Index_20_Link" text:visited-style-name="Index_20_Link">Deformation<text:tab/>24</text:a></text:p>
          <text:p text:style-name="P206"><text:a xlink:type="simple" xlink:href="#__RefHeading___Toc4906_995938886111111111" text:style-name="Index_20_Link" text:visited-style-name="Index_20_Link">Brush Settings Panel - Thumb brush<text:tab/>24</text:a></text:p>
          <text:p text:style-name="P206"><text:a xlink:type="simple" xlink:href="#__RefHeading___Toc4906_9959388861111111111" text:style-name="Index_20_Link" text:visited-style-name="Index_20_Link">Brush Settings Panel - Pose brush<text:tab/>25</text:a></text:p>
          <text:p text:style-name="P207"><text:a xlink:type="simple" xlink:href="#__RefHeading___Toc4402_2072553401" text:style-name="Index_20_Link" text:visited-style-name="Index_20_Link">Deformation Target<text:tab/>25</text:a></text:p>
          <text:p text:style-name="P207"><text:a xlink:type="simple" xlink:href="#__RefHeading___Toc4405_2072553401" text:style-name="Index_20_Link" text:visited-style-name="Index_20_Link">Deformation<text:tab/>25</text:a></text:p>
          <text:p text:style-name="P208"><text:a xlink:type="simple" xlink:href="#__RefHeading___Toc5675_25215916751" text:style-name="Index_20_Link" text:visited-style-name="Index_20_Link">Lock Rotation when scaling<text:tab/>25</text:a></text:p>
          <text:p text:style-name="P207"><text:a xlink:type="simple" xlink:href="#__RefHeading___Toc47383_7226649331" text:style-name="Index_20_Link" text:visited-style-name="Index_20_Link">Rotation Origins<text:tab/>25</text:a></text:p>
          <text:p text:style-name="P207"><text:a xlink:type="simple" xlink:href="#__RefHeading___Toc2172_2045047666" text:style-name="Index_20_Link" text:visited-style-name="Index_20_Link">Pose Origin Offset<text:tab/>25</text:a></text:p>
          <text:p text:style-name="P207"><text:a xlink:type="simple" xlink:href="#__RefHeading___Toc3649_425130296" text:style-name="Index_20_Link" text:visited-style-name="Index_20_Link">Smooth Iterations<text:tab/>25</text:a></text:p>
          <text:p text:style-name="P207"><text:a xlink:type="simple" xlink:href="#__RefHeading___Toc3651_425130296" text:style-name="Index_20_Link" text:visited-style-name="Index_20_Link">Pose IK Segments<text:tab/>26</text:a></text:p>
          <text:p text:style-name="P207"><text:a xlink:type="simple" xlink:href="#__RefHeading___Toc3653_425130296" text:style-name="Index_20_Link" text:visited-style-name="Index_20_Link">Keep Anchor Point<text:tab/>26</text:a></text:p>
          <text:p text:style-name="P207"><text:a xlink:type="simple" xlink:href="#__RefHeading___Toc4344_2752109572" text:style-name="Index_20_Link" text:visited-style-name="Index_20_Link">Connected only<text:tab/>26</text:a></text:p>
          <text:p text:style-name="P207"><text:a xlink:type="simple" xlink:href="#__RefHeading___Toc4346_2752109572" text:style-name="Index_20_Link" text:visited-style-name="Index_20_Link">Max Element Distance<text:tab/>26</text:a></text:p>
          <text:p text:style-name="P206"><text:a xlink:type="simple" xlink:href="#__RefHeading___Toc4906_99593888611111111111" text:style-name="Index_20_Link" text:visited-style-name="Index_20_Link">Brush Settings Panel - Nudge brush<text:tab/>26</text:a></text:p>
          <text:p text:style-name="P206"><text:a xlink:type="simple" xlink:href="#__RefHeading___Toc4906_995938886111111111111" text:style-name="Index_20_Link" text:visited-style-name="Index_20_Link">Brush Settings Panel - Rotate brush<text:tab/>26</text:a></text:p>
          <text:p text:style-name="P206"><text:a xlink:type="simple" xlink:href="#__RefHeading___Toc4906_9959388861111111111111" text:style-name="Index_20_Link" text:visited-style-name="Index_20_Link">Brush Settings Panel - Slide Relax brush<text:tab/>26</text:a></text:p>
          <text:p text:style-name="P207"><text:a xlink:type="simple" xlink:href="#__RefHeading___Toc7314_2571451966" text:style-name="Index_20_Link" text:visited-style-name="Index_20_Link">Deformation<text:tab/>27</text:a></text:p>
          <text:p text:style-name="P206"><text:a xlink:type="simple" xlink:href="#__RefHeading___Toc4906_99593888611111111111111" text:style-name="Index_20_Link" text:visited-style-name="Index_20_Link">Brush Settings Panel - Boundary brush<text:tab/>27</text:a></text:p>
          <text:p text:style-name="P207"><text:a xlink:type="simple" xlink:href="#__RefHeading___Toc7316_2571451966" text:style-name="Index_20_Link" text:visited-style-name="Index_20_Link">Deformation Target<text:tab/>27</text:a></text:p>
          <text:p text:style-name="P207"><text:a xlink:type="simple" xlink:href="#__RefHeading___Toc7328_2571451966" text:style-name="Index_20_Link" text:visited-style-name="Index_20_Link">Deformation<text:tab/>27</text:a></text:p>
          <text:p text:style-name="P207"><text:a xlink:type="simple" xlink:href="#__RefHeading___Toc4447_2280101440" text:style-name="Index_20_Link" text:visited-style-name="Index_20_Link">Boundary Falloff<text:tab/>27</text:a></text:p>
          <text:p text:style-name="P207"><text:a xlink:type="simple" xlink:href="#__RefHeading___Toc4449_2280101440" text:style-name="Index_20_Link" text:visited-style-name="Index_20_Link">Boundary Origin Offset<text:tab/>27</text:a></text:p>
          <text:p text:style-name="P206"><text:a xlink:type="simple" xlink:href="#__RefHeading___Toc4906_995938886111111111111111" text:style-name="Index_20_Link" text:visited-style-name="Index_20_Link">Brush Settings Panel - Cloth brush<text:tab/>28</text:a></text:p>
          <text:p text:style-name="P207"><text:a xlink:type="simple" xlink:href="#__RefHeading___Toc2156_20450476661" text:style-name="Index_20_Link" text:visited-style-name="Index_20_Link">Persistent<text:tab/>28</text:a></text:p>
          <text:p text:style-name="P208"><text:a xlink:type="simple" xlink:href="#__RefHeading___Toc2158_20450476661" text:style-name="Index_20_Link" text:visited-style-name="Index_20_Link">Set Persistent Base<text:tab/>28</text:a></text:p>
          <text:p text:style-name="P207"><text:a xlink:type="simple" xlink:href="#__RefHeading___Toc5638_2521591675" text:style-name="Index_20_Link" text:visited-style-name="Index_20_Link">Simulation Area<text:tab/>28</text:a></text:p>
          <text:p text:style-name="P208"><text:a xlink:type="simple" xlink:href="#__RefHeading___Toc3728_2584586819" text:style-name="Index_20_Link" text:visited-style-name="Index_20_Link">Simulation Limit<text:tab/>28</text:a></text:p>
          <text:p text:style-name="P208"><text:a xlink:type="simple" xlink:href="#__RefHeading___Toc3730_2584586819" text:style-name="Index_20_Link" text:visited-style-name="Index_20_Link">Simulation Falloff<text:tab/>28</text:a></text:p>
          <text:p text:style-name="P208"><text:a xlink:type="simple" xlink:href="#__RefHeading___Toc4578_3100894302" text:style-name="Index_20_Link" text:visited-style-name="Index_20_Link">Pin Simulation Boundary<text:tab/>28</text:a></text:p>
          <text:p text:style-name="P207"><text:a xlink:type="simple" xlink:href="#__RefHeading___Toc3732_2584586819" text:style-name="Index_20_Link" text:visited-style-name="Index_20_Link">Deformation<text:tab/>29</text:a></text:p>
          <text:p text:style-name="P207"><text:a xlink:type="simple" xlink:href="#__RefHeading___Toc3734_2584586819" text:style-name="Index_20_Link" text:visited-style-name="Index_20_Link">Force Falloff<text:tab/>29</text:a></text:p>
          <text:p text:style-name="P207"><text:a xlink:type="simple" xlink:href="#__RefHeading___Toc3736_2584586819" text:style-name="Index_20_Link" text:visited-style-name="Index_20_Link">Cloth Mass<text:tab/>29</text:a></text:p>
          <text:p text:style-name="P207"><text:a xlink:type="simple" xlink:href="#__RefHeading___Toc3738_2584586819" text:style-name="Index_20_Link" text:visited-style-name="Index_20_Link">Cloth Damping<text:tab/>29</text:a></text:p>
          <text:p text:style-name="P207"><text:a xlink:type="simple" xlink:href="#__RefHeading___Toc4323_1589190179" text:style-name="Index_20_Link" text:visited-style-name="Index_20_Link">Soft Body Influence<text:tab/>29</text:a></text:p>
          <text:p text:style-name="P207"><text:a xlink:type="simple" xlink:href="#__RefHeading___Toc5647_2521591675" text:style-name="Index_20_Link" text:visited-style-name="Index_20_Link">Enable Collision<text:tab/>29</text:a></text:p>
          <text:p text:style-name="P206"><text:a xlink:type="simple" xlink:href="#__RefHeading___Toc4906_9959388861111111111111111" text:style-name="Index_20_Link" text:visited-style-name="Index_20_Link">Brush Settings Panel - Simplify brush<text:tab/>29</text:a></text:p>
          <text:p text:style-name="P206"><text:a xlink:type="simple" xlink:href="#__RefHeading___Toc4906_99593888611111111111111111" text:style-name="Index_20_Link" text:visited-style-name="Index_20_Link">Brush Settings Panel - Mask brush<text:tab/>30</text:a></text:p>
          <text:p text:style-name="P207"><text:a xlink:type="simple" xlink:href="#__RefHeading___Toc2144_20450476662" text:style-name="Index_20_Link" text:visited-style-name="Index_20_Link">Direction Add / Subtract<text:tab/>30</text:a></text:p>
          <text:p text:style-name="P207"><text:a xlink:type="simple" xlink:href="#__RefHeading___Toc2174_2045047666" text:style-name="Index_20_Link" text:visited-style-name="Index_20_Link">Mask Tool<text:tab/>30</text:a></text:p>
          <text:p text:style-name="P206"><text:a xlink:type="simple" xlink:href="#__RefHeading___Toc4906_99593888611111111111111112" text:style-name="Index_20_Link" text:visited-style-name="Index_20_Link">Brush Settings Panel - Multires Displacement Eraser brush<text:tab/>30</text:a></text:p>
          <text:p text:style-name="P206"><text:a xlink:type="simple" xlink:href="#__RefHeading___Toc4906_995938886111111111111111122" text:style-name="Index_20_Link" text:visited-style-name="Index_20_Link">Brush Settings Panel - Multires Displacement Smear brush<text:tab/>30</text:a></text:p>
          <text:p text:style-name="P207"><text:a xlink:type="simple" xlink:href="#__RefHeading___Toc7822_4232467557" text:style-name="Index_20_Link" text:visited-style-name="Index_20_Link">Deformation<text:tab/>30</text:a></text:p>
          <text:p text:style-name="P206"><text:a xlink:type="simple" xlink:href="#__RefHeading___Toc4906_995938886111111111111111121" text:style-name="Index_20_Link" text:visited-style-name="Index_20_Link">Brush Settings Panel - Draw Face Sets brush<text:tab/>31</text:a></text:p>
          <text:p text:style-name="P206"><text:a xlink:type="simple" xlink:href="#__RefHeading___Toc3089_2573843734" text:style-name="Index_20_Link" text:visited-style-name="Index_20_Link">Brush Settings Panel - Advanced Sub panel<text:tab/>31</text:a></text:p>
          <text:p text:style-name="P207"><text:a xlink:type="simple" xlink:href="#__RefHeading___Toc2881_3813164869" text:style-name="Index_20_Link" text:visited-style-name="Index_20_Link">Topology Automasking<text:tab/>31</text:a></text:p>
          <text:p text:style-name="P207"><text:a xlink:type="simple" xlink:href="#__RefHeading___Toc9697_1824433352" text:style-name="Index_20_Link" text:visited-style-name="Index_20_Link">Face Sets Auto-masking<text:tab/>31</text:a></text:p>
          <text:p text:style-name="P207"><text:a xlink:type="simple" xlink:href="#__RefHeading___Toc2883_3813164869" text:style-name="Index_20_Link" text:visited-style-name="Index_20_Link">Accumulate<text:tab/>31</text:a></text:p>
          <text:p text:style-name="P207"><text:soft-page-break/><text:a xlink:type="simple" xlink:href="#__RefHeading___Toc16601_2091655827" text:style-name="Index_20_Link" text:visited-style-name="Index_20_Link">Sculpt Plane<text:tab/>31</text:a></text:p>
          <text:p text:style-name="P207"><text:a xlink:type="simple" xlink:href="#__RefHeading___Toc2182_2045047666" text:style-name="Index_20_Link" text:visited-style-name="Index_20_Link">Original Normal<text:tab/>31</text:a></text:p>
          <text:p text:style-name="P207"><text:a xlink:type="simple" xlink:href="#__RefHeading___Toc2182_20450476661" text:style-name="Index_20_Link" text:visited-style-name="Index_20_Link">Original Plane<text:tab/>32</text:a></text:p>
          <text:p text:style-name="P206"><text:a xlink:type="simple" xlink:href="#__RefHeading___Toc35616_1352627483" text:style-name="Index_20_Link" text:visited-style-name="Index_20_Link">Brush Settings Panel - Texture Subpanel<text:tab/>32</text:a></text:p>
          <text:p text:style-name="P208"><text:a xlink:type="simple" xlink:href="#__RefHeading___Toc16926_4034578657" text:style-name="Index_20_Link" text:visited-style-name="Index_20_Link">Browse Texture to be linked<text:tab/>32</text:a></text:p>
          <text:p text:style-name="P209"><text:a xlink:type="simple" xlink:href="#__RefHeading___Toc2184_2045047666" text:style-name="Index_20_Link" text:visited-style-name="Index_20_Link">Adding a texture<text:tab/>32</text:a></text:p>
          <text:p text:style-name="P208"><text:a xlink:type="simple" xlink:href="#__RefHeading___Toc16928_4034578657" text:style-name="Index_20_Link" text:visited-style-name="Index_20_Link">Texture Edit box<text:tab/>33</text:a></text:p>
          <text:p text:style-name="P208"><text:a xlink:type="simple" xlink:href="#__RefHeading___Toc16930_4034578657" text:style-name="Index_20_Link" text:visited-style-name="Index_20_Link">Brush Mapping<text:tab/>33</text:a></text:p>
          <text:p text:style-name="P208"><text:a xlink:type="simple" xlink:href="#__RefHeading___Toc35620_1352627483" text:style-name="Index_20_Link" text:visited-style-name="Index_20_Link">Brush Mapping with mapping method View Plane and Area Plane<text:tab/>33</text:a></text:p>
          <text:p text:style-name="P209"><text:a xlink:type="simple" xlink:href="#__RefHeading___Toc16934_4034578657" text:style-name="Index_20_Link" text:visited-style-name="Index_20_Link">Angle edit box<text:tab/>34</text:a></text:p>
          <text:p text:style-name="P209"><text:a xlink:type="simple" xlink:href="#__RefHeading___Toc16936_4034578657" text:style-name="Index_20_Link" text:visited-style-name="Index_20_Link">Rake<text:tab/>34</text:a></text:p>
          <text:p text:style-name="P209"><text:a xlink:type="simple" xlink:href="#__RefHeading___Toc16938_4034578657" text:style-name="Index_20_Link" text:visited-style-name="Index_20_Link">Random<text:tab/>34</text:a></text:p>
          <text:p text:style-name="P209"><text:a xlink:type="simple" xlink:href="#__RefHeading___Toc16940_4034578657" text:style-name="Index_20_Link" text:visited-style-name="Index_20_Link">Random edit box<text:tab/>34</text:a></text:p>
          <text:p text:style-name="P209"><text:a xlink:type="simple" xlink:href="#__RefHeading___Toc16942_4034578657" text:style-name="Index_20_Link" text:visited-style-name="Index_20_Link">Offset<text:tab/>34</text:a></text:p>
          <text:p text:style-name="P209"><text:a xlink:type="simple" xlink:href="#__RefHeading___Toc35622_1352627483" text:style-name="Index_20_Link" text:visited-style-name="Index_20_Link">Size<text:tab/>34</text:a></text:p>
          <text:p text:style-name="P209"><text:a xlink:type="simple" xlink:href="#__RefHeading___Toc16946_4034578657" text:style-name="Index_20_Link" text:visited-style-name="Index_20_Link">Sample Bias<text:tab/>34</text:a></text:p>
          <text:p text:style-name="P208"><text:a xlink:type="simple" xlink:href="#__RefHeading___Toc17077_2938790103" text:style-name="Index_20_Link" text:visited-style-name="Index_20_Link">Brush Mapping with mapping method Tiled<text:tab/>35</text:a></text:p>
          <text:p text:style-name="P209"><text:a xlink:type="simple" xlink:href="#__RefHeading___Toc17079_2938790103" text:style-name="Index_20_Link" text:visited-style-name="Index_20_Link">Angle edit box<text:tab/>35</text:a></text:p>
          <text:p text:style-name="P209"><text:a xlink:type="simple" xlink:href="#__RefHeading___Toc16942_40345786571" text:style-name="Index_20_Link" text:visited-style-name="Index_20_Link">Offset<text:tab/>35</text:a></text:p>
          <text:p text:style-name="P209"><text:a xlink:type="simple" xlink:href="#__RefHeading___Toc16944_40345786571" text:style-name="Index_20_Link" text:visited-style-name="Index_20_Link">Size<text:tab/>35</text:a></text:p>
          <text:p text:style-name="P209"><text:a xlink:type="simple" xlink:href="#__RefHeading___Toc16946_40345786571" text:style-name="Index_20_Link" text:visited-style-name="Index_20_Link">Sample Bias<text:tab/>35</text:a></text:p>
          <text:p text:style-name="P208"><text:a xlink:type="simple" xlink:href="#__RefHeading___Toc35624_1352627483" text:style-name="Index_20_Link" text:visited-style-name="Index_20_Link">Brush Mapping with mapping method 3D<text:tab/>35</text:a></text:p>
          <text:p text:style-name="P209"><text:a xlink:type="simple" xlink:href="#__RefHeading___Toc17083_2938790103" text:style-name="Index_20_Link" text:visited-style-name="Index_20_Link">Offset<text:tab/>36</text:a></text:p>
          <text:p text:style-name="P209"><text:a xlink:type="simple" xlink:href="#__RefHeading___Toc16944_403457865712" text:style-name="Index_20_Link" text:visited-style-name="Index_20_Link">Size<text:tab/>36</text:a></text:p>
          <text:p text:style-name="P209"><text:a xlink:type="simple" xlink:href="#__RefHeading___Toc16946_403457865712" text:style-name="Index_20_Link" text:visited-style-name="Index_20_Link">Sample Bias<text:tab/>36</text:a></text:p>
          <text:p text:style-name="P208"><text:a xlink:type="simple" xlink:href="#__RefHeading___Toc17159_1662158280" text:style-name="Index_20_Link" text:visited-style-name="Index_20_Link">Brush Mapping with mapping method Random<text:tab/>36</text:a></text:p>
          <text:p text:style-name="P209"><text:a xlink:type="simple" xlink:href="#__RefHeading___Toc35626_1352627483" text:style-name="Index_20_Link" text:visited-style-name="Index_20_Link">Angle edit box<text:tab/>36</text:a></text:p>
          <text:p text:style-name="P209"><text:a xlink:type="simple" xlink:href="#__RefHeading___Toc16936_40345786571" text:style-name="Index_20_Link" text:visited-style-name="Index_20_Link">Rake<text:tab/>36</text:a></text:p>
          <text:p text:style-name="P209"><text:a xlink:type="simple" xlink:href="#__RefHeading___Toc16938_40345786571" text:style-name="Index_20_Link" text:visited-style-name="Index_20_Link">Random<text:tab/>37</text:a></text:p>
          <text:p text:style-name="P209"><text:a xlink:type="simple" xlink:href="#__RefHeading___Toc16940_40345786571" text:style-name="Index_20_Link" text:visited-style-name="Index_20_Link">Random edit box<text:tab/>37</text:a></text:p>
          <text:p text:style-name="P209"><text:a xlink:type="simple" xlink:href="#__RefHeading___Toc17083_29387901031" text:style-name="Index_20_Link" text:visited-style-name="Index_20_Link">Offset<text:tab/>37</text:a></text:p>
          <text:p text:style-name="P209"><text:a xlink:type="simple" xlink:href="#__RefHeading___Toc16944_4034578657121" text:style-name="Index_20_Link" text:visited-style-name="Index_20_Link">Size<text:tab/>37</text:a></text:p>
          <text:p text:style-name="P209"><text:a xlink:type="simple" xlink:href="#__RefHeading___Toc16946_4034578657121" text:style-name="Index_20_Link" text:visited-style-name="Index_20_Link">Sample Bias<text:tab/>37</text:a></text:p>
          <text:p text:style-name="P208"><text:a xlink:type="simple" xlink:href="#__RefHeading___Toc17163_1662158280" text:style-name="Index_20_Link" text:visited-style-name="Index_20_Link">Brush Mapping with mapping method Stencil<text:tab/>37</text:a></text:p>
          <text:p text:style-name="P209"><text:a xlink:type="simple" xlink:href="#__RefHeading___Toc17165_166215828012" text:style-name="Index_20_Link" text:visited-style-name="Index_20_Link">Image Aspect<text:tab/>37</text:a></text:p>
          <text:p text:style-name="P209"><text:a xlink:type="simple" xlink:href="#__RefHeading___Toc17171_166215828012" text:style-name="Index_20_Link" text:visited-style-name="Index_20_Link">Angle edit box<text:tab/>38</text:a></text:p>
          <text:p text:style-name="P209"><text:a xlink:type="simple" xlink:href="#__RefHeading___Toc17083_29387901031112" text:style-name="Index_20_Link" text:visited-style-name="Index_20_Link">Offset<text:tab/>38</text:a></text:p>
          <text:p text:style-name="P209"><text:a xlink:type="simple" xlink:href="#__RefHeading___Toc2186_2045047666" text:style-name="Index_20_Link" text:visited-style-name="Index_20_Link">Stencil Texture Controls<text:tab/>38</text:a></text:p>
          <text:p text:style-name="P206"><text:a xlink:type="simple" xlink:href="#__RefHeading___Toc35628_1352627483" text:style-name="Index_20_Link" text:visited-style-name="Index_20_Link">Brush Settings Panel - Stroke Sub panel<text:tab/>38</text:a></text:p>
          <text:p text:style-name="P207"><text:a xlink:type="simple" xlink:href="#__RefHeading___Toc17411_2210550682" text:style-name="Index_20_Link" text:visited-style-name="Index_20_Link">Stroke Panel with Stroke method Space<text:tab/>38</text:a></text:p>
          <text:p text:style-name="P208"><text:a xlink:type="simple" xlink:href="#__RefHeading___Toc35632_1352627483" text:style-name="Index_20_Link" text:visited-style-name="Index_20_Link">Spacing Edit Box<text:tab/>39</text:a></text:p>
          <text:p text:style-name="P209"><text:a xlink:type="simple" xlink:href="#__RefHeading___Toc3093_2573843734" text:style-name="Index_20_Link" text:visited-style-name="Index_20_Link">Spacing Pressure<text:tab/>39</text:a></text:p>
          <text:p text:style-name="P209"><text:a xlink:type="simple" xlink:href="#__RefHeading___Toc3095_2573843734" text:style-name="Index_20_Link" text:visited-style-name="Index_20_Link">Spacing Distance<text:tab/>39</text:a></text:p>
          <text:p text:style-name="P208"><text:a xlink:type="simple" xlink:href="#__RefHeading___Toc2188_2045047666" text:style-name="Index_20_Link" text:visited-style-name="Index_20_Link">Adjust Strength for Spacing<text:tab/>39</text:a></text:p>
          <text:p text:style-name="P208"><text:a xlink:type="simple" xlink:href="#__RefHeading___Toc3097_2573843734" text:style-name="Index_20_Link" text:visited-style-name="Index_20_Link">Dash Ratio<text:tab/>39</text:a></text:p>
          <text:p text:style-name="P208"><text:a xlink:type="simple" xlink:href="#__RefHeading___Toc3099_2573843734" text:style-name="Index_20_Link" text:visited-style-name="Index_20_Link">Dash Length<text:tab/>39</text:a></text:p>
          <text:p text:style-name="P208"><text:a xlink:type="simple" xlink:href="#__RefHeading___Toc3515_2967426697" text:style-name="Index_20_Link" text:visited-style-name="Index_20_Link">Jitter Edit Box<text:tab/>39</text:a></text:p>
          <text:p text:style-name="P209"><text:a xlink:type="simple" xlink:href="#__RefHeading___Toc3517_2967426697" text:style-name="Index_20_Link" text:visited-style-name="Index_20_Link">Jitter Pressure<text:tab/>39</text:a></text:p>
          <text:p text:style-name="P209"><text:a xlink:type="simple" xlink:href="#__RefHeading___Toc3519_2967426697" text:style-name="Index_20_Link" text:visited-style-name="Index_20_Link">Jitter Unit<text:tab/>39</text:a></text:p>
          <text:p text:style-name="P209"><text:a xlink:type="simple" xlink:href="#__RefHeading___Toc2190_2045047666" text:style-name="Index_20_Link" text:visited-style-name="Index_20_Link">Input Samples Edit Box<text:tab/>39</text:a></text:p>
          <text:p text:style-name="P209"><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39</text:a></text:p>
          <text:p text:style-name="P210"><text:a xlink:type="simple" xlink:href="#__RefHeading___Toc17419_2210550682" text:style-name="Index_20_Link" text:visited-style-name="Index_20_Link">Smooth Stroke Radius Edit Box<text:tab/>40</text:a></text:p>
          <text:p text:style-name="P210"><text:soft-page-break/><text:a xlink:type="simple" xlink:href="#__RefHeading___Toc17421_2210550682" text:style-name="Index_20_Link" text:visited-style-name="Index_20_Link">Smooth Stroke Factor Edit Box<text:tab/>40</text:a></text:p>
          <text:p text:style-name="P207"><text:a xlink:type="simple" xlink:href="#__RefHeading___Toc17425_2210550682" text:style-name="Index_20_Link" text:visited-style-name="Index_20_Link">Stroke Panel with Stroke method Curve<text:tab/>40</text:a></text:p>
          <text:p text:style-name="P208"><text:a xlink:type="simple" xlink:href="#__RefHeading___Toc17427_2210550682" text:style-name="Index_20_Link" text:visited-style-name="Index_20_Link">Spacing Edit Box<text:tab/>41</text:a></text:p>
          <text:p text:style-name="P209"><text:a xlink:type="simple" xlink:href="#__RefHeading___Toc3101_2573843734" text:style-name="Index_20_Link" text:visited-style-name="Index_20_Link">Spacing Distance<text:tab/>41</text:a></text:p>
          <text:p text:style-name="P209"><text:a xlink:type="simple" xlink:href="#__RefHeading___Toc3103_2573843734" text:style-name="Index_20_Link" text:visited-style-name="Index_20_Link">Adjust Strength for Spacing<text:tab/>41</text:a></text:p>
          <text:p text:style-name="P209"><text:a xlink:type="simple" xlink:href="#__RefHeading___Toc17429_2210550682" text:style-name="Index_20_Link" text:visited-style-name="Index_20_Link">Paint Curve edit box<text:tab/>41</text:a></text:p>
          <text:p text:style-name="P209"><text:a xlink:type="simple" xlink:href="#__RefHeading___Toc17431_2210550682" text:style-name="Index_20_Link" text:visited-style-name="Index_20_Link">Draw Curve Button<text:tab/>41</text:a></text:p>
          <text:p text:style-name="P208"><text:a xlink:type="simple" xlink:href="#__RefHeading___Toc3521_2967426697" text:style-name="Index_20_Link" text:visited-style-name="Index_20_Link">Jitter Edit Box<text:tab/>41</text:a></text:p>
          <text:p text:style-name="P209"><text:a xlink:type="simple" xlink:href="#__RefHeading___Toc3523_2967426697" text:style-name="Index_20_Link" text:visited-style-name="Index_20_Link">Jitter Pressure<text:tab/>41</text:a></text:p>
          <text:p text:style-name="P209"><text:a xlink:type="simple" xlink:href="#__RefHeading___Toc3525_2967426697" text:style-name="Index_20_Link" text:visited-style-name="Index_20_Link">Jitter Unit<text:tab/>42</text:a></text:p>
          <text:p text:style-name="P209"><text:a xlink:type="simple" xlink:href="#__RefHeading___Toc17435_2210550682" text:style-name="Index_20_Link" text:visited-style-name="Index_20_Link">Input Samples Edit Box<text:tab/>42</text:a></text:p>
          <text:p text:style-name="P207"><text:a xlink:type="simple" xlink:href="#__RefHeading___Toc17846_4257855860" text:style-name="Index_20_Link" text:visited-style-name="Index_20_Link">Stroke Panel with Stroke method Line<text:tab/>42</text:a></text:p>
          <text:p text:style-name="P208"><text:a xlink:type="simple" xlink:href="#__RefHeading___Toc3107_2573843734" text:style-name="Index_20_Link" text:visited-style-name="Index_20_Link">Spacing Edit Box<text:tab/>42</text:a></text:p>
          <text:p text:style-name="P209"><text:a xlink:type="simple" xlink:href="#__RefHeading___Toc3109_2573843734" text:style-name="Index_20_Link" text:visited-style-name="Index_20_Link">Spacing Distance<text:tab/>42</text:a></text:p>
          <text:p text:style-name="P209"><text:a xlink:type="simple" xlink:href="#__RefHeading___Toc3111_2573843734" text:style-name="Index_20_Link" text:visited-style-name="Index_20_Link">Adjust Strength for Spacing<text:tab/>42</text:a></text:p>
          <text:p text:style-name="P208"><text:a xlink:type="simple" xlink:href="#__RefHeading___Toc3527_2967426697" text:style-name="Index_20_Link" text:visited-style-name="Index_20_Link">Jitter Edit Box<text:tab/>43</text:a></text:p>
          <text:p text:style-name="P209"><text:a xlink:type="simple" xlink:href="#__RefHeading___Toc3529_2967426697" text:style-name="Index_20_Link" text:visited-style-name="Index_20_Link">Jitter Pressure<text:tab/>43</text:a></text:p>
          <text:p text:style-name="P209"><text:a xlink:type="simple" xlink:href="#__RefHeading___Toc3531_2967426697" text:style-name="Index_20_Link" text:visited-style-name="Index_20_Link">Jitter Unit<text:tab/>43</text:a></text:p>
          <text:p text:style-name="P208"><text:a xlink:type="simple" xlink:href="#__RefHeading___Toc17435_22105506821" text:style-name="Index_20_Link" text:visited-style-name="Index_20_Link">Input Samples Edit Box<text:tab/>43</text:a></text:p>
          <text:p text:style-name="P207"><text:a xlink:type="simple" xlink:href="#__RefHeading___Toc17852_4257855860" text:style-name="Index_20_Link" text:visited-style-name="Index_20_Link">Stroke Panel with Stroke method Airbrush<text:tab/>43</text:a></text:p>
          <text:p text:style-name="P208"><text:a xlink:type="simple" xlink:href="#__RefHeading___Toc17413_22105506821" text:style-name="Index_20_Link" text:visited-style-name="Index_20_Link">Rate Edit Box<text:tab/>43</text:a></text:p>
          <text:p text:style-name="P209"><text:a xlink:type="simple" xlink:href="#__RefHeading___Toc3117_2573843734" text:style-name="Index_20_Link" text:visited-style-name="Index_20_Link">Spacing Distance<text:tab/>43</text:a></text:p>
          <text:p text:style-name="P208"><text:a xlink:type="simple" xlink:href="#__RefHeading___Toc3533_2967426697" text:style-name="Index_20_Link" text:visited-style-name="Index_20_Link">Jitter Edit Box<text:tab/>43</text:a></text:p>
          <text:p text:style-name="P209"><text:a xlink:type="simple" xlink:href="#__RefHeading___Toc3535_2967426697" text:style-name="Index_20_Link" text:visited-style-name="Index_20_Link">Jitter Pressure<text:tab/>44</text:a></text:p>
          <text:p text:style-name="P209"><text:a xlink:type="simple" xlink:href="#__RefHeading___Toc3537_2967426697" text:style-name="Index_20_Link" text:visited-style-name="Index_20_Link">Jitter Unit<text:tab/>44</text:a></text:p>
          <text:p text:style-name="P208"><text:a xlink:type="simple" xlink:href="#__RefHeading___Toc2196_2045047666" text:style-name="Index_20_Link" text:visited-style-name="Index_20_Link">Input Samples Edit Box<text:tab/>44</text:a></text:p>
          <text:p text:style-name="P208"><text:a xlink:type="simple" xlink:href="#__RefHeading___Toc35634_1352627483" text:style-name="Index_20_Link" text:visited-style-name="Index_20_Link">Stabilize Stroke<text:tab/>44</text:a></text:p>
          <text:p text:style-name="P208"><text:a xlink:type="simple" xlink:href="#__RefHeading___Toc17419_22105506821" text:style-name="Index_20_Link" text:visited-style-name="Index_20_Link">Smooth Stroke Radius Edit Box<text:tab/>44</text:a></text:p>
          <text:p text:style-name="P208"><text:a xlink:type="simple" xlink:href="#__RefHeading___Toc17421_22105506821" text:style-name="Index_20_Link" text:visited-style-name="Index_20_Link">Smooth Stroke Factor Edit Box<text:tab/>44</text:a></text:p>
          <text:p text:style-name="P207"><text:a xlink:type="simple" xlink:href="#__RefHeading___Toc17854_4257855860" text:style-name="Index_20_Link" text:visited-style-name="Index_20_Link">Stroke Panel with Stroke method Anchored<text:tab/>44</text:a></text:p>
          <text:p text:style-name="P208"><text:a xlink:type="simple" xlink:href="#__RefHeading___Toc17856_4257855860" text:style-name="Index_20_Link" text:visited-style-name="Index_20_Link">Edge to Edge<text:tab/>45</text:a></text:p>
          <text:p text:style-name="P209"><text:a xlink:type="simple" xlink:href="#__RefHeading___Toc3123_2573843734" text:style-name="Index_20_Link" text:visited-style-name="Index_20_Link">Spacing Distance<text:tab/>45</text:a></text:p>
          <text:p text:style-name="P208"><text:a xlink:type="simple" xlink:href="#__RefHeading___Toc17423_221055068211" text:style-name="Index_20_Link" text:visited-style-name="Index_20_Link">Input Samples Edit Box<text:tab/>45</text:a></text:p>
          <text:p text:style-name="P207"><text:a xlink:type="simple" xlink:href="#__RefHeading___Toc17858_4257855860" text:style-name="Index_20_Link" text:visited-style-name="Index_20_Link">Stroke Panel with Stroke method Drag dot<text:tab/>45</text:a></text:p>
          <text:p text:style-name="P208"><text:a xlink:type="simple" xlink:href="#__RefHeading___Toc3125_2573843734" text:style-name="Index_20_Link" text:visited-style-name="Index_20_Link">Spacing Distance<text:tab/>45</text:a></text:p>
          <text:p text:style-name="P208"><text:a xlink:type="simple" xlink:href="#__RefHeading___Toc17860_4257855860" text:style-name="Index_20_Link" text:visited-style-name="Index_20_Link">Input Samples Edit Box<text:tab/>45</text:a></text:p>
          <text:p text:style-name="P207"><text:a xlink:type="simple" xlink:href="#__RefHeading___Toc5222_3705283680" text:style-name="Index_20_Link" text:visited-style-name="Index_20_Link">Stroke Panel with Stroke method dot<text:tab/>46</text:a></text:p>
          <text:p text:style-name="P208"><text:a xlink:type="simple" xlink:href="#__RefHeading___Toc3127_2573843734" text:style-name="Index_20_Link" text:visited-style-name="Index_20_Link">Spacing Distance<text:tab/>46</text:a></text:p>
          <text:p text:style-name="P208"><text:a xlink:type="simple" xlink:href="#__RefHeading___Toc3129_2573843734" text:style-name="Index_20_Link" text:visited-style-name="Index_20_Link">Jitter Edit Box<text:tab/>46</text:a></text:p>
          <text:p text:style-name="P209"><text:a xlink:type="simple" xlink:href="#__RefHeading___Toc3131_2573843734" text:style-name="Index_20_Link" text:visited-style-name="Index_20_Link">Jitter Unit<text:tab/>46</text:a></text:p>
          <text:p text:style-name="P208"><text:a xlink:type="simple" xlink:href="#__RefHeading___Toc2198_2045047666" text:style-name="Index_20_Link" text:visited-style-name="Index_20_Link">Input Samples Edit Box<text:tab/>46</text:a></text:p>
          <text:p text:style-name="P208"><text:a xlink:type="simple" xlink:href="#__RefHeading___Toc35634_13526274832" text:style-name="Index_20_Link" text:visited-style-name="Index_20_Link">Stabilize Stroke<text:tab/>46</text:a></text:p>
          <text:p text:style-name="P208"><text:a xlink:type="simple" xlink:href="#__RefHeading___Toc17419_221055068212" text:style-name="Index_20_Link" text:visited-style-name="Index_20_Link">Smooth Stroke Radius Edit Box<text:tab/>46</text:a></text:p>
          <text:p text:style-name="P208"><text:a xlink:type="simple" xlink:href="#__RefHeading___Toc17421_221055068212" text:style-name="Index_20_Link" text:visited-style-name="Index_20_Link">Smooth Stroke Factor Edit Box<text:tab/>46</text:a></text:p>
          <text:p text:style-name="P206"><text:a xlink:type="simple" xlink:href="#__RefHeading___Toc35636_1352627483" text:style-name="Index_20_Link" text:visited-style-name="Index_20_Link">Brush Settings Panel - Falloff Sub panel<text:tab/>47</text:a></text:p>
          <text:p text:style-name="P207"><text:a xlink:type="simple" xlink:href="#__RefHeading___Toc36956_542475814" text:style-name="Index_20_Link" text:visited-style-name="Index_20_Link">Selecting Points<text:tab/>47</text:a></text:p>
          <text:p text:style-name="P207"><text:a xlink:type="simple" xlink:href="#__RefHeading___Toc36958_542475814" text:style-name="Index_20_Link" text:visited-style-name="Index_20_Link">Adding Points<text:tab/>47</text:a></text:p>
          <text:p text:style-name="P207"><text:a xlink:type="simple" xlink:href="#__RefHeading___Toc17864_4257855860" text:style-name="Index_20_Link" text:visited-style-name="Index_20_Link">Navigation elements<text:tab/>47</text:a></text:p>
          <text:p text:style-name="P208"><text:a xlink:type="simple" xlink:href="#__RefHeading___Toc17866_4257855860" text:style-name="Index_20_Link" text:visited-style-name="Index_20_Link">Zoom in and out<text:tab/>47</text:a></text:p>
          <text:p text:style-name="P208"><text:a xlink:type="simple" xlink:href="#__RefHeading___Toc17868_4257855860" text:style-name="Index_20_Link" text:visited-style-name="Index_20_Link">Tools<text:tab/>47</text:a></text:p>
          <text:p text:style-name="P209"><text:a xlink:type="simple" xlink:href="#__RefHeading___Toc17870_4257855860" text:style-name="Index_20_Link" text:visited-style-name="Index_20_Link">Reset View<text:tab/>47</text:a></text:p>
          <text:p text:style-name="P209"><text:a xlink:type="simple" xlink:href="#__RefHeading___Toc17872_4257855860" text:style-name="Index_20_Link" text:visited-style-name="Index_20_Link">Vector Handle<text:tab/>48</text:a></text:p>
          <text:p text:style-name="P209"><text:soft-page-break/><text:a xlink:type="simple" xlink:href="#__RefHeading___Toc17874_4257855860" text:style-name="Index_20_Link" text:visited-style-name="Index_20_Link">Auto Handle<text:tab/>48</text:a></text:p>
          <text:p text:style-name="P209"><text:a xlink:type="simple" xlink:href="#__RefHeading___Toc17876_4257855860" text:style-name="Index_20_Link" text:visited-style-name="Index_20_Link">Auto Clamped Handle<text:tab/>48</text:a></text:p>
          <text:p text:style-name="P209"><text:a xlink:type="simple" xlink:href="#__RefHeading___Toc35638_1352627483" text:style-name="Index_20_Link" text:visited-style-name="Index_20_Link">Reset Curve<text:tab/>48</text:a></text:p>
          <text:p text:style-name="P208"><text:a xlink:type="simple" xlink:href="#__RefHeading___Toc9391_2173746045" text:style-name="Index_20_Link" text:visited-style-name="Index_20_Link">Use Clipping<text:tab/>48</text:a></text:p>
          <text:p text:style-name="P208"><text:a xlink:type="simple" xlink:href="#__RefHeading___Toc9393_2173746045" text:style-name="Index_20_Link" text:visited-style-name="Index_20_Link">Delete Points<text:tab/>48</text:a></text:p>
          <text:p text:style-name="P208"><text:a xlink:type="simple" xlink:href="#__RefHeading___Toc17880_4257855860" text:style-name="Index_20_Link" text:visited-style-name="Index_20_Link">Curve Presets<text:tab/>48</text:a></text:p>
          <text:p text:style-name="P208"><text:a xlink:type="simple" xlink:href="#__RefHeading___Toc3133_2573843734" text:style-name="Index_20_Link" text:visited-style-name="Index_20_Link">Falloff Shape<text:tab/>48</text:a></text:p>
          <text:p text:style-name="P206"><text:a xlink:type="simple" xlink:href="#__RefHeading___Toc8811_3389447698" text:style-name="Index_20_Link" text:visited-style-name="Index_20_Link">Brush Settings Panel - Cursor Sub panel<text:tab/>48</text:a></text:p>
          <text:p text:style-name="P207"><text:a xlink:type="simple" xlink:href="#__RefHeading___Toc8813_3389447698" text:style-name="Index_20_Link" text:visited-style-name="Index_20_Link">Cursor checkbox in header<text:tab/>48</text:a></text:p>
          <text:p text:style-name="P207"><text:a xlink:type="simple" xlink:href="#__RefHeading___Toc8815_3389447698" text:style-name="Index_20_Link" text:visited-style-name="Index_20_Link">Cursor Color<text:tab/>48</text:a></text:p>
          <text:p text:style-name="P207"><text:a xlink:type="simple" xlink:href="#__RefHeading___Toc8817_3389447698" text:style-name="Index_20_Link" text:visited-style-name="Index_20_Link">Inverse Color<text:tab/>49</text:a></text:p>
          <text:p text:style-name="P207"><text:a xlink:type="simple" xlink:href="#__RefHeading___Toc8819_3389447698" text:style-name="Index_20_Link" text:visited-style-name="Index_20_Link">Falloff Opacity<text:tab/>49</text:a></text:p>
          <text:p text:style-name="P208"><text:a xlink:type="simple" xlink:href="#__RefHeading___Toc8825_3389447698" text:style-name="Index_20_Link" text:visited-style-name="Index_20_Link">Override Overlay<text:tab/>49</text:a></text:p>
          <text:p text:style-name="P208"><text:a xlink:type="simple" xlink:href="#__RefHeading___Toc8827_3389447698" text:style-name="Index_20_Link" text:visited-style-name="Index_20_Link">Use Cursor Overlay<text:tab/>49</text:a></text:p>
          <text:p text:style-name="P207"><text:a xlink:type="simple" xlink:href="#__RefHeading___Toc8821_3389447698" text:style-name="Index_20_Link" text:visited-style-name="Index_20_Link">Texture Opacity<text:tab/>49</text:a></text:p>
          <text:p text:style-name="P208"><text:a xlink:type="simple" xlink:href="#__RefHeading___Toc8829_3389447698" text:style-name="Index_20_Link" text:visited-style-name="Index_20_Link">Override Overlay<text:tab/>49</text:a></text:p>
          <text:p text:style-name="P208"><text:a xlink:type="simple" xlink:href="#__RefHeading___Toc8831_3389447698" text:style-name="Index_20_Link" text:visited-style-name="Index_20_Link">Use Cursor Overlay<text:tab/>49</text:a></text:p>
          <text:p text:style-name="P206"><text:a xlink:type="simple" xlink:href="#__RefHeading___Toc35640_1352627483" text:style-name="Index_20_Link" text:visited-style-name="Index_20_Link">Dyntopo Panel<text:tab/>49</text:a></text:p>
          <text:p text:style-name="P207"><text:a xlink:type="simple" xlink:href="#__RefHeading___Toc35642_1352627483" text:style-name="Index_20_Link" text:visited-style-name="Index_20_Link">Dyntopo Panel<text:tab/>49</text:a></text:p>
          <text:p text:style-name="P208"><text:a xlink:type="simple" xlink:href="#__RefHeading___Toc18122_1853030663" text:style-name="Index_20_Link" text:visited-style-name="Index_20_Link">Resolution<text:tab/>50</text:a></text:p>
          <text:p text:style-name="P209"><text:a xlink:type="simple" xlink:href="#__RefHeading___Toc2200_2045047666" text:style-name="Index_20_Link" text:visited-style-name="Index_20_Link">Sample detail size picker<text:tab/>50</text:a></text:p>
          <text:p text:style-name="P208"><text:a xlink:type="simple" xlink:href="#__RefHeading___Toc18124_1853030663" text:style-name="Index_20_Link" text:visited-style-name="Index_20_Link">Refine method<text:tab/>50</text:a></text:p>
          <text:p text:style-name="P209"><text:a xlink:type="simple" xlink:href="#__RefHeading___Toc35644_1352627483" text:style-name="Index_20_Link" text:visited-style-name="Index_20_Link">Subdivide Collapse<text:tab/>50</text:a></text:p>
          <text:p text:style-name="P209"><text:a xlink:type="simple" xlink:href="#__RefHeading___Toc18128_1853030663" text:style-name="Index_20_Link" text:visited-style-name="Index_20_Link">Collapse Edges<text:tab/>50</text:a></text:p>
          <text:p text:style-name="P209"><text:a xlink:type="simple" xlink:href="#__RefHeading___Toc18130_1853030663" text:style-name="Index_20_Link" text:visited-style-name="Index_20_Link">Subdivide Edges<text:tab/>50</text:a></text:p>
          <text:p text:style-name="P208"><text:a xlink:type="simple" xlink:href="#__RefHeading___Toc18132_1853030663" text:style-name="Index_20_Link" text:visited-style-name="Index_20_Link">Detailing<text:tab/>50</text:a></text:p>
          <text:p text:style-name="P209"><text:a xlink:type="simple" xlink:href="#__RefHeading___Toc2202_2045047666" text:style-name="Index_20_Link" text:visited-style-name="Index_20_Link">Relative Detail<text:tab/>50</text:a></text:p>
          <text:p text:style-name="P209"><text:a xlink:type="simple" xlink:href="#__RefHeading___Toc18134_1853030663" text:style-name="Index_20_Link" text:visited-style-name="Index_20_Link">Brush Detail<text:tab/>50</text:a></text:p>
          <text:p text:style-name="P209"><text:a xlink:type="simple" xlink:href="#__RefHeading___Toc18136_1853030663" text:style-name="Index_20_Link" text:visited-style-name="Index_20_Link">Constant Detail<text:tab/>50</text:a></text:p>
          <text:p text:style-name="P209"><text:a xlink:type="simple" xlink:href="#__RefHeading___Toc2204_2045047666" text:style-name="Index_20_Link" text:visited-style-name="Index_20_Link">Manual Detail<text:tab/>50</text:a></text:p>
          <text:p text:style-name="P208"><text:a xlink:type="simple" xlink:href="#__RefHeading___Toc18140_1853030663" text:style-name="Index_20_Link" text:visited-style-name="Index_20_Link">Smooth shading<text:tab/>51</text:a></text:p>
          <text:p text:style-name="P206"><text:a xlink:type="simple" xlink:href="#__RefHeading___Toc8848_3389447698" text:style-name="Index_20_Link" text:visited-style-name="Index_20_Link">Remesh Panel<text:tab/>51</text:a></text:p>
          <text:p text:style-name="P207"><text:a xlink:type="simple" xlink:href="#__RefHeading___Toc8850_3389447698" text:style-name="Index_20_Link" text:visited-style-name="Index_20_Link">Voxel Size<text:tab/>51</text:a></text:p>
          <text:p text:style-name="P208"><text:a xlink:type="simple" xlink:href="#__RefHeading___Toc8868_3389447698" text:style-name="Index_20_Link" text:visited-style-name="Index_20_Link">Sample Detail Size<text:tab/>51</text:a></text:p>
          <text:p text:style-name="P207"><text:a xlink:type="simple" xlink:href="#__RefHeading___Toc8852_3389447698" text:style-name="Index_20_Link" text:visited-style-name="Index_20_Link">Adaptivity<text:tab/>51</text:a></text:p>
          <text:p text:style-name="P207"><text:a xlink:type="simple" xlink:href="#__RefHeading___Toc8854_3389447698" text:style-name="Index_20_Link" text:visited-style-name="Index_20_Link">Fix Poles<text:tab/>51</text:a></text:p>
          <text:p text:style-name="P207"><text:a xlink:type="simple" xlink:href="#__RefHeading___Toc8856_3389447698" text:style-name="Index_20_Link" text:visited-style-name="Index_20_Link">Smooth Normals<text:tab/>51</text:a></text:p>
          <text:p text:style-name="P207"><text:a xlink:type="simple" xlink:href="#__RefHeading___Toc47387_722664933" text:style-name="Index_20_Link" text:visited-style-name="Index_20_Link">Preserve<text:tab/>51</text:a></text:p>
          <text:p text:style-name="P208"><text:a xlink:type="simple" xlink:href="#__RefHeading___Toc8858_3389447698" text:style-name="Index_20_Link" text:visited-style-name="Index_20_Link">Volume<text:tab/>51</text:a></text:p>
          <text:p text:style-name="P208"><text:a xlink:type="simple" xlink:href="#__RefHeading___Toc8860_3389447698" text:style-name="Index_20_Link" text:visited-style-name="Index_20_Link">Paint Mask<text:tab/>52</text:a></text:p>
          <text:p text:style-name="P208"><text:a xlink:type="simple" xlink:href="#__RefHeading___Toc3912_97366285" text:style-name="Index_20_Link" text:visited-style-name="Index_20_Link">Face Sets<text:tab/>52</text:a></text:p>
          <text:p text:style-name="P207"><text:a xlink:type="simple" xlink:href="#__RefHeading___Toc8862_3389447698" text:style-name="Index_20_Link" text:visited-style-name="Index_20_Link">Remesh<text:tab/>52</text:a></text:p>
          <text:p text:style-name="P206"><text:a xlink:type="simple" xlink:href="#__RefHeading___Toc5303_3705283680" text:style-name="Index_20_Link" text:visited-style-name="Index_20_Link">Symmetry Panel<text:tab/>52</text:a></text:p>
          <text:p text:style-name="P207"><text:a xlink:type="simple" xlink:href="#__RefHeading___Toc18150_1853030663" text:style-name="Index_20_Link" text:visited-style-name="Index_20_Link">Mirror<text:tab/>52</text:a></text:p>
          <text:p text:style-name="P207"><text:a xlink:type="simple" xlink:href="#__RefHeading___Toc5305_3705283680" text:style-name="Index_20_Link" text:visited-style-name="Index_20_Link">Lock<text:tab/>52</text:a></text:p>
          <text:p text:style-name="P207"><text:a xlink:type="simple" xlink:href="#__RefHeading___Toc18158_1853030663" text:style-name="Index_20_Link" text:visited-style-name="Index_20_Link">Tiling<text:tab/>52</text:a></text:p>
          <text:p text:style-name="P207"><text:a xlink:type="simple" xlink:href="#__RefHeading___Toc47389_722664933" text:style-name="Index_20_Link" text:visited-style-name="Index_20_Link">Feather<text:tab/>52</text:a></text:p>
          <text:p text:style-name="P207"><text:a xlink:type="simple" xlink:href="#__RefHeading___Toc18152_1853030663" text:style-name="Index_20_Link" text:visited-style-name="Index_20_Link">Radial<text:tab/>53</text:a></text:p>
          <text:p text:style-name="P207"><text:a xlink:type="simple" xlink:href="#__RefHeading___Toc18160_1853030663" text:style-name="Index_20_Link" text:visited-style-name="Index_20_Link">Tile Offset<text:tab/>53</text:a></text:p>
          <text:p text:style-name="P207"><text:a xlink:type="simple" xlink:href="#__RefHeading___Toc8864_3389447698" text:style-name="Index_20_Link" text:visited-style-name="Index_20_Link">Direction<text:tab/>53</text:a></text:p>
          <text:p text:style-name="P207"><text:a xlink:type="simple" xlink:href="#__RefHeading___Toc8866_3389447698" text:style-name="Index_20_Link" text:visited-style-name="Index_20_Link">Symmetrize<text:tab/>53</text:a></text:p>
          <text:p text:style-name="P206"><text:a xlink:type="simple" xlink:href="#__RefHeading___Toc5299_3705283680" text:style-name="Index_20_Link" text:visited-style-name="Index_20_Link">Sculpt Mode - Options Panel<text:tab/>53</text:a></text:p>
          <text:p text:style-name="P207"><text:soft-page-break/><text:a xlink:type="simple" xlink:href="#__RefHeading___Toc47391_722664933" text:style-name="Index_20_Link" text:visited-style-name="Index_20_Link">Display<text:tab/>53</text:a></text:p>
          <text:p text:style-name="P208"><text:a xlink:type="simple" xlink:href="#__RefHeading___Toc18178_1853030663" text:style-name="Index_20_Link" text:visited-style-name="Index_20_Link">Fast Navigate<text:tab/>53</text:a></text:p>
          <text:p text:style-name="P208"><text:a xlink:type="simple" xlink:href="#__RefHeading___Toc9699_1824433352" text:style-name="Index_20_Link" text:visited-style-name="Index_20_Link">Delay Viewport Updates<text:tab/>53</text:a></text:p>
          <text:p text:style-name="P208"><text:a xlink:type="simple" xlink:href="#__RefHeading___Toc18180_1853030663" text:style-name="Index_20_Link" text:visited-style-name="Index_20_Link">Use Deform only<text:tab/>53</text:a></text:p>
          <text:p text:style-name="P207"><text:a xlink:type="simple" xlink:href="#__RefHeading___Toc47393_722664933" text:style-name="Index_20_Link" text:visited-style-name="Index_20_Link"><text:s/>Auto Masking<text:tab/>54</text:a></text:p>
          <text:p text:style-name="P209"><text:a xlink:type="simple" xlink:href="#__RefHeading___Toc9701_1824433352" text:style-name="Index_20_Link" text:visited-style-name="Index_20_Link">Topology<text:tab/>54</text:a></text:p>
          <text:p text:style-name="P208"><text:a xlink:type="simple" xlink:href="#__RefHeading___Toc9703_1824433352" text:style-name="Index_20_Link" text:visited-style-name="Index_20_Link">Face Sets<text:tab/>54</text:a></text:p>
          <text:p text:style-name="P208"><text:a xlink:type="simple" xlink:href="#__RefHeading___Toc9705_1824433352" text:style-name="Index_20_Link" text:visited-style-name="Index_20_Link">Mesh Boundary<text:tab/>54</text:a></text:p>
          <text:p text:style-name="P208"><text:a xlink:type="simple" xlink:href="#__RefHeading___Toc9707_1824433352" text:style-name="Index_20_Link" text:visited-style-name="Index_20_Link">Face Sets Boundary<text:tab/>54</text:a></text:p>
          <text:p text:style-name="P207"><text:a xlink:type="simple" xlink:href="#__RefHeading___Toc36962_542475814" text:style-name="Index_20_Link" text:visited-style-name="Index_20_Link">Gravity sub panel<text:tab/>54</text:a></text:p>
          <text:p text:style-name="P208"><text:a xlink:type="simple" xlink:href="#__RefHeading___Toc18172_18530306631" text:style-name="Index_20_Link" text:visited-style-name="Index_20_Link">Factor<text:tab/>54</text:a></text:p>
          <text:p text:style-name="P208"><text:a xlink:type="simple" xlink:href="#__RefHeading___Toc18174_18530306631" text:style-name="Index_20_Link" text:visited-style-name="Index_20_Link">Orientation<text:tab/>54</text:a></text:p>
        </text:index-body>
      </text:table-of-content>
      <text:p text:style-name="P113"/>
      <table:table table:name="Tabelle22" table:style-name="Tabelle22">
        <table:table-column table:style-name="Tabelle22.A"/>
        <table:table-row table:style-name="TableLine1798080176512">
          <table:table-cell table:style-name="Tabelle22.A1" office:value-type="string">
            <text:h text:style-name="P217"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style-name="TableLine1798080177872">
          <table:table-cell table:style-name="Tabelle2.A1" office:value-type="string">
            <text:h text:style-name="P218" text:outline-level="1"><text:bookmark-start text:name="__RefHeading___Toc2977_3160775060"/><text:span text:style-name="T27">Brushes </text:span>Panel<text:bookmark-end text:name="__RefHeading___Toc2977_3160775060"/></text:h>
          </table:table-cell>
        </table:table-row>
      </table:table>
      <text:p text:style-name="P6"><draw:frame draw:style-name="fr7" draw:name="Bild26" text:anchor-type="paragraph" svg:x="15.268cm" svg:y="0.443cm" svg:width="3.371cm" svg:height="3.05cm" draw:z-index="80"><draw:image xlink:href="Pictures/10000201000000C7000000B4C195CE6CA9813398.png" xlink:type="simple" xlink:show="embed" xlink:actuate="onLoad" draw:mime-type="image/png"/></draw:frame></text:p>
      <text:p text:style-name="P67">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266" text:outline-level="3"><text:bookmark-start text:name="__RefHeading___Toc2982_3160775060"/>Browse Brush<text:bookmark-end text:name="__RefHeading___Toc2982_3160775060"/></text:h>
      <text:p text:style-name="P67">The big image at the top is a drop 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5" draw:name="Bild27" text:anchor-type="paragraph" svg:width="3.941cm" svg:height="3.27cm" draw:z-index="81"><draw:image xlink:href="Pictures/10000201000000E9000000C154F1277FDF50F964.png" xlink:type="simple" xlink:show="embed" xlink:actuate="onLoad" draw:mime-type="image/png"/></draw:frame><draw:frame draw:style-name="fr13" draw:name="Bild29" text:anchor-type="paragraph" svg:x="5.861cm" svg:y="0.542cm" svg:width="7.28cm" svg:height="2.709cm" draw:z-index="83"><draw:image xlink:href="Pictures/10000201000001AE000000A0C48062B9C7D40AC8.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28"> before or after the current display.</text:span></text:p>
      <text:p text:style-name="P67">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84"><draw:image xlink:href="Pictures/10000201000000C7000000CDDADDBA285DA9D9BD.png" xlink:type="simple" xlink:show="embed" xlink:actuate="onLoad" draw:mime-type="image/png"/></draw:frame><text:bookmark-start text:name="__RefHeading___Toc2979_3160775060"/>Custom Icon<text:bookmark-end text:name="__RefHeading___Toc2979_3160775060"/></text:h>
      <text:p text:style-name="P117">The button at the right allows you to load a custom icon for your brush. It reveals a file browser below the image browser.</text:p>
      <text:p text:style-name="P117"/>
      <text:p text:style-name="P117"/>
      <text:p text:style-name="P194"><text:soft-page-break/></text:p>
      <text:p text:style-name="P67"><draw:frame draw:style-name="fr1" draw:name="Bild28" text:anchor-type="paragraph" svg:y="-0.002cm" svg:width="2.641cm" svg:height="0.349cm" draw:z-index="82"><draw:image xlink:href="Pictures/100002010000009C00000015ED97C4735A9232E7.png" xlink:type="simple" xlink:show="embed" xlink:actuate="onLoad" draw:mime-type="image/png"/></draw:frame>The edit box below the Image shows you the name of the current active brush. </text:p>
      <text:p text:style-name="P67"><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116"><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7"><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7"><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style-name="TableLine1798080186032">
          <table:table-cell table:style-name="Tabelle40.A1" office:value-type="string">
            <text:h text:style-name="P219" text:outline-level="1"><text:bookmark-start text:name="__RefHeading___Toc36988_1464326807"/><text:span text:style-name="T27">Brush Settings</text:span> Panel<text:bookmark-end text:name="__RefHeading___Toc36988_1464326807"/></text:h>
          </table:table-cell>
        </table:table-row>
      </table:table>
      <text:p text:style-name="P23"><draw:frame draw:style-name="fr7" draw:name="Bild5" text:anchor-type="paragraph" svg:x="15.413cm" svg:y="0.418cm" svg:width="3.39cm" svg:height="6.271cm" draw:z-index="75"><draw:image xlink:href="Pictures/10000201000000C8000001726241965EDDBEC2AC.png" xlink:type="simple" xlink:show="embed" xlink:actuate="onLoad" draw:mime-type="image/png"/></draw:frame><text:bookmark-start text:name="__RefHeading___Toc36990_1464326807"/><text:bookmark-end text:name="__RefHeading___Toc36990_1464326807"/></text:p>
      <text:p text:style-name="P76">The Brush <text:span text:style-name="T46">Settings </text:span>Panel contains the Brush settings.<text:span text:style-name="T41"> The content differs, dependent of which brush you have chosen.</text:span></text:p>
      <text:p text:style-name="P76"/>
      <text:p text:style-name="P76"/>
      <text:p text:style-name="P76"/>
      <text:p text:style-name="P76"/>
      <text:p text:style-name="P76"/>
      <text:p text:style-name="P78"/>
      <table:table table:name="Tabelle41" table:style-name="Tabelle41">
        <table:table-column table:style-name="Tabelle41.A"/>
        <table:table-row table:style-name="TableLine1798080189024">
          <table:table-cell table:style-name="Tabelle41.A1" office:value-type="string">
            <text:h text:style-name="P220" text:outline-level="1"><text:bookmark-start text:name="__RefHeading___Toc9839_3266742963"/><text:span text:style-name="T27">Brush Settings</text:span> Panel<text:span text:style-name="T95"> - Common Settings</text:span><text:bookmark-end text:name="__RefHeading___Toc9839_3266742963"/></text:h>
          </table:table-cell>
        </table:table-row>
      </table:table>
      <text:p text:style-name="P43"/>
      <text:p text:style-name="P178">These settings can be found in all brushes.</text:p>
      <text:h text:style-name="P241" text:outline-level="2"><draw:frame draw:style-name="fr1" draw:name="Bild230" text:anchor-type="paragraph" svg:y="0.704cm" svg:width="3.39cm" svg:height="0.96cm" draw:z-index="183"><draw:image xlink:href="Pictures/10000201000000C800000039B8CFF0655E30B4B6.png" xlink:type="simple" xlink:show="embed" xlink:actuate="onLoad" draw:mime-type="image/png"/></draw:frame><text:bookmark-start text:name="__RefHeading___Toc9841_3266742963"/>Radius <text:bookmark-end text:name="__RefHeading___Toc9841_3266742963"/></text:h>
      <text:p text:style-name="P92">The Radius edit box allows you to adjust the radius of the brush. </text:p>
      <text:h text:style-name="P267" text:outline-level="3"><text:bookmark-start text:name="__RefHeading___Toc2984_3160775060"/>Size Pressure<text:bookmark-end text:name="__RefHeading___Toc2984_3160775060"/></text:h>
      <text:p text:style-name="P92">The <text:span text:style-name="T48">first </text:span>button behind the edit box enables tablet pressure sensitivity for radius.</text:p>
      <text:h text:style-name="P267" text:outline-level="3"><text:bookmark-start text:name="__RefHeading___Toc2986_3160775060"/><text:soft-page-break/>Use Unified Radius<text:bookmark-end text:name="__RefHeading___Toc2986_3160775060"/></text:h>
      <text:p text:style-name="P92">The second button behind the edit box enables global radius size. Any modification at the radius will also modify the radius value for other paint tools.</text:p>
      <text:h text:style-name="P241" text:outline-level="2"><text:bookmark-start text:name="__RefHeading___Toc2988_3160775060"/>Radius Unit<text:bookmark-end text:name="__RefHeading___Toc2988_3160775060"/></text:h>
      <text:p text:style-name="P118">Display the radius value in view units or in scene units. View units are by default in pixels, scene units in meters.</text:p>
      <text:h text:style-name="P241" text:outline-level="2"><draw:frame draw:style-name="fr1" draw:name="Bild465" text:anchor-type="paragraph" svg:y="0.737cm" svg:width="3.2cm" svg:height="0.49cm" draw:z-index="184"><draw:image xlink:href="Pictures/10000201000000BD0000001D44768EB67765F29E.png" xlink:type="simple" xlink:show="embed" xlink:actuate="onLoad" draw:mime-type="image/png"/></draw:frame><text:bookmark-start text:name="__RefHeading___Toc9387_2173746045"/>Strength<text:bookmark-end text:name="__RefHeading___Toc9387_2173746045"/></text:h>
      <text:p text:style-name="P92">The Strength edit box allows you to adjust the strength of the brush. </text:p>
      <text:h text:style-name="P267" text:outline-level="3"><text:bookmark-start text:name="__RefHeading___Toc3091_2573843734"/>Size Pressure<text:bookmark-end text:name="__RefHeading___Toc3091_2573843734"/></text:h>
      <text:p text:style-name="P92">The <text:span text:style-name="T48">first </text:span>button behind the edit box enables tablet pressure sensitivity for radius.</text:p>
      <text:h text:style-name="P267" text:outline-level="3"><text:bookmark-start text:name="__RefHeading___Toc2986_31607750601"/>Use Unified Radius<text:bookmark-end text:name="__RefHeading___Toc2986_31607750601"/></text:h>
      <text:p text:style-name="P92">The second button behind the edit box enables global radius size. Any modification at the radius will also modify the radius value for other paint tools.</text:p>
      <text:h text:style-name="P242" text:outline-level="2"><draw:frame draw:style-name="fr1" draw:name="Bild467" text:anchor-type="paragraph" svg:y="0.57cm" svg:width="3.39cm" svg:height="0.589cm" draw:z-index="195"><draw:image xlink:href="Pictures/10000201000000C800000023637C60542AEEDBC4.png" xlink:type="simple" xlink:show="embed" xlink:actuate="onLoad" draw:mime-type="image/png"/></draw:frame><text:bookmark-start text:name="__RefHeading___Toc6215_2153126505"/>Front Faces Only<text:bookmark-end text:name="__RefHeading___Toc6215_2153126505"/></text:h>
      <text:p text:style-name="P22">Front Faces only means that the stroke just affects the vertices that are pointing forwards to the camera.</text:p>
      <text:p text:style-name="P49"><draw:frame draw:style-name="fr1" draw:name="Bild12" text:anchor-type="paragraph" svg:y="0.432cm" svg:width="3.33cm" svg:height="1.439cm" draw:z-index="196"><draw:image xlink:href="Pictures/10000201000000C50000005593F627E03961F467.png" xlink:type="simple" xlink:show="embed" xlink:actuate="onLoad" draw:mime-type="image/png"/></draw:frame></text:p>
      <text:p text:style-name="P49">You need to have the fallof method set to Projected to activate the Front Faces Only checkbox.</text:p>
      <text:p text:style-name="P81"/>
      <text:h text:style-name="P241" text:outline-level="2"><draw:frame draw:style-name="fr2" draw:name="Bild3" text:anchor-type="paragraph" svg:width="3.371cm" svg:height="0.42cm" draw:z-index="185"><draw:image xlink:href="Pictures/10000201000000C700000019A7C38A3B145E4831.png" xlink:type="simple" xlink:show="embed" xlink:actuate="onLoad" draw:mime-type="image/png"/></draw:frame><text:bookmark-start text:name="__RefHeading___Toc2146_2045047666"/>N<text:span text:style-name="T39">ormal Radius</text:span><text:bookmark-end text:name="__RefHeading___Toc2146_2045047666"/></text:h>
      <text:p text:style-name="P140">The ratio between the brush radius and the radius that is going to be used to sample the normal.</text:p>
      <text:h text:style-name="P241" text:outline-level="2"><draw:frame draw:style-name="fr1" draw:name="Bild56" text:anchor-type="paragraph" svg:y="0.187cm" svg:width="3.371cm" svg:height="0.409cm" draw:z-index="186"><draw:image xlink:href="Pictures/10000201000000C7000000183B1B09DAA017BADA.png" xlink:type="simple" xlink:show="embed" xlink:actuate="onLoad" draw:mime-type="image/png"/></draw:frame><text:bookmark-start text:name="__RefHeading___Toc9695_1824433352"/>Hardness<text:bookmark-end text:name="__RefHeading___Toc9695_1824433352"/></text:h>
      <text:p text:style-name="P161">How close the brush fallow starts from the edge of the brush.</text:p>
      <text:h text:style-name="P267" text:outline-level="3"><text:bookmark-start text:name="__RefHeading___Toc4338_1813411384"/>Invert Pressure for Hardness<text:bookmark-end text:name="__RefHeading___Toc4338_1813411384"/></text:h>
      <text:p text:style-name="P163">Invert the modulation of pressure in hardness.</text:p>
      <text:h text:style-name="P268" text:outline-level="3"><text:bookmark-start text:name="__RefHeading___Toc4340_1813411384"/>Use pressure for hardness<text:bookmark-end text:name="__RefHeading___Toc4340_1813411384"/></text:h>
      <text:p text:style-name="P163">Tablet feature. Use pressure to modulate hardness.</text:p>
      <text:h text:style-name="P243" text:outline-level="2"><text:bookmark-start text:name="__RefHeading___Toc16599_209165582721111111111111111"/>Autosmooth<text:bookmark-end text:name="__RefHeading___Toc16599_209165582721111111111111111"/></text:h>
      <text:p text:style-name="P164"><draw:frame draw:style-name="fr1" draw:name="Bild93" text:anchor-type="paragraph" svg:y="-0.201cm" svg:width="3.221cm" svg:height="0.49cm" draw:z-index="188"><draw:image xlink:href="Pictures/10000201000000BE0000001DE745CB7BE64A88A0.png" xlink:type="simple" xlink:show="embed" xlink:actuate="onLoad" draw:mime-type="image/png"/></draw:frame>The autosmooth edit box allows you to adjust the amount of smoothing that gets <text:soft-page-break/>automatically applied to each stroke. </text:p>
      <text:h text:style-name="P269" text:outline-level="3"><text:bookmark-start text:name="__RefHeading___Toc9866_3266742963"/>Use pressure for hardness<text:bookmark-end text:name="__RefHeading___Toc9866_3266742963"/></text:h>
      <text:p text:style-name="P165">Tablet feature. Use pressure to modulate hardness.</text:p>
      <text:p text:style-name="P165"/>
      <table:table table:name="Tabelle5" table:style-name="Tabelle5">
        <table:table-column table:style-name="Tabelle5.A"/>
        <table:table-row table:style-name="TableLine1798080182224">
          <table:table-cell table:style-name="Tabelle5.A1" office:value-type="string">
            <text:h text:style-name="P221" text:outline-level="1"><text:bookmark-start text:name="__RefHeading___Toc4880_995938886"/><text:span text:style-name="T27">Brush Settings</text:span> Panel<text:span text:style-name="T90"> - Draw brush</text:span><text:bookmark-end text:name="__RefHeading___Toc4880_995938886"/></text:h>
          </table:table-cell>
        </table:table-row>
      </table:table>
      <text:p text:style-name="P29"><draw:frame draw:style-name="fr1" draw:name="Bild89" text:anchor-type="paragraph" svg:y="0.418cm" svg:width="3.401cm" svg:height="4.159cm" draw:z-index="97"><draw:image xlink:href="Pictures/10000201000000C9000000F6836775DB7CE24FA0.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16"/>
      <text:h text:style-name="Heading_20_2" text:outline-level="2"><draw:frame draw:style-name="fr2" draw:name="Bild40" text:anchor-type="paragraph" svg:width="3.371cm" svg:height="0.91cm" draw:z-index="60"><draw:image xlink:href="Pictures/10000201000000C700000036CAA98091E9E2AA78.png" xlink:type="simple" xlink:show="embed" xlink:actuate="onLoad" draw:mime-type="image/png"/></draw:frame><text:bookmark-start text:name="__RefHeading___Toc2144_2045047666"/><text:span text:style-name="T29">Direction </text:span>Add / Subtract<text:bookmark-end text:name="__RefHeading___Toc2144_2045047666"/></text:h>
      <text:p text:style-name="P141">Add means the stroke adds to the geometry. Subtract means the stroke subtracts from the geometry. </text:p>
      <text:p text:style-name="P77"/>
      <table:table table:name="Tabelle7" table:style-name="Tabelle7">
        <table:table-column table:style-name="Tabelle7.A"/>
        <table:table-row table:style-name="TableLine1798080195824">
          <table:table-cell table:style-name="Tabelle7.A1" office:value-type="string">
            <text:h text:style-name="P221" text:outline-level="1"><text:bookmark-start text:name="__RefHeading___Toc4882_995938886"/><text:span text:style-name="T27">Brush Settings</text:span> Panel<text:span text:style-name="T90"> - Draw Sharp brush</text:span><text:bookmark-end text:name="__RefHeading___Toc4882_995938886"/></text:h>
          </table:table-cell>
        </table:table-row>
      </table:table>
      <text:p text:style-name="P29"><draw:frame draw:style-name="fr7" draw:name="Bild91" text:anchor-type="paragraph" svg:x="15.413cm" svg:y="0.418cm" svg:width="3.401cm" svg:height="4.159cm" draw:z-index="98"><draw:image xlink:href="Pictures/10000201000000C9000000F6836775DB7CE24FA0.png" xlink:type="simple" xlink:show="embed" xlink:actuate="onLoad" draw:mime-type="image/png"/></draw:frame></text:p>
      <text:p text:style-name="P29"/>
      <text:p text:style-name="P29"/>
      <text:p text:style-name="P29"/>
      <text:p text:style-name="P29"/>
      <text:p text:style-name="P29"/>
      <text:h text:style-name="P244" text:outline-level="2"/>
      <text:p text:style-name="P94"/>
      <text:h text:style-name="Heading_20_2" text:outline-level="2"><draw:frame draw:style-name="fr2" draw:name="Bild94" text:anchor-type="paragraph" svg:width="3.371cm" svg:height="0.91cm" draw:z-index="99"><draw:image xlink:href="Pictures/10000201000000C700000036CAA98091E9E2AA78.png" xlink:type="simple" xlink:show="embed" xlink:actuate="onLoad" draw:mime-type="image/png"/></draw:frame><text:bookmark-start text:name="__RefHeading___Toc2144_20450476661"/><text:span text:style-name="T29">Direction </text:span>Add / Subtract<text:bookmark-end text:name="__RefHeading___Toc2144_20450476661"/></text:h>
      <text:p text:style-name="P142">Add means the stroke adds to the geometry. Subtract means the stroke subtracts from the geometry. </text:p>
      <text:p text:style-name="P168"/>
      <text:p text:style-name="P168"/>
      <text:p text:style-name="P168"/>
      <text:p text:style-name="P168"/>
      <table:table table:name="Tabelle8" table:style-name="Tabelle8">
        <table:table-column table:style-name="Tabelle8.A"/>
        <text:soft-page-break/>
        <table:table-row table:style-name="TableLine1798080169440">
          <table:table-cell table:style-name="Tabelle8.A1" office:value-type="string">
            <text:h text:style-name="P223" text:outline-level="1"><text:bookmark-start text:name="__RefHeading___Toc4884_995938886"/><text:span text:style-name="T27">Brush Settings Panel - </text:span><text:span text:style-name="T56">Clay</text:span><text:span text:style-name="T27"> brush</text:span><text:bookmark-end text:name="__RefHeading___Toc4884_995938886"/></text:h>
          </table:table-cell>
        </table:table-row>
      </table:table>
      <text:p text:style-name="P29"><draw:frame draw:style-name="fr1" draw:name="Bild98" text:anchor-type="paragraph" svg:y="0.418cm" svg:width="3.39cm" svg:height="5.181cm" draw:z-index="100"><draw:image xlink:href="Pictures/10000201000000C800000132522E9FC759779920.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16"/>
      <text:h text:style-name="Heading_20_2" text:outline-level="2"><draw:frame draw:style-name="fr2" draw:name="Bild101" text:anchor-type="paragraph" svg:width="3.371cm" svg:height="0.91cm" draw:z-index="101"><draw:image xlink:href="Pictures/10000201000000C700000036CAA98091E9E2AA78.png" xlink:type="simple" xlink:show="embed" xlink:actuate="onLoad" draw:mime-type="image/png"/></draw:frame><text:bookmark-start text:name="__RefHeading___Toc2144_204504766611"/><text:span text:style-name="T29">Direction </text:span>Add / Subtract<text:bookmark-end text:name="__RefHeading___Toc2144_204504766611"/></text:h>
      <text:p text:style-name="P142">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03"><draw:frame draw:style-name="fr1" draw:name="Bild105" text:anchor-type="paragraph" svg:y="-0.201cm" svg:width="3.371cm" svg:height="0.439cm" draw:z-index="102"><draw:image xlink:href="Pictures/10000201000000C70000001A32823C28CC061AB1.png" xlink:type="simple" xlink:show="embed" xlink:actuate="onLoad" draw:mime-type="image/png"/></draw:frame>Adjust the plane on which the brush acts towards or away from the objects surface.<text:span text:style-name="T42"> Sculpting with the Clay brush happens in a plane defined by the view you are in and the first vertices hit by the brush.</text:span></text:p>
      <text:h text:style-name="P246" text:outline-level="2"><text:bookmark-start text:name="__RefHeading___Toc7418_2624688737"/>Plane Trim<text:bookmark-end text:name="__RefHeading___Toc7418_2624688737"/></text:h>
      <text:p text:style-name="P108"><draw:frame draw:style-name="fr1" draw:name="Bild13" text:anchor-type="paragraph" svg:y="-0.058cm" svg:width="3.371cm" svg:height="0.559cm" draw:z-index="197"><draw:image xlink:href="Pictures/10000201000000C700000021BE34D91952021204.png" xlink:type="simple" xlink:show="embed" xlink:actuate="onLoad" draw:mime-type="image/png"/></draw:frame><text:span text:style-name="T84">Various brushes like </text:span>Clay<text:span text:style-name="T84">, Clay Thumb, Fill and Scrape </text:span>brush. Enable Plane Trim. Sculpting with the<text:span text:style-name="T83">se</text:span> brush<text:span text:style-name="T83">es</text:span> happens in a plane defined by the view you are in and the first vertices hit by the brush. The trim distance defines a limit above which vertices are not affected by the brush.</text:p>
      <text:p text:style-name="P103"/>
      <table:table table:name="Tabelle9" table:style-name="Tabelle9">
        <table:table-column table:style-name="Tabelle9.A"/>
        <table:table-row table:style-name="TableLine1798080183312">
          <table:table-cell table:style-name="Tabelle9.A1" office:value-type="string">
            <text:h text:style-name="P223" text:outline-level="1"><text:bookmark-start text:name="__RefHeading___Toc4888_995938886"/><text:span text:style-name="T27">Brush Settings Panel - </text:span><text:span text:style-name="T56">Clay</text:span><text:span text:style-name="T27"> Strip brush</text:span><text:bookmark-end text:name="__RefHeading___Toc4888_995938886"/></text:h>
          </table:table-cell>
        </table:table-row>
      </table:table>
      <text:p text:style-name="P29"><draw:frame draw:style-name="fr1" draw:name="Bild106" text:anchor-type="paragraph" svg:y="0.418cm" svg:width="3.2cm" svg:height="5.57cm" draw:z-index="103"><draw:image xlink:href="Pictures/10000201000000BD00000149C2DA09C63E55917E.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16"/>
      <text:h text:style-name="Heading_20_2" text:outline-level="2"><draw:frame draw:style-name="fr2" draw:name="Bild109" text:anchor-type="paragraph" svg:width="3.371cm" svg:height="0.91cm" draw:z-index="104"><draw:image xlink:href="Pictures/10000201000000C700000036CAA98091E9E2AA78.png" xlink:type="simple" xlink:show="embed" xlink:actuate="onLoad" draw:mime-type="image/png"/></draw:frame><text:bookmark-start text:name="__RefHeading___Toc2144_2045047666111"/><text:soft-page-break/><text:span text:style-name="T29">Direction </text:span>Add / Subtract<text:bookmark-end text:name="__RefHeading___Toc2144_2045047666111"/></text:h>
      <text:p text:style-name="P142">Add means the stroke adds to the geometry. Subtract means the stroke subtracts from the geometry. </text:p>
      <text:h text:style-name="P247" text:outline-level="2"><text:bookmark-start text:name="__RefHeading___Toc4890_995938886"/>Plane Offset<text:bookmark-end text:name="__RefHeading___Toc4890_995938886"/></text:h>
      <text:p text:style-name="P103"><draw:frame draw:style-name="fr1" draw:name="Bild113" text:anchor-type="paragraph" svg:y="-0.201cm" svg:width="3.371cm" svg:height="0.439cm" draw:z-index="105"><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47" text:outline-level="2"><draw:frame draw:style-name="fr1" draw:name="Bild7" text:anchor-type="paragraph" svg:y="-0.201cm" svg:width="3.371cm" svg:height="0.559cm" draw:z-index="106"><draw:image xlink:href="Pictures/10000201000000C700000021BE34D91952021204.png" xlink:type="simple" xlink:show="embed" xlink:actuate="onLoad" draw:mime-type="image/png"/></draw:frame><text:bookmark-start text:name="__RefHeading___Toc2150_2045047666"/>Plane Trim<text:bookmark-end text:name="__RefHeading___Toc2150_2045047666"/></text:h>
      <text:p text:style-name="P168"><text:span text:style-name="T84">Various brushes like </text:span>Clay<text:span text:style-name="T84">, Clay Thumb, Fill and Scrape </text:span>brush. Enable Plane Trim. Sculpting with the<text:span text:style-name="T83">se</text:span> brush<text:span text:style-name="T83">es</text:span> happens in a plane defined by the view you are in and the first vertices hit by the brush. The trim distance defines a limit above which vertices are not affected by the brush.</text:p>
      <text:h text:style-name="P272" text:outline-level="3"><text:bookmark-start text:name="__RefHeading___Toc2152_2045047666"/>Distance<text:bookmark-end text:name="__RefHeading___Toc2152_2045047666"/></text:h>
      <text:p text:style-name="P103">Adjust the plane trim distance.</text:p>
      <text:h text:style-name="P248" text:outline-level="2"><draw:frame draw:style-name="fr1" draw:name="Bild124" text:anchor-type="paragraph" svg:y="0.654cm" svg:width="4.099cm" svg:height="0.39cm" draw:z-index="110"><draw:image xlink:href="Pictures/10000201000000F200000017A773A74E69C3F36B.png" xlink:type="simple" xlink:show="embed" xlink:actuate="onLoad" draw:mime-type="image/png"/></draw:frame><text:bookmark-start text:name="__RefHeading___Toc4892_995938886"/>Tip roundness<text:bookmark-end text:name="__RefHeading___Toc4892_995938886"/></text:h>
      <text:p text:style-name="P155">R<text:span text:style-name="T91">oundness of the brush tip.</text:span></text:p>
      <text:p text:style-name="P155"/>
      <text:p text:style-name="P69"/>
      <table:table table:name="Tabelle10" table:style-name="Tabelle10">
        <table:table-column table:style-name="Tabelle10.A"/>
        <table:table-row table:style-name="TableLine1798080179776">
          <table:table-cell table:style-name="Tabelle10.A1" office:value-type="string">
            <text:h text:style-name="P224" text:outline-level="1"><text:bookmark-start text:name="__RefHeading___Toc4894_995938886"/><text:span text:style-name="T27">Brush Settings Panel - </text:span><text:span text:style-name="T56">Clay</text:span><text:span text:style-name="T27"> </text:span><text:span text:style-name="T57">T</text:span><text:span text:style-name="T58">humb</text:span><text:span text:style-name="T27"> brush</text:span><text:bookmark-end text:name="__RefHeading___Toc4894_995938886"/></text:h>
          </table:table-cell>
        </table:table-row>
      </table:table>
      <text:p text:style-name="P31"><draw:frame draw:style-name="fr1" draw:name="Bild114" text:anchor-type="paragraph" svg:y="0.418cm" svg:width="3.23cm" svg:height="4.59cm" draw:z-index="107"><draw:image xlink:href="Pictures/10000201000000BF0000010FEADAF80E806304A2.png" xlink:type="simple" xlink:show="embed" xlink:actuate="onLoad" draw:mime-type="image/png"/></draw:frame></text:p>
      <text:p text:style-name="P31"/>
      <text:p text:style-name="P31"/>
      <text:p text:style-name="P31"/>
      <text:p text:style-name="P31"/>
      <text:p text:style-name="P31"/>
      <text:p text:style-name="P31"/>
      <text:p text:style-name="P31"/>
      <text:p text:style-name="P17"/>
      <text:h text:style-name="P249" text:outline-level="2"/>
      <text:h text:style-name="P248" text:outline-level="2"><text:bookmark-start text:name="__RefHeading___Toc4896_995938886"/>Plane Offset<text:bookmark-end text:name="__RefHeading___Toc4896_995938886"/></text:h>
      <text:p text:style-name="P104"><draw:frame draw:style-name="fr1" draw:name="Bild121" text:anchor-type="paragraph" svg:y="-0.201cm" svg:width="3.371cm" svg:height="0.439cm" draw:z-index="108"><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48" text:outline-level="2"><draw:frame draw:style-name="fr1" draw:name="Bild123" text:anchor-type="paragraph" svg:y="-0.201cm" svg:width="3.371cm" svg:height="0.559cm" draw:z-index="109"><draw:image xlink:href="Pictures/10000201000000C700000021BE34D91952021204.png" xlink:type="simple" xlink:show="embed" xlink:actuate="onLoad" draw:mime-type="image/png"/></draw:frame><text:bookmark-start text:name="__RefHeading___Toc2150_20450476661"/><text:soft-page-break/>Plane Trim<text:bookmark-end text:name="__RefHeading___Toc2150_20450476661"/></text:h>
      <text:p text:style-name="P169"><text:span text:style-name="T84">Various brushes like </text:span>Clay<text:span text:style-name="T84">, Clay Thumb, Fill and Scrape </text:span>brush. Enable Plane Trim. Sculpting with the<text:span text:style-name="T83">se</text:span> brush<text:span text:style-name="T83">es</text:span> happens in a plane defined by the view you are in and the first vertices hit by the brush. The trim distance defines a limit above which vertices are not affected by the brush.</text:p>
      <text:h text:style-name="P273" text:outline-level="3"><text:bookmark-start text:name="__RefHeading___Toc2152_20450476661"/>Distance<text:bookmark-end text:name="__RefHeading___Toc2152_20450476661"/></text:h>
      <text:p text:style-name="P104">Adjust the plane trim distance.</text:p>
      <text:p text:style-name="P69"/>
      <table:table table:name="Tabelle11" table:style-name="Tabelle11">
        <table:table-column table:style-name="Tabelle11.A"/>
        <table:table-row table:style-name="TableLine1798080188752">
          <table:table-cell table:style-name="Tabelle11.A1" office:value-type="string">
            <text:h text:style-name="P224" text:outline-level="1"><text:bookmark-start text:name="__RefHeading___Toc4898_995938886"/><text:span text:style-name="T27">Brush Settings Panel - </text:span><text:span text:style-name="T56">L</text:span><text:span text:style-name="T58">ayer</text:span><text:span text:style-name="T27"> brush</text:span><text:bookmark-end text:name="__RefHeading___Toc4898_995938886"/></text:h>
          </table:table-cell>
        </table:table-row>
      </table:table>
      <text:p text:style-name="P31"><draw:frame draw:style-name="fr7" draw:name="Bild125" text:anchor-type="paragraph" svg:x="15.413cm" svg:y="0.418cm" svg:width="3.23cm" svg:height="5.45cm" draw:z-index="111"><draw:image xlink:href="Pictures/10000201000000BF0000014292AA7EB64EBC3DBC.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17"/>
      <text:h text:style-name="Heading_20_2" text:outline-level="2"><draw:frame draw:style-name="fr2" draw:name="Bild133" text:anchor-type="paragraph" svg:width="3.371cm" svg:height="0.91cm" draw:z-index="112"><draw:image xlink:href="Pictures/10000201000000C700000036CAA98091E9E2AA78.png" xlink:type="simple" xlink:show="embed" xlink:actuate="onLoad" draw:mime-type="image/png"/></draw:frame><text:bookmark-start text:name="__RefHeading___Toc2144_204504766611111"/><text:span text:style-name="T29">Direction </text:span>Add / Subtract<text:bookmark-end text:name="__RefHeading___Toc2144_204504766611111"/></text:h>
      <text:p text:style-name="P143">Add means the stroke adds to the geometry. Subtract means the stroke subtracts from the geometry. </text:p>
      <text:h text:style-name="P248" text:outline-level="2"><draw:frame draw:style-name="fr7" draw:name="Bild8" text:anchor-type="paragraph" svg:x="15.443cm" svg:y="0.554cm" svg:width="3.371cm" svg:height="0.439cm" draw:z-index="113"><draw:image xlink:href="Pictures/10000201000000C70000001A84E6961121D8EB41.png" xlink:type="simple" xlink:show="embed" xlink:actuate="onLoad" draw:mime-type="image/png"/></draw:frame><text:bookmark-start text:name="__RefHeading___Toc2154_2045047666"/>Height <text:bookmark-end text:name="__RefHeading___Toc2154_2045047666"/></text:h>
      <text:p text:style-name="P143">Layer brush setting. The height that can be affected by the layer brush.</text:p>
      <text:h text:style-name="P248" text:outline-level="2"><text:bookmark-start text:name="__RefHeading___Toc2156_2045047666"/>Persistent<text:bookmark-end text:name="__RefHeading___Toc2156_2045047666"/></text:h>
      <text:p text:style-name="P169"><draw:frame draw:style-name="fr1" draw:name="Bild9" text:anchor-type="paragraph" svg:y="-0.201cm" svg:width="3.371cm" svg:height="1cm" draw:z-index="114"><draw:image xlink:href="Pictures/10000201000000C70000003B4574C73B0EBAD722.png" xlink:type="simple" xlink:show="embed" xlink:actuate="onLoad" draw:mime-type="image/png"/></draw:frame>Layer brush setting. Sculpt on a persistent layer of the mesh.</text:p>
      <text:h text:style-name="P273" text:outline-level="3"><text:bookmark-start text:name="__RefHeading___Toc2158_2045047666"/>Set Persistent Base<text:bookmark-end text:name="__RefHeading___Toc2158_2045047666"/></text:h>
      <text:p text:style-name="P169">This button resets the base so that you can add another layer. </text:p>
      <text:p text:style-name="P68"/>
      <text:p text:style-name="P68"/>
      <text:p text:style-name="P68"/>
      <text:p text:style-name="P68"/>
      <text:p text:style-name="P68"/>
      <table:table table:name="Tabelle12" table:style-name="Tabelle12">
        <table:table-column table:style-name="Tabelle12.A"/>
        <text:soft-page-break/>
        <table:table-row table:style-name="TableLine1798080185760">
          <table:table-cell table:style-name="Tabelle12.A1" office:value-type="string">
            <text:h text:style-name="P224" text:outline-level="1"><text:bookmark-start text:name="__RefHeading___Toc4900_995938886"/><text:span text:style-name="T27">Brush Settings Panel - </text:span><text:span text:style-name="T56">I</text:span><text:span text:style-name="T58">nflate</text:span><text:span text:style-name="T27"> brush</text:span><text:bookmark-end text:name="__RefHeading___Toc4900_995938886"/></text:h>
          </table:table-cell>
        </table:table-row>
      </table:table>
      <text:p text:style-name="P31"><draw:frame draw:style-name="fr1" draw:name="Bild137" text:anchor-type="paragraph" svg:y="0.418cm" svg:width="3.2cm" svg:height="4.15cm" draw:z-index="115"><draw:image xlink:href="Pictures/10000201000000BD000000F591AADFCD00A030B5.png" xlink:type="simple" xlink:show="embed" xlink:actuate="onLoad" draw:mime-type="image/png"/></draw:frame></text:p>
      <text:p text:style-name="P31"/>
      <text:p text:style-name="P31"/>
      <text:p text:style-name="P31"/>
      <text:p text:style-name="P31"/>
      <text:p text:style-name="P31"/>
      <text:p text:style-name="P31"/>
      <text:p text:style-name="P31"/>
      <text:p text:style-name="P17"/>
      <text:h text:style-name="Heading_20_2" text:outline-level="2"><draw:frame draw:style-name="fr2" draw:name="Bild140" text:anchor-type="paragraph" svg:width="3.371cm" svg:height="0.91cm" draw:z-index="116"><draw:image xlink:href="Pictures/10000201000000C800000036D950C5958FAA837D.png" xlink:type="simple" xlink:show="embed" xlink:actuate="onLoad" draw:mime-type="image/png"/></draw:frame><text:bookmark-start text:name="__RefHeading___Toc2144_2045047666111111"/>Direction Inflate / Deflate<text:bookmark-end text:name="__RefHeading___Toc2144_2045047666111111"/></text:h>
      <text:p text:style-name="P143">Add or subtract effect of the brush.</text:p>
      <text:p text:style-name="P69"/>
      <table:table table:name="Tabelle13" table:style-name="Tabelle13">
        <table:table-column table:style-name="Tabelle13.A"/>
        <table:table-row table:style-name="TableLine1798080194736">
          <table:table-cell table:style-name="Tabelle13.A1" office:value-type="string">
            <text:h text:style-name="P224" text:outline-level="1"><text:bookmark-start text:name="__RefHeading___Toc4902_995938886"/><text:span text:style-name="T27">Brush Settings Panel - </text:span><text:span text:style-name="T56">B</text:span><text:span text:style-name="T58">lob</text:span><text:span text:style-name="T27"> brush</text:span><text:bookmark-end text:name="__RefHeading___Toc4902_995938886"/></text:h>
          </table:table-cell>
        </table:table-row>
      </table:table>
      <text:p text:style-name="P31"><draw:frame draw:style-name="fr1" draw:name="Bild144" text:anchor-type="paragraph" svg:y="0.418cm" svg:width="3.27cm" svg:height="4.47cm" draw:z-index="117"><draw:image xlink:href="Pictures/10000201000000C1000001083F5FAB987395FD58.png" xlink:type="simple" xlink:show="embed" xlink:actuate="onLoad" draw:mime-type="image/png"/></draw:frame></text:p>
      <text:p text:style-name="P31"/>
      <text:p text:style-name="P31"/>
      <text:p text:style-name="P31"/>
      <text:p text:style-name="P31"/>
      <text:p text:style-name="P31"/>
      <text:p text:style-name="P31"/>
      <text:p text:style-name="P31"/>
      <text:h text:style-name="P245" text:outline-level="2"/>
      <text:h text:style-name="Heading_20_2" text:outline-level="2"><draw:frame draw:style-name="fr2" draw:name="Bild147" text:anchor-type="paragraph" svg:width="3.371cm" svg:height="0.91cm" draw:z-index="118"><draw:image xlink:href="Pictures/10000201000000C700000036CAA98091E9E2AA78.png" xlink:type="simple" xlink:show="embed" xlink:actuate="onLoad" draw:mime-type="image/png"/></draw:frame><text:bookmark-start text:name="__RefHeading___Toc2144_2045047666111112"/><text:span text:style-name="T29">Direction </text:span>Add / Subtract<text:bookmark-end text:name="__RefHeading___Toc2144_2045047666111112"/></text:h>
      <text:p text:style-name="P143">Add means the stroke adds to the geometry. Subtract means the stroke subtracts from the geometry. </text:p>
      <text:h text:style-name="P248" text:outline-level="2"><draw:frame draw:style-name="fr2" draw:name="Bild4" text:anchor-type="paragraph" svg:width="3.371cm" svg:height="0.409cm" draw:z-index="119"><draw:image xlink:href="Pictures/10000201000000C7000000182B5A5ED2936E8708.png" xlink:type="simple" xlink:show="embed" xlink:actuate="onLoad" draw:mime-type="image/png"/></draw:frame><text:bookmark-start text:name="__RefHeading___Toc2160_2045047666"/>M<text:span text:style-name="T40">agnify</text:span><text:bookmark-end text:name="__RefHeading___Toc2160_2045047666"/></text:h>
      <text:p text:style-name="P104">The Crease Brush Pinch Factor.</text:p>
      <text:p text:style-name="P69"/>
      <table:table table:name="Tabelle14" table:style-name="Tabelle14">
        <table:table-column table:style-name="Tabelle14.A"/>
        <table:table-row table:style-name="TableLine1798080192016">
          <table:table-cell table:style-name="Tabelle14.A1" office:value-type="string">
            <text:h text:style-name="P224" text:outline-level="1"><text:bookmark-start text:name="__RefHeading___Toc4904_995938886"/><text:span text:style-name="T27">Brush Settings Panel - </text:span><text:span text:style-name="T56">C</text:span><text:span text:style-name="T58">rease</text:span><text:span text:style-name="T27"> brush</text:span><text:bookmark-end text:name="__RefHeading___Toc4904_995938886"/></text:h>
          </table:table-cell>
        </table:table-row>
      </table:table>
      <text:p text:style-name="P31"><draw:frame draw:style-name="fr7" draw:name="Bild151" text:anchor-type="paragraph" svg:x="15.413cm" svg:y="0.418cm" svg:width="3.281cm" svg:height="4.521cm" draw:z-index="120"><draw:image xlink:href="Pictures/10000201000000C20000010B2FB734A8FCFDB923.png" xlink:type="simple" xlink:show="embed" xlink:actuate="onLoad" draw:mime-type="image/png"/></draw:frame></text:p>
      <text:p text:style-name="P31"/>
      <text:p text:style-name="P31"/>
      <text:p text:style-name="P31"/>
      <text:p text:style-name="P31"/>
      <text:p text:style-name="P31"/>
      <text:p text:style-name="P31"/>
      <text:p text:style-name="P31"/>
      <text:p text:style-name="P17"/>
      <text:h text:style-name="Heading_20_2" text:outline-level="2"><draw:frame draw:style-name="fr2" draw:name="Bild154" text:anchor-type="paragraph" svg:width="3.371cm" svg:height="0.91cm" draw:z-index="121"><draw:image xlink:href="Pictures/10000201000000C700000036CAA98091E9E2AA78.png" xlink:type="simple" xlink:show="embed" xlink:actuate="onLoad" draw:mime-type="image/png"/></draw:frame><text:bookmark-start text:name="__RefHeading___Toc2144_20450476661111121"/><text:soft-page-break/><text:span text:style-name="T29">Direction </text:span>Add / Subtract<text:bookmark-end text:name="__RefHeading___Toc2144_20450476661111121"/></text:h>
      <text:p text:style-name="P143">Add means the stroke adds to the geometry. Subtract means the stroke subtracts from the geometry. </text:p>
      <text:h text:style-name="P250" text:outline-level="2"><draw:frame draw:style-name="fr2" draw:name="Bild158" text:anchor-type="paragraph" svg:width="3.33cm" svg:height="0.469cm" draw:z-index="122"><draw:image xlink:href="Pictures/10000201000000C50000001C56BE8147132D4436.png" xlink:type="simple" xlink:show="embed" xlink:actuate="onLoad" draw:mime-type="image/png"/></draw:frame><text:bookmark-start text:name="__RefHeading___Toc2160_20450476661"/>Pinch<text:bookmark-end text:name="__RefHeading___Toc2160_20450476661"/></text:h>
      <text:p text:style-name="P104">The Crease Brush Pinch Factor.</text:p>
      <text:p text:style-name="P70"/>
      <table:table table:name="Tabelle15" table:style-name="Tabelle15">
        <table:table-column table:style-name="Tabelle15.A"/>
        <table:table-row table:style-name="TableLine1798080188208">
          <table:table-cell table:style-name="Tabelle15.A1" office:value-type="string">
            <text:h text:style-name="P225" text:outline-level="1"><text:bookmark-start text:name="__RefHeading___Toc4906_995938886"/><text:span text:style-name="T27">Brush Settings Panel - </text:span><text:span text:style-name="T56">S</text:span><text:span text:style-name="T59">mooth</text:span><text:span text:style-name="T27"> brush</text:span><text:bookmark-end text:name="__RefHeading___Toc4906_995938886"/></text:h>
          </table:table-cell>
        </table:table-row>
      </table:table>
      <text:p text:style-name="P32"><draw:frame draw:style-name="fr1" draw:name="Bild159" text:anchor-type="paragraph" svg:y="0.418cm" svg:width="3.23cm" svg:height="4.15cm" draw:z-index="123"><draw:image xlink:href="Pictures/10000201000000BF000000F5BF095B15673A9994.png" xlink:type="simple" xlink:show="embed" xlink:actuate="onLoad" draw:mime-type="image/png"/></draw:frame></text:p>
      <text:p text:style-name="P32"/>
      <text:p text:style-name="P32"/>
      <text:p text:style-name="P32"/>
      <text:p text:style-name="P32"/>
      <text:p text:style-name="P32"/>
      <text:p text:style-name="P32"/>
      <text:p text:style-name="P32"/>
      <text:p text:style-name="P32"/>
      <text:h text:style-name="Heading_20_2" text:outline-level="2"><draw:frame draw:style-name="fr2" draw:name="Bild162" text:anchor-type="paragraph" svg:width="3.39cm" svg:height="0.91cm" draw:z-index="124"><draw:image xlink:href="Pictures/10000201000000C8000000368E4FF3D26F7618CE.png" xlink:type="simple" xlink:show="embed" xlink:actuate="onLoad" draw:mime-type="image/png"/></draw:frame><text:bookmark-start text:name="__RefHeading___Toc2144_204504766611111211"/>Direction Smooth / Enhance<text:bookmark-end text:name="__RefHeading___Toc2144_204504766611111211"/></text:h>
      <text:p text:style-name="P139">S<text:span text:style-name="T92">mooth or enhance the surface detail.</text:span></text:p>
      <text:p text:style-name="P70"/>
      <table:table table:name="Tabelle16" table:style-name="Tabelle16">
        <table:table-column table:style-name="Tabelle16.A"/>
        <table:table-row table:style-name="TableLine1798080190384">
          <table:table-cell table:style-name="Tabelle16.A1" office:value-type="string">
            <text:h text:style-name="P225" text:outline-level="1"><text:bookmark-start text:name="__RefHeading___Toc4906_9959388861"/><text:span text:style-name="T27">Brush Settings Panel - </text:span><text:span text:style-name="T56">F</text:span><text:span text:style-name="T59">latten</text:span><text:span text:style-name="T27"> brush</text:span><text:bookmark-end text:name="__RefHeading___Toc4906_9959388861"/></text:h>
          </table:table-cell>
        </table:table-row>
      </table:table>
      <text:p text:style-name="P32"><draw:frame draw:style-name="fr7" draw:name="Bild166" text:anchor-type="paragraph" svg:x="15.413cm" svg:y="0.418cm" svg:width="3.281cm" svg:height="5.129cm" draw:z-index="125"><draw:image xlink:href="Pictures/10000201000000C20000012FE9CDAA9F538CAE05.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18"/>
      <text:h text:style-name="Heading_20_2" text:outline-level="2"><draw:frame draw:style-name="fr2" draw:name="Bild169" text:anchor-type="paragraph" svg:width="3.39cm" svg:height="0.91cm" draw:z-index="126"><draw:image xlink:href="Pictures/10000201000000C800000036FAE72B980A286AB5.png" xlink:type="simple" xlink:show="embed" xlink:actuate="onLoad" draw:mime-type="image/png"/></draw:frame><text:bookmark-start text:name="__RefHeading___Toc2144_2045047666111112111"/>Direction Contrast / Flatten<text:bookmark-end text:name="__RefHeading___Toc2144_2045047666111112111"/></text:h>
      <text:p text:style-name="P179">Give more contrast or smooth the surface.</text:p>
      <text:h text:style-name="P251" text:outline-level="2"><text:bookmark-start text:name="__RefHeading___Toc4953_995938886"/>Plane Offset<text:bookmark-end text:name="__RefHeading___Toc4953_995938886"/></text:h>
      <text:p text:style-name="P105"><draw:frame draw:style-name="fr1" draw:name="Bild174" text:anchor-type="paragraph" svg:y="-0.201cm" svg:width="3.371cm" svg:height="0.439cm" draw:z-index="127"><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1" text:outline-level="2"><draw:frame draw:style-name="fr1" draw:name="Bild175" text:anchor-type="paragraph" svg:y="-0.201cm" svg:width="3.371cm" svg:height="0.559cm" draw:z-index="128"><draw:image xlink:href="Pictures/10000201000000C700000021BE34D91952021204.png" xlink:type="simple" xlink:show="embed" xlink:actuate="onLoad" draw:mime-type="image/png"/></draw:frame><text:bookmark-start text:name="__RefHeading___Toc2150_20450476662"/><text:soft-page-break/>Plane Trim<text:bookmark-end text:name="__RefHeading___Toc2150_20450476662"/></text:h>
      <text:p text:style-name="P139">Enable Plane Trim. Sculpting with the<text:span text:style-name="T83">se</text:span> brush<text:span text:style-name="T83">es</text:span> happens in a plane defined by the view you are in and the first vertices hit by the brush. The trim distance defines a limit above which vertices are not affected by the brush.</text:p>
      <text:p text:style-name="P71"/>
      <table:table table:name="Tabelle17" table:style-name="Tabelle17">
        <table:table-column table:style-name="Tabelle17.A"/>
        <table:table-row table:style-name="TableLine1798080193648">
          <table:table-cell table:style-name="Tabelle17.A1" office:value-type="string">
            <text:h text:style-name="P226" text:outline-level="1"><text:bookmark-start text:name="__RefHeading___Toc4906_99593888611"/><text:span text:style-name="T27">Brush Settings Panel - </text:span><text:span text:style-name="T60">Fill</text:span><text:span text:style-name="T27"> brush</text:span><text:bookmark-end text:name="__RefHeading___Toc4906_99593888611"/></text:h>
          </table:table-cell>
        </table:table-row>
      </table:table>
      <text:p text:style-name="P33"><draw:frame draw:style-name="fr1" draw:name="Bild176" text:anchor-type="paragraph" svg:y="0.418cm" svg:width="3.401cm" svg:height="5.86cm" draw:z-index="129"><draw:image xlink:href="Pictures/10000201000000C90000015A9EA94AAE64A7DA79.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19"/>
      <text:h text:style-name="Heading_20_2" text:outline-level="2"><draw:frame draw:style-name="fr2" draw:name="Bild179" text:anchor-type="paragraph" svg:width="3.39cm" svg:height="0.96cm" draw:z-index="130"><draw:image xlink:href="Pictures/10000201000000C50000003553F7452C84AB771F.png" xlink:type="simple" xlink:show="embed" xlink:actuate="onLoad" draw:mime-type="image/png"/></draw:frame><text:bookmark-start text:name="__RefHeading___Toc2144_20450476661111121111"/>Direction Fill / Deepen<text:bookmark-end text:name="__RefHeading___Toc2144_20450476661111121111"/></text:h>
      <text:p text:style-name="P180">Add or subtract effect of the brush</text:p>
      <text:h text:style-name="P252" text:outline-level="2"><text:bookmark-start text:name="__RefHeading___Toc4953_9959388861"/>Plane Offset<text:bookmark-end text:name="__RefHeading___Toc4953_9959388861"/></text:h>
      <text:p text:style-name="P106"><draw:frame draw:style-name="fr1" draw:name="Bild184" text:anchor-type="paragraph" svg:y="-0.201cm" svg:width="3.371cm" svg:height="0.439cm" draw:z-index="131"><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2" text:outline-level="2"><text:bookmark-start text:name="__RefHeading___Toc2150_204504766621"/>Plane Trim<text:bookmark-end text:name="__RefHeading___Toc2150_204504766621"/></text:h>
      <text:p text:style-name="P148"><draw:frame draw:style-name="fr7" draw:name="Bild185" text:anchor-type="paragraph" svg:x="15.538cm" svg:y="0.601cm" svg:width="3.371cm" svg:height="0.559cm" draw:z-index="132"><draw:image xlink:href="Pictures/10000201000000C700000021BE34D91952021204.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52" text:outline-level="2"><text:bookmark-start text:name="__RefHeading___Toc3716_2584586819"/>Area Radius<text:bookmark-end text:name="__RefHeading___Toc3716_2584586819"/></text:h>
      <text:p text:style-name="P145"><draw:frame draw:style-name="fr7" draw:name="Bild46" text:anchor-type="paragraph" svg:x="15.584cm" svg:y="0.093cm" svg:width="3.401cm" svg:height="0.49cm" draw:z-index="133"><draw:image xlink:href="Pictures/10000201000000C70000001CCFC26C707F962908.png" xlink:type="simple" xlink:show="embed" xlink:actuate="onLoad" draw:mime-type="image/png"/></draw:frame>The ratio between the brush radius and the radius that is going to be used to sample the area center.</text:p>
      <text:h text:style-name="P274" text:outline-level="3"><text:bookmark-start text:name="__RefHeading___Toc6185_1688839976"/>Size Pressure<text:bookmark-end text:name="__RefHeading___Toc6185_1688839976"/></text:h>
      <text:p text:style-name="P93"><text:span text:style-name="T97">E</text:span>nables tablet pressure sensitivity for radius.</text:p>
      <text:h text:style-name="P252" text:outline-level="2"><text:bookmark-start text:name="__RefHeading___Toc3718_2584586819"/>Invert to Scrape<text:bookmark-end text:name="__RefHeading___Toc3718_2584586819"/></text:h>
      <text:p text:style-name="P145"><draw:frame draw:style-name="fr7" draw:name="Bild47" text:anchor-type="paragraph" svg:x="16.043cm" svg:y="0.055cm" svg:width="2.469cm" svg:height="0.46cm" draw:z-index="134"><draw:image xlink:href="Pictures/10000201000000920000001B0E55245708F72566.png" xlink:type="simple" xlink:show="embed" xlink:actuate="onLoad" draw:mime-type="image/png"/></draw:frame>Invert the stroke to a scrape stroke. Does not invert the displacement direction.</text:p>
      <table:table table:name="Tabelle18" table:style-name="Tabelle18">
        <table:table-column table:style-name="Tabelle18.A"/>
        <text:soft-page-break/>
        <table:table-row table:style-name="TableLine1798080180048">
          <table:table-cell table:style-name="Tabelle18.A1" office:value-type="string">
            <text:h text:style-name="P226" text:outline-level="1"><text:bookmark-start text:name="__RefHeading___Toc4906_995938886111"/><text:span text:style-name="T27">Brush Settings Panel - </text:span><text:span text:style-name="T60">S</text:span><text:span text:style-name="T67">crape</text:span><text:span text:style-name="T27"> brush</text:span><text:bookmark-end text:name="__RefHeading___Toc4906_995938886111"/></text:h>
          </table:table-cell>
        </table:table-row>
      </table:table>
      <text:p text:style-name="P33"><draw:frame draw:style-name="fr1" draw:name="Bild6" text:anchor-type="paragraph" svg:y="0.176cm" svg:width="3.401cm" svg:height="5.821cm" draw:z-index="193"><draw:image xlink:href="Pictures/10000201000000C900000158CCB03623901EAD5B.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19"/>
      <text:p text:style-name="P19"/>
      <text:h text:style-name="Heading_20_2" text:outline-level="2"><draw:frame draw:style-name="fr2" draw:name="Bild189" text:anchor-type="paragraph" svg:width="3.39cm" svg:height="0.93cm" draw:z-index="135"><draw:image xlink:href="Pictures/10000201000000C50000003553F7452C84AB771F.png" xlink:type="simple" xlink:show="embed" xlink:actuate="onLoad" draw:mime-type="image/png"/></draw:frame><text:bookmark-start text:name="__RefHeading___Toc2144_204504766611111211111"/>Direction <text:span text:style-name="T76">Fill</text:span> / <text:span text:style-name="T76">Deepen</text:span><text:bookmark-end text:name="__RefHeading___Toc2144_204504766611111211111"/></text:h>
      <text:p text:style-name="P180">Add or subtract effect of the brush.</text:p>
      <text:h text:style-name="P252" text:outline-level="2"><text:bookmark-start text:name="__RefHeading___Toc4953_99593888611"/>Plane Offset<text:bookmark-end text:name="__RefHeading___Toc4953_99593888611"/></text:h>
      <text:p text:style-name="P106"><draw:frame draw:style-name="fr1" draw:name="Bild194" text:anchor-type="paragraph" svg:y="-0.201cm" svg:width="3.371cm" svg:height="0.439cm" draw:z-index="136"><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2" text:outline-level="2"><text:bookmark-start text:name="__RefHeading___Toc2150_2045047666211"/>Plane Trim<text:bookmark-end text:name="__RefHeading___Toc2150_2045047666211"/></text:h>
      <text:p text:style-name="P148"><draw:frame draw:style-name="fr7" draw:name="Bild195" text:anchor-type="paragraph" svg:x="15.293cm" svg:y="-0.085cm" svg:width="3.371cm" svg:height="0.559cm" draw:z-index="137"><draw:image xlink:href="Pictures/10000201000000C700000021BE34D91952021204.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53" text:outline-level="2"><text:bookmark-start text:name="__RefHeading___Toc6183_1688839976"/>Area Radius<text:bookmark-end text:name="__RefHeading___Toc6183_1688839976"/></text:h>
      <text:p text:style-name="P146"><draw:frame draw:style-name="fr1" draw:name="Bild10" text:anchor-type="paragraph" svg:y="0.093cm" svg:width="3.401cm" svg:height="0.49cm" draw:z-index="194"><draw:image xlink:href="Pictures/10000201000000C70000001CCFC26C707F962908.png" xlink:type="simple" xlink:show="embed" xlink:actuate="onLoad" draw:mime-type="image/png"/></draw:frame>The ratio between the brush radius and the radius that is going to be used to sample the area center.</text:p>
      <text:h text:style-name="P274" text:outline-level="3"><text:bookmark-start text:name="__RefHeading___Toc6187_1688839976"/>Size Pressure<text:bookmark-end text:name="__RefHeading___Toc6187_1688839976"/></text:h>
      <text:p text:style-name="P183"><draw:frame draw:style-name="fr1" draw:name="Bild196" text:anchor-type="paragraph" svg:y="0.076cm" svg:width="3.401cm" svg:height="0.49cm" draw:z-index="138"><draw:image xlink:href="Pictures/10000201000000C70000001CCFC26C707F962908.png" xlink:type="simple" xlink:show="embed" xlink:actuate="onLoad" draw:mime-type="image/png"/></draw:frame>Enables tablet pressure sensitivity for radius.</text:p>
      <text:h text:style-name="P252" text:outline-level="2"><text:bookmark-start text:name="__RefHeading___Toc3718_25845868191"/>Invert to <text:span text:style-name="T75">Fill</text:span><text:bookmark-end text:name="__RefHeading___Toc3718_25845868191"/></text:h>
      <text:p text:style-name="P145"><draw:frame draw:style-name="fr1" draw:name="Bild197" text:anchor-type="paragraph" svg:y="0.189cm" svg:width="3.371cm" svg:height="0.46cm" draw:z-index="139"><draw:image xlink:href="Pictures/10000201000000C70000001B2B638501B24CEBE8.png" xlink:type="simple" xlink:show="embed" xlink:actuate="onLoad" draw:mime-type="image/png"/></draw:frame>U<text:span text:style-name="T93">se scrape or fill tool when inverting this brush instead of inverting its displacement direction.</text:span></text:p>
      <text:p text:style-name="P71"/>
      <text:p text:style-name="P71"/>
      <table:table table:name="Tabelle19" table:style-name="Tabelle19">
        <table:table-column table:style-name="Tabelle19.A"/>
        <text:soft-page-break/>
        <table:table-row table:style-name="TableLine1798080195008">
          <table:table-cell table:style-name="Tabelle19.A1" office:value-type="string">
            <text:h text:style-name="P226" text:outline-level="1"><text:bookmark-start text:name="__RefHeading___Toc4906_9959388861111"/><text:span text:style-name="T27">Brush Settings Panel - </text:span><text:span text:style-name="T60">Multi-plane Scrape</text:span><text:span text:style-name="T27"> brush</text:span><text:bookmark-end text:name="__RefHeading___Toc4906_9959388861111"/></text:h>
          </table:table-cell>
        </table:table-row>
      </table:table>
      <text:p text:style-name="P33"><draw:frame draw:style-name="fr1" draw:name="Bild198" text:anchor-type="paragraph" svg:y="0.418cm" svg:width="3.39cm" svg:height="4.81cm" draw:z-index="140"><draw:image xlink:href="Pictures/10000201000000C80000011C7A54633945B6317B.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51"/>
      <text:h text:style-name="P254" text:outline-level="2"><draw:frame draw:style-name="fr7" draw:name="Bild49" text:anchor-type="paragraph" svg:x="15.154cm" svg:y="0.714cm" svg:width="3.371cm" svg:height="0.39cm" draw:z-index="141"><draw:image xlink:href="Pictures/10000201000000C70000001746B78836CE7F88F6.png" xlink:type="simple" xlink:show="embed" xlink:actuate="onLoad" draw:mime-type="image/png"/></draw:frame><text:bookmark-start text:name="__RefHeading___Toc3722_2584586819"/>Plane Angle<text:bookmark-end text:name="__RefHeading___Toc3722_2584586819"/></text:h>
      <text:p text:style-name="P147">Multiplane Scrape brush. The angles between the planes of the crease.</text:p>
      <text:h text:style-name="P254" text:outline-level="2"><draw:frame draw:style-name="fr1" draw:name="Bild50" text:anchor-type="paragraph" svg:y="-0.201cm" svg:width="3.51cm" svg:height="0.409cm" draw:z-index="142"><draw:image xlink:href="Pictures/10000201000000C700000017D15C0E8A0D42BF45.png" xlink:type="simple" xlink:show="embed" xlink:actuate="onLoad" draw:mime-type="image/png"/></draw:frame><text:bookmark-start text:name="__RefHeading___Toc3724_2584586819"/>Dynamic Mode<text:bookmark-end text:name="__RefHeading___Toc3724_2584586819"/></text:h>
      <text:p text:style-name="P147">Multiplane Scrape brush. Fit the angles during the stroke to fit the angles under the cursor.</text:p>
      <text:h text:style-name="P254" text:outline-level="2"><draw:frame draw:style-name="fr1" draw:name="Bild51" text:anchor-type="paragraph" svg:y="0.549cm" svg:width="3.51cm" svg:height="0.409cm" draw:z-index="143"><draw:image xlink:href="Pictures/10000201000000C700000017FA56BE452A420701.png" xlink:type="simple" xlink:show="embed" xlink:actuate="onLoad" draw:mime-type="image/png"/></draw:frame><text:bookmark-start text:name="__RefHeading___Toc3726_2584586819"/>Show Cursor Preview<text:bookmark-end text:name="__RefHeading___Toc3726_2584586819"/></text:h>
      <text:p text:style-name="P147">Multiplane Scrape brush. Preview the plane scrapes in the cursor during the stroke.</text:p>
      <text:p text:style-name="P72"/>
      <table:table table:name="Tabelle20" table:style-name="Tabelle20">
        <table:table-column table:style-name="Tabelle20.A"/>
        <table:table-row table:style-name="TableLine1798080186576">
          <table:table-cell table:style-name="Tabelle20.A1" office:value-type="string">
            <text:h text:style-name="P227" text:outline-level="1"><text:bookmark-start text:name="__RefHeading___Toc4906_99593888611111"/><text:span text:style-name="T27">Brush Settings Panel - </text:span><text:span text:style-name="T60">P</text:span><text:span text:style-name="T61">inch</text:span><text:span text:style-name="T27"> brush</text:span><text:bookmark-end text:name="__RefHeading___Toc4906_99593888611111"/></text:h>
          </table:table-cell>
        </table:table-row>
      </table:table>
      <text:p text:style-name="P34"><draw:frame draw:style-name="fr7" draw:name="Bild204" text:anchor-type="paragraph" svg:x="15.413cm" svg:y="0.418cm" svg:width="3.371cm" svg:height="4.23cm" draw:z-index="144"><draw:image xlink:href="Pictures/10000201000000C7000000FA728B71D4D45973F5.png" xlink:type="simple" xlink:show="embed" xlink:actuate="onLoad" draw:mime-type="image/png"/></draw:frame></text:p>
      <text:p text:style-name="P34"/>
      <text:p text:style-name="P34"/>
      <text:p text:style-name="P34"/>
      <text:p text:style-name="P34"/>
      <text:p text:style-name="P34"/>
      <text:p text:style-name="P34"/>
      <text:p text:style-name="P34"/>
      <text:p text:style-name="P20"/>
      <text:h text:style-name="Heading_20_2" text:outline-level="2"><draw:frame draw:style-name="fr1" draw:name="Bild208" text:anchor-type="paragraph" svg:y="0.873cm" svg:width="3.39cm" svg:height="0.93cm" draw:z-index="145"><draw:image xlink:href="Pictures/10000201000000BC00000038A49529223251AF7B.png" xlink:type="simple" xlink:show="embed" xlink:actuate="onLoad" draw:mime-type="image/png"/></draw:frame><text:bookmark-start text:name="__RefHeading___Toc2144_20450476661111121111111"/>Direction Magnify / Pinch<text:bookmark-end text:name="__RefHeading___Toc2144_20450476661111121111111"/></text:h>
      <text:p text:style-name="P181">Add or subtract effect of the brush.</text:p>
      <text:h text:style-name="P254"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46"><draw:image xlink:href="Pictures/100002010000008B0000002396DB5A0BA06CA786.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40"/>
      <table:table table:name="Tabelle21" table:style-name="Tabelle21">
        <table:table-column table:style-name="Tabelle21.A"/>
        <text:soft-page-break/>
        <table:table-row table:style-name="TableLine1798080195552">
          <table:table-cell table:style-name="Tabelle21.A1" office:value-type="string">
            <text:h text:style-name="P227" text:outline-level="1"><text:bookmark-start text:name="__RefHeading___Toc4906_995938886111111"/><text:span text:style-name="T27">Brush Settings Panel - </text:span><text:span text:style-name="T60">G</text:span><text:span text:style-name="T61">rab</text:span><text:span text:style-name="T27"> brush</text:span><text:bookmark-end text:name="__RefHeading___Toc4906_995938886111111"/></text:h>
          </table:table-cell>
        </table:table-row>
      </table:table>
      <text:p text:style-name="P34"><draw:frame draw:style-name="fr1" draw:name="Bild212" text:anchor-type="paragraph" svg:y="0.418cm" svg:width="3.371cm" svg:height="4.84cm" draw:z-index="147"><draw:image xlink:href="Pictures/10000201000000C70000011E6898BB01EA99FC7E.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50"/>
      <text:h text:style-name="P254" text:outline-level="2"><draw:frame draw:style-name="fr2" draw:name="Bild59" text:anchor-type="paragraph" svg:width="3.371cm" svg:height="0.42cm" draw:z-index="148"><draw:image xlink:href="Pictures/10000201000000C70000001ABE8F19759786DD46.png" xlink:type="simple" xlink:show="embed" xlink:actuate="onLoad" draw:mime-type="image/png"/></draw:frame><text:bookmark-start text:name="__RefHeading___Toc2146_20450476661"/>N<text:span text:style-name="T39">ormal </text:span><text:span text:style-name="T72">W</text:span><text:span text:style-name="T73">eight</text:span><text:bookmark-end text:name="__RefHeading___Toc2146_20450476661"/></text:h>
      <text:p text:style-name="P174">How much grab will pull vertexes out of surface during grab.</text:p>
      <text:h text:style-name="P254" text:outline-level="2"><draw:frame draw:style-name="fr7" draw:name="Bild11" text:anchor-type="paragraph" svg:x="15.351cm" svg:y="0.397cm" svg:width="3.371cm" svg:height="0.469cm" draw:z-index="149"><draw:image xlink:href="Pictures/10000000000000C70000001C92456CD2220828E9.jpg" xlink:type="simple" xlink:show="embed" xlink:actuate="onLoad" draw:mime-type="image/jpeg"/></draw:frame><text:bookmark-start text:name="__RefHeading___Toc2164_2045047666"/>Grab active Vertex<text:bookmark-end text:name="__RefHeading___Toc2164_2045047666"/></text:h>
      <text:p text:style-name="P109">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184">Grab trying to automask the silhouette of the object.</text:p>
      <text:p text:style-name="P36"/>
      <text:p text:style-name="P72"/>
      <table:table table:name="Tabelle28" table:style-name="Tabelle28">
        <table:table-column table:style-name="Tabelle28.A"/>
        <table:table-row table:style-name="TableLine1798080189296">
          <table:table-cell table:style-name="Tabelle28.A1" office:value-type="string">
            <text:h text:style-name="P227" text:outline-level="1"><text:bookmark-start text:name="__RefHeading___Toc4906_9959388861111111"/><text:span text:style-name="T27">Brush Settings Panel - </text:span><text:span text:style-name="T60">E</text:span><text:span text:style-name="T61">lastic Deform</text:span><text:span text:style-name="T27"> brush</text:span><text:bookmark-end text:name="__RefHeading___Toc4906_9959388861111111"/></text:h>
          </table:table-cell>
        </table:table-row>
      </table:table>
      <text:p text:style-name="P34"><draw:frame draw:style-name="fr1" draw:name="Bild219" text:anchor-type="paragraph" svg:y="0.418cm" svg:width="3.39cm" svg:height="5.009cm" draw:z-index="150"><draw:image xlink:href="Pictures/10000201000000C800000128FC68C8EADD864162.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50"/>
      <text:h text:style-name="P254" text:outline-level="2"><draw:frame draw:style-name="fr2" draw:name="Bild226" text:anchor-type="paragraph" svg:width="3.371cm" svg:height="0.42cm" draw:z-index="151"><draw:image xlink:href="Pictures/10000201000000C70000001ABE8F19759786DD46.png" xlink:type="simple" xlink:show="embed" xlink:actuate="onLoad" draw:mime-type="image/png"/></draw:frame><text:bookmark-start text:name="__RefHeading___Toc2146_204504766611"/>N<text:span text:style-name="T39">ormal </text:span><text:span text:style-name="T72">W</text:span><text:span text:style-name="T73">eight</text:span><text:bookmark-end text:name="__RefHeading___Toc2146_204504766611"/></text:h>
      <text:p text:style-name="P174">How much grab will pull vertexes out of surface during grab.</text:p>
      <text:h text:style-name="Heading_20_2" text:outline-level="2"><draw:frame draw:style-name="fr7" draw:name="Bild227" text:anchor-type="paragraph" svg:x="15.141cm" svg:y="0.196cm" svg:width="3.56cm" svg:height="2.829cm" draw:z-index="152"><draw:image xlink:href="Pictures/10000201000000D2000000A722E2FE94D609DD98.png" xlink:type="simple" xlink:show="embed" xlink:actuate="onLoad" draw:mime-type="image/png"/></draw:frame><text:bookmark-start text:name="__RefHeading___Toc7312_2571451966"/>Deformation<text:bookmark-end text:name="__RefHeading___Toc7312_2571451966"/></text:h>
      <text:p text:style-name="P170">The deformation type to use.</text:p>
      <text:p text:style-name="P185"/>
      <text:h text:style-name="P254" text:outline-level="2"><draw:frame draw:style-name="fr7" draw:name="Bild14" text:anchor-type="paragraph" svg:x="15.351cm" svg:y="0.397cm" svg:width="3.35cm" svg:height="0.42cm" draw:z-index="153"><draw:image xlink:href="Pictures/10000201000000C60000001906E27C8F2A915634.png" xlink:type="simple" xlink:show="embed" xlink:actuate="onLoad" draw:mime-type="image/png"/></draw:frame><text:bookmark-start text:name="__RefHeading___Toc2168_2045047666"/><text:soft-page-break/>Volume Preservation<text:bookmark-end text:name="__RefHeading___Toc2168_2045047666"/></text:h>
      <text:p text:style-name="P109">Poisson ratio for elastic deform. The higher the value is the more the volume is kept. But leads to more bulging.</text:p>
      <text:p text:style-name="P73"/>
      <table:table table:name="Tabelle30" table:style-name="Tabelle30">
        <table:table-column table:style-name="Tabelle30.A"/>
        <table:table-row table:style-name="TableLine1798080196368">
          <table:table-cell table:style-name="Tabelle30.A1" office:value-type="string">
            <text:h text:style-name="P228" text:outline-level="1"><text:bookmark-start text:name="__RefHeading___Toc4906_99593888611111111"/><text:span text:style-name="T27">Brush Settings Panel - </text:span><text:span text:style-name="T60">S</text:span><text:span text:style-name="T62">nake Hook</text:span><text:span text:style-name="T27"> brush</text:span><text:bookmark-end text:name="__RefHeading___Toc4906_99593888611111111"/></text:h>
          </table:table-cell>
        </table:table-row>
      </table:table>
      <text:p text:style-name="P37"><draw:frame draw:style-name="fr1" draw:name="Bild228" text:anchor-type="paragraph" svg:y="0.418cm" svg:width="3.371cm" svg:height="5.2cm" draw:z-index="154"><draw:image xlink:href="Pictures/10000201000000C7000001337AD222D793CBBF2B.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h text:style-name="P255" text:outline-level="2"><draw:frame draw:style-name="fr2" draw:name="Bild235" text:anchor-type="paragraph" svg:width="3.371cm" svg:height="0.42cm" draw:z-index="155"><draw:image xlink:href="Pictures/10000201000000C70000001ABE8F19759786DD46.png" xlink:type="simple" xlink:show="embed" xlink:actuate="onLoad" draw:mime-type="image/png"/></draw:frame><text:bookmark-start text:name="__RefHeading___Toc2146_2045047666111"/>N<text:span text:style-name="T39">ormal </text:span><text:span text:style-name="T72">W</text:span><text:span text:style-name="T73">eight</text:span><text:bookmark-end text:name="__RefHeading___Toc2146_2045047666111"/></text:h>
      <text:p text:style-name="P175">How much grab will pull vertexes out of surface during grab.</text:p>
      <text:h text:style-name="P255" text:outline-level="2"><draw:frame draw:style-name="fr2" draw:name="Bild236" text:anchor-type="paragraph" svg:width="3.371cm" svg:height="0.409cm" draw:z-index="156"><draw:image xlink:href="Pictures/10000201000000C7000000182B5A5ED2936E8708.png" xlink:type="simple" xlink:show="embed" xlink:actuate="onLoad" draw:mime-type="image/png"/></draw:frame><text:bookmark-start text:name="__RefHeading___Toc2160_20450476662"/>M<text:span text:style-name="T40">agnify</text:span><text:bookmark-end text:name="__RefHeading___Toc2160_20450476662"/></text:h>
      <text:p text:style-name="P107">The Crease Brush Pinch Factor.</text:p>
      <text:h text:style-name="P255" text:outline-level="2"><draw:frame draw:style-name="fr1" draw:name="Bild15" text:anchor-type="paragraph" svg:y="0.397cm" svg:width="3.371cm" svg:height="0.39cm" draw:z-index="157"><draw:image xlink:href="Pictures/10000201000000C700000017704FE7BDAAD3169E.png" xlink:type="simple" xlink:show="embed" xlink:actuate="onLoad" draw:mime-type="image/png"/></draw:frame><text:bookmark-start text:name="__RefHeading___Toc2170_2045047666"/>Rake<text:bookmark-end text:name="__RefHeading___Toc2170_2045047666"/></text:h>
      <text:p text:style-name="P110">How much grab will follow cursor rotation.</text:p>
      <text:h text:style-name="Heading_20_2" text:outline-level="2"><draw:frame draw:style-name="fr1" draw:name="Bild31" text:anchor-type="paragraph" svg:y="0.397cm" svg:width="2.12cm" svg:height="1.39cm" draw:z-index="198"><draw:image xlink:href="Pictures/100002010000007D0000005281050B17EF2A4897.png" xlink:type="simple" xlink:show="embed" xlink:actuate="onLoad" draw:mime-type="image/png"/></draw:frame><text:bookmark-start text:name="__RefHeading___Toc6235_4205276986"/>Deformation<text:bookmark-end text:name="__RefHeading___Toc6235_4205276986"/></text:h>
      <text:p text:style-name="P186">The deformation type.</text:p>
      <text:p text:style-name="P73"/>
      <table:table table:name="Tabelle31" table:style-name="Tabelle31">
        <table:table-column table:style-name="Tabelle31.A"/>
        <table:table-row table:style-name="TableLine1798080190656">
          <table:table-cell table:style-name="Tabelle31.A1" office:value-type="string">
            <text:h text:style-name="P228" text:outline-level="1"><text:bookmark-start text:name="__RefHeading___Toc4906_995938886111111111"/><text:span text:style-name="T27">Brush Settings Panel - </text:span><text:span text:style-name="T60">T</text:span><text:span text:style-name="T62">humb</text:span><text:span text:style-name="T27"> brush</text:span><text:bookmark-end text:name="__RefHeading___Toc4906_995938886111111111"/></text:h>
          </table:table-cell>
        </table:table-row>
      </table:table>
      <text:p text:style-name="P37"><draw:frame draw:style-name="fr1" draw:name="Bild237" text:anchor-type="paragraph" svg:y="0.418cm" svg:width="3.371cm" svg:height="3.641cm" draw:z-index="158"><draw:image xlink:href="Pictures/10000201000000C7000000D7B9789BCCFAEB5596.png" xlink:type="simple" xlink:show="embed" xlink:actuate="onLoad" draw:mime-type="image/png"/></draw:frame></text:p>
      <text:p text:style-name="P44">Just standard settings.</text:p>
      <text:p text:style-name="P37"/>
      <text:p text:style-name="P37"/>
      <text:p text:style-name="P37"/>
      <text:p text:style-name="P37"/>
      <text:p text:style-name="P37"/>
      <text:p text:style-name="P37"/>
      <text:p text:style-name="P37"/>
      <text:p text:style-name="P37"/>
      <text:p text:style-name="P37"/>
      <text:p text:style-name="P30"><text:soft-page-break/></text:p>
      <text:p text:style-name="P35"/>
      <text:p text:style-name="P73"/>
      <table:table table:name="Tabelle32" table:style-name="Tabelle32">
        <table:table-column table:style-name="Tabelle32.A"/>
        <table:table-row table:style-name="TableLine1798080191200">
          <table:table-cell table:style-name="Tabelle32.A1" office:value-type="string">
            <text:h text:style-name="P228" text:outline-level="1"><text:bookmark-start text:name="__RefHeading___Toc4906_9959388861111111111"/><text:span text:style-name="T27">Brush Settings Panel - </text:span><text:span text:style-name="T60">P</text:span><text:span text:style-name="T62">ose</text:span><text:span text:style-name="T27"> brush</text:span><text:bookmark-end text:name="__RefHeading___Toc4906_9959388861111111111"/></text:h>
          </table:table-cell>
        </table:table-row>
      </table:table>
      <text:p text:style-name="P37"><draw:frame draw:style-name="fr1" draw:name="Bild231" text:anchor-type="paragraph" svg:y="0.418cm" svg:width="3.35cm" svg:height="7.35cm" draw:z-index="159"><draw:image xlink:href="Pictures/10000201000000C8000001AFDAD9951E32898065.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255" text:outline-level="2"><draw:frame draw:style-name="fr1" draw:name="Bild249" text:anchor-type="paragraph" svg:y="0.219cm" svg:width="4.72cm" svg:height="1.679cm" draw:z-index="161"><draw:image xlink:href="Pictures/100002010000011700000063F5F110BC0D3934A7.png" xlink:type="simple" xlink:show="embed" xlink:actuate="onLoad" draw:mime-type="image/png"/></draw:frame><text:bookmark-start text:name="__RefHeading___Toc4402_2072553401"/>Deformation Target<text:bookmark-end text:name="__RefHeading___Toc4402_2072553401"/></text:h>
      <text:p text:style-name="P153">Pose Brush setting. <text:span text:style-name="T88">How the deformation of the brush will affect the object.</text:span></text:p>
      <text:h text:style-name="P255" text:outline-level="2"><draw:frame draw:style-name="fr2" draw:name="Bild250" text:anchor-type="paragraph" svg:width="4.761cm" svg:height="2.3cm" draw:z-index="162"><draw:image xlink:href="Pictures/100002010000011900000088F5634A1463F31020.png" xlink:type="simple" xlink:show="embed" xlink:actuate="onLoad" draw:mime-type="image/png"/></draw:frame><text:bookmark-start text:name="__RefHeading___Toc4405_2072553401"/>Deformation<text:bookmark-end text:name="__RefHeading___Toc4405_2072553401"/></text:h>
      <text:p text:style-name="P153">Pose Brush setting. Deformation type that is used in the brush.</text:p>
      <text:p text:style-name="P153"/>
      <text:h text:style-name="P275" text:outline-level="3"><draw:frame draw:style-name="fr2" draw:name="Bild251" text:anchor-type="paragraph" svg:width="5.2cm" svg:height="1.96cm" draw:z-index="163"><draw:image xlink:href="Pictures/10000201000001330000007434B91F40F2A8F26C.png" xlink:type="simple" xlink:show="embed" xlink:actuate="onLoad" draw:mime-type="image/png"/></draw:frame><text:bookmark-start text:name="__RefHeading___Toc5675_25215916751"/>Lock Rotation when scaling<text:bookmark-end text:name="__RefHeading___Toc5675_25215916751"/></text:h>
      <text:p text:style-name="P182">With Scale/Translate mode. Do not rotate the segment when using the scale deform mode.</text:p>
      <text:h text:style-name="P255" text:outline-level="2"><draw:frame draw:style-name="fr2" draw:name="Bild248" text:anchor-type="paragraph" svg:width="4.81cm" svg:height="2.131cm" draw:z-index="160"><draw:image xlink:href="Pictures/100002010000011C0000007E8D905DB4DBCF19D3.png" xlink:type="simple" xlink:show="embed" xlink:actuate="onLoad" draw:mime-type="image/png"/></draw:frame><text:bookmark-start text:name="__RefHeading___Toc47383_7226649331"/>Rotation Origins<text:bookmark-end text:name="__RefHeading___Toc47383_7226649331"/></text:h>
      <text:p text:style-name="P153">Pose Brush setting. Define the rotation origins.</text:p>
      <text:p text:style-name="P153"/>
      <text:h text:style-name="P255" text:outline-level="2"><draw:frame draw:style-name="fr1" draw:name="Bild16" text:anchor-type="paragraph" svg:y="0.397cm" svg:width="3.39cm" svg:height="2.469cm" draw:z-index="164"><draw:image xlink:href="Pictures/10000201000000C800000092137AF50B0F976199.png" xlink:type="simple" xlink:show="embed" xlink:actuate="onLoad" draw:mime-type="image/png"/></draw:frame><text:bookmark-start text:name="__RefHeading___Toc2172_2045047666"/>Pose Origin Offset<text:bookmark-end text:name="__RefHeading___Toc2172_2045047666"/></text:h>
      <text:p text:style-name="P111">Pose Brush setting. Offset of the pose origin in relation to the brush radius.</text:p>
      <text:h text:style-name="P255" text:outline-level="2"><text:bookmark-start text:name="__RefHeading___Toc3649_425130296"/>Smooth Iterations<text:bookmark-end text:name="__RefHeading___Toc3649_425130296"/></text:h>
      <text:p text:style-name="P111">Pose Brush setting. <text:span text:style-name="T82">Smooth iterations applied after calculating the pose factor of each vertex.</text:span></text:p>
      <text:h text:style-name="P255" text:outline-level="2"><text:bookmark-start text:name="__RefHeading___Toc3651_425130296"/><text:soft-page-break/>Pose IK Segments<text:bookmark-end text:name="__RefHeading___Toc3651_425130296"/></text:h>
      <text:p text:style-name="P111">Pose Brush setting. <text:span text:style-name="T82">Number of segments of the IK chain that will deform the mesh.</text:span></text:p>
      <text:h text:style-name="P255" text:outline-level="2"><text:bookmark-start text:name="__RefHeading___Toc3653_425130296"/>Keep Anchor Point<text:bookmark-end text:name="__RefHeading___Toc3653_425130296"/></text:h>
      <text:p text:style-name="P111">Pose Brush setting. <text:span text:style-name="T82">Keep the position of the last segment in the IK chain fixed.</text:span></text:p>
      <text:h text:style-name="P255" text:outline-level="2"><text:bookmark-start text:name="__RefHeading___Toc4344_2752109572"/>Connected only<text:bookmark-end text:name="__RefHeading___Toc4344_2752109572"/></text:h>
      <text:p text:style-name="P156">Affect only topology connected elements.</text:p>
      <text:h text:style-name="P255" text:outline-level="2"><text:bookmark-start text:name="__RefHeading___Toc4346_2752109572"/>Max Element Distance<text:bookmark-end text:name="__RefHeading___Toc4346_2752109572"/></text:h>
      <text:p text:style-name="P156">Maximum distance to search for disconnected loose parts in the mesh.</text:p>
      <text:p text:style-name="P41"/>
      <table:table table:name="Tabelle33" table:style-name="Tabelle33">
        <table:table-column table:style-name="Tabelle33.A"/>
        <table:table-row table:style-name="TableLine1798080205888">
          <table:table-cell table:style-name="Tabelle33.A1" office:value-type="string">
            <text:h text:style-name="P229" text:outline-level="1"><text:bookmark-start text:name="__RefHeading___Toc4906_99593888611111111111"/><text:span text:style-name="T27">Brush Settings Panel - </text:span><text:span text:style-name="T60">N</text:span><text:span text:style-name="T63">udge</text:span><text:span text:style-name="T27"> brush</text:span><text:bookmark-end text:name="__RefHeading___Toc4906_99593888611111111111"/></text:h>
          </table:table-cell>
        </table:table-row>
      </table:table>
      <text:p text:style-name="P38"><draw:frame draw:style-name="fr1" draw:name="Bild252" text:anchor-type="paragraph" svg:y="0.418cm" svg:width="3.371cm" svg:height="3.641cm" draw:z-index="165"><draw:image xlink:href="Pictures/10000201000000C7000000D7B9789BCCFAEB5596.png" xlink:type="simple" xlink:show="embed" xlink:actuate="onLoad" draw:mime-type="image/png"/></draw:frame></text:p>
      <text:p text:style-name="P44">Just standard settings.</text:p>
      <text:p text:style-name="P38"/>
      <text:p text:style-name="P38"/>
      <text:p text:style-name="P38"/>
      <text:p text:style-name="P38"/>
      <text:p text:style-name="P38"/>
      <text:p text:style-name="P38"/>
      <text:p text:style-name="P41"/>
      <table:table table:name="Tabelle34" table:style-name="Tabelle34">
        <table:table-column table:style-name="Tabelle34.A"/>
        <table:table-row table:style-name="TableLine1798080196912">
          <table:table-cell table:style-name="Tabelle34.A1" office:value-type="string">
            <text:h text:style-name="P229" text:outline-level="1"><text:bookmark-start text:name="__RefHeading___Toc4906_995938886111111111111"/><text:span text:style-name="T27">Brush Settings Panel - </text:span><text:span text:style-name="T60">R</text:span><text:span text:style-name="T63">otate</text:span><text:span text:style-name="T27"> brush</text:span><text:bookmark-end text:name="__RefHeading___Toc4906_995938886111111111111"/></text:h>
          </table:table-cell>
        </table:table-row>
      </table:table>
      <text:p text:style-name="P38"><draw:frame draw:style-name="fr1" draw:name="Bild258" text:anchor-type="paragraph" svg:y="0.418cm" svg:width="3.56cm" svg:height="3.57cm" draw:z-index="166"><draw:image xlink:href="Pictures/10000201000000C7000000D7B9789BCCFAEB5596.png" xlink:type="simple" xlink:show="embed" xlink:actuate="onLoad" draw:mime-type="image/png"/></draw:frame></text:p>
      <text:p text:style-name="P46">Just standard settings.</text:p>
      <text:p text:style-name="P44"/>
      <text:p text:style-name="P38"/>
      <text:p text:style-name="P38"/>
      <text:p text:style-name="P38"/>
      <text:p text:style-name="P38"/>
      <text:p text:style-name="P38"/>
      <text:p text:style-name="P74"/>
      <table:table table:name="Tabelle35" table:style-name="Tabelle35">
        <table:table-column table:style-name="Tabelle35.A"/>
        <table:table-row table:style-name="TableLine1798080214048">
          <table:table-cell table:style-name="Tabelle35.A1" office:value-type="string">
            <text:h text:style-name="P229" text:outline-level="1"><text:bookmark-start text:name="__RefHeading___Toc4906_9959388861111111111111"/><text:span text:style-name="T27">Brush Settings Panel - </text:span><text:span text:style-name="T60">S</text:span><text:span text:style-name="T63">lide Relax</text:span><text:span text:style-name="T27"> brush</text:span><text:bookmark-end text:name="__RefHeading___Toc4906_9959388861111111111111"/></text:h>
          </table:table-cell>
        </table:table-row>
      </table:table>
      <text:p text:style-name="P38"><draw:frame draw:style-name="fr1" draw:name="Bild264" text:anchor-type="paragraph" svg:y="0.418cm" svg:width="3.401cm" svg:height="4.03cm" draw:z-index="167"><draw:image xlink:href="Pictures/10000201000000C9000000EE947641FE177D73DA.png" xlink:type="simple" xlink:show="embed" xlink:actuate="onLoad" draw:mime-type="image/png"/></draw:frame></text:p>
      <text:p text:style-name="P38"/>
      <text:p text:style-name="P38"/>
      <text:p text:style-name="P38"/>
      <text:p text:style-name="P38"/>
      <text:p text:style-name="P38"/>
      <text:p text:style-name="P38"/>
      <text:p text:style-name="P38"/>
      <text:h text:style-name="P256" text:outline-level="2"><text:soft-page-break/></text:h>
      <text:h text:style-name="Heading_20_2" text:outline-level="2"><draw:frame draw:style-name="fr1" draw:name="Bild270" text:anchor-type="paragraph" svg:y="-0.201cm" svg:width="3.5cm" svg:height="2.101cm" draw:z-index="168"><draw:image xlink:href="Pictures/10000201000000CF0000007CE3B978AF4F2F4D18.png" xlink:type="simple" xlink:show="embed" xlink:actuate="onLoad" draw:mime-type="image/png"/></draw:frame><text:bookmark-start text:name="__RefHeading___Toc7314_2571451966"/>Deformation<text:bookmark-end text:name="__RefHeading___Toc7314_2571451966"/></text:h>
      <text:p text:style-name="P172">The deformation type to use.</text:p>
      <table:table table:name="Tabelle36" table:style-name="Tabelle36">
        <table:table-column table:style-name="Tabelle36.A"/>
        <table:table-row table:style-name="TableLine1798080204528">
          <table:table-cell table:style-name="Tabelle36.A1" office:value-type="string">
            <text:h text:style-name="P229" text:outline-level="1"><text:bookmark-start text:name="__RefHeading___Toc4906_99593888611111111111111"/><text:span text:style-name="T27">Brush Settings Panel - </text:span><text:span text:style-name="T60">B</text:span><text:span text:style-name="T63">oundary</text:span><text:span text:style-name="T27"> brush</text:span><text:bookmark-end text:name="__RefHeading___Toc4906_99593888611111111111111"/></text:h>
          </table:table-cell>
        </table:table-row>
      </table:table>
      <text:p text:style-name="P38"><draw:frame draw:style-name="fr1" draw:name="Bild271" text:anchor-type="paragraph" svg:y="0.418cm" svg:width="3.371cm" svg:height="5.3cm" draw:z-index="169"><draw:image xlink:href="Pictures/10000201000000C70000013925BC63236D8E57DE.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h text:style-name="P256" text:outline-level="2"/>
      <text:p text:style-name="P171"/>
      <text:h text:style-name="P256" text:outline-level="2"><draw:frame draw:style-name="fr1" draw:name="Bild277" text:anchor-type="paragraph" svg:y="-0.201cm" svg:width="4.009cm" svg:height="1.739cm" draw:z-index="170"><draw:image xlink:href="Pictures/10000201000000ED0000006775CD5A06FE5484BA.png" xlink:type="simple" xlink:show="embed" xlink:actuate="onLoad" draw:mime-type="image/png"/></draw:frame><text:bookmark-start text:name="__RefHeading___Toc7316_2571451966"/>Deformation<text:span text:style-name="T94"> Target</text:span><text:bookmark-end text:name="__RefHeading___Toc7316_2571451966"/></text:h>
      <text:p text:style-name="P172">The deformation type to use.</text:p>
      <text:h text:style-name="P256" text:outline-level="2"><draw:frame draw:style-name="fr1" draw:name="Bild278" text:anchor-type="paragraph" svg:y="0.219cm" svg:width="5.08cm" svg:height="3cm" draw:z-index="171"><draw:image xlink:href="Pictures/100002010000012C000000B1F886E3D17FA36AF5.png" xlink:type="simple" xlink:show="embed" xlink:actuate="onLoad" draw:mime-type="image/png"/></draw:frame><text:bookmark-start text:name="__RefHeading___Toc7328_2571451966"/>Deformation<text:bookmark-end text:name="__RefHeading___Toc7328_2571451966"/></text:h>
      <text:p text:style-name="P172">The deformation type to use.</text:p>
      <text:p text:style-name="P160"/>
      <text:p text:style-name="P171"/>
      <text:h text:style-name="P257" text:outline-level="2"><draw:frame draw:style-name="fr1" draw:name="Bild85" text:anchor-type="paragraph" svg:y="0.57cm" svg:width="3.889cm" svg:height="2.439cm" draw:z-index="172"><draw:image xlink:href="Pictures/10000201000000E600000090928F4DE561C8A430.png" xlink:type="simple" xlink:show="embed" xlink:actuate="onLoad" draw:mime-type="image/png"/></draw:frame><text:bookmark-start text:name="__RefHeading___Toc4447_2280101440"/><text:span text:style-name="T74">Boundary Falloff</text:span> <text:bookmark-end text:name="__RefHeading___Toc4447_2280101440"/></text:h>
      <text:p text:style-name="P166">Boundary brush option. The falloff type.</text:p>
      <text:p text:style-name="P173"/>
      <text:h text:style-name="P257" text:outline-level="2"><draw:frame draw:style-name="fr7" draw:name="Bild86" text:anchor-type="paragraph" svg:x="14.878cm" svg:y="0.714cm" svg:width="3.761cm" svg:height="0.439cm" draw:z-index="173"><draw:image xlink:href="Pictures/10000201000000DE0000001A1CE94C690B63B1E1.png" xlink:type="simple" xlink:show="embed" xlink:actuate="onLoad" draw:mime-type="image/png"/></draw:frame><text:bookmark-start text:name="__RefHeading___Toc4449_2280101440"/><text:span text:style-name="T74">Boundary Origin</text:span> <text:span text:style-name="T94">Offset</text:span><text:bookmark-end text:name="__RefHeading___Toc4449_2280101440"/></text:h>
      <text:p text:style-name="P166">Boundary brush option. <text:s/>Offset of the boundary origin in relation to the brush radius.</text:p>
      <text:p text:style-name="P79"/>
      <text:p text:style-name="P79"/>
      <text:p text:style-name="P79"/>
      <text:p text:style-name="P79"/>
      <text:p text:style-name="P79"/>
      <text:p text:style-name="P79"><text:soft-page-break/></text:p>
      <text:p text:style-name="P79"/>
      <text:p text:style-name="P79"/>
      <table:table table:name="Tabelle37" table:style-name="Tabelle37">
        <table:table-column table:style-name="Tabelle37.A"/>
        <table:table-row table:style-name="TableLine1798080200448">
          <table:table-cell table:style-name="Tabelle37.A1" office:value-type="string">
            <text:h text:style-name="P230" text:outline-level="1"><text:bookmark-start text:name="__RefHeading___Toc4906_995938886111111111111111"/><text:span text:style-name="T27">Brush Settings Panel - </text:span><text:span text:style-name="T60">C</text:span><text:span text:style-name="T64">loth</text:span><text:span text:style-name="T27"> brush</text:span><text:bookmark-end text:name="__RefHeading___Toc4906_995938886111111111111111"/></text:h>
          </table:table-cell>
        </table:table-row>
      </table:table>
      <text:p text:style-name="P39"><draw:frame draw:style-name="fr1" draw:name="Bild279" text:anchor-type="paragraph" svg:y="0.418cm" svg:width="3.401cm" svg:height="9.021cm" draw:z-index="174"><draw:image xlink:href="Pictures/10000201000000C900000215B20068783B2DD5D9.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258" text:outline-level="2"><text:bookmark-start text:name="__RefHeading___Toc2156_20450476661"/>Persistent<text:bookmark-end text:name="__RefHeading___Toc2156_20450476661"/></text:h>
      <text:p text:style-name="P176"><draw:frame draw:style-name="fr1" draw:name="Bild285" text:anchor-type="paragraph" svg:y="-0.201cm" svg:width="3.371cm" svg:height="1cm" draw:z-index="175"><draw:image xlink:href="Pictures/10000201000000C70000003B4574C73B0EBAD722.png" xlink:type="simple" xlink:show="embed" xlink:actuate="onLoad" draw:mime-type="image/png"/></draw:frame>Layer brush setting. Sculpt on a persistent layer of the mesh.</text:p>
      <text:h text:style-name="P276" text:outline-level="3"><text:bookmark-start text:name="__RefHeading___Toc2158_20450476661"/>Set Persistent Base<text:bookmark-end text:name="__RefHeading___Toc2158_20450476661"/></text:h>
      <text:p text:style-name="P176">This button resets the base so that you can add another layer. </text:p>
      <text:h text:style-name="P258" text:outline-level="2"><draw:frame draw:style-name="fr1" draw:name="Bild87" text:anchor-type="paragraph" svg:y="0.522cm" svg:width="2.859cm" svg:height="1.371cm" draw:z-index="180"><draw:image xlink:href="Pictures/10000201000000A900000051C39A70911A343729.png" xlink:type="simple" xlink:show="embed" xlink:actuate="onLoad" draw:mime-type="image/png"/></draw:frame><text:bookmark-start text:name="__RefHeading___Toc5638_2521591675"/>Simulation Area<text:bookmark-end text:name="__RefHeading___Toc5638_2521591675"/></text:h>
      <text:p text:style-name="P149">Cloth brush. Simulates either only a specific area around the brush or the entire mesh.</text:p>
      <text:h text:style-name="P276" text:outline-level="3"><draw:frame draw:style-name="fr1" draw:name="Bild52" text:anchor-type="paragraph" svg:y="0.309cm" svg:width="3.371cm" svg:height="1.589cm" draw:z-index="176"><draw:image xlink:href="Pictures/10000201000000C70000005EA8C2DB214E972927.png" xlink:type="simple" xlink:show="embed" xlink:actuate="onLoad" draw:mime-type="image/png"/></draw:frame><text:bookmark-start text:name="__RefHeading___Toc3728_2584586819"/>Simulation Limit<text:bookmark-end text:name="__RefHeading___Toc3728_2584586819"/></text:h>
      <text:p text:style-name="P149">Cloth brush with local area. Factor added relative to the size of the radius. To limit the cloth simulation effect.</text:p>
      <text:h text:style-name="P276" text:outline-level="3"><text:bookmark-start text:name="__RefHeading___Toc3730_2584586819"/>Simulation Fallof<text:span text:style-name="T85">f</text:span><text:bookmark-end text:name="__RefHeading___Toc3730_2584586819"/></text:h>
      <text:p text:style-name="P149">Cloth brush<text:span text:style-name="T89"> with local area</text:span>. The area to apply deformation falloff to the effects of the simulation.</text:p>
      <text:h text:style-name="P276" text:outline-level="3"><text:bookmark-start text:name="__RefHeading___Toc4578_3100894302"/>Pin Simulation Boundary<text:bookmark-end text:name="__RefHeading___Toc4578_3100894302"/></text:h>
      <text:p text:style-name="P167">Lock the position of the vertices in the simulation falloff area. </text:p>
      <text:p text:style-name="P196"/>
      <text:h text:style-name="P258" text:outline-level="2"><draw:frame draw:style-name="fr7" draw:name="Bild53" text:anchor-type="paragraph" svg:x="16.03cm" svg:y="0.007cm" svg:width="2.671cm" svg:height="3.27cm" draw:z-index="177"><draw:image xlink:href="Pictures/100002010000009E000000C1F322E4ACC574373B.png" xlink:type="simple" xlink:show="embed" xlink:actuate="onLoad" draw:mime-type="image/png"/></draw:frame><text:bookmark-start text:name="__RefHeading___Toc3732_2584586819"/><text:soft-page-break/>Deformation<text:bookmark-end text:name="__RefHeading___Toc3732_2584586819"/></text:h>
      <text:p text:style-name="P149">Cloth brush. <text:span text:style-name="T86">The type of cloth deformation that you want to perform.</text:span></text:p>
      <text:p text:style-name="P149"/>
      <text:p text:style-name="P176"/>
      <text:h text:style-name="P258" text:outline-level="2"><draw:frame draw:style-name="fr1" draw:name="Bild54" text:anchor-type="paragraph" svg:y="0.139cm" svg:width="1.981cm" svg:height="1.39cm" draw:z-index="178"><draw:image xlink:href="Pictures/1000020100000075000000527750C8FBEB3264B1.png" xlink:type="simple" xlink:show="embed" xlink:actuate="onLoad" draw:mime-type="image/png"/></draw:frame><text:bookmark-start text:name="__RefHeading___Toc3734_2584586819"/>Force Falloff<text:bookmark-end text:name="__RefHeading___Toc3734_2584586819"/></text:h>
      <text:p text:style-name="P149">Cloth brush. <text:span text:style-name="T86">The shape that is used in the brush to apply force to the cloth.</text:span></text:p>
      <text:p text:style-name="P196"/>
      <text:h text:style-name="P258" text:outline-level="2"><draw:frame draw:style-name="fr1" draw:name="Bild77" text:anchor-type="paragraph" svg:y="0.309cm" svg:width="3.371cm" svg:height="1.229cm" draw:z-index="179"><draw:image xlink:href="Pictures/10000201000000C700000049AF2A46453F704B18.png" xlink:type="simple" xlink:show="embed" xlink:actuate="onLoad" draw:mime-type="image/png"/></draw:frame><text:bookmark-start text:name="__RefHeading___Toc3736_2584586819"/>Cloth Mass<text:bookmark-end text:name="__RefHeading___Toc3736_2584586819"/></text:h>
      <text:p text:style-name="P149">Cloth brush. The mass of each simulation particle.</text:p>
      <text:h text:style-name="P258" text:outline-level="2"><text:bookmark-start text:name="__RefHeading___Toc3738_2584586819"/>Cloth Damping<text:bookmark-end text:name="__RefHeading___Toc3738_2584586819"/></text:h>
      <text:p text:style-name="P149">Cloth brush. How much the applied forces are propagated through the cloth.</text:p>
      <text:h text:style-name="P258" text:outline-level="2"><text:bookmark-start text:name="__RefHeading___Toc4323_1589190179"/>Soft Body Influence<text:bookmark-end text:name="__RefHeading___Toc4323_1589190179"/></text:h>
      <text:p text:style-name="P159"><text:span text:style-name="T85">Cloth brush. </text:span>How much the simulation preserves the original shape, acting as a soft body.</text:p>
      <text:h text:style-name="P258" text:outline-level="2"><text:bookmark-start text:name="__RefHeading___Toc5647_2521591675"/>Enable Collision<text:bookmark-end text:name="__RefHeading___Toc5647_2521591675"/></text:h>
      <text:p text:style-name="P177"><text:span text:style-name="T85">Cloth brush. </text:span>Collide with objects during the simulation.</text:p>
      <text:p text:style-name="P75"/>
      <table:table table:name="Tabelle38" table:style-name="Tabelle38">
        <table:table-column table:style-name="Tabelle38.A"/>
        <table:table-row table:style-name="TableLine1798080197184">
          <table:table-cell table:style-name="Tabelle38.A1" office:value-type="string">
            <text:h text:style-name="P230" text:outline-level="1"><text:bookmark-start text:name="__RefHeading___Toc4906_9959388861111111111111111"/><text:span text:style-name="T27">Brush Settings Panel - </text:span><text:span text:style-name="T60">S</text:span><text:span text:style-name="T64">implify</text:span><text:span text:style-name="T27"> brush</text:span><text:bookmark-end text:name="__RefHeading___Toc4906_9959388861111111111111111"/></text:h>
          </table:table-cell>
        </table:table-row>
      </table:table>
      <text:p text:style-name="P39"><draw:frame draw:style-name="fr1" draw:name="Bild83" text:anchor-type="paragraph" svg:y="0.418cm" svg:width="3.371cm" svg:height="3.641cm" draw:z-index="181"><draw:image xlink:href="Pictures/10000201000000C7000000D7B9789BCCFAEB5596.png" xlink:type="simple" xlink:show="embed" xlink:actuate="onLoad" draw:mime-type="image/png"/></draw:frame></text:p>
      <text:p text:style-name="P44">Just standard settings.</text:p>
      <text:p text:style-name="P42"/>
      <text:p text:style-name="P75"/>
      <text:p text:style-name="P75"/>
      <text:p text:style-name="P75"/>
      <text:p text:style-name="P75"/>
      <text:p text:style-name="P75"/>
      <text:p text:style-name="P75"/>
      <text:p text:style-name="P75"/>
      <text:p text:style-name="P75"/>
      <text:p text:style-name="P75"/>
      <table:table table:name="Tabelle39" table:style-name="Tabelle39">
        <table:table-column table:style-name="Tabelle39.A"/>
        <text:soft-page-break/>
        <table:table-row table:style-name="TableLine1798080202896">
          <table:table-cell table:style-name="Tabelle39.A1" office:value-type="string">
            <text:h text:style-name="P230" text:outline-level="1"><text:bookmark-start text:name="__RefHeading___Toc4906_99593888611111111111111111"/><text:span text:style-name="T27">Brush Settings Panel - </text:span><text:span text:style-name="T60">M</text:span><text:span text:style-name="T64">ask</text:span><text:span text:style-name="T27"> brush</text:span><text:bookmark-end text:name="__RefHeading___Toc4906_99593888611111111111111111"/></text:h>
          </table:table-cell>
        </table:table-row>
      </table:table>
      <text:p text:style-name="P39"><draw:frame draw:style-name="fr1" draw:name="Bild291" text:anchor-type="paragraph" svg:y="0.418cm" svg:width="3.39cm" svg:height="4.159cm" draw:z-index="182"><draw:image xlink:href="Pictures/10000201000000C8000000F66BE8A8FC9D1CC0D1.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21"/>
      <text:h text:style-name="P243" text:outline-level="2"><draw:frame draw:style-name="fr2" draw:name="Bild92" text:anchor-type="paragraph" svg:width="3.371cm" svg:height="0.91cm" draw:z-index="187"><draw:image xlink:href="Pictures/10000201000000C700000036CAA98091E9E2AA78.png" xlink:type="simple" xlink:show="embed" xlink:actuate="onLoad" draw:mime-type="image/png"/></draw:frame><text:bookmark-start text:name="__RefHeading___Toc2144_20450476662"/><text:span text:style-name="T29">Direction </text:span>Add / Subtract<text:bookmark-end text:name="__RefHeading___Toc2144_20450476662"/></text:h>
      <text:p text:style-name="P144">Add means the stroke adds to the geometry. Subtract means the stroke subtracts from the geometry. </text:p>
      <text:h text:style-name="P259" text:outline-level="2"><draw:frame draw:style-name="fr1" draw:name="Bild17" text:anchor-type="paragraph" svg:y="0.522cm" svg:width="1.799cm" svg:height="1.349cm" draw:z-index="189"><draw:image xlink:href="Pictures/100002010000006A000000507CCA1C1282685FCD.png" xlink:type="simple" xlink:show="embed" xlink:actuate="onLoad" draw:mime-type="image/png"/></draw:frame><draw:frame draw:style-name="fr1" draw:name="Bild18" text:anchor-type="paragraph" svg:y="-0.199cm" svg:width="3.39cm" svg:height="0.439cm" draw:z-index="190"><draw:image xlink:href="Pictures/10000201000000C80000001AB1896188CC0F7F30.png" xlink:type="simple" xlink:show="embed" xlink:actuate="onLoad" draw:mime-type="image/png"/></draw:frame><text:bookmark-start text:name="__RefHeading___Toc2174_2045047666"/>Mask Tool <text:bookmark-end text:name="__RefHeading___Toc2174_2045047666"/></text:h>
      <text:p text:style-name="P112">Draw or smooth the current mask.</text:p>
      <text:p text:style-name="P80"/>
      <table:table table:name="Tabelle42" table:style-name="Tabelle42">
        <table:table-column table:style-name="Tabelle42.A"/>
        <table:table-row table:style-name="TableLine1798080203168">
          <table:table-cell table:style-name="Tabelle42.A1" office:value-type="string">
            <text:h text:style-name="P231" text:outline-level="1"><text:bookmark-start text:name="__RefHeading___Toc4906_99593888611111111111111112"/><text:span text:style-name="T27">Brush Settings Panel - </text:span><text:span text:style-name="T65">Multires Displacement Eraser</text:span><text:span text:style-name="T27"> brush</text:span><text:bookmark-end text:name="__RefHeading___Toc4906_99593888611111111111111112"/></text:h>
          </table:table-cell>
        </table:table-row>
      </table:table>
      <text:p text:style-name="P47"><draw:frame draw:style-name="fr1" draw:name="Bild90" text:anchor-type="paragraph" svg:y="0.418cm" svg:width="3.371cm" svg:height="3.641cm" draw:z-index="191"><draw:image xlink:href="Pictures/10000201000000C7000000D7B9789BCCFAEB5596.png" xlink:type="simple" xlink:show="embed" xlink:actuate="onLoad" draw:mime-type="image/png"/></draw:frame></text:p>
      <text:p text:style-name="P44">Just standard settings.</text:p>
      <text:p text:style-name="P47"/>
      <text:p text:style-name="P47"/>
      <text:p text:style-name="P47"/>
      <text:p text:style-name="P47"/>
      <text:p text:style-name="P47"/>
      <text:p text:style-name="P80"/>
      <text:p text:style-name="P293"/>
      <table:table table:name="Tabelle44" table:style-name="Tabelle44">
        <table:table-column table:style-name="Tabelle44.A"/>
        <table:table-row table:style-name="TableLine1798089599056">
          <table:table-cell table:style-name="Tabelle44.A1" office:value-type="string">
            <text:h text:style-name="P240" text:outline-level="1"><text:bookmark-start text:name="__RefHeading___Toc4906_995938886111111111111111122"/><text:span text:style-name="T27">Brush Settings Panel - </text:span><text:span text:style-name="T65">Multires Displacement </text:span><text:span text:style-name="T68">Smear</text:span><text:span text:style-name="T27"> brush</text:span><text:bookmark-end text:name="__RefHeading___Toc4906_995938886111111111111111122"/></text:h>
          </table:table-cell>
        </table:table-row>
      </table:table>
      <text:p text:style-name="P291"><draw:frame draw:style-name="fr1" draw:name="Bild39" text:anchor-type="paragraph" svg:y="0.418cm" svg:width="3.371cm" svg:height="4.03cm" draw:z-index="199"><draw:image xlink:href="Pictures/10000201000000C7000000EE0DE8F3FAC3582963.png" xlink:type="simple" xlink:show="embed" xlink:actuate="onLoad" draw:mime-type="image/png"/></draw:frame></text:p>
      <text:p text:style-name="P290"/>
      <text:p text:style-name="P291"/>
      <text:p text:style-name="P291"/>
      <text:p text:style-name="P291"/>
      <text:p text:style-name="P291"/>
      <text:p text:style-name="P291"/>
      <text:p text:style-name="P291"/>
      <text:p text:style-name="P291"/>
      <text:h text:style-name="Heading_20_2" text:outline-level="2"><draw:frame draw:style-name="fr1" draw:name="Bild41" text:anchor-type="paragraph" svg:y="0.635cm" svg:width="2.101cm" svg:height="1.76cm" draw:z-index="200"><draw:image xlink:href="Pictures/100002010000007C00000068523302BCBFAFA981.png" xlink:type="simple" xlink:show="embed" xlink:actuate="onLoad" draw:mime-type="image/png"/></draw:frame><text:bookmark-start text:name="__RefHeading___Toc7822_4232467557"/>Deformation<text:bookmark-end text:name="__RefHeading___Toc7822_4232467557"/></text:h>
      <text:p text:style-name="P294">The deformation method for the smear.</text:p>
      <text:p text:style-name="P292"/>
      <table:table table:name="Tabelle43" table:style-name="Tabelle43">
        <table:table-column table:style-name="Tabelle43.A"/>
        <text:soft-page-break/>
        <table:table-row table:style-name="TableLine1798080212416">
          <table:table-cell table:style-name="Tabelle43.A1" office:value-type="string">
            <text:h text:style-name="P232" text:outline-level="1"><text:bookmark-start text:name="__RefHeading___Toc4906_995938886111111111111111121"/><text:span text:style-name="T27">Brush Settings Panel - </text:span><text:span text:style-name="T65">D</text:span><text:span text:style-name="T66">raw Face Sets</text:span><text:span text:style-name="T27"> brush</text:span><text:bookmark-end text:name="__RefHeading___Toc4906_995938886111111111111111121"/></text:h>
          </table:table-cell>
        </table:table-row>
      </table:table>
      <text:p text:style-name="P48"><draw:frame draw:style-name="fr1" draw:name="Bild95" text:anchor-type="paragraph" svg:y="0.418cm" svg:width="3.371cm" svg:height="3.641cm" draw:z-index="192"><draw:image xlink:href="Pictures/10000201000000C7000000D7B9789BCCFAEB5596.png" xlink:type="simple" xlink:show="embed" xlink:actuate="onLoad" draw:mime-type="image/png"/></draw:frame></text:p>
      <text:p text:style-name="P45">Just standard settings.</text:p>
      <text:p text:style-name="P48"/>
      <text:p text:style-name="P48"/>
      <text:p text:style-name="P48"/>
      <text:p text:style-name="P48"/>
      <text:p text:style-name="P48"/>
      <text:p text:style-name="P162"/>
      <text:p text:style-name="P295"/>
      <table:table table:name="Tabelle3" table:style-name="Tabelle3">
        <table:table-column table:style-name="Tabelle3.A"/>
        <table:table-row table:style-name="TableLine1798080208608">
          <table:table-cell table:style-name="Tabelle3.A1" office:value-type="string">
            <text:h text:style-name="P233" text:outline-level="1"><text:bookmark-start text:name="__RefHeading___Toc3089_2573843734"/><text:span text:style-name="T51">B</text:span><text:span text:style-name="T52">rush Settings Panel</text:span><text:span text:style-name="T49"> - </text:span><text:span text:style-name="T52">Advanced Sub panel</text:span><text:bookmark-end text:name="__RefHeading___Toc3089_2573843734"/></text:h>
          </table:table-cell>
        </table:table-row>
      </table:table>
      <text:p text:style-name="P154"><draw:frame draw:style-name="fr7" draw:name="Bild122" text:anchor-type="paragraph" svg:x="15.311cm" svg:y="0.603cm" svg:width="3.39cm" svg:height="3.05cm" draw:z-index="61"><draw:image xlink:href="Pictures/10000201000000C8000000B439D4CE1FC270C417.png" xlink:type="simple" xlink:show="embed" xlink:actuate="onLoad" draw:mime-type="image/png"/></draw:frame><text:line-break/>In this sub panel you can find the not so often used settings. They differ from brush to brush. Have a look at the tool tips.</text:p>
      <text:h text:style-name="Heading_20_2" text:outline-level="2"><text:bookmark-start text:name="__RefHeading___Toc2881_3813164869"/>Topology<text:span text:style-name="T44"> Automasking</text:span><text:bookmark-end text:name="__RefHeading___Toc2881_3813164869"/></text:h>
      <text:p text:style-name="P114">Affect only vertices that are connected to the current active vertex under the brush.</text:p>
      <text:p text:style-name="P195"/>
      <text:h text:style-name="P260" text:outline-level="2"><draw:frame draw:style-name="fr2" draw:name="Bild55" text:anchor-type="paragraph" svg:width="3.51cm" svg:height="0.409cm" draw:z-index="95"><draw:image xlink:href="Pictures/10000201000000C70000001731EEA8D68B357F04.png" xlink:type="simple" xlink:show="embed" xlink:actuate="onLoad" draw:mime-type="image/png"/></draw:frame><text:bookmark-start text:name="__RefHeading___Toc9697_1824433352"/>Face Sets Auto-masking<text:bookmark-end text:name="__RefHeading___Toc9697_1824433352"/></text:h>
      <text:p text:style-name="P151">Affect only vertices that share face sets with the active vertex.</text:p>
      <text:p text:style-name="Horizontal_20_Line"/>
      <text:h text:style-name="Heading_20_2" text:outline-level="2"><draw:frame draw:style-name="fr2" draw:name="Bild23" text:anchor-type="paragraph" svg:width="3.371cm" svg:height="0.409cm" draw:z-index="78"><draw:image xlink:href="Pictures/10000201000000C7000000186F3A9D159F5A4C2E.png" xlink:type="simple" xlink:show="embed" xlink:actuate="onLoad" draw:mime-type="image/png"/></draw:frame><text:bookmark-start text:name="__RefHeading___Toc2883_3813164869"/>Accumulate<text:bookmark-end text:name="__RefHeading___Toc2883_3813164869"/></text:h>
      <text:p text:style-name="P114">Accumulate stroke daubs on top of each other.</text:p>
      <text:p text:style-name="P192"/>
      <text:h text:style-name="Heading_20_2" text:outline-level="2"><draw:frame draw:style-name="fr2" draw:name="Bild464" text:anchor-type="paragraph" svg:width="3.39cm" svg:height="0.42cm" draw:z-index="57"><draw:image xlink:href="Pictures/10000201000000C800000019CA2337958D6F9C96.png" xlink:type="simple" xlink:show="embed" xlink:actuate="onLoad" draw:mime-type="image/png"/></draw:frame><text:bookmark-start text:name="__RefHeading___Toc16601_2091655827"/>Sculpt Plane<text:bookmark-end text:name="__RefHeading___Toc16601_2091655827"/></text:h>
      <text:p text:style-name="P91"><draw:frame draw:style-name="fr7" draw:name="Bild466" text:anchor-type="paragraph" svg:x="16.57cm" svg:y="0.153cm" svg:width="2.131cm" svg:height="2.57cm" draw:z-index="58"><draw:image xlink:href="Pictures/100002010000007900000092BD00A7E3313B6277.png" xlink:type="simple" xlink:show="embed" xlink:actuate="onLoad" draw:mime-type="image/png"/></draw:frame>The sculpt plane defines how the sculpting is aligned. It is a dropdown box<text:span text:style-name="T96">. </text:span>Choose different methods. By default the Area Plane gets used.</text:p>
      <text:p text:style-name="P91"/>
      <text:p text:style-name="P91"/>
      <text:p text:style-name="Horizontal_20_Line"/>
      <text:h text:style-name="Heading_20_2" text:outline-level="2"><draw:frame draw:style-name="fr2" draw:name="Bild20" text:anchor-type="paragraph" svg:width="3.39cm" svg:height="0.42cm" draw:z-index="77"><draw:image xlink:href="Pictures/10000201000000C8000000195FDF541C9D795DCC.png" xlink:type="simple" xlink:show="embed" xlink:actuate="onLoad" draw:mime-type="image/png"/></draw:frame><text:bookmark-start text:name="__RefHeading___Toc2182_2045047666"/>Original Normal<text:bookmark-end text:name="__RefHeading___Toc2182_2045047666"/></text:h>
      <text:p text:style-name="P96">When ticked keep using normal of the surface where the stroke was initiated.</text:p>
      <text:p text:style-name="P193"/>
      <text:h text:style-name="Heading_20_2" text:outline-level="2"><draw:frame draw:style-name="fr2" draw:name="Bild19" text:anchor-type="paragraph" svg:width="3.39cm" svg:height="0.42cm" draw:z-index="76"><draw:image xlink:href="Pictures/10000201000000C8000000193CEDE0B93ECD7B70.png" xlink:type="simple" xlink:show="embed" xlink:actuate="onLoad" draw:mime-type="image/png"/></draw:frame><text:bookmark-start text:name="__RefHeading___Toc2182_20450476661"/><text:soft-page-break/>Original Plane<text:bookmark-end text:name="__RefHeading___Toc2182_20450476661"/></text:h>
      <text:p text:style-name="P296"><text:span text:style-name="T29">When ticked keep using plane origin of the surface where the stroke was initiated.</text:span></text:p>
      <text:p text:style-name="P23"/>
      <table:table table:name="Tabelle24" table:style-name="Tabelle24">
        <table:table-column table:style-name="Tabelle24.A"/>
        <table:table-row table:style-name="TableLine1798080205072">
          <table:table-cell table:style-name="Tabelle24.A1" office:value-type="string">
            <text:h text:style-name="P222" text:outline-level="1"><text:bookmark-start text:name="__RefHeading___Toc35616_1352627483"/><text:span text:style-name="T50">B</text:span><text:span text:style-name="T52">rush Settings Panel</text:span><text:span text:style-name="T49"> </text:span>- Texture <text:span text:style-name="T77">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33102FB22FD62A88.jpg" xlink:type="simple" xlink:show="embed" xlink:actuate="onLoad" draw:mime-type="image/jpeg"/></draw:frame><text:bookmark-start text:name="__RefHeading___Toc35618_1352627483"/><text:bookmark-end text:name="__RefHeading___Toc35618_1352627483"/></text:p>
      <text:p text:style-name="P11"><draw:frame draw:style-name="fr12" draw:name="Bild480" text:anchor-type="paragraph" svg:x="11.262cm" svg:y="0.575cm" svg:width="3.401cm" svg:height="5.429cm" draw:z-index="3"><draw:image xlink:href="Pictures/10000201000000C900000141835E0B1404B6DC69.png" xlink:type="simple" xlink:show="embed" xlink:actuate="onLoad" draw: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87"/>
      <text:h text:style-name="P277" text:outline-level="3"><draw:frame draw:style-name="fr1" draw:name="Bild471" text:anchor-type="paragraph" svg:y="-0.048cm" svg:width="3.371cm" svg:height="2.559cm" draw:z-index="1"><draw:image xlink:href="Pictures/10000201000000C700000097C3D3C62D88C0C3FE.png" xlink:type="simple" xlink:show="embed" xlink:actuate="onLoad" draw: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1" draw:name="Bild472" text:anchor-type="paragraph" svg:y="0.175cm" svg:width="3.371cm" svg:height="2.57cm" draw:z-index="2"><draw:image xlink:href="Pictures/10000201000000C7000000981AA1E1608BB5FB0F.png" xlink:type="simple" xlink:show="embed" xlink:actuate="onLoad" draw: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slot is still empty, it displays black. </text:p>
      <text:p text:style-name="P8"/>
      <text:p text:style-name="P10">We need to load the texture <text:span text:style-name="T6">in this slot</text:span>. <text:span text:style-name="T6">T</text:span>his must be done in the Properties editor in the Textures tab.<text:span text:style-name="T6"> </text:span></text:p>
      <text:p text:style-name="P9"><draw:frame draw:style-name="fr7" draw:name="Bild1" text:anchor-type="paragraph" svg:x="14.63cm" svg:y="0.702cm" svg:width="4.39cm" svg:height="5.98cm" draw:z-index="74"><draw:image xlink:href="Pictures/100002010000015A000001D7906F33DD3A82F80A.png" xlink:type="simple" xlink:show="embed" xlink:actuate="onLoad" draw:mime-type="image/png"/></draw:frame><draw:frame draw:style-name="fr7" draw:name="Bild82" text:anchor-type="paragraph" svg:x="-0.189cm" svg:y="0.769cm" svg:width="4.32cm" svg:height="2.82cm" draw:z-index="73"><draw:image xlink:href="Pictures/1000020100000154000000DEFF73031A157BBE27.png" xlink:type="simple" xlink:show="embed" xlink:actuate="onLoad" draw:mime-type="image/png"/></draw:frame><draw:frame draw:style-name="fr7" draw:name="Bild80" text:anchor-type="paragraph" svg:x="9.629cm" svg:y="0.796cm" svg:width="4.39cm" svg:height="6.2cm" draw:z-index="72"><draw:image xlink:href="Pictures/100002010000015A000001E8AC31C0AE499A7705.png" xlink:type="simple" xlink:show="embed" xlink:actuate="onLoad" draw:mime-type="image/png"/></draw:frame><draw:frame draw:style-name="fr8" draw:name="Bild43" text:anchor-type="paragraph" svg:x="4.628cm" svg:y="0.737cm" svg:width="4.53cm" svg:height="6.061cm" draw:z-index="71"><draw:image xlink:href="Pictures/1000020100000165000001DDFB008B43697FFE75.png" xlink:type="simple" xlink:show="embed" xlink:actuate="onLoad" draw:mime-type="image/png"/></draw:frame></text:p>
      <text:p text:style-name="P9"/>
      <text:p text:style-name="P9"/>
      <text:p text:style-name="P9"/>
      <text:p text:style-name="P15"><draw:frame draw:style-name="fr7" draw:name="Bild475" text:anchor-type="paragraph" svg:x="15.3cm" svg:y="0.282cm" svg:width="3.401cm" svg:height="3.44cm" draw:z-index="4"><draw:image xlink:href="Pictures/10000201000000C9000000CB3BBC3E6D85A07E20.png" xlink:type="simple" xlink:show="embed" xlink:actuate="onLoad" draw:mime-type="image/png"/></draw:frame><text:soft-page-break/>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87"/>
      <text:h text:style-name="P277" text:outline-level="3"><draw:frame draw:style-name="fr1" draw:name="Bild479" text:anchor-type="paragraph" svg:y="0.683cm" svg:width="3.27cm" svg:height="0.409cm" draw:z-index="5"><draw:image xlink:href="Pictures/10000201000000C1000000185D8C9727D01910C5.png" xlink:type="simple" xlink:show="embed" xlink:actuate="onLoad" draw:mime-type="image/png"/></draw:frame><text:bookmark-start text:name="__RefHeading___Toc16928_4034578657"/>Texture Edit box<text:bookmark-end text:name="__RefHeading___Toc16928_4034578657"/></text:h>
      <text:p text:style-name="P56">The Texture edit box is the edit box below the Image browser. When there's no image loaded then it displays the New button. When there's a image (or more) loaded, then you will see the name of the current texture. </text:p>
      <text:p text:style-name="P56">The <text:span text:style-name="T30">Fake User </text:span>button turns this texture into a data block with a fake user. Means it will exists even when there is no data connected to it anymore.</text:p>
      <text:p text:style-name="P56">The + Button adds another texture slot. Note that you will have to load a texture too, as explained above.</text:p>
      <text:p text:style-name="P56">The X button deletes the texture slot.</text:p>
      <text:p text:style-name="P187"/>
      <text:h text:style-name="P277" text:outline-level="3"><text:bookmark-start text:name="__RefHeading___Toc16930_4034578657"/>Brush Mapping<text:bookmark-end text:name="__RefHeading___Toc16930_4034578657"/></text:h>
      <text:p text:style-name="P55">Our texture can be mapped in different methods. The Brush mapping is a drop down box<text:span text:style-name="T96">. </text:span>Choose this different brush mapping methods.</text:p>
      <text:p text:style-name="P55">The settings vary. So we will go through them by the different brush mapping methods.</text:p>
      <text:p text:style-name="P188"/>
      <text:h text:style-name="P277"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55"><draw:frame draw:style-name="fr1" draw:name="Bild482" text:anchor-type="paragraph" svg:y="0.229cm" svg:width="3.35cm" svg:height="4.2cm" draw:z-index="6"><draw:image xlink:href="Pictures/10000201000000C6000000F86BAF350ED5278162.png" xlink:type="simple" xlink:show="embed" xlink:actuate="onLoad" draw:mime-type="image/png"/></draw:frame><draw:frame draw:style-name="fr7" draw:name="Bild483" text:anchor-type="paragraph" svg:x="0.3cm" svg:y="0.108cm" svg:width="7.459cm" svg:height="5.11cm" draw:z-index="7"><draw:image xlink:href="Pictures/10000201000001A70000012261FCF06451207963.png" xlink:type="simple" xlink:show="embed" xlink:actuate="onLoad" draw: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55">The brush mapping method <text:span text:style-name="T9">Area</text:span> Plane maps the brush onto the surface of the object<text:span text:style-name="T9">, calculating the mapping from the current view. The result is not distorted.</text:span></text:p>
      <text:h text:style-name="P197" text:outline-level="4"><draw:frame draw:style-name="fr5" draw:name="Bild484" text:anchor-type="paragraph" svg:width="14.109cm" svg:height="8.841cm" draw:z-index="8"><draw:image xlink:href="Pictures/1000020100000320000001F565C821A00EB4051C.png" xlink:type="simple" xlink:show="embed" xlink:actuate="onLoad" draw:mime-type="image/png"/></draw:frame><text:bookmark-start text:name="__RefHeading___Toc16934_4034578657"/><text:soft-page-break/>Angle edit box<text:bookmark-end text:name="__RefHeading___Toc16934_4034578657"/></text:h>
      <text:p text:style-name="P55">Adjust the angle of the brush.</text:p>
      <text:h text:style-name="P197" text:outline-level="4"><text:bookmark-start text:name="__RefHeading___Toc16936_4034578657"/>Rake<text:bookmark-end text:name="__RefHeading___Toc16936_4034578657"/></text:h>
      <text:p text:style-name="P57"><text:span text:style-name="T8">The a</text:span>ngle follows the direction of the brush stroke. </text:p>
      <text:h text:style-name="P197" text:outline-level="4"><text:bookmark-start text:name="__RefHeading___Toc16938_4034578657"/>Random<text:bookmark-end text:name="__RefHeading___Toc16938_4034578657"/></text:h>
      <text:p text:style-name="P55">The brush angle gets set random.</text:p>
      <text:h text:style-name="P197" text:outline-level="4"><text:bookmark-start text:name="__RefHeading___Toc16940_4034578657"/>Random edit box<text:bookmark-end text:name="__RefHeading___Toc16940_4034578657"/></text:h>
      <text:p text:style-name="P55">Becomes visible when you tick Random. Adjust the maximum value of the random angle.</text:p>
      <text:h text:style-name="P197" text:outline-level="4"><text:bookmark-start text:name="__RefHeading___Toc16942_4034578657"/>Offset<text:bookmark-end text:name="__RefHeading___Toc16942_4034578657"/></text:h>
      <text:p text:style-name="P55">Fine tune the offset of the texture in the brush.</text:p>
      <text:h text:style-name="P197" text:outline-level="4"><text:bookmark-start text:name="__RefHeading___Toc35622_1352627483"/>Size<text:bookmark-end text:name="__RefHeading___Toc35622_1352627483"/></text:h>
      <text:p text:style-name="P55">Fine tune the size of the texture in the brush. </text:p>
      <text:h text:style-name="P197" text:outline-level="4"><text:bookmark-start text:name="__RefHeading___Toc16946_4034578657"/>Sample Bias<text:bookmark-end text:name="__RefHeading___Toc16946_4034578657"/></text:h>
      <text:p text:style-name="P55">Add to or subtract from the amount that gets added by the brush texture. </text:p>
      <text:p text:style-name="P55"/>
      <text:p text:style-name="P55"/>
      <text:p text:style-name="P187"/>
      <text:h text:style-name="P278" text:outline-level="3"><draw:frame draw:style-name="fr2" draw:name="Bild485" text:anchor-type="paragraph" svg:width="5.279cm" svg:height="3.47cm" draw:z-index="10"><draw:image xlink:href="Pictures/1000020100000138000000CD45D40F406F2032E2.png" xlink:type="simple" xlink:show="embed" xlink:actuate="onLoad" draw:mime-type="image/png"/></draw:frame><text:bookmark-start text:name="__RefHeading___Toc17077_2938790103"/><text:soft-page-break/>Brush Mapping with mapping method Tiled<text:bookmark-end text:name="__RefHeading___Toc17077_2938790103"/></text:h>
      <text:p text:style-name="P55">The brush mapping method View Plane maps the brush onto the surface of the object<text:span text:style-name="T9">, and tiles the pencil onto the surface. The mapping happens from the View plane. Means you get distortions when you sculpt from an angle.</text:span></text:p>
      <text:p text:style-name="P57"><draw:frame draw:style-name="fr11" draw:name="Bild486" text:anchor-type="paragraph" svg:width="8.2cm" svg:height="7.181cm" draw:z-index="9"><draw:image xlink:href="Pictures/10000201000001D10000019734E12729A4000576.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h text:style-name="P197" text:outline-level="4"><text:bookmark-start text:name="__RefHeading___Toc17079_2938790103"/>Angle edit box<text:bookmark-end text:name="__RefHeading___Toc17079_2938790103"/></text:h>
      <text:p text:style-name="P55">Adjust the angle of the brush.</text:p>
      <text:h text:style-name="P197" text:outline-level="4"><text:bookmark-start text:name="__RefHeading___Toc16942_40345786571"/>Offset<text:bookmark-end text:name="__RefHeading___Toc16942_40345786571"/></text:h>
      <text:p text:style-name="P55">Fine tune the offset of the texture in the brush.</text:p>
      <text:h text:style-name="P197" text:outline-level="4"><text:bookmark-start text:name="__RefHeading___Toc16944_40345786571"/>Size<text:bookmark-end text:name="__RefHeading___Toc16944_40345786571"/></text:h>
      <text:p text:style-name="P55">Fine tune the size of the texture in the brush. </text:p>
      <text:h text:style-name="P197" text:outline-level="4"><text:bookmark-start text:name="__RefHeading___Toc16946_40345786571"/>Sample Bias<text:bookmark-end text:name="__RefHeading___Toc16946_40345786571"/></text:h>
      <text:p text:style-name="P55">Add to or subtract from the amount that gets added by the brush texture. </text:p>
      <text:p text:style-name="P187"/>
      <text:h text:style-name="P278" text:outline-level="3"><draw:frame draw:style-name="fr1" draw:name="Bild487" text:anchor-type="paragraph" svg:y="0.416cm" svg:width="5.279cm" svg:height="3.08cm" draw:z-index="11"><draw:image xlink:href="Pictures/1000020100000138000000B6F3D0C8AEAC94CEB1.png" xlink:type="simple" xlink:show="embed" xlink:actuate="onLoad" draw:mime-type="image/png"/></draw:frame><text:bookmark-start text:name="__RefHeading___Toc35624_1352627483"/>Brush Mapping with mapping method 3D<text:bookmark-end text:name="__RefHeading___Toc35624_1352627483"/></text:h>
      <text:p text:style-name="P55">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97" text:outline-level="4"><draw:frame draw:style-name="fr5" draw:name="Bild488" text:anchor-type="paragraph" svg:width="8.059cm" svg:height="6.74cm" draw:z-index="12"><draw:image xlink:href="Pictures/10000201000001C90000017E5C80983115B9C382.png" xlink:type="simple" xlink:show="embed" xlink:actuate="onLoad" draw:mime-type="image/png"/></draw:frame><text:bookmark-start text:name="__RefHeading___Toc17083_2938790103"/><text:soft-page-break/>Offset<text:bookmark-end text:name="__RefHeading___Toc17083_2938790103"/></text:h>
      <text:p text:style-name="P55">Fine tune the offset of the texture in the brush.</text:p>
      <text:h text:style-name="P197" text:outline-level="4"><text:bookmark-start text:name="__RefHeading___Toc16944_403457865712"/>Size<text:bookmark-end text:name="__RefHeading___Toc16944_403457865712"/></text:h>
      <text:p text:style-name="P55">Fine tune the size of the texture in the brush. </text:p>
      <text:h text:style-name="P197" text:outline-level="4"><text:bookmark-start text:name="__RefHeading___Toc16946_403457865712"/>Sample Bias<text:bookmark-end text:name="__RefHeading___Toc16946_403457865712"/></text:h>
      <text:p text:style-name="P55">Add to or subtract from the amount that gets added by the brush texture. </text:p>
      <text:p text:style-name="P55"/>
      <text:p text:style-name="P187"/>
      <text:h text:style-name="P278" text:outline-level="3"><draw:frame draw:style-name="fr2" draw:name="Bild489" text:anchor-type="paragraph" svg:width="5.249cm" svg:height="4.219cm" draw:z-index="13"><draw:image xlink:href="Pictures/1000020100000136000000F93113DD64AE6CDA82.png" xlink:type="simple" xlink:show="embed" xlink:actuate="onLoad" draw:mime-type="image/png"/></draw:frame><text:bookmark-start text:name="__RefHeading___Toc17159_1662158280"/>Brush Mapping with mapping method <text:span text:style-name="T10">Random</text:span><text:bookmark-end text:name="__RefHeading___Toc17159_1662158280"/></text:h>
      <text:p text:style-name="P55"><draw:frame draw:style-name="fr10" draw:name="Bild490" text:anchor-type="paragraph" svg:y="1.658cm" svg:width="10.92cm" svg:height="5.11cm" draw:z-index="14"><draw:image xlink:href="Pictures/100002010000026B0000012252A4D83BF18C1D56.png" xlink:type="simple" xlink:show="embed" xlink:actuate="onLoad" draw:mime-type="image/png"/></draw:frame>The brush mapping method Random randomizes the texture position of the pencil texture. <text:s/>And so it sculpts random fragments of the pencil.</text:p>
      <text:h text:style-name="P197" text:outline-level="4"><text:bookmark-start text:name="__RefHeading___Toc35626_1352627483"/>Angle edit box<text:bookmark-end text:name="__RefHeading___Toc35626_1352627483"/></text:h>
      <text:p text:style-name="P55">Adjust the angle of the brush.</text:p>
      <text:h text:style-name="P197" text:outline-level="4"><text:bookmark-start text:name="__RefHeading___Toc16936_40345786571"/>Rake<text:bookmark-end text:name="__RefHeading___Toc16936_40345786571"/></text:h>
      <text:p text:style-name="P57"><text:span text:style-name="T8">The a</text:span>ngle follows the direction of the brush stroke. </text:p>
      <text:h text:style-name="P197" text:outline-level="4"><text:bookmark-start text:name="__RefHeading___Toc16938_40345786571"/><text:soft-page-break/>Random<text:bookmark-end text:name="__RefHeading___Toc16938_40345786571"/></text:h>
      <text:p text:style-name="P55">The brush angle gets set random.</text:p>
      <text:h text:style-name="P197" text:outline-level="4"><text:bookmark-start text:name="__RefHeading___Toc16940_40345786571"/>Random edit box<text:bookmark-end text:name="__RefHeading___Toc16940_40345786571"/></text:h>
      <text:p text:style-name="P55">Becomes visible when you tick Random. Adjust the maximum value of the random angle.</text:p>
      <text:h text:style-name="P197" text:outline-level="4"><text:bookmark-start text:name="__RefHeading___Toc17083_29387901031"/>Offset<text:bookmark-end text:name="__RefHeading___Toc17083_29387901031"/></text:h>
      <text:p text:style-name="P55">Fine tune the offset of the texture in the brush.</text:p>
      <text:h text:style-name="P197" text:outline-level="4"><text:bookmark-start text:name="__RefHeading___Toc16944_4034578657121"/>Size<text:bookmark-end text:name="__RefHeading___Toc16944_4034578657121"/></text:h>
      <text:p text:style-name="P55">Fine tune the size of the texture in the brush. </text:p>
      <text:h text:style-name="P197" text:outline-level="4"><text:bookmark-start text:name="__RefHeading___Toc16946_4034578657121"/>Sample Bias<text:bookmark-end text:name="__RefHeading___Toc16946_4034578657121"/></text:h>
      <text:p text:style-name="P55">Add to or subtract from the amount that gets added by the brush texture.</text:p>
      <text:p text:style-name="Horizontal_20_Line"/>
      <text:h text:style-name="P278" text:outline-level="3"><draw:frame draw:style-name="fr1" draw:name="Bild64" text:anchor-type="paragraph" svg:y="0.538cm" svg:width="5.3cm" svg:height="4.219cm" draw:z-index="52"><draw:image xlink:href="Pictures/1000020100000139000000F910709C3C5CD7462D.png" xlink:type="simple" xlink:show="embed" xlink:actuate="onLoad" draw:mime-type="image/png"/></draw:frame><text:bookmark-start text:name="__RefHeading___Toc17163_1662158280"/>Brush Mapping with mapping method <text:span text:style-name="T13">Stencil</text:span><text:bookmark-end text:name="__RefHeading___Toc17163_1662158280"/></text:h>
      <text:p text:style-name="P55">The <text:span text:style-name="T13">former methods uses the textures for the brush. The method Stencil works different. You have your texture displayed in the workspace above the object, and you paint this texture onto your object with your pencil strokes.</text:span></text:p>
      <text:p text:style-name="P119">Note that the texture in the 3d space is just visible when you are with the mouse over the viewport.</text:p>
      <text:h text:style-name="P197" text:outline-level="4"><draw:frame draw:style-name="fr7" draw:name="Bild65" text:anchor-type="paragraph" svg:x="0.101cm" svg:y="0.076cm" svg:width="6.639cm" svg:height="7.451cm" draw:z-index="53"><draw:image xlink:href="Pictures/100002010000020B0000024B3669427CDF10A33E.png" xlink:type="simple" xlink:show="embed" xlink:actuate="onLoad" draw:mime-type="image/png"/></draw:frame></text:h>
      <text:h text:style-name="P197" text:outline-level="4"/>
      <text:h text:style-name="P197" text:outline-level="4"/>
      <text:h text:style-name="P197" text:outline-level="4"/>
      <text:h text:style-name="P197" text:outline-level="4"/>
      <text:h text:style-name="P197" text:outline-level="4"/>
      <text:h text:style-name="P197" text:outline-level="4"/>
      <text:p text:style-name="P57"/>
      <text:h text:style-name="P197" text:outline-level="4"/>
      <text:h text:style-name="P197" text:outline-level="4"><text:bookmark-start text:name="__RefHeading___Toc17165_166215828012"/>Image Aspect<text:bookmark-end text:name="__RefHeading___Toc17165_166215828012"/></text:h>
      <text:p text:style-name="P119">Adjust the stencil size to fit to the image aspect ratio<text:span text:style-name="T5">.</text:span></text:p>
      <text:h text:style-name="P197" text:outline-level="4"><draw:frame draw:style-name="fr1" draw:name="Bild877" text:anchor-type="paragraph" svg:y="0.474cm" svg:width="3.371cm" svg:height="0.42cm" draw:z-index="15"><draw:image xlink:href="Pictures/10000201000000C700000019E615D8103475AC46.png" xlink:type="simple" xlink:show="embed" xlink:actuate="onLoad" draw:mime-type="image/png"/></draw:frame><text:bookmark-start text:name="__RefHeading___Toc17171_166215828012"/><text:soft-page-break/>Angle edit box<text:bookmark-end text:name="__RefHeading___Toc17171_166215828012"/></text:h>
      <text:p text:style-name="P55">Adjust the angle of the brush.<text:span text:style-name="T14"> The button at the end allows you to set the radius by dragging the mouse. This should be done in the viewport and with the hotkey. This button is just a visible reminder.</text:span></text:p>
      <text:h text:style-name="P197" text:outline-level="4"><text:bookmark-start text:name="__RefHeading___Toc17083_29387901031112"/>Offset<text:bookmark-end text:name="__RefHeading___Toc17083_29387901031112"/></text:h>
      <text:p text:style-name="P55"><draw:frame draw:style-name="fr1" draw:name="Bild62" text:anchor-type="paragraph" svg:y="0.374cm" svg:width="4.6cm" svg:height="3.791cm" draw:z-index="62"><draw:image xlink:href="Pictures/1000020100000105000000D6217227BFE8D7A6A5.png" xlink:type="simple" xlink:show="embed" xlink:actuate="onLoad" draw: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97">You can find the controls to modify the position, rotation and scale of the stencil texture in the Brush menu in the 3D view. This happens by Hotkeys.</text:p>
      <text:p text:style-name="P55"/>
      <text:p text:style-name="P55"/>
      <text:p text:style-name="P7"/>
      <table:table table:name="Tabelle25" table:style-name="Tabelle25">
        <table:table-column table:style-name="Tabelle25.A"/>
        <table:table-row table:style-name="TableLine1798080204800">
          <table:table-cell table:style-name="Tabelle25.A1" office:value-type="string">
            <text:h text:style-name="P234" text:outline-level="1"><text:bookmark-start text:name="__RefHeading___Toc35628_1352627483"/><text:span text:style-name="T51">B</text:span><text:span text:style-name="T52">rush Settings Panel</text:span><text:span text:style-name="T49"> - </text:span>Stroke Sub p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201000000C70000012749E78290579301FD.png" xlink:type="simple" xlink:show="embed" xlink:actuate="onLoad" draw:mime-type="image/png"/></draw:frame><text:bookmark-start text:name="__RefHeading___Toc35630_1352627483"/><text:bookmark-end text:name="__RefHeading___Toc35630_1352627483"/></text:p>
      <text:p text:style-name="P58">The Stroke panel contains settings to influence the behavior of the brush stroke. There are various stroke methods available. We will go through them one by one.</text:p>
      <text:p text:style-name="P58"/>
      <text:h text:style-name="Heading_20_2" text:outline-level="2"><text:bookmark-start text:name="__RefHeading___Toc17411_2210550682"/>Stroke Panel with Stroke method Space<text:bookmark-end text:name="__RefHeading___Toc17411_2210550682"/></text:h>
      <text:p text:style-name="P58">This is the default Stroke method. The sculpt stroke gets added continuously with given settings.</text:p>
      <text:p text:style-name="P58"><draw:frame draw:style-name="fr9" draw:name="Bild494" text:anchor-type="paragraph" svg:width="6.759cm" svg:height="3.791cm" draw:z-index="17"><draw:image xlink:href="Pictures/100002010000027F00000166C17B45DFE9A9DD20.png" xlink:type="simple" xlink:show="embed" xlink:actuate="onLoad" draw:mime-type="image/png"/></draw:frame></text:p>
      <text:p text:style-name="P5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201000000C70000003435A8EF8434DBD393.png" xlink:type="simple" xlink:show="embed" xlink:actuate="onLoad" draw:mime-type="image/png"/></draw:frame><text:bookmark-start text:name="__RefHeading___Toc35632_1352627483"/><text:soft-page-break/>Spacing Edit Box<text:bookmark-end text:name="__RefHeading___Toc35632_1352627483"/></text:h>
      <text:p text:style-name="P58"><draw:frame draw:style-name="fr1" draw:name="Bild495" text:anchor-type="paragraph" svg:y="1.21cm" svg:width="6.01cm" svg:height="4.039cm" draw:z-index="18"><draw:image xlink:href="Pictures/1000020100000155000000E5C4711F501FA1588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5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20">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98"><draw:frame draw:style-name="fr1" draw:name="Bild63" text:anchor-type="paragraph" svg:y="-0.111cm" svg:width="3.51cm" svg:height="0.42cm" draw:z-index="63"><draw:image xlink:href="Pictures/10000201000000C700000018407776E499D34455.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20">Ratio of samples in a cycle that the brush is enabled.</text:p>
      <text:h text:style-name="Heading_20_3" text:outline-level="3"><text:bookmark-start text:name="__RefHeading___Toc3099_2573843734"/>Dash Length<text:bookmark-end text:name="__RefHeading___Toc3099_2573843734"/></text:h>
      <text:p text:style-name="P120">Length of a dash cycle measured in stroke samples.</text:p>
      <text:p text:style-name="Horizontal_20_Line"/>
      <text:h text:style-name="P279" text:outline-level="3"><draw:frame draw:style-name="fr7" draw:name="Bild36" text:anchor-type="paragraph" svg:x="15.476cm" svg:y="0.492cm" svg:width="3.35cm" svg:height="0.9cm" draw:z-index="91"><draw:image xlink:href="Pictures/10000201000000C600000035D64A8624342F4104.png" xlink:type="simple" xlink:show="embed" xlink:actuate="onLoad" draw:mime-type="image/png"/></draw:frame><text:bookmark-start text:name="__RefHeading___Toc3515_2967426697"/>Jitter Edit Box<text:bookmark-end text:name="__RefHeading___Toc3515_2967426697"/></text:h>
      <text:p text:style-name="P61">Add Jitter to the brush while painting.</text:p>
      <text:h text:style-name="P204" text:outline-level="4"><text:bookmark-start text:name="__RefHeading___Toc3517_2967426697"/>Jitter Pressure<text:bookmark-end text:name="__RefHeading___Toc3517_2967426697"/></text:h>
      <text:p text:style-name="P61">The icon behind the edit box enables tablet pressure sensitivity for tablets.</text:p>
      <text:h text:style-name="P204" text:outline-level="4"><text:bookmark-start text:name="__RefHeading___Toc3519_2967426697"/>Jitter Unit<text:bookmark-end text:name="__RefHeading___Toc3519_2967426697"/></text:h>
      <text:p text:style-name="P137">If the jitter happens in screen space in pixels, or relative to the brush size.</text:p>
      <text:p text:style-name="Horizontal_20_Line"/>
      <text:h text:style-name="P198" text:outline-level="4"><text:bookmark-start text:name="__RefHeading___Toc2190_2045047666"/>Input Samples Edit Box<text:bookmark-end text:name="__RefHeading___Toc2190_2045047666"/></text:h>
      <text:p text:style-name="P65">Average multiple input samples together to smooth the brush stroke.</text:p>
      <text:h text:style-name="P197" text:outline-level="4"><draw:frame draw:style-name="fr1" draw:name="Bild498" text:anchor-type="paragraph" svg:y="0.259cm" svg:width="5.3cm" svg:height="1.401cm" draw:z-index="20"><draw:image xlink:href="Pictures/1000020100000139000000539159E313DC69C493.png" xlink:type="simple" xlink:show="embed" xlink:actuate="onLoad" draw:mime-type="image/png"/></draw:frame><text:bookmark-start text:name="__RefHeading___Toc17417_2210550682"/>S<text:span text:style-name="T69">tabilize </text:span>Stroke<text:bookmark-end text:name="__RefHeading___Toc17417_2210550682"/></text:h>
      <text:p text:style-name="P63"><text:span text:style-name="T32">When activated then the</text:span> brush lags behind the mouse position, and produces a much smoother stroke by that.<text:span text:style-name="T32">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63">Adjust the radius of the smoothing.</text:p>
      <text:h text:style-name="Heading_20_5" text:outline-level="5"><text:bookmark-start text:name="__RefHeading___Toc17421_2210550682"/>Smooth Stroke Factor Edit Box<text:bookmark-end text:name="__RefHeading___Toc17421_2210550682"/></text:h>
      <text:p text:style-name="P63">Adjust the factor of the smoothing.</text:p>
      <text:p text:style-name="P187"/>
      <text:h text:style-name="Heading_20_2" text:outline-level="2"><draw:frame draw:style-name="fr7" draw:name="Bild501" text:anchor-type="paragraph" svg:x="15.311cm" svg:y="0.607cm" svg:width="3.39cm" svg:height="4.69cm" draw:z-index="21"><draw:image xlink:href="Pictures/10000201000000C800000115B3FBFBE9B195A1BA.png" xlink:type="simple" xlink:show="embed" xlink:actuate="onLoad" draw:mime-type="image/png"/></draw:frame><text:bookmark-start text:name="__RefHeading___Toc17425_2210550682"/>Stroke Panel with Stroke method <text:span text:style-name="T15">Curve</text:span><text:bookmark-end text:name="__RefHeading___Toc17425_2210550682"/></text:h>
      <text:p text:style-name="P65">The Stroke method curve doesn't simply influence the way how the stroke is painted. </text:p>
      <text:p text:style-name="P65">It is a special method. First you draw a curve object by holding down ctrl and clicking with left mouse button. Then you tweak the curve. You can click at the curve point, and drag out handlers to make the curve points smooth.</text:p>
      <text:p text:style-name="P63">Then you hit the Draw Curve button. And the curve gets sculpted.</text:p>
      <text:p text:style-name="P63"/>
      <text:p text:style-name="P63"/>
      <text:p text:style-name="P187"><draw:frame draw:style-name="fr10" draw:name="Bild500" text:anchor-type="paragraph" svg:y="-0.037cm" svg:width="17.21cm" svg:height="9.31cm" draw:z-index="22"><draw:image xlink:href="Pictures/10000201000003D0000002102763E2A0B549F9EC.png" xlink:type="simple" xlink:show="embed" xlink:actuate="onLoad" draw:mime-type="image/png"/></draw:frame></text:p>
      <text:p text:style-name="P57"/>
      <text:p text:style-name="P57"/>
      <text:p text:style-name="P57"/>
      <text:p text:style-name="P57"/>
      <text:p text:style-name="P57"/>
      <text:h text:style-name="Heading_20_3" text:outline-level="3"><draw:frame draw:style-name="fr1" draw:name="Bild505" text:anchor-type="paragraph" svg:y="0.153cm" svg:width="3.53cm" svg:height="1.319cm" draw:z-index="24"><draw:image xlink:href="Pictures/10000201000000C80000004B2CC443B6644C8183.png" xlink:type="simple" xlink:show="embed" xlink:actuate="onLoad" draw:mime-type="image/png"/></draw:frame><text:bookmark-start text:name="__RefHeading___Toc17427_2210550682"/><text:soft-page-break/>Spacing Edit Box<text:bookmark-end text:name="__RefHeading___Toc17427_2210550682"/></text:h>
      <text:p text:style-name="P58"><draw:frame draw:style-name="fr7" draw:name="Bild504" text:anchor-type="paragraph" svg:x="12.691cm" svg:y="1.004cm" svg:width="6.01cm" svg:height="4.039cm" draw:z-index="23"><draw:image xlink:href="Pictures/1000020100000155000000E5C4711F501FA1588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5">The icon behind the edit box enables tablet pressure sensitivity for tablets.</text:p>
      <text:h text:style-name="P200" text:outline-level="4"><text:bookmark-start text:name="__RefHeading___Toc3101_2573843734"/>Spacing Distance<text:bookmark-end text:name="__RefHeading___Toc3101_2573843734"/></text:h>
      <text:p text:style-name="P121">If the spacing happens in View or in Scene distance.</text:p>
      <text:h text:style-name="P200" text:outline-level="4"><text:bookmark-start text:name="__RefHeading___Toc3103_2573843734"/>Adjust Strength for Spacing<text:bookmark-end text:name="__RefHeading___Toc3103_2573843734"/></text:h>
      <text:p text:style-name="P127">Automatically adjust the strength to give consistent results for different spacing.</text:p>
      <text:p text:style-name="P187"/>
      <text:h text:style-name="P197" text:outline-level="4"><text:bookmark-start text:name="__RefHeading___Toc17429_2210550682"/>Paint Curve edit box<text:bookmark-end text:name="__RefHeading___Toc17429_2210550682"/></text:h>
      <text:p text:style-name="P63">Here you set the active curve.</text:p>
      <text:p text:style-name="P63"><draw:frame draw:style-name="fr1" draw:name="Bild506" text:anchor-type="paragraph" svg:y="-0.042cm" svg:width="5.3cm" svg:height="1.349cm" draw:z-index="25"><draw:image xlink:href="Pictures/100002010000013900000050ECB57EECA10EE485.png" xlink:type="simple" xlink:show="embed" xlink:actuate="onLoad" draw:mime-type="image/png"/></draw:frame><text:span text:style-name="T2">The first element </text:span>is a drop down box where you will find your curves objects. You can have more than one.</text:p>
      <text:p text:style-name="P63"><text:span text:style-name="T2">The second element</text:span> is the edit box that displays the active curve.</text:p>
      <text:p text:style-name="P57"><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66"><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2">The X button</text:span> deletes the brush as the active one. It does NOT delete it from the brushes list.</text:p>
      <text:p text:style-name="P187"/>
      <text:h text:style-name="P197" text:outline-level="4"><text:bookmark-start text:name="__RefHeading___Toc17431_2210550682"/>Draw Curve Button<text:bookmark-end text:name="__RefHeading___Toc17431_2210550682"/></text:h>
      <text:p text:style-name="P63">A click at it to turns the curve into a sculpt stroke.</text:p>
      <text:p text:style-name="P187"/>
      <text:h text:style-name="P279" text:outline-level="3"><draw:frame draw:style-name="fr7" draw:name="Bild37" text:anchor-type="paragraph" svg:x="15.476cm" svg:y="0.492cm" svg:width="3.35cm" svg:height="0.9cm" draw:z-index="92"><draw:image xlink:href="Pictures/10000201000000C600000035D64A8624342F4104.png" xlink:type="simple" xlink:show="embed" xlink:actuate="onLoad" draw:mime-type="image/png"/></draw:frame><text:bookmark-start text:name="__RefHeading___Toc3521_2967426697"/>Jitter Edit Box<text:bookmark-end text:name="__RefHeading___Toc3521_2967426697"/></text:h>
      <text:p text:style-name="P61">Add Jitter to the brush while painting.</text:p>
      <text:h text:style-name="P204" text:outline-level="4"><text:bookmark-start text:name="__RefHeading___Toc3523_2967426697"/>Jitter Pressure<text:bookmark-end text:name="__RefHeading___Toc3523_2967426697"/></text:h>
      <text:p text:style-name="P61">The icon behind the edit box enables tablet pressure sensitivity for tablets.</text:p>
      <text:h text:style-name="P204" text:outline-level="4"><text:bookmark-start text:name="__RefHeading___Toc3525_2967426697"/><text:soft-page-break/>Jitter Unit<text:bookmark-end text:name="__RefHeading___Toc3525_2967426697"/></text:h>
      <text:p text:style-name="P137">If the jitter happens in screen space in pixels, or relative to the brush size.</text:p>
      <text:p text:style-name="P187"/>
      <text:h text:style-name="P197" text:outline-level="4"><draw:frame draw:style-name="fr1" draw:name="Bild503" text:anchor-type="paragraph" svg:y="0.57cm" svg:width="5.32cm" svg:height="0.42cm" draw:z-index="26"><draw:image xlink:href="Pictures/100002010000013A00000019F074CB7588D869F1.png" xlink:type="simple" xlink:show="embed" xlink:actuate="onLoad" draw:mime-type="image/png"/></draw:frame><text:bookmark-start text:name="__RefHeading___Toc17435_2210550682"/>Input Samples Edit Box<text:bookmark-end text:name="__RefHeading___Toc17435_2210550682"/></text:h>
      <text:p text:style-name="P63">Average multiple input samples together to smooth the brush stroke.</text:p>
      <text:p text:style-name="P187"/>
      <text:h text:style-name="Heading_20_2" text:outline-level="2"><text:bookmark-start text:name="__RefHeading___Toc17846_4257855860"/>Stroke Panel with Stroke method <text:span text:style-name="T19">Line</text:span><text:bookmark-end text:name="__RefHeading___Toc17846_4257855860"/></text:h>
      <text:p text:style-name="P82"><draw:frame draw:style-name="fr1" draw:name="Bild507" text:anchor-type="paragraph" svg:y="-0.199cm" svg:width="3.371cm" svg:height="3.251cm" draw:z-index="27"><draw:image xlink:href="Pictures/10000201000000C7000000C083F8B79AB053A246.png" xlink:type="simple" xlink:show="embed" xlink:actuate="onLoad" draw:mime-type="image/png"/></draw:frame>With Stroke method line you draw a line between a starting point and an endpoint. And when you release the mouse then the line gets sculpted.</text:p>
      <text:p text:style-name="P82"/>
      <text:p text:style-name="P58"/>
      <text:p text:style-name="P187"><draw:frame draw:style-name="fr9" draw:name="Bild508" text:anchor-type="paragraph" svg:width="17.21cm" svg:height="4.23cm" draw:z-index="28"><draw:image xlink:href="Pictures/10000201000003D0000000F0847446DB5B1CE9BA.png" xlink:type="simple" xlink:show="embed" xlink:actuate="onLoad" draw:mime-type="image/png"/></draw:frame></text:p>
      <text:p text:style-name="Text_20_body"/>
      <text:h text:style-name="P280" text:outline-level="3"><draw:frame draw:style-name="fr1" draw:name="Bild21" text:anchor-type="paragraph" svg:y="0.153cm" svg:width="3.53cm" svg:height="1.319cm" draw:z-index="86"><draw:image xlink:href="Pictures/10000201000000C80000004B2CC443B6644C8183.png" xlink:type="simple" xlink:show="embed" xlink:actuate="onLoad" draw:mime-type="image/png"/></draw:frame><text:bookmark-start text:name="__RefHeading___Toc3107_2573843734"/>Spacing Edit Box<text:bookmark-end text:name="__RefHeading___Toc3107_2573843734"/></text:h>
      <text:p text:style-name="P59"><draw:frame draw:style-name="fr7" draw:name="Bild2" text:anchor-type="paragraph" svg:x="12.691cm" svg:y="1.004cm" svg:width="6.01cm" svg:height="4.039cm" draw:z-index="85"><draw:image xlink:href="Pictures/1000020100000155000000E5C4711F501FA1588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6">The icon behind the edit box enables tablet pressure sensitivity for tablets.</text:p>
      <text:h text:style-name="P201" text:outline-level="4"><text:bookmark-start text:name="__RefHeading___Toc3109_2573843734"/>Spacing Distance<text:bookmark-end text:name="__RefHeading___Toc3109_2573843734"/></text:h>
      <text:p text:style-name="P122">If the spacing happens in View or in Scene distance.</text:p>
      <text:h text:style-name="P201" text:outline-level="4"><text:bookmark-start text:name="__RefHeading___Toc3111_2573843734"/>Adjust Strength for Spacing<text:bookmark-end text:name="__RefHeading___Toc3111_2573843734"/></text:h>
      <text:p text:style-name="P128">Automatically adjust the strength to give consistent results for different spacing.</text:p>
      <text:p text:style-name="P58"/>
      <text:p text:style-name="Horizontal_20_Line"/>
      <text:h text:style-name="P281" text:outline-level="3"><draw:frame draw:style-name="fr1" draw:name="Bild38" text:anchor-type="paragraph" svg:y="0.492cm" svg:width="3.35cm" svg:height="0.9cm" draw:z-index="93"><draw:image xlink:href="Pictures/10000201000000C600000035D64A8624342F4104.png" xlink:type="simple" xlink:show="embed" xlink:actuate="onLoad" draw:mime-type="image/png"/></draw:frame><text:bookmark-start text:name="__RefHeading___Toc3527_2967426697"/><text:soft-page-break/>Jitter Edit Box<text:bookmark-end text:name="__RefHeading___Toc3527_2967426697"/></text:h>
      <text:p text:style-name="P62">Add Jitter to the brush while painting.</text:p>
      <text:h text:style-name="P205" text:outline-level="4"><text:bookmark-start text:name="__RefHeading___Toc3529_2967426697"/>Jitter Pressure<text:bookmark-end text:name="__RefHeading___Toc3529_2967426697"/></text:h>
      <text:p text:style-name="P62">The icon behind the edit box enables tablet pressure sensitivity for tablets.</text:p>
      <text:h text:style-name="P205" text:outline-level="4"><text:bookmark-start text:name="__RefHeading___Toc3531_2967426697"/>Jitter Unit<text:bookmark-end text:name="__RefHeading___Toc3531_2967426697"/></text:h>
      <text:p text:style-name="P138">If the jitter happens in screen space in pixels, or relative to the brush size.</text:p>
      <text:p text:style-name="Horizontal_20_Line"/>
      <text:h text:style-name="P277" text:outline-level="3"><draw:frame draw:style-name="fr1" draw:name="Bild511" text:anchor-type="paragraph" svg:y="0.57cm" svg:width="5.32cm" svg:height="0.42cm" draw:z-index="29"><draw:image xlink:href="Pictures/100002010000013A00000019F074CB7588D869F1.png" xlink:type="simple" xlink:show="embed" xlink:actuate="onLoad" draw:mime-type="image/png"/></draw:frame><text:bookmark-start text:name="__RefHeading___Toc17435_22105506821"/>Input Samples Edit Box<text:bookmark-end text:name="__RefHeading___Toc17435_22105506821"/></text:h>
      <text:p text:style-name="P63">Average multiple input samples together to smooth the brush stroke.</text:p>
      <text:p text:style-name="P187"/>
      <text:h text:style-name="Heading_20_2" text:outline-level="2"><text:bookmark-start text:name="__RefHeading___Toc17852_4257855860"/>Stroke Panel with Stroke method <text:span text:style-name="T20">Airbrush</text:span><text:bookmark-end text:name="__RefHeading___Toc17852_4257855860"/></text:h>
      <text:p text:style-name="P58"><draw:frame draw:style-name="fr1" draw:name="Bild513" text:anchor-type="paragraph" svg:y="-0.127cm" svg:width="3.35cm" svg:height="3.27cm" draw:z-index="30"><draw:image xlink:href="Pictures/10000201000000C6000000C117CE41953F15D603.png" xlink:type="simple" xlink:show="embed" xlink:actuate="onLoad" draw:mime-type="image/png"/></draw:frame><text:s/>The sculpt stroke<text:span text:style-name="T20"> acts like an airbrush pencil. The dots gets placed randomly.</text:span></text:p>
      <text:p text:style-name="P187"><draw:frame draw:style-name="fr8" draw:name="Bild514" text:anchor-type="paragraph" svg:x="0.3cm" svg:y="0.466cm" svg:width="10.629cm" svg:height="6.699cm" draw:z-index="31"><draw:image xlink:href="Pictures/100002010000025B0000017CA66C721D18399869.png" xlink:type="simple" xlink:show="embed" xlink:actuate="onLoad" draw:mime-type="image/png"/></draw:frame></text:p>
      <text:h text:style-name="P277" text:outline-level="3"><draw:frame draw:style-name="fr2" draw:name="Bild517" text:anchor-type="paragraph" svg:width="3.491cm" svg:height="0.93cm" draw:z-index="32"><draw:image xlink:href="Pictures/10000201000000C600000035B575EE64C27884B1.png" xlink:type="simple" xlink:show="embed" xlink:actuate="onLoad" draw:mime-type="image/png"/></draw:frame><text:bookmark-start text:name="__RefHeading___Toc17413_22105506821"/><text:span text:style-name="T20">Rate</text:span> Edit Box<text:bookmark-end text:name="__RefHeading___Toc17413_22105506821"/></text:h>
      <text:p text:style-name="P130">Define the rate of the drawing.</text:p>
      <text:h text:style-name="P201" text:outline-level="4"><text:bookmark-start text:name="__RefHeading___Toc3117_2573843734"/>Spacing Distance<text:bookmark-end text:name="__RefHeading___Toc3117_2573843734"/></text:h>
      <text:p text:style-name="P122">If the spacing happens in View or in Scene distance.</text:p>
      <text:p text:style-name="P187"/>
      <text:h text:style-name="P281" text:outline-level="3"><draw:frame draw:style-name="fr7" draw:name="Bild24" text:anchor-type="paragraph" svg:x="15.476cm" svg:y="0.492cm" svg:width="3.35cm" svg:height="0.9cm" draw:z-index="94"><draw:image xlink:href="Pictures/10000201000000C600000035D64A8624342F4104.png" xlink:type="simple" xlink:show="embed" xlink:actuate="onLoad" draw:mime-type="image/png"/></draw:frame><text:bookmark-start text:name="__RefHeading___Toc3533_2967426697"/>Jitter Edit Box<text:bookmark-end text:name="__RefHeading___Toc3533_2967426697"/></text:h>
      <text:p text:style-name="P62">Add Jitter to the brush while painting.</text:p>
      <text:h text:style-name="P205" text:outline-level="4"><text:bookmark-start text:name="__RefHeading___Toc3535_2967426697"/><text:soft-page-break/>Jitter Pressure<text:bookmark-end text:name="__RefHeading___Toc3535_2967426697"/></text:h>
      <text:p text:style-name="P62">The icon behind the edit box enables tablet pressure sensitivity for tablets.</text:p>
      <text:h text:style-name="P205" text:outline-level="4"><text:bookmark-start text:name="__RefHeading___Toc3537_2967426697"/>Jitter Unit<text:bookmark-end text:name="__RefHeading___Toc3537_2967426697"/></text:h>
      <text:p text:style-name="P138">If the jitter happens in screen space in pixels, or relative to the brush size.</text:p>
      <text:p text:style-name="P190"/>
      <text:h text:style-name="P282" text:outline-level="3"><draw:frame draw:style-name="fr1" draw:name="Bild126" text:anchor-type="paragraph" svg:y="0.57cm" svg:width="5.32cm" svg:height="0.42cm" draw:z-index="64"><draw:image xlink:href="Pictures/100002010000013A00000019F074CB7588D869F1.png" xlink:type="simple" xlink:show="embed" xlink:actuate="onLoad" draw:mime-type="image/png"/></draw:frame><text:bookmark-start text:name="__RefHeading___Toc2196_2045047666"/>Input Samples Edit Box<text:bookmark-end text:name="__RefHeading___Toc2196_2045047666"/></text:h>
      <text:p text:style-name="P65">Average multiple input samples together to smooth the brush stroke.</text:p>
      <text:p text:style-name="P191"/>
      <text:h text:style-name="P277" text:outline-level="3"><draw:frame draw:style-name="fr1" draw:name="Bild518" text:anchor-type="paragraph" svg:y="0.259cm" svg:width="3.39cm" svg:height="1.39cm" draw:z-index="33"><draw:image xlink:href="Pictures/10000201000000C800000052E54BAC5B4F2402D8.png" xlink:type="simple" xlink:show="embed" xlink:actuate="onLoad" draw:mime-type="image/png"/></draw:frame><text:bookmark-start text:name="__RefHeading___Toc35634_1352627483"/>S<text:span text:style-name="T70">tabilize</text:span> Stroke<text:bookmark-end text:name="__RefHeading___Toc35634_1352627483"/></text:h>
      <text:p text:style-name="P63"><text:span text:style-name="T32">When activated then t</text:span>he brush lags behind the mouse position, and produces a much smoother stroke by that.<text:span text:style-name="T32"> Smooth stroke has two settings.</text:span></text:p>
      <text:h text:style-name="P277" text:outline-level="3"><text:bookmark-start text:name="__RefHeading___Toc17419_22105506821"/>Smooth Stroke Radius Edit Box<text:bookmark-end text:name="__RefHeading___Toc17419_22105506821"/></text:h>
      <text:p text:style-name="P63">Adjust the radius of the smoothing.</text:p>
      <text:h text:style-name="P277" text:outline-level="3"><text:bookmark-start text:name="__RefHeading___Toc17421_22105506821"/>Smooth Stroke Factor Edit Box<text:bookmark-end text:name="__RefHeading___Toc17421_22105506821"/></text:h>
      <text:p text:style-name="P63">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83"><draw:frame draw:style-name="fr1" draw:name="Bild515" text:anchor-type="paragraph" svg:y="0.025cm" svg:width="3.39cm" svg:height="2cm" draw:z-index="34"><draw:image xlink:href="Pictures/10000201000000C800000076563B2C715C71D4A5.png" xlink:type="simple" xlink:show="embed" xlink:actuate="onLoad" draw:mime-type="image/png"/></draw:frame>Click and drag to place a dot and to scale it.</text:p>
      <text:p text:style-name="P83"/>
      <text:p text:style-name="P83"><draw:frame draw:style-name="fr6" draw:name="Bild520" text:anchor-type="paragraph" svg:y="0.005cm" svg:width="10.419cm" svg:height="6.65cm" draw:z-index="35"><draw:image xlink:href="Pictures/100002010000024F00000179CF0EDF3867B22EBF.png" xlink:type="simple" xlink:show="embed" xlink:actuate="onLoad" draw:mime-type="image/png"/></draw:frame></text:p>
      <text:p text:style-name="P83"/>
      <text:p text:style-name="P83"/>
      <text:p text:style-name="P83"/>
      <text:p text:style-name="P83"/>
      <text:p text:style-name="P83"/>
      <text:p text:style-name="P83"/>
      <text:p text:style-name="P83"/>
      <text:p text:style-name="P83"/>
      <text:h text:style-name="Heading_20_3" text:outline-level="3"><text:bookmark-start text:name="__RefHeading___Toc17856_4257855860"/><text:soft-page-break/>Edge to Edge<text:bookmark-end text:name="__RefHeading___Toc17856_4257855860"/></text:h>
      <text:p text:style-name="P83">Without Edge to Edge the scaling happens from the center of the brush. With edge to edge the scaling happens from the edge of the brush.</text:p>
      <text:h text:style-name="P202" text:outline-level="4"><text:bookmark-start text:name="__RefHeading___Toc3123_2573843734"/>Spacing Distance<text:bookmark-end text:name="__RefHeading___Toc3123_2573843734"/></text:h>
      <text:p text:style-name="P123">If the spacing happens in View or in Scene distance.</text:p>
      <text:h text:style-name="Heading_20_3" text:outline-level="3"><draw:frame draw:style-name="fr1" draw:name="Bild521" text:anchor-type="paragraph" svg:y="0.482cm" svg:width="5.32cm" svg:height="0.42cm" draw:z-index="36"><draw:image xlink:href="Pictures/100002010000013A00000019F074CB7588D869F1.png" xlink:type="simple" xlink:show="embed" xlink:actuate="onLoad" draw:mime-type="image/png"/></draw:frame><text:bookmark-start text:name="__RefHeading___Toc17423_221055068211"/>Input Samples Edit Box<text:bookmark-end text:name="__RefHeading___Toc17423_221055068211"/></text:h>
      <text:p text:style-name="P63">Average multiple input samples together to smooth the brush stroke.</text:p>
      <text:p text:style-name="P187"/>
      <text:h text:style-name="Heading_20_2" text:outline-level="2"><text:bookmark-start text:name="__RefHeading___Toc17858_4257855860"/>Stroke Panel with Stroke method <text:span text:style-name="T21">Drag dot</text:span><text:bookmark-end text:name="__RefHeading___Toc17858_4257855860"/></text:h>
      <text:p text:style-name="P83"><draw:frame draw:style-name="fr1" draw:name="Bild522" text:anchor-type="paragraph" svg:y="0.025cm" svg:width="3.35cm" svg:height="1.64cm" draw:z-index="37"><draw:image xlink:href="Pictures/10000201000000C6000000610FD1EAB41BE4737C.png" xlink:type="simple" xlink:show="embed" xlink:actuate="onLoad" draw: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124">If the spacing happens in View or in Scene distance.</text:p>
      <text:p text:style-name="P187"><draw:frame draw:style-name="fr5" draw:name="Bild523" text:anchor-type="paragraph" svg:width="10.299cm" svg:height="6.56cm" draw:z-index="38"><draw:image xlink:href="Pictures/100002010000024800000174CA011BC6434DF637.png" xlink:type="simple" xlink:show="embed" xlink:actuate="onLoad" draw:mime-type="image/png"/></draw:frame></text:p>
      <text:p text:style-name="P57"/>
      <text:h text:style-name="P277" text:outline-level="3"><draw:frame draw:style-name="fr1" draw:name="Bild524" text:anchor-type="paragraph" svg:y="0.57cm" svg:width="5.32cm" svg:height="0.42cm" draw:z-index="39"><draw:image xlink:href="Pictures/100002010000013A00000019F074CB7588D869F1.png" xlink:type="simple" xlink:show="embed" xlink:actuate="onLoad" draw:mime-type="image/png"/></draw:frame><text:bookmark-start text:name="__RefHeading___Toc17860_4257855860"/>Input Samples Edit Box<text:bookmark-end text:name="__RefHeading___Toc17860_4257855860"/></text:h>
      <text:p text:style-name="P63">Average multiple input samples together to smooth the brush stroke.</text:p>
      <text:p text:style-name="Horizontal_20_Line"/>
      <text:h text:style-name="P261" text:outline-level="2"><draw:frame draw:style-name="fr1" draw:name="Bild67" text:anchor-type="paragraph" svg:y="0.557cm" svg:width="3.39cm" svg:height="3.93cm" draw:z-index="55"><draw:image xlink:href="Pictures/10000201000000C8000000E8CA1FB3DAB50F2DCC.png" xlink:type="simple" xlink:show="embed" xlink:actuate="onLoad" draw:mime-type="image/png"/></draw:frame><text:bookmark-start text:name="__RefHeading___Toc5222_3705283680"/><text:soft-page-break/>Stroke Panel with Stroke method<text:span text:style-name="T21"> dot</text:span><text:bookmark-end text:name="__RefHeading___Toc5222_3705283680"/></text:h>
      <text:p text:style-name="P57"><draw:frame draw:style-name="fr4" draw:name="Bild66" text:anchor-type="paragraph" svg:y="0.339cm" svg:width="10.46cm" svg:height="6.93cm" draw:z-index="54"><draw:image xlink:href="Pictures/100002010000026A00000199FAB01A3099667D08.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h text:style-name="P283" text:outline-level="3"><text:bookmark-start text:name="__RefHeading___Toc3127_2573843734"/>Spacing Distance<text:bookmark-end text:name="__RefHeading___Toc3127_2573843734"/></text:h>
      <text:p text:style-name="P124">If the spacing happens in View or in Scene distance.</text:p>
      <text:h text:style-name="P283" text:outline-level="3"><draw:frame draw:style-name="fr1" draw:name="Bild32" text:anchor-type="paragraph" svg:y="0.661cm" svg:width="3.51cm" svg:height="0.861cm" draw:z-index="87"><draw:image xlink:href="Pictures/10000201000000C700000031389E31300341858D.png" xlink:type="simple" xlink:show="embed" xlink:actuate="onLoad" draw:mime-type="image/png"/></draw:frame><text:bookmark-start text:name="__RefHeading___Toc3129_2573843734"/>Jitter Edit Box<text:bookmark-end text:name="__RefHeading___Toc3129_2573843734"/></text:h>
      <text:p text:style-name="P60">Add Jitter to the brush while painting.</text:p>
      <text:p text:style-name="P60">The icon behind the edit box enables tablet pressure sensitivity for tablets.</text:p>
      <text:h text:style-name="P203" text:outline-level="4"><text:bookmark-start text:name="__RefHeading___Toc3131_2573843734"/>Jitter Unit<text:bookmark-end text:name="__RefHeading___Toc3131_2573843734"/></text:h>
      <text:p text:style-name="P129">Jitter in screen space or relative to the brush size.</text:p>
      <text:p text:style-name="Horizontal_20_Line"/>
      <text:h text:style-name="P282" text:outline-level="3"><draw:frame draw:style-name="fr1" draw:name="Bild127" text:anchor-type="paragraph" svg:y="0.57cm" svg:width="5.32cm" svg:height="0.42cm" draw:z-index="65"><draw:image xlink:href="Pictures/100002010000013A00000019F074CB7588D869F1.png" xlink:type="simple" xlink:show="embed" xlink:actuate="onLoad" draw:mime-type="image/png"/></draw:frame><text:bookmark-start text:name="__RefHeading___Toc2198_2045047666"/>Input Samples Edit Box<text:bookmark-end text:name="__RefHeading___Toc2198_2045047666"/></text:h>
      <text:p text:style-name="P65">Average multiple input samples together to smooth the brush stroke.</text:p>
      <text:p text:style-name="P189"/>
      <text:h text:style-name="P270" text:outline-level="3"><draw:frame draw:style-name="fr1" draw:name="Bild69" text:anchor-type="paragraph" svg:y="0.259cm" svg:width="3.53cm" svg:height="1.461cm" draw:z-index="56"><draw:image xlink:href="Pictures/10000201000000C8000000530F4A33C89AF5D2B4.png" xlink:type="simple" xlink:show="embed" xlink:actuate="onLoad" draw:mime-type="image/png"/></draw:frame><text:bookmark-start text:name="__RefHeading___Toc35634_13526274832"/>Stabilize Stroke<text:bookmark-end text:name="__RefHeading___Toc35634_13526274832"/></text:h>
      <text:p text:style-name="P65"><text:span text:style-name="T32">When activated then t</text:span>he brush lags behind the mouse position, and produces a much smoother stroke by that.<text:span text:style-name="T32"> Smooth stroke has two settings.</text:span></text:p>
      <text:h text:style-name="P284" text:outline-level="3"><text:bookmark-start text:name="__RefHeading___Toc17419_221055068212"/>Smooth Stroke Radius Edit Box<text:bookmark-end text:name="__RefHeading___Toc17419_221055068212"/></text:h>
      <text:p text:style-name="P64">Adjust the radius of the smoothing.</text:p>
      <text:h text:style-name="P284" text:outline-level="3"><text:bookmark-start text:name="__RefHeading___Toc17421_221055068212"/>Smooth Stroke Factor Edit Box<text:bookmark-end text:name="__RefHeading___Toc17421_221055068212"/></text:h>
      <text:p text:style-name="P64">Adjust the factor of the smoothing.</text:p>
      <table:table table:name="Tabelle27" table:style-name="Tabelle27">
        <table:table-column table:style-name="Tabelle27.A"/>
        <text:soft-page-break/>
        <table:table-row table:style-name="TableLine1798080202352">
          <table:table-cell table:style-name="Tabelle27.A1" office:value-type="string">
            <text:h text:style-name="P235" text:outline-level="1"><text:bookmark-start text:name="__RefHeading___Toc35636_1352627483"/><text:span text:style-name="T51">B</text:span><text:span text:style-name="T52">rush Settings Panel</text:span><text:span text:style-name="T49"> - Falloff</text:span> Sub panel<text:bookmark-end text:name="__RefHeading___Toc35636_1352627483"/></text:h>
          </table:table-cell>
        </table:table-row>
      </table:table>
      <text:h text:style-name="P262" text:outline-level="2"><draw:frame draw:style-name="fr1" draw:name="Bild525" text:anchor-type="paragraph" svg:y="0.48cm" svg:width="3.39cm" svg:height="5.08cm" draw:z-index="40"><draw:image xlink:href="Pictures/10000201000000C80000012C6739B79099CFCA2C.png" xlink:type="simple" xlink:show="embed" xlink:actuate="onLoad" draw:mime-type="image/png"/></draw:frame><text:bookmark-start text:name="__RefHeading___Toc17862_4257855860"/><text:bookmark-end text:name="__RefHeading___Toc17862_4257855860"/></text:h>
      <text:p text:style-name="P84">The <text:span text:style-name="T33">Falloff </text:span>panel allows you to define different falloffs methods for the border of the brush.</text:p>
      <text:p text:style-name="P84"/>
      <text:p text:style-name="P84"/>
      <text:p text:style-name="P84"/>
      <text:p text:style-name="P84"/>
      <text:h text:style-name="Heading_20_2" text:outline-level="2"><draw:frame draw:style-name="fr1" draw:name="Bild70" text:anchor-type="paragraph" svg:y="0.164cm" svg:width="5.151cm" svg:height="3.35cm" draw:z-index="66"><draw:image xlink:href="Pictures/1000020100000130000000C6C2DFA25754F9B8D3.png" xlink:type="simple" xlink:show="embed" xlink:actuate="onLoad" draw:mime-type="image/png"/></draw:frame><text:bookmark-start text:name="__RefHeading___Toc36956_542475814"/>Selecting Points<text:bookmark-end text:name="__RefHeading___Toc36956_542475814"/></text:h>
      <text:p text:style-name="P99">You can select curve points. Th<text:span text:style-name="T34">is</text:span> reveal<text:span text:style-name="T34">s</text:span> two edit boxes for the x and y coordinate of this point.</text:p>
      <text:p text:style-name="P100">Selected points can be moved around. Left click at them, hold the mouse button down and move them to a new location.</text:p>
      <text:p text:style-name="P100"/>
      <text:h text:style-name="Heading_20_2" text:outline-level="2"><draw:frame draw:style-name="fr1" draw:name="Bild128" text:anchor-type="paragraph" svg:y="0.3cm" svg:width="5.151cm" svg:height="3.32cm" draw:z-index="67"><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00">You can add new curve points by simply left clicking at the curve. Move the mouse to position them where you need it.</text:p>
      <text:p text:style-name="P100"/>
      <text:p text:style-name="P100"/>
      <text:h text:style-name="Heading_20_2" text:outline-level="2"><draw:frame draw:style-name="fr1" draw:name="Bild526" text:anchor-type="paragraph" svg:y="0.233cm" svg:width="2.131cm" svg:height="0.49cm" draw:z-index="41"><draw:image xlink:href="Pictures/10000201000000790000001CE2B6A34334250466.png" xlink:type="simple" xlink:show="embed" xlink:actuate="onLoad" draw:mime-type="image/png"/></draw:frame><text:bookmark-start text:name="__RefHeading___Toc17864_4257855860"/>Navigation elements<text:bookmark-end text:name="__RefHeading___Toc17864_4257855860"/></text:h>
      <text:p text:style-name="P84">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84">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84"><draw:frame draw:style-name="fr2" draw:name="Bild527" text:anchor-type="paragraph" svg:width="2.859cm" svg:height="2.101cm" draw:z-index="42"><draw:image xlink:href="Pictures/10000201000000A90000007C3644B04072AB3D74.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84">Resets the curve windows zoom<text:span text:style-name="T5">.</text:span></text:p>
      <text:h text:style-name="Heading_20_4" text:outline-level="4"><text:bookmark-start text:name="__RefHeading___Toc17872_4257855860"/><text:soft-page-break/>Vector Handle<text:bookmark-end text:name="__RefHeading___Toc17872_4257855860"/></text:h>
      <text:p text:style-name="P84">Set handle type to Vector<text:span text:style-name="T5">.</text:span></text:p>
      <text:h text:style-name="Heading_20_4" text:outline-level="4"><text:bookmark-start text:name="__RefHeading___Toc17874_4257855860"/>Auto Handle<text:bookmark-end text:name="__RefHeading___Toc17874_4257855860"/></text:h>
      <text:p text:style-name="P84">Set handle type to Auto<text:span text:style-name="T5">.</text:span></text:p>
      <text:h text:style-name="Heading_20_4" text:outline-level="4"><text:bookmark-start text:name="__RefHeading___Toc17876_4257855860"/>Auto Clamped Handle<text:bookmark-end text:name="__RefHeading___Toc17876_4257855860"/></text:h>
      <text:p text:style-name="P84">Set handle type to Auto Clamped<text:span text:style-name="T5">.</text:span></text:p>
      <text:h text:style-name="Heading_20_4" text:outline-level="4"><text:bookmark-start text:name="__RefHeading___Toc35638_1352627483"/>Reset Curve<text:bookmark-end text:name="__RefHeading___Toc35638_1352627483"/></text:h>
      <text:p text:style-name="P84">Resets the curve to the initial shape.</text:p>
      <text:p text:style-name="Horizontal_20_Line"/>
      <text:h text:style-name="P285" text:outline-level="3"><draw:frame draw:style-name="fr1" draw:name="Bild22" text:anchor-type="paragraph" svg:y="0.213cm" svg:width="3.251cm" svg:height="2.18cm" draw:z-index="59"><draw:image xlink:href="Pictures/10000201000000C0000000818F8E1B1AE2E25B07.png" xlink:type="simple" xlink:show="embed" xlink:actuate="onLoad" draw:mime-type="image/png"/></draw:frame><text:bookmark-start text:name="__RefHeading___Toc9391_2173746045"/>Use Clipping<text:bookmark-end text:name="__RefHeading___Toc9391_2173746045"/></text:h>
      <text:p text:style-name="P95">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95">Deletes <text:span text:style-name="T36">the </text:span>selected curve point<text:span text:style-name="T35">.</text:span></text:p>
      <text:p text:style-name="Horizontal_20_Line"/>
      <text:h text:style-name="P277" text:outline-level="3"><draw:frame draw:style-name="fr2" draw:name="Bild528" text:anchor-type="paragraph" svg:width="2.45cm" svg:height="0.58cm" draw:z-index="43"><draw:image xlink:href="Pictures/100002010000008B00000021F19E0D11F0149F51.png" xlink:type="simple" xlink:show="embed" xlink:actuate="onLoad" draw:mime-type="image/png"/></draw:frame><text:bookmark-start text:name="__RefHeading___Toc17880_4257855860"/>Curve Presets<text:bookmark-end text:name="__RefHeading___Toc17880_4257855860"/></text:h>
      <text:p text:style-name="P84">Predefined curve presets.</text:p>
      <text:h text:style-name="Heading_20_3" text:outline-level="3"><draw:frame draw:style-name="fr1" draw:name="Bild33" text:anchor-type="paragraph" svg:y="0.379cm" svg:width="3.39cm" svg:height="0.559cm" draw:z-index="88"><draw:image xlink:href="Pictures/10000201000000C80000002166E153C9271CCF9D.png" xlink:type="simple" xlink:show="embed" xlink:actuate="onLoad" draw:mime-type="image/png"/></draw:frame><text:bookmark-start text:name="__RefHeading___Toc3133_2573843734"/>Falloff Shape<text:bookmark-end text:name="__RefHeading___Toc3133_2573843734"/></text:h>
      <text:p text:style-name="P131">Use projected or spherical falloff.</text:p>
      <text:p text:style-name="P131"/>
      <table:table table:name="Tabelle4" table:style-name="Tabelle4">
        <table:table-column table:style-name="Tabelle4.A"/>
        <table:table-row table:style-name="TableLine1798080198816">
          <table:table-cell table:style-name="Tabelle4.A1" office:value-type="string">
            <text:h text:style-name="P238"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 panel</text:span><text:bookmark-end text:name="__RefHeading___Toc8811_3389447698"/></text:h>
          </table:table-cell>
        </table:table-row>
      </table:table>
      <text:p text:style-name="P25"><draw:frame draw:style-name="fr1" draw:name="Bild34" text:anchor-type="paragraph" svg:y="0.469cm" svg:width="8.451cm" svg:height="3.03cm" draw:z-index="89"><draw:image xlink:href="Pictures/10000201000001F3000000B361BB60012F144D08.png" xlink:type="simple" xlink:show="embed" xlink:actuate="onLoad" draw:mime-type="image/png"/></draw:frame></text:p>
      <text:p text:style-name="P26">Change<text:span text:style-name="T78"> the appearance of the brush cursor.</text:span></text:p>
      <text:p text:style-name="P26"/>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7"/>
      <text:h text:style-name="Heading_20_2" text:outline-level="2"><text:bookmark-start text:name="__RefHeading___Toc8815_3389447698"/>Cursor Color<text:bookmark-end text:name="__RefHeading___Toc8815_3389447698"/></text:h>
      <text:p text:style-name="P132">The cursor color with add operations.</text:p>
      <text:h text:style-name="Heading_20_2" text:outline-level="2"><text:bookmark-start text:name="__RefHeading___Toc8817_3389447698"/><text:soft-page-break/>Inverse Color<text:bookmark-end text:name="__RefHeading___Toc8817_3389447698"/></text:h>
      <text:p text:style-name="Text_20_body">The cursor color with subtract operations.</text:p>
      <text:h text:style-name="Heading_20_2" text:outline-level="2"><draw:frame draw:style-name="fr1" draw:name="Bild35" text:anchor-type="paragraph" svg:y="0.579cm" svg:width="5.821cm" svg:height="2.69cm" draw:z-index="90"><draw:image xlink:href="Pictures/10000201000001580000009F7A3021845E534B6A.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79">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33">Hide the Cursor Overlay when painting.</text:p>
      <text:h text:style-name="Heading_20_3" text:outline-level="3"><text:bookmark-start text:name="__RefHeading___Toc8827_3389447698"/>Use Cursor Overlay<text:bookmark-end text:name="__RefHeading___Toc8827_3389447698"/></text:h>
      <text:p text:style-name="P133">Turn on Cursor Overlay.</text:p>
      <text:h text:style-name="Heading_20_2" text:outline-level="2"><text:bookmark-start text:name="__RefHeading___Toc8821_3389447698"/>Texture Opacity<text:bookmark-end text:name="__RefHeading___Toc8821_3389447698"/></text:h>
      <text:p text:style-name="P134"><text:span text:style-name="T79">This is for the case when you paint with a texture brush. </text:span>You can turn on the <text:span text:style-name="T79">Texture</text:span> overlay with the eye button at the end. The falloff opacity slider allows you to adjust the opacity of this cursor overlay.</text:p>
      <text:h text:style-name="P286" text:outline-level="3"><text:bookmark-start text:name="__RefHeading___Toc8829_3389447698"/>Override Overlay<text:bookmark-end text:name="__RefHeading___Toc8829_3389447698"/></text:h>
      <text:p text:style-name="P133">Hide the Texture Overlay when painting.</text:p>
      <text:h text:style-name="P286" text:outline-level="3"><text:bookmark-start text:name="__RefHeading___Toc8831_3389447698"/>Use Cursor Overlay<text:bookmark-end text:name="__RefHeading___Toc8831_3389447698"/></text:h>
      <text:p text:style-name="P133">Turn on Texture Overlay.</text:p>
      <text:p text:style-name="P25"/>
      <table:table table:name="Tabelle26" table:style-name="Tabelle26">
        <table:table-column table:style-name="Tabelle26.A"/>
        <table:table-row table:style-name="TableLine1798080201264">
          <table:table-cell table:style-name="Tabelle26.A1" office:value-type="string">
            <text:h text:style-name="P236" text:outline-level="1"><text:bookmark-start text:name="__RefHeading___Toc35640_1352627483"/>Dyntopo Panel<text:bookmark-end text:name="__RefHeading___Toc35640_1352627483"/></text:h>
          </table:table-cell>
        </table:table-row>
      </table:table>
      <text:p text:style-name="P7"/>
      <text:h text:style-name="P262" text:outline-level="2"><draw:frame draw:style-name="fr1" draw:name="Bild529" text:anchor-type="paragraph" svg:y="0.277cm" svg:width="3.371cm" svg:height="2.829cm" draw:z-index="44"><draw:image xlink:href="Pictures/10000201000000C7000000A782AF82A1328904BD.png" xlink:type="simple" xlink:show="embed" xlink:actuate="onLoad" draw:mime-type="image/png"/></draw:frame><text:bookmark-start text:name="__RefHeading___Toc35642_1352627483"/>Dyntopo Panel<text:bookmark-end text:name="__RefHeading___Toc35642_1352627483"/></text:h>
      <text:p text:style-name="P57"><text:span text:style-name="T23">Dyntopo stands for </text:span><text:bookmark text:name="Blender_2.66:_Dynamic_Topology_Sculpting"/>Dynamic Topology Sculpting<text:span text:style-name="T23">.</text:span></text:p>
      <text:p text:style-name="P87">Without Dyntopo you just deform the existing geometry. With Dyntopo geometry gets subdivided when needed. This makes it possible to sculpt complex shapes out of a block.</text:p>
      <text:p text:style-name="P85"><draw:frame draw:style-name="fr3" draw:name="Bild530" text:anchor-type="paragraph" svg:y="-0.021cm" svg:width="7.65cm" svg:height="4.2cm" draw:z-index="45"><draw:image xlink:href="Pictures/10000201000001B2000000EEAD57F0830D96D02C.png" xlink:type="simple" xlink:show="embed" xlink:actuate="onLoad" draw:mime-type="image/png"/></draw:frame>Left without Dyntopo, right with Dyntopo.</text:p>
      <text:p text:style-name="P87">Note that some brushes does not work with Dyntopo. They are Grab brush, Rotate brush, Thumb brush, Layer brush, Smooth brush (including alt-key smoothing with a different brush) and Mask brush.</text:p>
      <text:p text:style-name="P87">The topology will also not be updated if the stroke mode is <text:soft-page-break/>Anchored or Drag Dot.</text:p>
      <text:p text:style-name="P187"/>
      <text:h text:style-name="P287" text:outline-level="3"><text:bookmark-start text:name="__RefHeading___Toc18122_1853030663"/>Resolution<text:bookmark-end text:name="__RefHeading___Toc18122_1853030663"/></text:h>
      <text:p text:style-name="P85"><draw:frame draw:style-name="fr1" draw:name="Bild531" text:anchor-type="paragraph" svg:y="-0.014cm" svg:width="5.271cm" svg:height="0.529cm" draw:z-index="46"><draw:image xlink:href="Pictures/10000201000001370000001F8E1E85E354E5F37A.png" xlink:type="simple" xlink:show="embed" xlink:actuate="onLoad" draw:mime-type="image/png"/></draw:frame>The <text:span text:style-name="T37">Resolution</text:span> defines how fine the subdivision will be. </text:p>
      <text:p text:style-name="P85">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01">This pipette allows you to pick the current resolution from a mesh.</text:p>
      <text:p text:style-name="P187"/>
      <text:h text:style-name="P277" text:outline-level="3"><draw:frame draw:style-name="fr2" draw:name="Bild532" text:anchor-type="paragraph" svg:width="2.889cm" svg:height="2.17cm" draw:z-index="47"><draw:image xlink:href="Pictures/10000201000000A40000007B99555716C061E83E.png" xlink:type="simple" xlink:show="embed" xlink:actuate="onLoad" draw:mime-type="image/png"/></draw:frame><text:bookmark-start text:name="__RefHeading___Toc18124_1853030663"/>Refine method<text:bookmark-end text:name="__RefHeading___Toc18124_1853030663"/></text:h>
      <text:p text:style-name="P85">Define the Detail refine method.</text:p>
      <text:p text:style-name="P7"/>
      <text:h text:style-name="P197" text:outline-level="4"><text:bookmark-start text:name="__RefHeading___Toc35644_1352627483"/>Subdivide Collapse<text:bookmark-end text:name="__RefHeading___Toc35644_1352627483"/></text:h>
      <text:p text:style-name="P85">Both methods in one. Subdivide long edges to add mesh detail where needed. And collapse short edges to remove mesh detail where possible.</text:p>
      <text:h text:style-name="P197" text:outline-level="4"><text:bookmark-start text:name="__RefHeading___Toc18128_1853030663"/>Collapse Edges<text:bookmark-end text:name="__RefHeading___Toc18128_1853030663"/></text:h>
      <text:p text:style-name="P85">Collapse short edges to remove mesh detail where possible.</text:p>
      <text:h text:style-name="P197" text:outline-level="4"><text:bookmark-start text:name="__RefHeading___Toc18130_1853030663"/>Subdivide Edges<text:bookmark-end text:name="__RefHeading___Toc18130_1853030663"/></text:h>
      <text:p text:style-name="P85">Subdivide long edges to add mesh detail where needed.</text:p>
      <text:p text:style-name="P187"/>
      <text:h text:style-name="P277" text:outline-level="3"><draw:frame draw:style-name="fr1" draw:name="Bild533" text:anchor-type="paragraph" svg:y="0.383cm" svg:width="2.611cm" svg:height="2.12cm" draw:z-index="48"><draw:image xlink:href="Pictures/100002010000009A0000007D15E0BB1884029B14.png" xlink:type="simple" xlink:show="embed" xlink:actuate="onLoad" draw:mime-type="image/png"/></draw:frame><text:bookmark-start text:name="__RefHeading___Toc18132_1853030663"/>Detail<text:span text:style-name="T71">ing</text:span><text:bookmark-end text:name="__RefHeading___Toc18132_1853030663"/></text:h>
      <text:p text:style-name="P85">Define the Detail Type method.</text:p>
      <text:h text:style-name="P199" text:outline-level="4"><text:bookmark-start text:name="__RefHeading___Toc2202_2045047666"/>Relative Detail<text:bookmark-end text:name="__RefHeading___Toc2202_2045047666"/></text:h>
      <text:p text:style-name="P86">Mesh Detail is relative to brush size and detail size</text:p>
      <text:h text:style-name="P197" text:outline-level="4"><text:bookmark-start text:name="__RefHeading___Toc18134_1853030663"/>Brush Detail<text:bookmark-end text:name="__RefHeading___Toc18134_1853030663"/></text:h>
      <text:p text:style-name="P85">Mesh Detail is relative to brush radius.</text:p>
      <text:h text:style-name="P197" text:outline-level="4"><text:bookmark-start text:name="__RefHeading___Toc18136_1853030663"/>Constant Detail<text:bookmark-end text:name="__RefHeading___Toc18136_1853030663"/></text:h>
      <text:p text:style-name="P85">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87"/>
      <text:h text:style-name="P277" text:outline-level="3"><text:bookmark-start text:name="__RefHeading___Toc18140_1853030663"/><text:soft-page-break/>Smooth shading<text:bookmark-end text:name="__RefHeading___Toc18140_1853030663"/></text:h>
      <text:p text:style-name="P85">Show faces in smooth shading instead of flat shading.</text:p>
      <text:p text:style-name="P85"/>
      <table:table table:name="Tabelle6" table:style-name="Tabelle6">
        <table:table-column table:style-name="Tabelle6.A"/>
        <table:table-row table:style-name="TableLine1798080203440">
          <table:table-cell table:style-name="Tabelle6.A1" office:value-type="string">
            <text:h text:style-name="P239" text:outline-level="1"><text:bookmark-start text:name="__RefHeading___Toc8848_3389447698"/><text:span text:style-name="T54">R</text:span><text:span text:style-name="T55">emesh</text:span><text:span text:style-name="T80"> Panel</text:span><text:bookmark-end text:name="__RefHeading___Toc8848_3389447698"/></text:h>
          </table:table-cell>
        </table:table-row>
      </table:table>
      <text:p text:style-name="P28"/>
      <text:p text:style-name="Text_20_body"><draw:frame draw:style-name="fr2" draw:name="Bild129" text:anchor-type="paragraph" svg:width="3.371cm" svg:height="3.769cm" draw:z-index="68"><draw:image xlink:href="Pictures/10000201000000C7000000DF5717424737155F2A.png" xlink:type="simple" xlink:show="embed" xlink:actuate="onLoad" draw:mime-type="image/png"/></draw:frame><text:span text:style-name="T80">You may create a sculpt mesh that has ways too many polygons. Or too many polygons at one area, and not enough polygons at another area. </text:span>Remeshing <text:span text:style-name="T80">recreates the mesh geometry, with a more uniform topology.</text:span></text:p>
      <text:p text:style-name="P135">Remesh does not work with Dyntopo enabled. You need to turn it of for remeshing.</text:p>
      <text:p text:style-name="P158"/>
      <text:p text:style-name="P158"/>
      <text:p text:style-name="P157"><draw:frame draw:style-name="fr1" draw:name="Bild76" text:anchor-type="paragraph" svg:y="0.136cm" svg:width="5.59cm" svg:height="2.559cm" draw:z-index="96"><draw:image xlink:href="Pictures/100002010000014A0000009750685D94DF483D10.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35">Adjust the density of the new created geometry</text:p>
      <text:h text:style-name="P271"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0">.</text:span></text:p>
      <text:h text:style-name="Heading_20_2" text:outline-level="2"><text:bookmark-start text:name="__RefHeading___Toc8852_3389447698"/>Adaptivity<text:bookmark-end text:name="__RefHeading___Toc8852_3389447698"/></text:h>
      <text:p text:style-name="P135">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35">Produce less poles and a better topology flow.</text:p>
      <text:h text:style-name="Heading_20_2" text:outline-level="2"><text:bookmark-start text:name="__RefHeading___Toc8856_3389447698"/>Smooth Normals<text:bookmark-end text:name="__RefHeading___Toc8856_3389447698"/></text:h>
      <text:p text:style-name="P135">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35">Tries to preserves the volume of the original mesh.</text:p>
      <text:h text:style-name="Heading_20_3" text:outline-level="3"><text:bookmark-start text:name="__RefHeading___Toc8860_3389447698"/><text:soft-page-break/>Paint Mask<text:bookmark-end text:name="__RefHeading___Toc8860_3389447698"/></text:h>
      <text:p text:style-name="P135">Keep existing paint masks at the new mesh.</text:p>
      <text:h text:style-name="Heading_20_3" text:outline-level="3"><text:bookmark-start text:name="__RefHeading___Toc3912_97366285"/>Face Sets<text:bookmark-end text:name="__RefHeading___Toc3912_97366285"/></text:h>
      <text:p text:style-name="P150">Keep the current face sets at the new created mesh.</text:p>
      <text:h text:style-name="Heading_20_2" text:outline-level="2"><text:bookmark-start text:name="__RefHeading___Toc8862_3389447698"/>Remesh<text:bookmark-end text:name="__RefHeading___Toc8862_3389447698"/></text:h>
      <text:p text:style-name="P135">Starts the remesher<text:span text:style-name="T87">.</text:span></text:p>
      <text:p text:style-name="P54"/>
      <table:table table:name="Tabelle29" table:style-name="Tabelle29">
        <table:table-column table:style-name="Tabelle29.A"/>
        <table:table-row table:style-name="TableLine1798080210784">
          <table:table-cell table:style-name="Tabelle29.A1" office:value-type="string">
            <text:h text:style-name="P236" text:outline-level="1"><text:bookmark-start text:name="__RefHeading___Toc5303_3705283680"/>Symmetry Panel<text:bookmark-end text:name="__RefHeading___Toc5303_3705283680"/></text:h>
          </table:table-cell>
        </table:table-row>
      </table:table>
      <text:p text:style-name="P57"><draw:frame draw:style-name="fr1" draw:name="Bild534" text:anchor-type="paragraph" svg:y="0.427cm" svg:width="3.401cm" svg:height="5.549cm" draw:z-index="49"><draw:image xlink:href="Pictures/10000201000000C90000014863EFC7DB835986AF.png" xlink:type="simple" xlink:show="embed" xlink:actuate="onLoad" draw:mime-type="image/png"/></draw:frame></text:p>
      <text:p text:style-name="P88">The Symmetry Lock panel contains tools around symmetry and lock features. Here you can turn on or off mirroring along axis, etc.</text:p>
      <text:p text:style-name="P88"/>
      <text:p text:style-name="P88"/>
      <text:p text:style-name="P88"/>
      <text:p text:style-name="P88"/>
      <text:p text:style-name="P88"/>
      <text:h text:style-name="Heading_20_2" text:outline-level="2"><draw:frame draw:style-name="fr1" draw:name="Bild25" text:anchor-type="paragraph" svg:y="0.118cm" svg:width="3.739cm" svg:height="5.701cm" draw:z-index="79"><draw:image xlink:href="Pictures/10000201000000DD00000151CF2160C48A949BBE.png" xlink:type="simple" xlink:show="embed" xlink:actuate="onLoad" draw:mime-type="image/png"/></draw:frame><text:bookmark-start text:name="__RefHeading___Toc18150_1853030663"/>Mirror<text:bookmark-end text:name="__RefHeading___Toc18150_1853030663"/></text:h>
      <text:p text:style-name="P88">Mirror sculpt along activated axis. By default the mirroring is activated around X axis.</text:p>
      <text:p text:style-name="P115">The same buttons <text:span text:style-name="T45">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89">Disallow vertices movement in locked axis direction.</text:p>
      <text:h text:style-name="Heading_20_2" text:outline-level="2"><text:bookmark-start text:name="__RefHeading___Toc18158_1853030663"/>Tiling<text:bookmark-end text:name="__RefHeading___Toc18158_1853030663"/></text:h>
      <text:p text:style-name="P89">Produces a mesh that is tilable in the activated directions.</text:p>
      <text:h text:style-name="P263" text:outline-level="2"><text:bookmark-start text:name="__RefHeading___Toc47389_722664933"/>Feather<text:bookmark-end text:name="__RefHeading___Toc47389_722664933"/></text:h>
      <text:p text:style-name="P90">Reduce the strength of the brush where it overlaps symmetrical daubs<text:span text:style-name="T37">.</text:span></text:p>
      <text:h text:style-name="Heading_20_2" text:outline-level="2"><draw:frame draw:style-name="fr1" draw:name="Bild535" text:anchor-type="paragraph" svg:y="0.199cm" svg:width="9.149cm" svg:height="5.181cm" draw:z-index="50"><draw:image xlink:href="Pictures/100002010000020700000126D7FF7B1DC3AF257C.png" xlink:type="simple" xlink:show="embed" xlink:actuate="onLoad" draw:mime-type="image/png"/></draw:frame><text:bookmark-start text:name="__RefHeading___Toc18152_1853030663"/><text:soft-page-break/>Radial<text:bookmark-end text:name="__RefHeading___Toc18152_1853030663"/></text:h>
      <text:p text:style-name="P88">Adjust the repeating across some axis. For example, when you change Z to 32, then you can draw 32 segments simultaneously around the Z axis instead of just one, distributed around the Z axis.</text:p>
      <text:h text:style-name="P288" text:outline-level="3"/>
      <text:p text:style-name="P88"/>
      <text:p text:style-name="P88"/>
      <text:h text:style-name="Heading_20_2" text:outline-level="2"><draw:frame draw:style-name="fr1" draw:name="Bild536" text:anchor-type="paragraph" svg:y="0.083cm" svg:width="8.61cm" svg:height="4.971cm" draw:z-index="51"><draw:image xlink:href="Pictures/10000201000001E80000011AEFB762CAA0ECAA8A.png" xlink:type="simple" xlink:show="embed" xlink:actuate="onLoad" draw:mime-type="image/png"/></draw:frame><text:bookmark-start text:name="__RefHeading___Toc18160_1853030663"/>Tile Offset<text:bookmark-end text:name="__RefHeading___Toc18160_1853030663"/></text:h>
      <text:p text:style-name="P88">Adjust the offset of the tiling.</text:p>
      <text:p text:style-name="P88"/>
      <text:p text:style-name="P88"/>
      <text:h text:style-name="Heading_20_2" text:outline-level="2"><text:bookmark-start text:name="__RefHeading___Toc8864_3389447698"/>Direction<text:bookmark-end text:name="__RefHeading___Toc8864_3389447698"/></text:h>
      <text:p text:style-name="P136">The direction in which the mirroring happens.</text:p>
      <text:h text:style-name="Heading_20_2" text:outline-level="2"><text:bookmark-start text:name="__RefHeading___Toc8866_3389447698"/>Symmetrize<text:bookmark-end text:name="__RefHeading___Toc8866_3389447698"/></text:h>
      <text:p text:style-name="P136">Symmetrize the topology modifications.</text:p>
      <text:p text:style-name="P136"/>
      <table:table table:name="Tabelle23" table:style-name="Tabelle23">
        <table:table-column table:style-name="Tabelle23.A"/>
        <table:table-row table:style-name="TableLine1798080208880">
          <table:table-cell table:style-name="Tabelle23.A1" office:value-type="string">
            <text:h text:style-name="P237" text:outline-level="1"><text:bookmark-start text:name="__RefHeading___Toc5299_3705283680"/><text:span text:style-name="T24">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104cm" svg:width="3.39cm" svg:height="4.5cm" draw:z-index="69"><draw:image xlink:href="Pictures/10000201000000C80000010AA54591DD2D748E55.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53">For Multires, show Low Res mesh when navigating.</text:p>
      <text:h text:style-name="Heading_20_3" text:outline-level="3"><text:bookmark-start text:name="__RefHeading___Toc9699_1824433352"/>Delay Viewport Updates<text:bookmark-end text:name="__RefHeading___Toc9699_1824433352"/></text:h>
      <text:p text:style-name="P152">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53">Use only deformation modifiers ( The other constructive modifiers except multi-resolution gets temporary disabled)</text:p>
      <text:h text:style-name="P264" text:outline-level="2"><text:bookmark-start text:name="__RefHeading___Toc47393_722664933"/><text:soft-page-break/><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52">Affect only vertices connected to the active vertex under the brush.</text:p>
      <text:h text:style-name="Heading_20_3" text:outline-level="3"><text:bookmark-start text:name="__RefHeading___Toc9703_1824433352"/>Face Sets<text:bookmark-end text:name="__RefHeading___Toc9703_1824433352"/></text:h>
      <text:p text:style-name="P152">Affect only vertices that share face sets with the active vertex.</text:p>
      <text:h text:style-name="Heading_20_3" text:outline-level="3"><text:bookmark-start text:name="__RefHeading___Toc9705_1824433352"/>Mesh Boundary<text:bookmark-end text:name="__RefHeading___Toc9705_1824433352"/></text:h>
      <text:p text:style-name="P152">Do not affect non manifold boundary edges.</text:p>
      <text:h text:style-name="Heading_20_3" text:outline-level="3"><text:bookmark-start text:name="__RefHeading___Toc9707_1824433352"/>Face Sets Boundary<text:bookmark-end text:name="__RefHeading___Toc9707_1824433352"/></text:h>
      <text:p text:style-name="P152">Do not affect vertices that belongs to a face set boundary.</text:p>
      <text:h text:style-name="P265" text:outline-level="2"><text:bookmark-start text:name="__RefHeading___Toc36962_542475814"/>Gravity<text:span text:style-name="T81"> sub panel</text:span><text:bookmark-end text:name="__RefHeading___Toc36962_542475814"/></text:h>
      <text:p text:style-name="P53"><draw:frame draw:style-name="fr1" draw:name="Bild130" text:anchor-type="paragraph" svg:y="0.323cm" svg:width="5.3cm" svg:height="1.371cm" draw:z-index="70"><draw:image xlink:href="Pictures/10000201000001390000005159FF17EE08A53167.png" xlink:type="simple" xlink:show="embed" xlink:actuate="onLoad" draw:mime-type="image/png"/></draw:frame><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53">The factor slider defines the amount.</text:p>
      <text:h text:style-name="P289" text:outline-level="3"><text:bookmark-start text:name="__RefHeading___Toc18174_18530306631"/>Orientation<text:bookmark-end text:name="__RefHeading___Toc18174_18530306631"/></text:h>
      <text:p text:style-name="P53">Here you define an object that gets used to determine the gravity from. The Z axis of this object gets used.</text:p>
      <text:p text:style-name="P10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5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4H24M11S</meta:editing-duration>
    <meta:editing-cycles>206</meta:editing-cycles>
    <meta:generator>LibreOffice/7.0.4.2$Windows_X86_64 LibreOffice_project/dcf040e67528d9187c66b2379df5ea4407429775</meta:generator>
    <dc:date>2021-01-20T10:06:30.612000000</dc:date>
    <meta:document-statistic meta:table-count="44" meta:image-count="201" meta:object-count="0" meta:page-count="54" meta:paragraph-count="1095" meta:word-count="7921" meta:character-count="44685" meta:non-whitespace-character-count="37815"/>
    <meta:template xlink:type="simple" xlink:actuate="onRequest" xlink:title="standard1cm" xlink:href="../../../../AppData/Roaming/LibreOffice/4/user/template/standard1cm.ott" meta:date="2016-03-29T10:11:56.570000000"/>
  </office:meta>
</office:document-meta>
</file>